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4"/>
    <style:style style:name="ce4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4">
      <style:table-cell-properties fo:border="0.74pt solid #000000"/>
    </style:style>
    <style:style style:name="ce6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11">
      <style:table-cell-properties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 style:data-style-name="N104">
      <style:table-cell-properties fo:background-color="#afd095" fo:border="0.74pt solid #000000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 style:data-style-name="N36"/>
    <style:style style:name="ce12" style:family="table-cell" style:parent-style-name="Default">
      <style:table-cell-properties fo:background-color="#b4c7dc" fo:border="0.74pt solid #000000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afd095" fo:border-left="0.74pt solid #000000" fo:border-right="none" fo:border-top="0.74pt solid #000000"/>
    </style:style>
    <style:style style:name="ce15" style:family="table-cell" style:parent-style-name="Default">
      <style:table-cell-properties fo:border-bottom="0.74pt solid #000000" fo:background-color="#afd095" fo:border-left="0.74pt solid #000000" fo:border-right="none" fo:border-top="none"/>
    </style:style>
    <style:style style:name="ce16" style:family="table-cell" style:parent-style-name="Default" style:data-style-name="N104">
      <style:table-cell-properties fo:background-color="#b4c7dc" fo:border="0.74pt solid #000000"/>
    </style:style>
    <style:style style:name="ce17" style:family="table-cell" style:parent-style-name="Default" style:data-style-name="N104">
      <style:table-cell-properties fo:border-bottom="none" fo:background-color="#afd095" fo:border-left="none" fo:border-right="0.74pt solid #000000" fo:border-top="0.74pt solid #000000"/>
    </style:style>
    <style:style style:name="ce18" style:family="table-cell" style:parent-style-name="Default" style:data-style-name="N104">
      <style:table-cell-properties fo:border-bottom="0.74pt solid #000000" fo:background-color="#afd095" fo:border-left="none" fo:border-right="0.74pt solid #000000" fo:border-top="none"/>
    </style:style>
    <style:style style:name="ce1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adanie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katy (kwota)</text:p>
          </table:table-cell>
          <table:table-cell office:value-type="string" calcext:value-type="string">
            <text:p>Procent</text:p>
          </table:table-cell>
          <table:table-cell office:value-type="string" calcext:value-type="string">
            <text:p>Wartość po roku</text:p>
          </table:table-cell>
          <table:table-cell table:number-columns-repeated="7"/>
        </table:table-row>
        <table:table-row table:style-name="ro1">
          <table:table-cell office:value-type="float" office:value="23435" calcext:value-type="float">
            <text:p>23435</text:p>
          </table:table-cell>
          <table:table-cell table:style-name="ce2" table:formula="of:=VLOOKUP([.A2]; [.$G$3:.$H$8]; 2; 1)" office:value-type="percentage" office:value="0.08" calcext:value-type="percentage">
            <text:p>8%</text:p>
          </table:table-cell>
          <table:table-cell table:style-name="ce3" table:formula="of:=[.A2] + [.B2] * [.A2]" office:value-type="currency" office:currency="PLN" office:value="25309.8" calcext:value-type="currency">
            <text:p>25 309,80 zł</text:p>
          </table:table-cell>
          <table:table-cell table:number-columns-repeated="3"/>
          <table:table-cell table:style-name="ce4" office:value-type="string" calcext:value-type="string">
            <text:p>Kwota (od)</text:p>
          </table:table-cell>
          <table:table-cell table:style-name="ce4" office:value-type="string" calcext:value-type="string">
            <text:p>Oproc</text:p>
          </table:table-cell>
          <table:table-cell table:number-columns-repeated="2"/>
        </table:table-row>
        <table:table-row table:style-name="ro1">
          <table:table-cell office:value-type="float" office:value="37985" calcext:value-type="float">
            <text:p>37985</text:p>
          </table:table-cell>
          <table:table-cell table:style-name="ce2" table:formula="of:=VLOOKUP([.A3]; [.$G$3:.$H$8]; 2; 1)" office:value-type="percentage" office:value="0.09" calcext:value-type="percentage">
            <text:p>9%</text:p>
          </table:table-cell>
          <table:table-cell table:style-name="ce3" table:formula="of:=[.A3] + [.B3] * [.A3]" office:value-type="currency" office:currency="PLN" office:value="41403.65" calcext:value-type="currency">
            <text:p>41 403,65 zł</text:p>
          </table:table-cell>
          <table:table-cell table:number-columns-repeated="3"/>
          <table:table-cell table:style-name="ce5" office:value-type="currency" office:currency="PLN" office:value="0" calcext:value-type="currency">
            <text:p>0,00 zł</text:p>
          </table:table-cell>
          <table:table-cell table:style-name="ce7" office:value-type="percentage" office:value="0.06" calcext:value-type="percentage">
            <text:p>6,00%</text:p>
          </table:table-cell>
          <table:table-cell table:number-columns-repeated="2"/>
        </table:table-row>
        <table:table-row table:style-name="ro1">
          <table:table-cell office:value-type="float" office:value="23527" calcext:value-type="float">
            <text:p>23527</text:p>
          </table:table-cell>
          <table:table-cell table:style-name="ce2" table:formula="of:=VLOOKUP([.A4]; [.$G$3:.$H$8]; 2; 1)" office:value-type="percentage" office:value="0.08" calcext:value-type="percentage">
            <text:p>8%</text:p>
          </table:table-cell>
          <table:table-cell table:style-name="ce3" table:formula="of:=[.A4] + [.B4] * [.A4]" office:value-type="currency" office:currency="PLN" office:value="25409.16" calcext:value-type="currency">
            <text:p>25 409,16 zł</text:p>
          </table:table-cell>
          <table:table-cell table:number-columns-repeated="3"/>
          <table:table-cell table:style-name="ce5" office:value-type="currency" office:currency="PLN" office:value="10000" calcext:value-type="currency">
            <text:p>10 000,00 zł</text:p>
          </table:table-cell>
          <table:table-cell table:style-name="ce7" office:value-type="percentage" office:value="0.07" calcext:value-type="percentage">
            <text:p>7,00%</text:p>
          </table:table-cell>
          <table:table-cell table:number-columns-repeated="2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style-name="ce2" table:formula="of:=VLOOKUP([.A5]; [.$G$3:.$H$8]; 2; 1)" office:value-type="percentage" office:value="0.06" calcext:value-type="percentage">
            <text:p>6%</text:p>
          </table:table-cell>
          <table:table-cell table:style-name="ce3" table:formula="of:=[.A5] + [.B5] * [.A5]" office:value-type="currency" office:currency="PLN" office:value="8885.98" calcext:value-type="currency">
            <text:p>8 885,98 zł</text:p>
          </table:table-cell>
          <table:table-cell table:number-columns-repeated="3"/>
          <table:table-cell table:style-name="ce5" office:value-type="currency" office:currency="PLN" office:value="20000" calcext:value-type="currency">
            <text:p>20 000,00 zł</text:p>
          </table:table-cell>
          <table:table-cell table:style-name="ce7" office:value-type="percentage" office:value="0.08" calcext:value-type="percentage">
            <text:p>8,00%</text:p>
          </table:table-cell>
          <table:table-cell table:number-columns-repeated="2"/>
        </table:table-row>
        <table:table-row table:style-name="ro1">
          <table:table-cell office:value-type="float" office:value="18588" calcext:value-type="float">
            <text:p>18588</text:p>
          </table:table-cell>
          <table:table-cell table:style-name="ce2" table:formula="of:=VLOOKUP([.A6]; [.$G$3:.$H$8]; 2; 1)" office:value-type="percentage" office:value="0.07" calcext:value-type="percentage">
            <text:p>7%</text:p>
          </table:table-cell>
          <table:table-cell table:style-name="ce3" table:formula="of:=[.A6] + [.B6] * [.A6]" office:value-type="currency" office:currency="PLN" office:value="19889.16" calcext:value-type="currency">
            <text:p>19 889,16 zł</text:p>
          </table:table-cell>
          <table:table-cell table:number-columns-repeated="3"/>
          <table:table-cell table:style-name="ce5" office:value-type="currency" office:currency="PLN" office:value="30000" calcext:value-type="currency">
            <text:p>30 000,00 zł</text:p>
          </table:table-cell>
          <table:table-cell table:style-name="ce7" office:value-type="percentage" office:value="0.09" calcext:value-type="percentage">
            <text:p>9,00%</text:p>
          </table:table-cell>
          <table:table-cell table:number-columns-repeated="2"/>
        </table:table-row>
        <table:table-row table:style-name="ro1">
          <table:table-cell office:value-type="float" office:value="38595" calcext:value-type="float">
            <text:p>38595</text:p>
          </table:table-cell>
          <table:table-cell table:style-name="ce2" table:formula="of:=VLOOKUP([.A7]; [.$G$3:.$H$8]; 2; 1)" office:value-type="percentage" office:value="0.09" calcext:value-type="percentage">
            <text:p>9%</text:p>
          </table:table-cell>
          <table:table-cell table:style-name="ce3" table:formula="of:=[.A7] + [.B7] * [.A7]" office:value-type="currency" office:currency="PLN" office:value="42068.55" calcext:value-type="currency">
            <text:p>42 068,55 zł</text:p>
          </table:table-cell>
          <table:table-cell table:number-columns-repeated="3"/>
          <table:table-cell table:style-name="ce5" office:value-type="currency" office:currency="PLN" office:value="40000" calcext:value-type="currency">
            <text:p>40 000,00 zł</text:p>
          </table:table-cell>
          <table:table-cell table:style-name="ce7"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float" office:value="61585" calcext:value-type="float">
            <text:p>61585</text:p>
          </table:table-cell>
          <table:table-cell table:style-name="ce2" table:formula="of:=VLOOKUP([.A8]; [.$G$3:.$H$8]; 2; 1)" office:value-type="percentage" office:value="0.11" calcext:value-type="percentage">
            <text:p>11%</text:p>
          </table:table-cell>
          <table:table-cell table:style-name="ce3" table:formula="of:=[.A8] + [.B8] * [.A8]" office:value-type="currency" office:currency="PLN" office:value="68359.35" calcext:value-type="currency">
            <text:p>68 359,35 zł</text:p>
          </table:table-cell>
          <table:table-cell table:number-columns-repeated="3"/>
          <table:table-cell table:style-name="ce5" office:value-type="currency" office:currency="PLN" office:value="50000" calcext:value-type="currency">
            <text:p>50 000,00 zł</text:p>
          </table:table-cell>
          <table:table-cell table:style-name="ce7" office:value-type="percentage" office:value="0.11" calcext:value-type="percentage">
            <text:p>11,00%</text:p>
          </table:table-cell>
          <table:table-cell table:number-columns-repeated="2"/>
        </table:table-row>
        <table:table-row table:style-name="ro1">
          <table:table-cell office:value-type="float" office:value="48277" calcext:value-type="float">
            <text:p>48277</text:p>
          </table:table-cell>
          <table:table-cell table:style-name="ce2" table:formula="of:=VLOOKUP([.A9]; [.$G$3:.$H$8]; 2; 1)" office:value-type="percentage" office:value="0.1" calcext:value-type="percentage">
            <text:p>10%</text:p>
          </table:table-cell>
          <table:table-cell table:style-name="ce3" table:formula="of:=[.A9] + [.B9] * [.A9]" office:value-type="currency" office:currency="PLN" office:value="53104.7" calcext:value-type="currency">
            <text:p>53 104,70 zł</text:p>
          </table:table-cell>
          <table:table-cell table:number-columns-repeated="7"/>
        </table:table-row>
        <table:table-row table:style-name="ro1">
          <table:table-cell office:value-type="float" office:value="59183" calcext:value-type="float">
            <text:p>59183</text:p>
          </table:table-cell>
          <table:table-cell table:style-name="ce2" table:formula="of:=VLOOKUP([.A10]; [.$G$3:.$H$8]; 2; 1)" office:value-type="percentage" office:value="0.11" calcext:value-type="percentage">
            <text:p>11%</text:p>
          </table:table-cell>
          <table:table-cell table:style-name="ce3" table:formula="of:=[.A10] + [.B10] * [.A10]" office:value-type="currency" office:currency="PLN" office:value="65693.13" calcext:value-type="currency">
            <text:p>65 693,13 zł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Wartość największej lokaty na końcu roku:</text:p>
          </table:table-cell>
          <table:covered-table-cell table:number-columns-repeated="2" table:style-name="ce8"/>
          <table:table-cell table:style-name="ce9" table:formula="of:=MAX([.C:.C])" office:value-type="currency" office:currency="PLN" office:value="88728.96" calcext:value-type="currency">
            <text:p>88 728,96 zł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table:style-name="ce2" table:formula="of:=VLOOKUP([.A11]; [.$G$3:.$H$8]; 2; 1)" office:value-type="percentage" office:value="0.06" calcext:value-type="percentage">
            <text:p>6%</text:p>
          </table:table-cell>
          <table:table-cell table:style-name="ce3" table:formula="of:=[.A11] + [.B11] * [.A11]" office:value-type="currency" office:currency="PLN" office:value="8509.68" calcext:value-type="currency">
            <text:p>8 509,68 zł</text:p>
          </table:table-cell>
          <table:table-cell table:number-columns-repeated="7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style-name="ce2" table:formula="of:=VLOOKUP([.A12]; [.$G$3:.$H$8]; 2; 1)" office:value-type="percentage" office:value="0.06" calcext:value-type="percentage">
            <text:p>6%</text:p>
          </table:table-cell>
          <table:table-cell table:style-name="ce3" table:formula="of:=[.A12] + [.B12] * [.A12]" office:value-type="currency" office:currency="PLN" office:value="9073.6" calcext:value-type="currency">
            <text:p>9 073,60 zł</text:p>
          </table:table-cell>
          <table:table-cell table:number-columns-repeated="7"/>
        </table:table-row>
        <table:table-row table:style-name="ro1">
          <table:table-cell office:value-type="float" office:value="16307" calcext:value-type="float">
            <text:p>16307</text:p>
          </table:table-cell>
          <table:table-cell table:style-name="ce2" table:formula="of:=VLOOKUP([.A13]; [.$G$3:.$H$8]; 2; 1)" office:value-type="percentage" office:value="0.07" calcext:value-type="percentage">
            <text:p>7%</text:p>
          </table:table-cell>
          <table:table-cell table:style-name="ce3" table:formula="of:=[.A13] + [.B13] * [.A13]" office:value-type="currency" office:currency="PLN" office:value="17448.49" calcext:value-type="currency">
            <text:p>17 448,49 zł</text:p>
          </table:table-cell>
          <table:table-cell table:number-columns-repeated="7"/>
        </table:table-row>
        <table:table-row table:style-name="ro1">
          <table:table-cell office:value-type="float" office:value="48573" calcext:value-type="float">
            <text:p>48573</text:p>
          </table:table-cell>
          <table:table-cell table:style-name="ce2" table:formula="of:=VLOOKUP([.A14]; [.$G$3:.$H$8]; 2; 1)" office:value-type="percentage" office:value="0.1" calcext:value-type="percentage">
            <text:p>10%</text:p>
          </table:table-cell>
          <table:table-cell table:style-name="ce3" table:formula="of:=[.A14] + [.B14] * [.A14]" office:value-type="currency" office:currency="PLN" office:value="53430.3" calcext:value-type="currency">
            <text:p>53 430,30 zł</text:p>
          </table:table-cell>
          <table:table-cell table:number-columns-repeated="7"/>
        </table:table-row>
        <table:table-row table:style-name="ro1">
          <table:table-cell office:value-type="float" office:value="68876" calcext:value-type="float">
            <text:p>68876</text:p>
          </table:table-cell>
          <table:table-cell table:style-name="ce2" table:formula="of:=VLOOKUP([.A15]; [.$G$3:.$H$8]; 2; 1)" office:value-type="percentage" office:value="0.11" calcext:value-type="percentage">
            <text:p>11%</text:p>
          </table:table-cell>
          <table:table-cell table:style-name="ce3" table:formula="of:=[.A15] + [.B15] * [.A15]" office:value-type="currency" office:currency="PLN" office:value="76452.36" calcext:value-type="currency">
            <text:p>76 452,36 zł</text:p>
          </table:table-cell>
          <table:table-cell table:number-columns-repeated="7"/>
        </table:table-row>
        <table:table-row table:style-name="ro1">
          <table:table-cell office:value-type="float" office:value="21877" calcext:value-type="float">
            <text:p>21877</text:p>
          </table:table-cell>
          <table:table-cell table:style-name="ce2" table:formula="of:=VLOOKUP([.A16]; [.$G$3:.$H$8]; 2; 1)" office:value-type="percentage" office:value="0.08" calcext:value-type="percentage">
            <text:p>8%</text:p>
          </table:table-cell>
          <table:table-cell table:style-name="ce3" table:formula="of:=[.A16] + [.B16] * [.A16]" office:value-type="currency" office:currency="PLN" office:value="23627.16" calcext:value-type="currency">
            <text:p>23 627,16 zł</text:p>
          </table:table-cell>
          <table:table-cell table:number-columns-repeated="7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style-name="ce2" table:formula="of:=VLOOKUP([.A17]; [.$G$3:.$H$8]; 2; 1)" office:value-type="percentage" office:value="0.06" calcext:value-type="percentage">
            <text:p>6%</text:p>
          </table:table-cell>
          <table:table-cell table:style-name="ce3" table:formula="of:=[.A17] + [.B17] * [.A17]" office:value-type="currency" office:currency="PLN" office:value="5422.96" calcext:value-type="currency">
            <text:p>5 422,96 zł</text:p>
          </table:table-cell>
          <table:table-cell table:number-columns-repeated="7"/>
        </table:table-row>
        <table:table-row table:style-name="ro1">
          <table:table-cell office:value-type="float" office:value="61101" calcext:value-type="float">
            <text:p>61101</text:p>
          </table:table-cell>
          <table:table-cell table:style-name="ce2" table:formula="of:=VLOOKUP([.A18]; [.$G$3:.$H$8]; 2; 1)" office:value-type="percentage" office:value="0.11" calcext:value-type="percentage">
            <text:p>11%</text:p>
          </table:table-cell>
          <table:table-cell table:style-name="ce3" table:formula="of:=[.A18] + [.B18] * [.A18]" office:value-type="currency" office:currency="PLN" office:value="67822.11" calcext:value-type="currency">
            <text:p>67 822,11 zł</text:p>
          </table:table-cell>
          <table:table-cell table:number-columns-repeated="7"/>
        </table:table-row>
        <table:table-row table:style-name="ro1">
          <table:table-cell office:value-type="float" office:value="75606" calcext:value-type="float">
            <text:p>75606</text:p>
          </table:table-cell>
          <table:table-cell table:style-name="ce2" table:formula="of:=VLOOKUP([.A19]; [.$G$3:.$H$8]; 2; 1)" office:value-type="percentage" office:value="0.11" calcext:value-type="percentage">
            <text:p>11%</text:p>
          </table:table-cell>
          <table:table-cell table:style-name="ce3" table:formula="of:=[.A19] + [.B19] * [.A19]" office:value-type="currency" office:currency="PLN" office:value="83922.66" calcext:value-type="currency">
            <text:p>83 922,66 zł</text:p>
          </table:table-cell>
          <table:table-cell table:number-columns-repeated="7"/>
        </table:table-row>
        <table:table-row table:style-name="ro1">
          <table:table-cell office:value-type="float" office:value="58525" calcext:value-type="float">
            <text:p>58525</text:p>
          </table:table-cell>
          <table:table-cell table:style-name="ce2" table:formula="of:=VLOOKUP([.A20]; [.$G$3:.$H$8]; 2; 1)" office:value-type="percentage" office:value="0.11" calcext:value-type="percentage">
            <text:p>11%</text:p>
          </table:table-cell>
          <table:table-cell table:style-name="ce3" table:formula="of:=[.A20] + [.B20] * [.A20]" office:value-type="currency" office:currency="PLN" office:value="64962.75" calcext:value-type="currency">
            <text:p>64 962,75 zł</text:p>
          </table:table-cell>
          <table:table-cell table:number-columns-repeated="7"/>
        </table:table-row>
        <table:table-row table:style-name="ro1">
          <table:table-cell office:value-type="float" office:value="66645" calcext:value-type="float">
            <text:p>66645</text:p>
          </table:table-cell>
          <table:table-cell table:style-name="ce2" table:formula="of:=VLOOKUP([.A21]; [.$G$3:.$H$8]; 2; 1)" office:value-type="percentage" office:value="0.11" calcext:value-type="percentage">
            <text:p>11%</text:p>
          </table:table-cell>
          <table:table-cell table:style-name="ce3" table:formula="of:=[.A21] + [.B21] * [.A21]" office:value-type="currency" office:currency="PLN" office:value="73975.95" calcext:value-type="currency">
            <text:p>73 975,95 zł</text:p>
          </table:table-cell>
          <table:table-cell table:number-columns-repeated="7"/>
        </table:table-row>
        <table:table-row table:style-name="ro1">
          <table:table-cell office:value-type="float" office:value="48798" calcext:value-type="float">
            <text:p>48798</text:p>
          </table:table-cell>
          <table:table-cell table:style-name="ce2" table:formula="of:=VLOOKUP([.A22]; [.$G$3:.$H$8]; 2; 1)" office:value-type="percentage" office:value="0.1" calcext:value-type="percentage">
            <text:p>10%</text:p>
          </table:table-cell>
          <table:table-cell table:style-name="ce3" table:formula="of:=[.A22] + [.B22] * [.A22]" office:value-type="currency" office:currency="PLN" office:value="53677.8" calcext:value-type="currency">
            <text:p>53 677,80 zł</text:p>
          </table:table-cell>
          <table:table-cell table:number-columns-repeated="7"/>
        </table:table-row>
        <table:table-row table:style-name="ro1">
          <table:table-cell office:value-type="float" office:value="44528" calcext:value-type="float">
            <text:p>44528</text:p>
          </table:table-cell>
          <table:table-cell table:style-name="ce2" table:formula="of:=VLOOKUP([.A23]; [.$G$3:.$H$8]; 2; 1)" office:value-type="percentage" office:value="0.1" calcext:value-type="percentage">
            <text:p>10%</text:p>
          </table:table-cell>
          <table:table-cell table:style-name="ce3" table:formula="of:=[.A23] + [.B23] * [.A23]" office:value-type="currency" office:currency="PLN" office:value="48980.8" calcext:value-type="currency">
            <text:p>48 980,80 zł</text:p>
          </table:table-cell>
          <table:table-cell table:number-columns-repeated="7"/>
        </table:table-row>
        <table:table-row table:style-name="ro1">
          <table:table-cell office:value-type="float" office:value="57268" calcext:value-type="float">
            <text:p>57268</text:p>
          </table:table-cell>
          <table:table-cell table:style-name="ce2" table:formula="of:=VLOOKUP([.A24]; [.$G$3:.$H$8]; 2; 1)" office:value-type="percentage" office:value="0.11" calcext:value-type="percentage">
            <text:p>11%</text:p>
          </table:table-cell>
          <table:table-cell table:style-name="ce3" table:formula="of:=[.A24] + [.B24] * [.A24]" office:value-type="currency" office:currency="PLN" office:value="63567.48" calcext:value-type="currency">
            <text:p>63 567,48 zł</text:p>
          </table:table-cell>
          <table:table-cell table:number-columns-repeated="7"/>
        </table:table-row>
        <table:table-row table:style-name="ro1">
          <table:table-cell office:value-type="float" office:value="26845" calcext:value-type="float">
            <text:p>26845</text:p>
          </table:table-cell>
          <table:table-cell table:style-name="ce2" table:formula="of:=VLOOKUP([.A25]; [.$G$3:.$H$8]; 2; 1)" office:value-type="percentage" office:value="0.08" calcext:value-type="percentage">
            <text:p>8%</text:p>
          </table:table-cell>
          <table:table-cell table:style-name="ce3" table:formula="of:=[.A25] + [.B25] * [.A25]" office:value-type="currency" office:currency="PLN" office:value="28992.6" calcext:value-type="currency">
            <text:p>28 992,60 zł</text:p>
          </table:table-cell>
          <table:table-cell table:number-columns-repeated="7"/>
        </table:table-row>
        <table:table-row table:style-name="ro1">
          <table:table-cell office:value-type="float" office:value="57910" calcext:value-type="float">
            <text:p>57910</text:p>
          </table:table-cell>
          <table:table-cell table:style-name="ce2" table:formula="of:=VLOOKUP([.A26]; [.$G$3:.$H$8]; 2; 1)" office:value-type="percentage" office:value="0.11" calcext:value-type="percentage">
            <text:p>11%</text:p>
          </table:table-cell>
          <table:table-cell table:style-name="ce3" table:formula="of:=[.A26] + [.B26] * [.A26]" office:value-type="currency" office:currency="PLN" office:value="64280.1" calcext:value-type="currency">
            <text:p>64 280,10 zł</text:p>
          </table:table-cell>
          <table:table-cell table:number-columns-repeated="7"/>
        </table:table-row>
        <table:table-row table:style-name="ro1">
          <table:table-cell office:value-type="float" office:value="46541" calcext:value-type="float">
            <text:p>46541</text:p>
          </table:table-cell>
          <table:table-cell table:style-name="ce2" table:formula="of:=VLOOKUP([.A27]; [.$G$3:.$H$8]; 2; 1)" office:value-type="percentage" office:value="0.1" calcext:value-type="percentage">
            <text:p>10%</text:p>
          </table:table-cell>
          <table:table-cell table:style-name="ce3" table:formula="of:=[.A27] + [.B27] * [.A27]" office:value-type="currency" office:currency="PLN" office:value="51195.1" calcext:value-type="currency">
            <text:p>51 195,10 zł</text:p>
          </table:table-cell>
          <table:table-cell table:number-columns-repeated="7"/>
        </table:table-row>
        <table:table-row table:style-name="ro1">
          <table:table-cell office:value-type="float" office:value="64681" calcext:value-type="float">
            <text:p>64681</text:p>
          </table:table-cell>
          <table:table-cell table:style-name="ce2" table:formula="of:=VLOOKUP([.A28]; [.$G$3:.$H$8]; 2; 1)" office:value-type="percentage" office:value="0.11" calcext:value-type="percentage">
            <text:p>11%</text:p>
          </table:table-cell>
          <table:table-cell table:style-name="ce3" table:formula="of:=[.A28] + [.B28] * [.A28]" office:value-type="currency" office:currency="PLN" office:value="71795.91" calcext:value-type="currency">
            <text:p>71 795,91 zł</text:p>
          </table:table-cell>
          <table:table-cell table:number-columns-repeated="7"/>
        </table:table-row>
        <table:table-row table:style-name="ro1">
          <table:table-cell office:value-type="float" office:value="75468" calcext:value-type="float">
            <text:p>75468</text:p>
          </table:table-cell>
          <table:table-cell table:style-name="ce2" table:formula="of:=VLOOKUP([.A29]; [.$G$3:.$H$8]; 2; 1)" office:value-type="percentage" office:value="0.11" calcext:value-type="percentage">
            <text:p>11%</text:p>
          </table:table-cell>
          <table:table-cell table:style-name="ce3" table:formula="of:=[.A29] + [.B29] * [.A29]" office:value-type="currency" office:currency="PLN" office:value="83769.48" calcext:value-type="currency">
            <text:p>83 769,48 zł</text:p>
          </table:table-cell>
          <table:table-cell table:number-columns-repeated="7"/>
        </table:table-row>
        <table:table-row table:style-name="ro1">
          <table:table-cell office:value-type="float" office:value="62207" calcext:value-type="float">
            <text:p>62207</text:p>
          </table:table-cell>
          <table:table-cell table:style-name="ce2" table:formula="of:=VLOOKUP([.A30]; [.$G$3:.$H$8]; 2; 1)" office:value-type="percentage" office:value="0.11" calcext:value-type="percentage">
            <text:p>11%</text:p>
          </table:table-cell>
          <table:table-cell table:style-name="ce3" table:formula="of:=[.A30] + [.B30] * [.A30]" office:value-type="currency" office:currency="PLN" office:value="69049.77" calcext:value-type="currency">
            <text:p>69 049,77 zł</text:p>
          </table:table-cell>
          <table:table-cell table:number-columns-repeated="7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style-name="ce2" table:formula="of:=VLOOKUP([.A31]; [.$G$3:.$H$8]; 2; 1)" office:value-type="percentage" office:value="0.06" calcext:value-type="percentage">
            <text:p>6%</text:p>
          </table:table-cell>
          <table:table-cell table:style-name="ce3" table:formula="of:=[.A31] + [.B31] * [.A31]" office:value-type="currency" office:currency="PLN" office:value="7249.34" calcext:value-type="currency">
            <text:p>7 249,34 zł</text:p>
          </table:table-cell>
          <table:table-cell table:number-columns-repeated="7"/>
        </table:table-row>
        <table:table-row table:style-name="ro1">
          <table:table-cell office:value-type="float" office:value="64669" calcext:value-type="float">
            <text:p>64669</text:p>
          </table:table-cell>
          <table:table-cell table:style-name="ce2" table:formula="of:=VLOOKUP([.A32]; [.$G$3:.$H$8]; 2; 1)" office:value-type="percentage" office:value="0.11" calcext:value-type="percentage">
            <text:p>11%</text:p>
          </table:table-cell>
          <table:table-cell table:style-name="ce3" table:formula="of:=[.A32] + [.B32] * [.A32]" office:value-type="currency" office:currency="PLN" office:value="71782.59" calcext:value-type="currency">
            <text:p>71 782,59 zł</text:p>
          </table:table-cell>
          <table:table-cell table:number-columns-repeated="7"/>
        </table:table-row>
        <table:table-row table:style-name="ro1">
          <table:table-cell office:value-type="float" office:value="43023" calcext:value-type="float">
            <text:p>43023</text:p>
          </table:table-cell>
          <table:table-cell table:style-name="ce2" table:formula="of:=VLOOKUP([.A33]; [.$G$3:.$H$8]; 2; 1)" office:value-type="percentage" office:value="0.1" calcext:value-type="percentage">
            <text:p>10%</text:p>
          </table:table-cell>
          <table:table-cell table:style-name="ce3" table:formula="of:=[.A33] + [.B33] * [.A33]" office:value-type="currency" office:currency="PLN" office:value="47325.3" calcext:value-type="currency">
            <text:p>47 325,30 zł</text:p>
          </table:table-cell>
          <table:table-cell table:number-columns-repeated="7"/>
        </table:table-row>
        <table:table-row table:style-name="ro1">
          <table:table-cell office:value-type="float" office:value="21768" calcext:value-type="float">
            <text:p>21768</text:p>
          </table:table-cell>
          <table:table-cell table:style-name="ce2" table:formula="of:=VLOOKUP([.A34]; [.$G$3:.$H$8]; 2; 1)" office:value-type="percentage" office:value="0.08" calcext:value-type="percentage">
            <text:p>8%</text:p>
          </table:table-cell>
          <table:table-cell table:style-name="ce3" table:formula="of:=[.A34] + [.B34] * [.A34]" office:value-type="currency" office:currency="PLN" office:value="23509.44" calcext:value-type="currency">
            <text:p>23 509,44 zł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table:formula="of:=VLOOKUP([.A35]; [.$G$3:.$H$8]; 2; 1)" office:value-type="percentage" office:value="0.06" calcext:value-type="percentage">
            <text:p>6%</text:p>
          </table:table-cell>
          <table:table-cell table:style-name="ce3" table:formula="of:=[.A35] + [.B35] * [.A35]" office:value-type="currency" office:currency="PLN" office:value="596.78" calcext:value-type="currency">
            <text:p>596,78 zł</text:p>
          </table:table-cell>
          <table:table-cell table:number-columns-repeated="7"/>
        </table:table-row>
        <table:table-row table:style-name="ro1">
          <table:table-cell office:value-type="float" office:value="69335" calcext:value-type="float">
            <text:p>69335</text:p>
          </table:table-cell>
          <table:table-cell table:style-name="ce2" table:formula="of:=VLOOKUP([.A36]; [.$G$3:.$H$8]; 2; 1)" office:value-type="percentage" office:value="0.11" calcext:value-type="percentage">
            <text:p>11%</text:p>
          </table:table-cell>
          <table:table-cell table:style-name="ce3" table:formula="of:=[.A36] + [.B36] * [.A36]" office:value-type="currency" office:currency="PLN" office:value="76961.85" calcext:value-type="currency">
            <text:p>76 961,85 zł</text:p>
          </table:table-cell>
          <table:table-cell table:number-columns-repeated="7"/>
        </table:table-row>
        <table:table-row table:style-name="ro1">
          <table:table-cell office:value-type="float" office:value="44131" calcext:value-type="float">
            <text:p>44131</text:p>
          </table:table-cell>
          <table:table-cell table:style-name="ce2" table:formula="of:=VLOOKUP([.A37]; [.$G$3:.$H$8]; 2; 1)" office:value-type="percentage" office:value="0.1" calcext:value-type="percentage">
            <text:p>10%</text:p>
          </table:table-cell>
          <table:table-cell table:style-name="ce3" table:formula="of:=[.A37] + [.B37] * [.A37]" office:value-type="currency" office:currency="PLN" office:value="48544.1" calcext:value-type="currency">
            <text:p>48 544,10 zł</text:p>
          </table:table-cell>
          <table:table-cell table:number-columns-repeated="7"/>
        </table:table-row>
        <table:table-row table:style-name="ro1">
          <table:table-cell office:value-type="float" office:value="72224" calcext:value-type="float">
            <text:p>72224</text:p>
          </table:table-cell>
          <table:table-cell table:style-name="ce2" table:formula="of:=VLOOKUP([.A38]; [.$G$3:.$H$8]; 2; 1)" office:value-type="percentage" office:value="0.11" calcext:value-type="percentage">
            <text:p>11%</text:p>
          </table:table-cell>
          <table:table-cell table:style-name="ce3" table:formula="of:=[.A38] + [.B38] * [.A38]" office:value-type="currency" office:currency="PLN" office:value="80168.64" calcext:value-type="currency">
            <text:p>80 168,64 zł</text:p>
          </table:table-cell>
          <table:table-cell table:number-columns-repeated="7"/>
        </table:table-row>
        <table:table-row table:style-name="ro1">
          <table:table-cell office:value-type="float" office:value="13829" calcext:value-type="float">
            <text:p>13829</text:p>
          </table:table-cell>
          <table:table-cell table:style-name="ce2" table:formula="of:=VLOOKUP([.A39]; [.$G$3:.$H$8]; 2; 1)" office:value-type="percentage" office:value="0.07" calcext:value-type="percentage">
            <text:p>7%</text:p>
          </table:table-cell>
          <table:table-cell table:style-name="ce3" table:formula="of:=[.A39] + [.B39] * [.A39]" office:value-type="currency" office:currency="PLN" office:value="14797.03" calcext:value-type="currency">
            <text:p>14 797,03 zł</text:p>
          </table:table-cell>
          <table:table-cell table:number-columns-repeated="7"/>
        </table:table-row>
        <table:table-row table:style-name="ro1">
          <table:table-cell office:value-type="float" office:value="39613" calcext:value-type="float">
            <text:p>39613</text:p>
          </table:table-cell>
          <table:table-cell table:style-name="ce2" table:formula="of:=VLOOKUP([.A40]; [.$G$3:.$H$8]; 2; 1)" office:value-type="percentage" office:value="0.09" calcext:value-type="percentage">
            <text:p>9%</text:p>
          </table:table-cell>
          <table:table-cell table:style-name="ce3" table:formula="of:=[.A40] + [.B40] * [.A40]" office:value-type="currency" office:currency="PLN" office:value="43178.17" calcext:value-type="currency">
            <text:p>43 178,17 zł</text:p>
          </table:table-cell>
          <table:table-cell table:number-columns-repeated="7"/>
        </table:table-row>
        <table:table-row table:style-name="ro1">
          <table:table-cell office:value-type="float" office:value="40430" calcext:value-type="float">
            <text:p>40430</text:p>
          </table:table-cell>
          <table:table-cell table:style-name="ce2" table:formula="of:=VLOOKUP([.A41]; [.$G$3:.$H$8]; 2; 1)" office:value-type="percentage" office:value="0.1" calcext:value-type="percentage">
            <text:p>10%</text:p>
          </table:table-cell>
          <table:table-cell table:style-name="ce3" table:formula="of:=[.A41] + [.B41] * [.A41]" office:value-type="currency" office:currency="PLN" office:value="44473" calcext:value-type="currency">
            <text:p>44 473,00 zł</text:p>
          </table:table-cell>
          <table:table-cell table:number-columns-repeated="7"/>
        </table:table-row>
        <table:table-row table:style-name="ro1">
          <table:table-cell office:value-type="float" office:value="10225" calcext:value-type="float">
            <text:p>10225</text:p>
          </table:table-cell>
          <table:table-cell table:style-name="ce2" table:formula="of:=VLOOKUP([.A42]; [.$G$3:.$H$8]; 2; 1)" office:value-type="percentage" office:value="0.07" calcext:value-type="percentage">
            <text:p>7%</text:p>
          </table:table-cell>
          <table:table-cell table:style-name="ce3" table:formula="of:=[.A42] + [.B42] * [.A42]" office:value-type="currency" office:currency="PLN" office:value="10940.75" calcext:value-type="currency">
            <text:p>10 940,75 zł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table:formula="of:=VLOOKUP([.A43]; [.$G$3:.$H$8]; 2; 1)" office:value-type="percentage" office:value="0.06" calcext:value-type="percentage">
            <text:p>6%</text:p>
          </table:table-cell>
          <table:table-cell table:style-name="ce3" table:formula="of:=[.A43] + [.B43] * [.A43]" office:value-type="currency" office:currency="PLN" office:value="733.52" calcext:value-type="currency">
            <text:p>733,52 zł</text:p>
          </table:table-cell>
          <table:table-cell table:number-columns-repeated="7"/>
        </table:table-row>
        <table:table-row table:style-name="ro1">
          <table:table-cell office:value-type="float" office:value="31311" calcext:value-type="float">
            <text:p>31311</text:p>
          </table:table-cell>
          <table:table-cell table:style-name="ce2" table:formula="of:=VLOOKUP([.A44]; [.$G$3:.$H$8]; 2; 1)" office:value-type="percentage" office:value="0.09" calcext:value-type="percentage">
            <text:p>9%</text:p>
          </table:table-cell>
          <table:table-cell table:style-name="ce3" table:formula="of:=[.A44] + [.B44] * [.A44]" office:value-type="currency" office:currency="PLN" office:value="34128.99" calcext:value-type="currency">
            <text:p>34 128,99 zł</text:p>
          </table:table-cell>
          <table:table-cell table:number-columns-repeated="7"/>
        </table:table-row>
        <table:table-row table:style-name="ro1">
          <table:table-cell office:value-type="float" office:value="58358" calcext:value-type="float">
            <text:p>58358</text:p>
          </table:table-cell>
          <table:table-cell table:style-name="ce2" table:formula="of:=VLOOKUP([.A45]; [.$G$3:.$H$8]; 2; 1)" office:value-type="percentage" office:value="0.11" calcext:value-type="percentage">
            <text:p>11%</text:p>
          </table:table-cell>
          <table:table-cell table:style-name="ce3" table:formula="of:=[.A45] + [.B45] * [.A45]" office:value-type="currency" office:currency="PLN" office:value="64777.38" calcext:value-type="currency">
            <text:p>64 777,38 zł</text:p>
          </table:table-cell>
          <table:table-cell table:number-columns-repeated="7"/>
        </table:table-row>
        <table:table-row table:style-name="ro1">
          <table:table-cell office:value-type="float" office:value="14194" calcext:value-type="float">
            <text:p>14194</text:p>
          </table:table-cell>
          <table:table-cell table:style-name="ce2" table:formula="of:=VLOOKUP([.A46]; [.$G$3:.$H$8]; 2; 1)" office:value-type="percentage" office:value="0.07" calcext:value-type="percentage">
            <text:p>7%</text:p>
          </table:table-cell>
          <table:table-cell table:style-name="ce3" table:formula="of:=[.A46] + [.B46] * [.A46]" office:value-type="currency" office:currency="PLN" office:value="15187.58" calcext:value-type="currency">
            <text:p>15 187,58 zł</text:p>
          </table:table-cell>
          <table:table-cell table:number-columns-repeated="7"/>
        </table:table-row>
        <table:table-row table:style-name="ro1">
          <table:table-cell office:value-type="float" office:value="63252" calcext:value-type="float">
            <text:p>63252</text:p>
          </table:table-cell>
          <table:table-cell table:style-name="ce2" table:formula="of:=VLOOKUP([.A47]; [.$G$3:.$H$8]; 2; 1)" office:value-type="percentage" office:value="0.11" calcext:value-type="percentage">
            <text:p>11%</text:p>
          </table:table-cell>
          <table:table-cell table:style-name="ce3" table:formula="of:=[.A47] + [.B47] * [.A47]" office:value-type="currency" office:currency="PLN" office:value="70209.72" calcext:value-type="currency">
            <text:p>70 209,72 zł</text:p>
          </table:table-cell>
          <table:table-cell table:number-columns-repeated="7"/>
        </table:table-row>
        <table:table-row table:style-name="ro1">
          <table:table-cell office:value-type="float" office:value="36881" calcext:value-type="float">
            <text:p>36881</text:p>
          </table:table-cell>
          <table:table-cell table:style-name="ce2" table:formula="of:=VLOOKUP([.A48]; [.$G$3:.$H$8]; 2; 1)" office:value-type="percentage" office:value="0.09" calcext:value-type="percentage">
            <text:p>9%</text:p>
          </table:table-cell>
          <table:table-cell table:style-name="ce3" table:formula="of:=[.A48] + [.B48] * [.A48]" office:value-type="currency" office:currency="PLN" office:value="40200.29" calcext:value-type="currency">
            <text:p>40 200,29 zł</text:p>
          </table:table-cell>
          <table:table-cell table:number-columns-repeated="7"/>
        </table:table-row>
        <table:table-row table:style-name="ro1">
          <table:table-cell office:value-type="float" office:value="30590" calcext:value-type="float">
            <text:p>30590</text:p>
          </table:table-cell>
          <table:table-cell table:style-name="ce2" table:formula="of:=VLOOKUP([.A49]; [.$G$3:.$H$8]; 2; 1)" office:value-type="percentage" office:value="0.09" calcext:value-type="percentage">
            <text:p>9%</text:p>
          </table:table-cell>
          <table:table-cell table:style-name="ce3" table:formula="of:=[.A49] + [.B49] * [.A49]" office:value-type="currency" office:currency="PLN" office:value="33343.1" calcext:value-type="currency">
            <text:p>33 343,10 zł</text:p>
          </table:table-cell>
          <table:table-cell table:number-columns-repeated="7"/>
        </table:table-row>
        <table:table-row table:style-name="ro1">
          <table:table-cell office:value-type="float" office:value="58415" calcext:value-type="float">
            <text:p>58415</text:p>
          </table:table-cell>
          <table:table-cell table:style-name="ce2" table:formula="of:=VLOOKUP([.A50]; [.$G$3:.$H$8]; 2; 1)" office:value-type="percentage" office:value="0.11" calcext:value-type="percentage">
            <text:p>11%</text:p>
          </table:table-cell>
          <table:table-cell table:style-name="ce3" table:formula="of:=[.A50] + [.B50] * [.A50]" office:value-type="currency" office:currency="PLN" office:value="64840.65" calcext:value-type="currency">
            <text:p>64 840,65 zł</text:p>
          </table:table-cell>
          <table:table-cell table:number-columns-repeated="7"/>
        </table:table-row>
        <table:table-row table:style-name="ro1">
          <table:table-cell office:value-type="float" office:value="36726" calcext:value-type="float">
            <text:p>36726</text:p>
          </table:table-cell>
          <table:table-cell table:style-name="ce2" table:formula="of:=VLOOKUP([.A51]; [.$G$3:.$H$8]; 2; 1)" office:value-type="percentage" office:value="0.09" calcext:value-type="percentage">
            <text:p>9%</text:p>
          </table:table-cell>
          <table:table-cell table:style-name="ce3" table:formula="of:=[.A51] + [.B51] * [.A51]" office:value-type="currency" office:currency="PLN" office:value="40031.34" calcext:value-type="currency">
            <text:p>40 031,34 zł</text:p>
          </table:table-cell>
          <table:table-cell table:number-columns-repeated="7"/>
        </table:table-row>
        <table:table-row table:style-name="ro1">
          <table:table-cell office:value-type="float" office:value="79065" calcext:value-type="float">
            <text:p>79065</text:p>
          </table:table-cell>
          <table:table-cell table:style-name="ce2" table:formula="of:=VLOOKUP([.A52]; [.$G$3:.$H$8]; 2; 1)" office:value-type="percentage" office:value="0.11" calcext:value-type="percentage">
            <text:p>11%</text:p>
          </table:table-cell>
          <table:table-cell table:style-name="ce3" table:formula="of:=[.A52] + [.B52] * [.A52]" office:value-type="currency" office:currency="PLN" office:value="87762.15" calcext:value-type="currency">
            <text:p>87 762,15 zł</text:p>
          </table:table-cell>
          <table:table-cell table:number-columns-repeated="7"/>
        </table:table-row>
        <table:table-row table:style-name="ro1">
          <table:table-cell office:value-type="float" office:value="32003" calcext:value-type="float">
            <text:p>32003</text:p>
          </table:table-cell>
          <table:table-cell table:style-name="ce2" table:formula="of:=VLOOKUP([.A53]; [.$G$3:.$H$8]; 2; 1)" office:value-type="percentage" office:value="0.09" calcext:value-type="percentage">
            <text:p>9%</text:p>
          </table:table-cell>
          <table:table-cell table:style-name="ce3" table:formula="of:=[.A53] + [.B53] * [.A53]" office:value-type="currency" office:currency="PLN" office:value="34883.27" calcext:value-type="currency">
            <text:p>34 883,27 zł</text:p>
          </table:table-cell>
          <table:table-cell table:number-columns-repeated="7"/>
        </table:table-row>
        <table:table-row table:style-name="ro1">
          <table:table-cell office:value-type="float" office:value="54098" calcext:value-type="float">
            <text:p>54098</text:p>
          </table:table-cell>
          <table:table-cell table:style-name="ce2" table:formula="of:=VLOOKUP([.A54]; [.$G$3:.$H$8]; 2; 1)" office:value-type="percentage" office:value="0.11" calcext:value-type="percentage">
            <text:p>11%</text:p>
          </table:table-cell>
          <table:table-cell table:style-name="ce3" table:formula="of:=[.A54] + [.B54] * [.A54]" office:value-type="currency" office:currency="PLN" office:value="60048.78" calcext:value-type="currency">
            <text:p>60 048,78 zł</text:p>
          </table:table-cell>
          <table:table-cell table:number-columns-repeated="7"/>
        </table:table-row>
        <table:table-row table:style-name="ro1">
          <table:table-cell office:value-type="float" office:value="71402" calcext:value-type="float">
            <text:p>71402</text:p>
          </table:table-cell>
          <table:table-cell table:style-name="ce2" table:formula="of:=VLOOKUP([.A55]; [.$G$3:.$H$8]; 2; 1)" office:value-type="percentage" office:value="0.11" calcext:value-type="percentage">
            <text:p>11%</text:p>
          </table:table-cell>
          <table:table-cell table:style-name="ce3" table:formula="of:=[.A55] + [.B55] * [.A55]" office:value-type="currency" office:currency="PLN" office:value="79256.22" calcext:value-type="currency">
            <text:p>79 256,22 zł</text:p>
          </table:table-cell>
          <table:table-cell table:number-columns-repeated="7"/>
        </table:table-row>
        <table:table-row table:style-name="ro1">
          <table:table-cell office:value-type="float" office:value="60056" calcext:value-type="float">
            <text:p>60056</text:p>
          </table:table-cell>
          <table:table-cell table:style-name="ce2" table:formula="of:=VLOOKUP([.A56]; [.$G$3:.$H$8]; 2; 1)" office:value-type="percentage" office:value="0.11" calcext:value-type="percentage">
            <text:p>11%</text:p>
          </table:table-cell>
          <table:table-cell table:style-name="ce3" table:formula="of:=[.A56] + [.B56] * [.A56]" office:value-type="currency" office:currency="PLN" office:value="66662.16" calcext:value-type="currency">
            <text:p>66 662,16 zł</text:p>
          </table:table-cell>
          <table:table-cell table:number-columns-repeated="7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style-name="ce2" table:formula="of:=VLOOKUP([.A57]; [.$G$3:.$H$8]; 2; 1)" office:value-type="percentage" office:value="0.06" calcext:value-type="percentage">
            <text:p>6%</text:p>
          </table:table-cell>
          <table:table-cell table:style-name="ce3" table:formula="of:=[.A57] + [.B57] * [.A57]" office:value-type="currency" office:currency="PLN" office:value="5108.14" calcext:value-type="currency">
            <text:p>5 108,14 zł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table:formula="of:=VLOOKUP([.A58]; [.$G$3:.$H$8]; 2; 1)" office:value-type="percentage" office:value="0.06" calcext:value-type="percentage">
            <text:p>6%</text:p>
          </table:table-cell>
          <table:table-cell table:style-name="ce3" table:formula="of:=[.A58] + [.B58] * [.A58]" office:value-type="currency" office:currency="PLN" office:value="638.12" calcext:value-type="currency">
            <text:p>638,12 zł</text:p>
          </table:table-cell>
          <table:table-cell table:number-columns-repeated="7"/>
        </table:table-row>
        <table:table-row table:style-name="ro1">
          <table:table-cell office:value-type="float" office:value="66631" calcext:value-type="float">
            <text:p>66631</text:p>
          </table:table-cell>
          <table:table-cell table:style-name="ce2" table:formula="of:=VLOOKUP([.A59]; [.$G$3:.$H$8]; 2; 1)" office:value-type="percentage" office:value="0.11" calcext:value-type="percentage">
            <text:p>11%</text:p>
          </table:table-cell>
          <table:table-cell table:style-name="ce3" table:formula="of:=[.A59] + [.B59] * [.A59]" office:value-type="currency" office:currency="PLN" office:value="73960.41" calcext:value-type="currency">
            <text:p>73 960,41 zł</text:p>
          </table:table-cell>
          <table:table-cell table:number-columns-repeated="7"/>
        </table:table-row>
        <table:table-row table:style-name="ro1">
          <table:table-cell office:value-type="float" office:value="10138" calcext:value-type="float">
            <text:p>10138</text:p>
          </table:table-cell>
          <table:table-cell table:style-name="ce2" table:formula="of:=VLOOKUP([.A60]; [.$G$3:.$H$8]; 2; 1)" office:value-type="percentage" office:value="0.07" calcext:value-type="percentage">
            <text:p>7%</text:p>
          </table:table-cell>
          <table:table-cell table:style-name="ce3" table:formula="of:=[.A60] + [.B60] * [.A60]" office:value-type="currency" office:currency="PLN" office:value="10847.66" calcext:value-type="currency">
            <text:p>10 847,66 zł</text:p>
          </table:table-cell>
          <table:table-cell table:number-columns-repeated="7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style-name="ce2" table:formula="of:=VLOOKUP([.A61]; [.$G$3:.$H$8]; 2; 1)" office:value-type="percentage" office:value="0.06" calcext:value-type="percentage">
            <text:p>6%</text:p>
          </table:table-cell>
          <table:table-cell table:style-name="ce3" table:formula="of:=[.A61] + [.B61] * [.A61]" office:value-type="currency" office:currency="PLN" office:value="4091.6" calcext:value-type="currency">
            <text:p>4 091,60 zł</text:p>
          </table:table-cell>
          <table:table-cell table:number-columns-repeated="7"/>
        </table:table-row>
        <table:table-row table:style-name="ro1">
          <table:table-cell office:value-type="float" office:value="33845" calcext:value-type="float">
            <text:p>33845</text:p>
          </table:table-cell>
          <table:table-cell table:style-name="ce2" table:formula="of:=VLOOKUP([.A62]; [.$G$3:.$H$8]; 2; 1)" office:value-type="percentage" office:value="0.09" calcext:value-type="percentage">
            <text:p>9%</text:p>
          </table:table-cell>
          <table:table-cell table:style-name="ce3" table:formula="of:=[.A62] + [.B62] * [.A62]" office:value-type="currency" office:currency="PLN" office:value="36891.05" calcext:value-type="currency">
            <text:p>36 891,05 zł</text:p>
          </table:table-cell>
          <table:table-cell table:number-columns-repeated="7"/>
        </table:table-row>
        <table:table-row table:style-name="ro1">
          <table:table-cell office:value-type="float" office:value="23511" calcext:value-type="float">
            <text:p>23511</text:p>
          </table:table-cell>
          <table:table-cell table:style-name="ce2" table:formula="of:=VLOOKUP([.A63]; [.$G$3:.$H$8]; 2; 1)" office:value-type="percentage" office:value="0.08" calcext:value-type="percentage">
            <text:p>8%</text:p>
          </table:table-cell>
          <table:table-cell table:style-name="ce3" table:formula="of:=[.A63] + [.B63] * [.A63]" office:value-type="currency" office:currency="PLN" office:value="25391.88" calcext:value-type="currency">
            <text:p>25 391,88 zł</text:p>
          </table:table-cell>
          <table:table-cell table:number-columns-repeated="7"/>
        </table:table-row>
        <table:table-row table:style-name="ro1">
          <table:table-cell office:value-type="float" office:value="52924" calcext:value-type="float">
            <text:p>52924</text:p>
          </table:table-cell>
          <table:table-cell table:style-name="ce2" table:formula="of:=VLOOKUP([.A64]; [.$G$3:.$H$8]; 2; 1)" office:value-type="percentage" office:value="0.11" calcext:value-type="percentage">
            <text:p>11%</text:p>
          </table:table-cell>
          <table:table-cell table:style-name="ce3" table:formula="of:=[.A64] + [.B64] * [.A64]" office:value-type="currency" office:currency="PLN" office:value="58745.64" calcext:value-type="currency">
            <text:p>58 745,64 zł</text:p>
          </table:table-cell>
          <table:table-cell table:number-columns-repeated="7"/>
        </table:table-row>
        <table:table-row table:style-name="ro1">
          <table:table-cell office:value-type="float" office:value="64079" calcext:value-type="float">
            <text:p>64079</text:p>
          </table:table-cell>
          <table:table-cell table:style-name="ce2" table:formula="of:=VLOOKUP([.A65]; [.$G$3:.$H$8]; 2; 1)" office:value-type="percentage" office:value="0.11" calcext:value-type="percentage">
            <text:p>11%</text:p>
          </table:table-cell>
          <table:table-cell table:style-name="ce3" table:formula="of:=[.A65] + [.B65] * [.A65]" office:value-type="currency" office:currency="PLN" office:value="71127.69" calcext:value-type="currency">
            <text:p>71 127,69 zł</text:p>
          </table:table-cell>
          <table:table-cell table:number-columns-repeated="7"/>
        </table:table-row>
        <table:table-row table:style-name="ro1">
          <table:table-cell office:value-type="float" office:value="79321" calcext:value-type="float">
            <text:p>79321</text:p>
          </table:table-cell>
          <table:table-cell table:style-name="ce2" table:formula="of:=VLOOKUP([.A66]; [.$G$3:.$H$8]; 2; 1)" office:value-type="percentage" office:value="0.11" calcext:value-type="percentage">
            <text:p>11%</text:p>
          </table:table-cell>
          <table:table-cell table:style-name="ce3" table:formula="of:=[.A66] + [.B66] * [.A66]" office:value-type="currency" office:currency="PLN" office:value="88046.31" calcext:value-type="currency">
            <text:p>88 046,31 zł</text:p>
          </table:table-cell>
          <table:table-cell table:number-columns-repeated="7"/>
        </table:table-row>
        <table:table-row table:style-name="ro1">
          <table:table-cell office:value-type="float" office:value="24566" calcext:value-type="float">
            <text:p>24566</text:p>
          </table:table-cell>
          <table:table-cell table:style-name="ce2" table:formula="of:=VLOOKUP([.A67]; [.$G$3:.$H$8]; 2; 1)" office:value-type="percentage" office:value="0.08" calcext:value-type="percentage">
            <text:p>8%</text:p>
          </table:table-cell>
          <table:table-cell table:style-name="ce3" table:formula="of:=[.A67] + [.B67] * [.A67]" office:value-type="currency" office:currency="PLN" office:value="26531.28" calcext:value-type="currency">
            <text:p>26 531,28 zł</text:p>
          </table:table-cell>
          <table:table-cell table:number-columns-repeated="7"/>
        </table:table-row>
        <table:table-row table:style-name="ro1">
          <table:table-cell office:value-type="float" office:value="25644" calcext:value-type="float">
            <text:p>25644</text:p>
          </table:table-cell>
          <table:table-cell table:style-name="ce2" table:formula="of:=VLOOKUP([.A68]; [.$G$3:.$H$8]; 2; 1)" office:value-type="percentage" office:value="0.08" calcext:value-type="percentage">
            <text:p>8%</text:p>
          </table:table-cell>
          <table:table-cell table:style-name="ce3" table:formula="of:=[.A68] + [.B68] * [.A68]" office:value-type="currency" office:currency="PLN" office:value="27695.52" calcext:value-type="currency">
            <text:p>27 695,52 zł</text:p>
          </table:table-cell>
          <table:table-cell table:number-columns-repeated="7"/>
        </table:table-row>
        <table:table-row table:style-name="ro1">
          <table:table-cell office:value-type="float" office:value="46188" calcext:value-type="float">
            <text:p>46188</text:p>
          </table:table-cell>
          <table:table-cell table:style-name="ce2" table:formula="of:=VLOOKUP([.A69]; [.$G$3:.$H$8]; 2; 1)" office:value-type="percentage" office:value="0.1" calcext:value-type="percentage">
            <text:p>10%</text:p>
          </table:table-cell>
          <table:table-cell table:style-name="ce3" table:formula="of:=[.A69] + [.B69] * [.A69]" office:value-type="currency" office:currency="PLN" office:value="50806.8" calcext:value-type="currency">
            <text:p>50 806,80 zł</text:p>
          </table:table-cell>
          <table:table-cell table:number-columns-repeated="7"/>
        </table:table-row>
        <table:table-row table:style-name="ro1">
          <table:table-cell office:value-type="float" office:value="65455" calcext:value-type="float">
            <text:p>65455</text:p>
          </table:table-cell>
          <table:table-cell table:style-name="ce2" table:formula="of:=VLOOKUP([.A70]; [.$G$3:.$H$8]; 2; 1)" office:value-type="percentage" office:value="0.11" calcext:value-type="percentage">
            <text:p>11%</text:p>
          </table:table-cell>
          <table:table-cell table:style-name="ce3" table:formula="of:=[.A70] + [.B70] * [.A70]" office:value-type="currency" office:currency="PLN" office:value="72655.05" calcext:value-type="currency">
            <text:p>72 655,05 zł</text:p>
          </table:table-cell>
          <table:table-cell table:number-columns-repeated="7"/>
        </table:table-row>
        <table:table-row table:style-name="ro1">
          <table:table-cell office:value-type="float" office:value="77740" calcext:value-type="float">
            <text:p>77740</text:p>
          </table:table-cell>
          <table:table-cell table:style-name="ce2" table:formula="of:=VLOOKUP([.A71]; [.$G$3:.$H$8]; 2; 1)" office:value-type="percentage" office:value="0.11" calcext:value-type="percentage">
            <text:p>11%</text:p>
          </table:table-cell>
          <table:table-cell table:style-name="ce3" table:formula="of:=[.A71] + [.B71] * [.A71]" office:value-type="currency" office:currency="PLN" office:value="86291.4" calcext:value-type="currency">
            <text:p>86 291,40 zł</text:p>
          </table:table-cell>
          <table:table-cell table:number-columns-repeated="7"/>
        </table:table-row>
        <table:table-row table:style-name="ro1">
          <table:table-cell office:value-type="float" office:value="77025" calcext:value-type="float">
            <text:p>77025</text:p>
          </table:table-cell>
          <table:table-cell table:style-name="ce2" table:formula="of:=VLOOKUP([.A72]; [.$G$3:.$H$8]; 2; 1)" office:value-type="percentage" office:value="0.11" calcext:value-type="percentage">
            <text:p>11%</text:p>
          </table:table-cell>
          <table:table-cell table:style-name="ce3" table:formula="of:=[.A72] + [.B72] * [.A72]" office:value-type="currency" office:currency="PLN" office:value="85497.75" calcext:value-type="currency">
            <text:p>85 497,75 zł</text:p>
          </table:table-cell>
          <table:table-cell table:number-columns-repeated="7"/>
        </table:table-row>
        <table:table-row table:style-name="ro1">
          <table:table-cell office:value-type="float" office:value="32760" calcext:value-type="float">
            <text:p>32760</text:p>
          </table:table-cell>
          <table:table-cell table:style-name="ce2" table:formula="of:=VLOOKUP([.A73]; [.$G$3:.$H$8]; 2; 1)" office:value-type="percentage" office:value="0.09" calcext:value-type="percentage">
            <text:p>9%</text:p>
          </table:table-cell>
          <table:table-cell table:style-name="ce3" table:formula="of:=[.A73] + [.B73] * [.A73]" office:value-type="currency" office:currency="PLN" office:value="35708.4" calcext:value-type="currency">
            <text:p>35 708,40 zł</text:p>
          </table:table-cell>
          <table:table-cell table:number-columns-repeated="7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style-name="ce2" table:formula="of:=VLOOKUP([.A74]; [.$G$3:.$H$8]; 2; 1)" office:value-type="percentage" office:value="0.06" calcext:value-type="percentage">
            <text:p>6%</text:p>
          </table:table-cell>
          <table:table-cell table:style-name="ce3" table:formula="of:=[.A74] + [.B74] * [.A74]" office:value-type="currency" office:currency="PLN" office:value="10389.06" calcext:value-type="currency">
            <text:p>10 389,06 zł</text:p>
          </table:table-cell>
          <table:table-cell table:number-columns-repeated="7"/>
        </table:table-row>
        <table:table-row table:style-name="ro1">
          <table:table-cell office:value-type="float" office:value="18596" calcext:value-type="float">
            <text:p>18596</text:p>
          </table:table-cell>
          <table:table-cell table:style-name="ce2" table:formula="of:=VLOOKUP([.A75]; [.$G$3:.$H$8]; 2; 1)" office:value-type="percentage" office:value="0.07" calcext:value-type="percentage">
            <text:p>7%</text:p>
          </table:table-cell>
          <table:table-cell table:style-name="ce3" table:formula="of:=[.A75] + [.B75] * [.A75]" office:value-type="currency" office:currency="PLN" office:value="19897.72" calcext:value-type="currency">
            <text:p>19 897,72 zł</text:p>
          </table:table-cell>
          <table:table-cell table:number-columns-repeated="7"/>
        </table:table-row>
        <table:table-row table:style-name="ro1">
          <table:table-cell office:value-type="float" office:value="69793" calcext:value-type="float">
            <text:p>69793</text:p>
          </table:table-cell>
          <table:table-cell table:style-name="ce2" table:formula="of:=VLOOKUP([.A76]; [.$G$3:.$H$8]; 2; 1)" office:value-type="percentage" office:value="0.11" calcext:value-type="percentage">
            <text:p>11%</text:p>
          </table:table-cell>
          <table:table-cell table:style-name="ce3" table:formula="of:=[.A76] + [.B76] * [.A76]" office:value-type="currency" office:currency="PLN" office:value="77470.23" calcext:value-type="currency">
            <text:p>77 470,23 zł</text:p>
          </table:table-cell>
          <table:table-cell table:number-columns-repeated="7"/>
        </table:table-row>
        <table:table-row table:style-name="ro1">
          <table:table-cell office:value-type="float" office:value="22708" calcext:value-type="float">
            <text:p>22708</text:p>
          </table:table-cell>
          <table:table-cell table:style-name="ce2" table:formula="of:=VLOOKUP([.A77]; [.$G$3:.$H$8]; 2; 1)" office:value-type="percentage" office:value="0.08" calcext:value-type="percentage">
            <text:p>8%</text:p>
          </table:table-cell>
          <table:table-cell table:style-name="ce3" table:formula="of:=[.A77] + [.B77] * [.A77]" office:value-type="currency" office:currency="PLN" office:value="24524.64" calcext:value-type="currency">
            <text:p>24 524,64 zł</text:p>
          </table:table-cell>
          <table:table-cell table:number-columns-repeated="7"/>
        </table:table-row>
        <table:table-row table:style-name="ro1">
          <table:table-cell office:value-type="float" office:value="42628" calcext:value-type="float">
            <text:p>42628</text:p>
          </table:table-cell>
          <table:table-cell table:style-name="ce2" table:formula="of:=VLOOKUP([.A78]; [.$G$3:.$H$8]; 2; 1)" office:value-type="percentage" office:value="0.1" calcext:value-type="percentage">
            <text:p>10%</text:p>
          </table:table-cell>
          <table:table-cell table:style-name="ce3" table:formula="of:=[.A78] + [.B78] * [.A78]" office:value-type="currency" office:currency="PLN" office:value="46890.8" calcext:value-type="currency">
            <text:p>46 890,80 zł</text:p>
          </table:table-cell>
          <table:table-cell table:number-columns-repeated="7"/>
        </table:table-row>
        <table:table-row table:style-name="ro1">
          <table:table-cell office:value-type="float" office:value="63239" calcext:value-type="float">
            <text:p>63239</text:p>
          </table:table-cell>
          <table:table-cell table:style-name="ce2" table:formula="of:=VLOOKUP([.A79]; [.$G$3:.$H$8]; 2; 1)" office:value-type="percentage" office:value="0.11" calcext:value-type="percentage">
            <text:p>11%</text:p>
          </table:table-cell>
          <table:table-cell table:style-name="ce3" table:formula="of:=[.A79] + [.B79] * [.A79]" office:value-type="currency" office:currency="PLN" office:value="70195.29" calcext:value-type="currency">
            <text:p>70 195,29 zł</text:p>
          </table:table-cell>
          <table:table-cell table:number-columns-repeated="7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style-name="ce2" table:formula="of:=VLOOKUP([.A80]; [.$G$3:.$H$8]; 2; 1)" office:value-type="percentage" office:value="0.06" calcext:value-type="percentage">
            <text:p>6%</text:p>
          </table:table-cell>
          <table:table-cell table:style-name="ce3" table:formula="of:=[.A80] + [.B80] * [.A80]" office:value-type="currency" office:currency="PLN" office:value="5566.06" calcext:value-type="currency">
            <text:p>5 566,06 zł</text:p>
          </table:table-cell>
          <table:table-cell table:number-columns-repeated="7"/>
        </table:table-row>
        <table:table-row table:style-name="ro1">
          <table:table-cell office:value-type="float" office:value="19304" calcext:value-type="float">
            <text:p>19304</text:p>
          </table:table-cell>
          <table:table-cell table:style-name="ce2" table:formula="of:=VLOOKUP([.A81]; [.$G$3:.$H$8]; 2; 1)" office:value-type="percentage" office:value="0.07" calcext:value-type="percentage">
            <text:p>7%</text:p>
          </table:table-cell>
          <table:table-cell table:style-name="ce3" table:formula="of:=[.A81] + [.B81] * [.A81]" office:value-type="currency" office:currency="PLN" office:value="20655.28" calcext:value-type="currency">
            <text:p>20 655,28 zł</text:p>
          </table:table-cell>
          <table:table-cell table:number-columns-repeated="7"/>
        </table:table-row>
        <table:table-row table:style-name="ro1">
          <table:table-cell office:value-type="float" office:value="76636" calcext:value-type="float">
            <text:p>76636</text:p>
          </table:table-cell>
          <table:table-cell table:style-name="ce2" table:formula="of:=VLOOKUP([.A82]; [.$G$3:.$H$8]; 2; 1)" office:value-type="percentage" office:value="0.11" calcext:value-type="percentage">
            <text:p>11%</text:p>
          </table:table-cell>
          <table:table-cell table:style-name="ce3" table:formula="of:=[.A82] + [.B82] * [.A82]" office:value-type="currency" office:currency="PLN" office:value="85065.96" calcext:value-type="currency">
            <text:p>85 065,96 zł</text:p>
          </table:table-cell>
          <table:table-cell table:number-columns-repeated="7"/>
        </table:table-row>
        <table:table-row table:style-name="ro1">
          <table:table-cell office:value-type="float" office:value="49199" calcext:value-type="float">
            <text:p>49199</text:p>
          </table:table-cell>
          <table:table-cell table:style-name="ce2" table:formula="of:=VLOOKUP([.A83]; [.$G$3:.$H$8]; 2; 1)" office:value-type="percentage" office:value="0.1" calcext:value-type="percentage">
            <text:p>10%</text:p>
          </table:table-cell>
          <table:table-cell table:style-name="ce3" table:formula="of:=[.A83] + [.B83] * [.A83]" office:value-type="currency" office:currency="PLN" office:value="54118.9" calcext:value-type="currency">
            <text:p>54 118,90 zł</text:p>
          </table:table-cell>
          <table:table-cell table:number-columns-repeated="7"/>
        </table:table-row>
        <table:table-row table:style-name="ro1">
          <table:table-cell office:value-type="float" office:value="73984" calcext:value-type="float">
            <text:p>73984</text:p>
          </table:table-cell>
          <table:table-cell table:style-name="ce2" table:formula="of:=VLOOKUP([.A84]; [.$G$3:.$H$8]; 2; 1)" office:value-type="percentage" office:value="0.11" calcext:value-type="percentage">
            <text:p>11%</text:p>
          </table:table-cell>
          <table:table-cell table:style-name="ce3" table:formula="of:=[.A84] + [.B84] * [.A84]" office:value-type="currency" office:currency="PLN" office:value="82122.24" calcext:value-type="currency">
            <text:p>82 122,24 zł</text:p>
          </table:table-cell>
          <table:table-cell table:number-columns-repeated="7"/>
        </table:table-row>
        <table:table-row table:style-name="ro1">
          <table:table-cell office:value-type="float" office:value="50591" calcext:value-type="float">
            <text:p>50591</text:p>
          </table:table-cell>
          <table:table-cell table:style-name="ce2" table:formula="of:=VLOOKUP([.A85]; [.$G$3:.$H$8]; 2; 1)" office:value-type="percentage" office:value="0.11" calcext:value-type="percentage">
            <text:p>11%</text:p>
          </table:table-cell>
          <table:table-cell table:style-name="ce3" table:formula="of:=[.A85] + [.B85] * [.A85]" office:value-type="currency" office:currency="PLN" office:value="56156.01" calcext:value-type="currency">
            <text:p>56 156,01 zł</text:p>
          </table:table-cell>
          <table:table-cell table:number-columns-repeated="7"/>
        </table:table-row>
        <table:table-row table:style-name="ro1">
          <table:table-cell office:value-type="float" office:value="51159" calcext:value-type="float">
            <text:p>51159</text:p>
          </table:table-cell>
          <table:table-cell table:style-name="ce2" table:formula="of:=VLOOKUP([.A86]; [.$G$3:.$H$8]; 2; 1)" office:value-type="percentage" office:value="0.11" calcext:value-type="percentage">
            <text:p>11%</text:p>
          </table:table-cell>
          <table:table-cell table:style-name="ce3" table:formula="of:=[.A86] + [.B86] * [.A86]" office:value-type="currency" office:currency="PLN" office:value="56786.49" calcext:value-type="currency">
            <text:p>56 786,49 zł</text:p>
          </table:table-cell>
          <table:table-cell table:number-columns-repeated="7"/>
        </table:table-row>
        <table:table-row table:style-name="ro1">
          <table:table-cell office:value-type="float" office:value="71296" calcext:value-type="float">
            <text:p>71296</text:p>
          </table:table-cell>
          <table:table-cell table:style-name="ce2" table:formula="of:=VLOOKUP([.A87]; [.$G$3:.$H$8]; 2; 1)" office:value-type="percentage" office:value="0.11" calcext:value-type="percentage">
            <text:p>11%</text:p>
          </table:table-cell>
          <table:table-cell table:style-name="ce3" table:formula="of:=[.A87] + [.B87] * [.A87]" office:value-type="currency" office:currency="PLN" office:value="79138.56" calcext:value-type="currency">
            <text:p>79 138,56 zł</text:p>
          </table:table-cell>
          <table:table-cell table:number-columns-repeated="7"/>
        </table:table-row>
        <table:table-row table:style-name="ro1">
          <table:table-cell office:value-type="float" office:value="56366" calcext:value-type="float">
            <text:p>56366</text:p>
          </table:table-cell>
          <table:table-cell table:style-name="ce2" table:formula="of:=VLOOKUP([.A88]; [.$G$3:.$H$8]; 2; 1)" office:value-type="percentage" office:value="0.11" calcext:value-type="percentage">
            <text:p>11%</text:p>
          </table:table-cell>
          <table:table-cell table:style-name="ce3" table:formula="of:=[.A88] + [.B88] * [.A88]" office:value-type="currency" office:currency="PLN" office:value="62566.26" calcext:value-type="currency">
            <text:p>62 566,26 zł</text:p>
          </table:table-cell>
          <table:table-cell table:number-columns-repeated="7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style-name="ce2" table:formula="of:=VLOOKUP([.A89]; [.$G$3:.$H$8]; 2; 1)" office:value-type="percentage" office:value="0.07" calcext:value-type="percentage">
            <text:p>7%</text:p>
          </table:table-cell>
          <table:table-cell table:style-name="ce3" table:formula="of:=[.A89] + [.B89] * [.A89]" office:value-type="currency" office:currency="PLN" office:value="11203.97" calcext:value-type="currency">
            <text:p>11 203,97 zł</text:p>
          </table:table-cell>
          <table:table-cell table:number-columns-repeated="7"/>
        </table:table-row>
        <table:table-row table:style-name="ro1">
          <table:table-cell office:value-type="float" office:value="22091" calcext:value-type="float">
            <text:p>22091</text:p>
          </table:table-cell>
          <table:table-cell table:style-name="ce2" table:formula="of:=VLOOKUP([.A90]; [.$G$3:.$H$8]; 2; 1)" office:value-type="percentage" office:value="0.08" calcext:value-type="percentage">
            <text:p>8%</text:p>
          </table:table-cell>
          <table:table-cell table:style-name="ce3" table:formula="of:=[.A90] + [.B90] * [.A90]" office:value-type="currency" office:currency="PLN" office:value="23858.28" calcext:value-type="currency">
            <text:p>23 858,28 zł</text:p>
          </table:table-cell>
          <table:table-cell table:number-columns-repeated="7"/>
        </table:table-row>
        <table:table-row table:style-name="ro1">
          <table:table-cell office:value-type="float" office:value="28275" calcext:value-type="float">
            <text:p>28275</text:p>
          </table:table-cell>
          <table:table-cell table:style-name="ce2" table:formula="of:=VLOOKUP([.A91]; [.$G$3:.$H$8]; 2; 1)" office:value-type="percentage" office:value="0.08" calcext:value-type="percentage">
            <text:p>8%</text:p>
          </table:table-cell>
          <table:table-cell table:style-name="ce3" table:formula="of:=[.A91] + [.B91] * [.A91]" office:value-type="currency" office:currency="PLN" office:value="30537" calcext:value-type="currency">
            <text:p>30 537,00 zł</text:p>
          </table:table-cell>
          <table:table-cell table:number-columns-repeated="7"/>
        </table:table-row>
        <table:table-row table:style-name="ro1">
          <table:table-cell office:value-type="float" office:value="59123" calcext:value-type="float">
            <text:p>59123</text:p>
          </table:table-cell>
          <table:table-cell table:style-name="ce2" table:formula="of:=VLOOKUP([.A92]; [.$G$3:.$H$8]; 2; 1)" office:value-type="percentage" office:value="0.11" calcext:value-type="percentage">
            <text:p>11%</text:p>
          </table:table-cell>
          <table:table-cell table:style-name="ce3" table:formula="of:=[.A92] + [.B92] * [.A92]" office:value-type="currency" office:currency="PLN" office:value="65626.53" calcext:value-type="currency">
            <text:p>65 626,53 zł</text:p>
          </table:table-cell>
          <table:table-cell table:number-columns-repeated="7"/>
        </table:table-row>
        <table:table-row table:style-name="ro1">
          <table:table-cell office:value-type="float" office:value="73406" calcext:value-type="float">
            <text:p>73406</text:p>
          </table:table-cell>
          <table:table-cell table:style-name="ce2" table:formula="of:=VLOOKUP([.A93]; [.$G$3:.$H$8]; 2; 1)" office:value-type="percentage" office:value="0.11" calcext:value-type="percentage">
            <text:p>11%</text:p>
          </table:table-cell>
          <table:table-cell table:style-name="ce3" table:formula="of:=[.A93] + [.B93] * [.A93]" office:value-type="currency" office:currency="PLN" office:value="81480.66" calcext:value-type="currency">
            <text:p>81 480,66 zł</text:p>
          </table:table-cell>
          <table:table-cell table:number-columns-repeated="7"/>
        </table:table-row>
        <table:table-row table:style-name="ro1">
          <table:table-cell office:value-type="float" office:value="50770" calcext:value-type="float">
            <text:p>50770</text:p>
          </table:table-cell>
          <table:table-cell table:style-name="ce2" table:formula="of:=VLOOKUP([.A94]; [.$G$3:.$H$8]; 2; 1)" office:value-type="percentage" office:value="0.11" calcext:value-type="percentage">
            <text:p>11%</text:p>
          </table:table-cell>
          <table:table-cell table:style-name="ce3" table:formula="of:=[.A94] + [.B94] * [.A94]" office:value-type="currency" office:currency="PLN" office:value="56354.7" calcext:value-type="currency">
            <text:p>56 354,70 zł</text:p>
          </table:table-cell>
          <table:table-cell table:number-columns-repeated="7"/>
        </table:table-row>
        <table:table-row table:style-name="ro1">
          <table:table-cell office:value-type="float" office:value="78505" calcext:value-type="float">
            <text:p>78505</text:p>
          </table:table-cell>
          <table:table-cell table:style-name="ce2" table:formula="of:=VLOOKUP([.A95]; [.$G$3:.$H$8]; 2; 1)" office:value-type="percentage" office:value="0.11" calcext:value-type="percentage">
            <text:p>11%</text:p>
          </table:table-cell>
          <table:table-cell table:style-name="ce3" table:formula="of:=[.A95] + [.B95] * [.A95]" office:value-type="currency" office:currency="PLN" office:value="87140.55" calcext:value-type="currency">
            <text:p>87 140,55 zł</text:p>
          </table:table-cell>
          <table:table-cell table:number-columns-repeated="7"/>
        </table:table-row>
        <table:table-row table:style-name="ro1">
          <table:table-cell office:value-type="float" office:value="20957" calcext:value-type="float">
            <text:p>20957</text:p>
          </table:table-cell>
          <table:table-cell table:style-name="ce2" table:formula="of:=VLOOKUP([.A96]; [.$G$3:.$H$8]; 2; 1)" office:value-type="percentage" office:value="0.08" calcext:value-type="percentage">
            <text:p>8%</text:p>
          </table:table-cell>
          <table:table-cell table:style-name="ce3" table:formula="of:=[.A96] + [.B96] * [.A96]" office:value-type="currency" office:currency="PLN" office:value="22633.56" calcext:value-type="currency">
            <text:p>22 633,56 zł</text:p>
          </table:table-cell>
          <table:table-cell table:number-columns-repeated="7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style-name="ce2" table:formula="of:=VLOOKUP([.A97]; [.$G$3:.$H$8]; 2; 1)" office:value-type="percentage" office:value="0.06" calcext:value-type="percentage">
            <text:p>6%</text:p>
          </table:table-cell>
          <table:table-cell table:style-name="ce3" table:formula="of:=[.A97] + [.B97] * [.A97]" office:value-type="currency" office:currency="PLN" office:value="6666.34" calcext:value-type="currency">
            <text:p>6 666,34 zł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table:formula="of:=VLOOKUP([.A98]; [.$G$3:.$H$8]; 2; 1)" office:value-type="percentage" office:value="0.06" calcext:value-type="percentage">
            <text:p>6%</text:p>
          </table:table-cell>
          <table:table-cell table:style-name="ce3" table:formula="of:=[.A98] + [.B98] * [.A98]" office:value-type="currency" office:currency="PLN" office:value="284.08" calcext:value-type="currency">
            <text:p>284,08 zł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table:formula="of:=VLOOKUP([.A99]; [.$G$3:.$H$8]; 2; 1)" office:value-type="percentage" office:value="0.06" calcext:value-type="percentage">
            <text:p>6%</text:p>
          </table:table-cell>
          <table:table-cell table:style-name="ce3" table:formula="of:=[.A99] + [.B99] * [.A99]" office:value-type="currency" office:currency="PLN" office:value="1060" calcext:value-type="currency">
            <text:p>1 060,00 zł</text:p>
          </table:table-cell>
          <table:table-cell table:number-columns-repeated="7"/>
        </table:table-row>
        <table:table-row table:style-name="ro1">
          <table:table-cell office:value-type="float" office:value="69132" calcext:value-type="float">
            <text:p>69132</text:p>
          </table:table-cell>
          <table:table-cell table:style-name="ce2" table:formula="of:=VLOOKUP([.A100]; [.$G$3:.$H$8]; 2; 1)" office:value-type="percentage" office:value="0.11" calcext:value-type="percentage">
            <text:p>11%</text:p>
          </table:table-cell>
          <table:table-cell table:style-name="ce3" table:formula="of:=[.A100] + [.B100] * [.A100]" office:value-type="currency" office:currency="PLN" office:value="76736.52" calcext:value-type="currency">
            <text:p>76 736,52 zł</text:p>
          </table:table-cell>
          <table:table-cell table:number-columns-repeated="7"/>
        </table:table-row>
        <table:table-row table:style-name="ro1">
          <table:table-cell office:value-type="float" office:value="71517" calcext:value-type="float">
            <text:p>71517</text:p>
          </table:table-cell>
          <table:table-cell table:style-name="ce2" table:formula="of:=VLOOKUP([.A101]; [.$G$3:.$H$8]; 2; 1)" office:value-type="percentage" office:value="0.11" calcext:value-type="percentage">
            <text:p>11%</text:p>
          </table:table-cell>
          <table:table-cell table:style-name="ce3" table:formula="of:=[.A101] + [.B101] * [.A101]" office:value-type="currency" office:currency="PLN" office:value="79383.87" calcext:value-type="currency">
            <text:p>79 383,87 zł</text:p>
          </table:table-cell>
          <table:table-cell table:number-columns-repeated="7"/>
        </table:table-row>
        <table:table-row table:style-name="ro1">
          <table:table-cell office:value-type="float" office:value="71249" calcext:value-type="float">
            <text:p>71249</text:p>
          </table:table-cell>
          <table:table-cell table:style-name="ce2" table:formula="of:=VLOOKUP([.A102]; [.$G$3:.$H$8]; 2; 1)" office:value-type="percentage" office:value="0.11" calcext:value-type="percentage">
            <text:p>11%</text:p>
          </table:table-cell>
          <table:table-cell table:style-name="ce3" table:formula="of:=[.A102] + [.B102] * [.A102]" office:value-type="currency" office:currency="PLN" office:value="79086.39" calcext:value-type="currency">
            <text:p>79 086,39 zł</text:p>
          </table:table-cell>
          <table:table-cell table:number-columns-repeated="7"/>
        </table:table-row>
        <table:table-row table:style-name="ro1">
          <table:table-cell office:value-type="float" office:value="49556" calcext:value-type="float">
            <text:p>49556</text:p>
          </table:table-cell>
          <table:table-cell table:style-name="ce2" table:formula="of:=VLOOKUP([.A103]; [.$G$3:.$H$8]; 2; 1)" office:value-type="percentage" office:value="0.1" calcext:value-type="percentage">
            <text:p>10%</text:p>
          </table:table-cell>
          <table:table-cell table:style-name="ce3" table:formula="of:=[.A103] + [.B103] * [.A103]" office:value-type="currency" office:currency="PLN" office:value="54511.6" calcext:value-type="currency">
            <text:p>54 511,60 zł</text:p>
          </table:table-cell>
          <table:table-cell table:number-columns-repeated="7"/>
        </table:table-row>
        <table:table-row table:style-name="ro1">
          <table:table-cell office:value-type="float" office:value="36545" calcext:value-type="float">
            <text:p>36545</text:p>
          </table:table-cell>
          <table:table-cell table:style-name="ce2" table:formula="of:=VLOOKUP([.A104]; [.$G$3:.$H$8]; 2; 1)" office:value-type="percentage" office:value="0.09" calcext:value-type="percentage">
            <text:p>9%</text:p>
          </table:table-cell>
          <table:table-cell table:style-name="ce3" table:formula="of:=[.A104] + [.B104] * [.A104]" office:value-type="currency" office:currency="PLN" office:value="39834.05" calcext:value-type="currency">
            <text:p>39 834,05 zł</text:p>
          </table:table-cell>
          <table:table-cell table:number-columns-repeated="7"/>
        </table:table-row>
        <table:table-row table:style-name="ro1">
          <table:table-cell office:value-type="float" office:value="74113" calcext:value-type="float">
            <text:p>74113</text:p>
          </table:table-cell>
          <table:table-cell table:style-name="ce2" table:formula="of:=VLOOKUP([.A105]; [.$G$3:.$H$8]; 2; 1)" office:value-type="percentage" office:value="0.11" calcext:value-type="percentage">
            <text:p>11%</text:p>
          </table:table-cell>
          <table:table-cell table:style-name="ce3" table:formula="of:=[.A105] + [.B105] * [.A105]" office:value-type="currency" office:currency="PLN" office:value="82265.43" calcext:value-type="currency">
            <text:p>82 265,43 zł</text:p>
          </table:table-cell>
          <table:table-cell table:number-columns-repeated="7"/>
        </table:table-row>
        <table:table-row table:style-name="ro1">
          <table:table-cell office:value-type="float" office:value="60472" calcext:value-type="float">
            <text:p>60472</text:p>
          </table:table-cell>
          <table:table-cell table:style-name="ce2" table:formula="of:=VLOOKUP([.A106]; [.$G$3:.$H$8]; 2; 1)" office:value-type="percentage" office:value="0.11" calcext:value-type="percentage">
            <text:p>11%</text:p>
          </table:table-cell>
          <table:table-cell table:style-name="ce3" table:formula="of:=[.A106] + [.B106] * [.A106]" office:value-type="currency" office:currency="PLN" office:value="67123.92" calcext:value-type="currency">
            <text:p>67 123,92 zł</text:p>
          </table:table-cell>
          <table:table-cell table:number-columns-repeated="7"/>
        </table:table-row>
        <table:table-row table:style-name="ro1">
          <table:table-cell office:value-type="float" office:value="14520" calcext:value-type="float">
            <text:p>14520</text:p>
          </table:table-cell>
          <table:table-cell table:style-name="ce2" table:formula="of:=VLOOKUP([.A107]; [.$G$3:.$H$8]; 2; 1)" office:value-type="percentage" office:value="0.07" calcext:value-type="percentage">
            <text:p>7%</text:p>
          </table:table-cell>
          <table:table-cell table:style-name="ce3" table:formula="of:=[.A107] + [.B107] * [.A107]" office:value-type="currency" office:currency="PLN" office:value="15536.4" calcext:value-type="currency">
            <text:p>15 536,40 zł</text:p>
          </table:table-cell>
          <table:table-cell table:number-columns-repeated="7"/>
        </table:table-row>
        <table:table-row table:style-name="ro1">
          <table:table-cell office:value-type="float" office:value="28046" calcext:value-type="float">
            <text:p>28046</text:p>
          </table:table-cell>
          <table:table-cell table:style-name="ce2" table:formula="of:=VLOOKUP([.A108]; [.$G$3:.$H$8]; 2; 1)" office:value-type="percentage" office:value="0.08" calcext:value-type="percentage">
            <text:p>8%</text:p>
          </table:table-cell>
          <table:table-cell table:style-name="ce3" table:formula="of:=[.A108] + [.B108] * [.A108]" office:value-type="currency" office:currency="PLN" office:value="30289.68" calcext:value-type="currency">
            <text:p>30 289,68 zł</text:p>
          </table:table-cell>
          <table:table-cell table:number-columns-repeated="7"/>
        </table:table-row>
        <table:table-row table:style-name="ro1">
          <table:table-cell office:value-type="float" office:value="79936" calcext:value-type="float">
            <text:p>79936</text:p>
          </table:table-cell>
          <table:table-cell table:style-name="ce2" table:formula="of:=VLOOKUP([.A109]; [.$G$3:.$H$8]; 2; 1)" office:value-type="percentage" office:value="0.11" calcext:value-type="percentage">
            <text:p>11%</text:p>
          </table:table-cell>
          <table:table-cell table:style-name="ce3" table:formula="of:=[.A109] + [.B109] * [.A109]" office:value-type="currency" office:currency="PLN" office:value="88728.96" calcext:value-type="currency">
            <text:p>88 728,96 zł</text:p>
          </table:table-cell>
          <table:table-cell table:number-columns-repeated="7"/>
        </table:table-row>
        <table:table-row table:style-name="ro1">
          <table:table-cell office:value-type="float" office:value="36109" calcext:value-type="float">
            <text:p>36109</text:p>
          </table:table-cell>
          <table:table-cell table:style-name="ce2" table:formula="of:=VLOOKUP([.A110]; [.$G$3:.$H$8]; 2; 1)" office:value-type="percentage" office:value="0.09" calcext:value-type="percentage">
            <text:p>9%</text:p>
          </table:table-cell>
          <table:table-cell table:style-name="ce3" table:formula="of:=[.A110] + [.B110] * [.A110]" office:value-type="currency" office:currency="PLN" office:value="39358.81" calcext:value-type="currency">
            <text:p>39 358,81 zł</text:p>
          </table:table-cell>
          <table:table-cell table:number-columns-repeated="7"/>
        </table:table-row>
        <table:table-row table:style-name="ro1">
          <table:table-cell office:value-type="float" office:value="42336" calcext:value-type="float">
            <text:p>42336</text:p>
          </table:table-cell>
          <table:table-cell table:style-name="ce2" table:formula="of:=VLOOKUP([.A111]; [.$G$3:.$H$8]; 2; 1)" office:value-type="percentage" office:value="0.1" calcext:value-type="percentage">
            <text:p>10%</text:p>
          </table:table-cell>
          <table:table-cell table:style-name="ce3" table:formula="of:=[.A111] + [.B111] * [.A111]" office:value-type="currency" office:currency="PLN" office:value="46569.6" calcext:value-type="currency">
            <text:p>46 569,60 zł</text:p>
          </table:table-cell>
          <table:table-cell table:number-columns-repeated="7"/>
        </table:table-row>
        <table:table-row table:style-name="ro1">
          <table:table-cell office:value-type="float" office:value="64550" calcext:value-type="float">
            <text:p>64550</text:p>
          </table:table-cell>
          <table:table-cell table:style-name="ce2" table:formula="of:=VLOOKUP([.A112]; [.$G$3:.$H$8]; 2; 1)" office:value-type="percentage" office:value="0.11" calcext:value-type="percentage">
            <text:p>11%</text:p>
          </table:table-cell>
          <table:table-cell table:style-name="ce3" table:formula="of:=[.A112] + [.B112] * [.A112]" office:value-type="currency" office:currency="PLN" office:value="71650.5" calcext:value-type="currency">
            <text:p>71 650,50 zł</text:p>
          </table:table-cell>
          <table:table-cell table:number-columns-repeated="7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style-name="ce2" table:formula="of:=VLOOKUP([.A113]; [.$G$3:.$H$8]; 2; 1)" office:value-type="percentage" office:value="0.06" calcext:value-type="percentage">
            <text:p>6%</text:p>
          </table:table-cell>
          <table:table-cell table:style-name="ce3" table:formula="of:=[.A113] + [.B113] * [.A113]" office:value-type="currency" office:currency="PLN" office:value="6722.52" calcext:value-type="currency">
            <text:p>6 722,52 zł</text:p>
          </table:table-cell>
          <table:table-cell table:number-columns-repeated="7"/>
        </table:table-row>
        <table:table-row table:style-name="ro1">
          <table:table-cell office:value-type="float" office:value="76170" calcext:value-type="float">
            <text:p>76170</text:p>
          </table:table-cell>
          <table:table-cell table:style-name="ce2" table:formula="of:=VLOOKUP([.A114]; [.$G$3:.$H$8]; 2; 1)" office:value-type="percentage" office:value="0.11" calcext:value-type="percentage">
            <text:p>11%</text:p>
          </table:table-cell>
          <table:table-cell table:style-name="ce3" table:formula="of:=[.A114] + [.B114] * [.A114]" office:value-type="currency" office:currency="PLN" office:value="84548.7" calcext:value-type="currency">
            <text:p>84 548,70 zł</text:p>
          </table:table-cell>
          <table:table-cell table:number-columns-repeated="7"/>
        </table:table-row>
        <table:table-row table:style-name="ro1">
          <table:table-cell office:value-type="float" office:value="23751" calcext:value-type="float">
            <text:p>23751</text:p>
          </table:table-cell>
          <table:table-cell table:style-name="ce2" table:formula="of:=VLOOKUP([.A115]; [.$G$3:.$H$8]; 2; 1)" office:value-type="percentage" office:value="0.08" calcext:value-type="percentage">
            <text:p>8%</text:p>
          </table:table-cell>
          <table:table-cell table:style-name="ce3" table:formula="of:=[.A115] + [.B115] * [.A115]" office:value-type="currency" office:currency="PLN" office:value="25651.08" calcext:value-type="currency">
            <text:p>25 651,08 zł</text:p>
          </table:table-cell>
          <table:table-cell table:number-columns-repeated="7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style-name="ce2" table:formula="of:=VLOOKUP([.A116]; [.$G$3:.$H$8]; 2; 1)" office:value-type="percentage" office:value="0.06" calcext:value-type="percentage">
            <text:p>6%</text:p>
          </table:table-cell>
          <table:table-cell table:style-name="ce3" table:formula="of:=[.A116] + [.B116] * [.A116]" office:value-type="currency" office:currency="PLN" office:value="8221.36" calcext:value-type="currency">
            <text:p>8 221,36 zł</text:p>
          </table:table-cell>
          <table:table-cell table:number-columns-repeated="7"/>
        </table:table-row>
        <table:table-row table:style-name="ro1">
          <table:table-cell office:value-type="float" office:value="24673" calcext:value-type="float">
            <text:p>24673</text:p>
          </table:table-cell>
          <table:table-cell table:style-name="ce2" table:formula="of:=VLOOKUP([.A117]; [.$G$3:.$H$8]; 2; 1)" office:value-type="percentage" office:value="0.08" calcext:value-type="percentage">
            <text:p>8%</text:p>
          </table:table-cell>
          <table:table-cell table:style-name="ce3" table:formula="of:=[.A117] + [.B117] * [.A117]" office:value-type="currency" office:currency="PLN" office:value="26646.84" calcext:value-type="currency">
            <text:p>26 646,84 zł</text:p>
          </table:table-cell>
          <table:table-cell table:number-columns-repeated="7"/>
        </table:table-row>
        <table:table-row table:style-name="ro1">
          <table:table-cell office:value-type="float" office:value="67375" calcext:value-type="float">
            <text:p>67375</text:p>
          </table:table-cell>
          <table:table-cell table:style-name="ce2" table:formula="of:=VLOOKUP([.A118]; [.$G$3:.$H$8]; 2; 1)" office:value-type="percentage" office:value="0.11" calcext:value-type="percentage">
            <text:p>11%</text:p>
          </table:table-cell>
          <table:table-cell table:style-name="ce3" table:formula="of:=[.A118] + [.B118] * [.A118]" office:value-type="currency" office:currency="PLN" office:value="74786.25" calcext:value-type="currency">
            <text:p>74 786,25 zł</text:p>
          </table:table-cell>
          <table:table-cell table:number-columns-repeated="7"/>
        </table:table-row>
        <table:table-row table:style-name="ro1">
          <table:table-cell office:value-type="float" office:value="43911" calcext:value-type="float">
            <text:p>43911</text:p>
          </table:table-cell>
          <table:table-cell table:style-name="ce2" table:formula="of:=VLOOKUP([.A119]; [.$G$3:.$H$8]; 2; 1)" office:value-type="percentage" office:value="0.1" calcext:value-type="percentage">
            <text:p>10%</text:p>
          </table:table-cell>
          <table:table-cell table:style-name="ce3" table:formula="of:=[.A119] + [.B119] * [.A119]" office:value-type="currency" office:currency="PLN" office:value="48302.1" calcext:value-type="currency">
            <text:p>48 302,10 zł</text:p>
          </table:table-cell>
          <table:table-cell table:number-columns-repeated="7"/>
        </table:table-row>
        <table:table-row table:style-name="ro1">
          <table:table-cell office:value-type="float" office:value="19276" calcext:value-type="float">
            <text:p>19276</text:p>
          </table:table-cell>
          <table:table-cell table:style-name="ce2" table:formula="of:=VLOOKUP([.A120]; [.$G$3:.$H$8]; 2; 1)" office:value-type="percentage" office:value="0.07" calcext:value-type="percentage">
            <text:p>7%</text:p>
          </table:table-cell>
          <table:table-cell table:style-name="ce3" table:formula="of:=[.A120] + [.B120] * [.A120]" office:value-type="currency" office:currency="PLN" office:value="20625.32" calcext:value-type="currency">
            <text:p>20 625,32 zł</text:p>
          </table:table-cell>
          <table:table-cell table:number-columns-repeated="7"/>
        </table:table-row>
        <table:table-row table:style-name="ro1">
          <table:table-cell office:value-type="float" office:value="12423" calcext:value-type="float">
            <text:p>12423</text:p>
          </table:table-cell>
          <table:table-cell table:style-name="ce2" table:formula="of:=VLOOKUP([.A121]; [.$G$3:.$H$8]; 2; 1)" office:value-type="percentage" office:value="0.07" calcext:value-type="percentage">
            <text:p>7%</text:p>
          </table:table-cell>
          <table:table-cell table:style-name="ce3" table:formula="of:=[.A121] + [.B121] * [.A121]" office:value-type="currency" office:currency="PLN" office:value="13292.61" calcext:value-type="currency">
            <text:p>13 292,61 zł</text:p>
          </table:table-cell>
          <table:table-cell table:number-columns-repeated="7"/>
        </table:table-row>
        <table:table-row table:style-name="ro1">
          <table:table-cell office:value-type="float" office:value="78517" calcext:value-type="float">
            <text:p>78517</text:p>
          </table:table-cell>
          <table:table-cell table:style-name="ce2" table:formula="of:=VLOOKUP([.A122]; [.$G$3:.$H$8]; 2; 1)" office:value-type="percentage" office:value="0.11" calcext:value-type="percentage">
            <text:p>11%</text:p>
          </table:table-cell>
          <table:table-cell table:style-name="ce3" table:formula="of:=[.A122] + [.B122] * [.A122]" office:value-type="currency" office:currency="PLN" office:value="87153.87" calcext:value-type="currency">
            <text:p>87 153,87 zł</text:p>
          </table:table-cell>
          <table:table-cell table:number-columns-repeated="7"/>
        </table:table-row>
        <table:table-row table:style-name="ro1">
          <table:table-cell office:value-type="float" office:value="16941" calcext:value-type="float">
            <text:p>16941</text:p>
          </table:table-cell>
          <table:table-cell table:style-name="ce2" table:formula="of:=VLOOKUP([.A123]; [.$G$3:.$H$8]; 2; 1)" office:value-type="percentage" office:value="0.07" calcext:value-type="percentage">
            <text:p>7%</text:p>
          </table:table-cell>
          <table:table-cell table:style-name="ce3" table:formula="of:=[.A123] + [.B123] * [.A123]" office:value-type="currency" office:currency="PLN" office:value="18126.87" calcext:value-type="currency">
            <text:p>18 126,87 zł</text:p>
          </table:table-cell>
          <table:table-cell table:number-columns-repeated="7"/>
        </table:table-row>
        <table:table-row table:style-name="ro1">
          <table:table-cell office:value-type="float" office:value="25374" calcext:value-type="float">
            <text:p>25374</text:p>
          </table:table-cell>
          <table:table-cell table:style-name="ce2" table:formula="of:=VLOOKUP([.A124]; [.$G$3:.$H$8]; 2; 1)" office:value-type="percentage" office:value="0.08" calcext:value-type="percentage">
            <text:p>8%</text:p>
          </table:table-cell>
          <table:table-cell table:style-name="ce3" table:formula="of:=[.A124] + [.B124] * [.A124]" office:value-type="currency" office:currency="PLN" office:value="27403.92" calcext:value-type="currency">
            <text:p>27 403,92 zł</text:p>
          </table:table-cell>
          <table:table-cell table:number-columns-repeated="7"/>
        </table:table-row>
        <table:table-row table:style-name="ro1">
          <table:table-cell office:value-type="float" office:value="76189" calcext:value-type="float">
            <text:p>76189</text:p>
          </table:table-cell>
          <table:table-cell table:style-name="ce2" table:formula="of:=VLOOKUP([.A125]; [.$G$3:.$H$8]; 2; 1)" office:value-type="percentage" office:value="0.11" calcext:value-type="percentage">
            <text:p>11%</text:p>
          </table:table-cell>
          <table:table-cell table:style-name="ce3" table:formula="of:=[.A125] + [.B125] * [.A125]" office:value-type="currency" office:currency="PLN" office:value="84569.79" calcext:value-type="currency">
            <text:p>84 569,79 zł</text:p>
          </table:table-cell>
          <table:table-cell table:number-columns-repeated="7"/>
        </table:table-row>
        <table:table-row table:style-name="ro1">
          <table:table-cell office:value-type="float" office:value="27099" calcext:value-type="float">
            <text:p>27099</text:p>
          </table:table-cell>
          <table:table-cell table:style-name="ce2" table:formula="of:=VLOOKUP([.A126]; [.$G$3:.$H$8]; 2; 1)" office:value-type="percentage" office:value="0.08" calcext:value-type="percentage">
            <text:p>8%</text:p>
          </table:table-cell>
          <table:table-cell table:style-name="ce3" table:formula="of:=[.A126] + [.B126] * [.A126]" office:value-type="currency" office:currency="PLN" office:value="29266.92" calcext:value-type="currency">
            <text:p>29 266,92 zł</text:p>
          </table:table-cell>
          <table:table-cell table:number-columns-repeated="7"/>
        </table:table-row>
        <table:table-row table:style-name="ro1">
          <table:table-cell office:value-type="float" office:value="39916" calcext:value-type="float">
            <text:p>39916</text:p>
          </table:table-cell>
          <table:table-cell table:style-name="ce2" table:formula="of:=VLOOKUP([.A127]; [.$G$3:.$H$8]; 2; 1)" office:value-type="percentage" office:value="0.09" calcext:value-type="percentage">
            <text:p>9%</text:p>
          </table:table-cell>
          <table:table-cell table:style-name="ce3" table:formula="of:=[.A127] + [.B127] * [.A127]" office:value-type="currency" office:currency="PLN" office:value="43508.44" calcext:value-type="currency">
            <text:p>43 508,44 zł</text:p>
          </table:table-cell>
          <table:table-cell table:number-columns-repeated="7"/>
        </table:table-row>
        <table:table-row table:style-name="ro1">
          <table:table-cell office:value-type="float" office:value="50075" calcext:value-type="float">
            <text:p>50075</text:p>
          </table:table-cell>
          <table:table-cell table:style-name="ce2" table:formula="of:=VLOOKUP([.A128]; [.$G$3:.$H$8]; 2; 1)" office:value-type="percentage" office:value="0.11" calcext:value-type="percentage">
            <text:p>11%</text:p>
          </table:table-cell>
          <table:table-cell table:style-name="ce3" table:formula="of:=[.A128] + [.B128] * [.A128]" office:value-type="currency" office:currency="PLN" office:value="55583.25" calcext:value-type="currency">
            <text:p>55 583,25 zł</text:p>
          </table:table-cell>
          <table:table-cell table:number-columns-repeated="7"/>
        </table:table-row>
        <table:table-row table:style-name="ro1">
          <table:table-cell office:value-type="float" office:value="14918" calcext:value-type="float">
            <text:p>14918</text:p>
          </table:table-cell>
          <table:table-cell table:style-name="ce2" table:formula="of:=VLOOKUP([.A129]; [.$G$3:.$H$8]; 2; 1)" office:value-type="percentage" office:value="0.07" calcext:value-type="percentage">
            <text:p>7%</text:p>
          </table:table-cell>
          <table:table-cell table:style-name="ce3" table:formula="of:=[.A129] + [.B129] * [.A129]" office:value-type="currency" office:currency="PLN" office:value="15962.26" calcext:value-type="currency">
            <text:p>15 962,26 zł</text:p>
          </table:table-cell>
          <table:table-cell table:number-columns-repeated="7"/>
        </table:table-row>
        <table:table-row table:style-name="ro1">
          <table:table-cell office:value-type="float" office:value="11502" calcext:value-type="float">
            <text:p>11502</text:p>
          </table:table-cell>
          <table:table-cell table:style-name="ce2" table:formula="of:=VLOOKUP([.A130]; [.$G$3:.$H$8]; 2; 1)" office:value-type="percentage" office:value="0.07" calcext:value-type="percentage">
            <text:p>7%</text:p>
          </table:table-cell>
          <table:table-cell table:style-name="ce3" table:formula="of:=[.A130] + [.B130] * [.A130]" office:value-type="currency" office:currency="PLN" office:value="12307.14" calcext:value-type="currency">
            <text:p>12 307,14 zł</text:p>
          </table:table-cell>
          <table:table-cell table:number-columns-repeated="7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style-name="ce2" table:formula="of:=VLOOKUP([.A131]; [.$G$3:.$H$8]; 2; 1)" office:value-type="percentage" office:value="0.06" calcext:value-type="percentage">
            <text:p>6%</text:p>
          </table:table-cell>
          <table:table-cell table:style-name="ce3" table:formula="of:=[.A131] + [.B131] * [.A131]" office:value-type="currency" office:currency="PLN" office:value="5309.54" calcext:value-type="currency">
            <text:p>5 309,54 zł</text:p>
          </table:table-cell>
          <table:table-cell table:number-columns-repeated="7"/>
        </table:table-row>
        <table:table-row table:style-name="ro1">
          <table:table-cell office:value-type="float" office:value="53818" calcext:value-type="float">
            <text:p>53818</text:p>
          </table:table-cell>
          <table:table-cell table:style-name="ce2" table:formula="of:=VLOOKUP([.A132]; [.$G$3:.$H$8]; 2; 1)" office:value-type="percentage" office:value="0.11" calcext:value-type="percentage">
            <text:p>11%</text:p>
          </table:table-cell>
          <table:table-cell table:style-name="ce3" table:formula="of:=[.A132] + [.B132] * [.A132]" office:value-type="currency" office:currency="PLN" office:value="59737.98" calcext:value-type="currency">
            <text:p>59 737,98 zł</text:p>
          </table:table-cell>
          <table:table-cell table:number-columns-repeated="7"/>
        </table:table-row>
        <table:table-row table:style-name="ro1">
          <table:table-cell office:value-type="float" office:value="43242" calcext:value-type="float">
            <text:p>43242</text:p>
          </table:table-cell>
          <table:table-cell table:style-name="ce2" table:formula="of:=VLOOKUP([.A133]; [.$G$3:.$H$8]; 2; 1)" office:value-type="percentage" office:value="0.1" calcext:value-type="percentage">
            <text:p>10%</text:p>
          </table:table-cell>
          <table:table-cell table:style-name="ce3" table:formula="of:=[.A133] + [.B133] * [.A133]" office:value-type="currency" office:currency="PLN" office:value="47566.2" calcext:value-type="currency">
            <text:p>47 566,20 zł</text:p>
          </table:table-cell>
          <table:table-cell table:number-columns-repeated="7"/>
        </table:table-row>
        <table:table-row table:style-name="ro1">
          <table:table-cell office:value-type="float" office:value="18681" calcext:value-type="float">
            <text:p>18681</text:p>
          </table:table-cell>
          <table:table-cell table:style-name="ce2" table:formula="of:=VLOOKUP([.A134]; [.$G$3:.$H$8]; 2; 1)" office:value-type="percentage" office:value="0.07" calcext:value-type="percentage">
            <text:p>7%</text:p>
          </table:table-cell>
          <table:table-cell table:style-name="ce3" table:formula="of:=[.A134] + [.B134] * [.A134]" office:value-type="currency" office:currency="PLN" office:value="19988.67" calcext:value-type="currency">
            <text:p>19 988,67 zł</text:p>
          </table:table-cell>
          <table:table-cell table:number-columns-repeated="7"/>
        </table:table-row>
        <table:table-row table:style-name="ro1">
          <table:table-cell office:value-type="float" office:value="52956" calcext:value-type="float">
            <text:p>52956</text:p>
          </table:table-cell>
          <table:table-cell table:style-name="ce2" table:formula="of:=VLOOKUP([.A135]; [.$G$3:.$H$8]; 2; 1)" office:value-type="percentage" office:value="0.11" calcext:value-type="percentage">
            <text:p>11%</text:p>
          </table:table-cell>
          <table:table-cell table:style-name="ce3" table:formula="of:=[.A135] + [.B135] * [.A135]" office:value-type="currency" office:currency="PLN" office:value="58781.16" calcext:value-type="currency">
            <text:p>58 781,16 zł</text:p>
          </table:table-cell>
          <table:table-cell table:number-columns-repeated="7"/>
        </table:table-row>
        <table:table-row table:style-name="ro1">
          <table:table-cell office:value-type="float" office:value="54442" calcext:value-type="float">
            <text:p>54442</text:p>
          </table:table-cell>
          <table:table-cell table:style-name="ce2" table:formula="of:=VLOOKUP([.A136]; [.$G$3:.$H$8]; 2; 1)" office:value-type="percentage" office:value="0.11" calcext:value-type="percentage">
            <text:p>11%</text:p>
          </table:table-cell>
          <table:table-cell table:style-name="ce3" table:formula="of:=[.A136] + [.B136] * [.A136]" office:value-type="currency" office:currency="PLN" office:value="60430.62" calcext:value-type="currency">
            <text:p>60 430,62 zł</text:p>
          </table:table-cell>
          <table:table-cell table:number-columns-repeated="7"/>
        </table:table-row>
        <table:table-row table:style-name="ro1">
          <table:table-cell office:value-type="float" office:value="34208" calcext:value-type="float">
            <text:p>34208</text:p>
          </table:table-cell>
          <table:table-cell table:style-name="ce2" table:formula="of:=VLOOKUP([.A137]; [.$G$3:.$H$8]; 2; 1)" office:value-type="percentage" office:value="0.09" calcext:value-type="percentage">
            <text:p>9%</text:p>
          </table:table-cell>
          <table:table-cell table:style-name="ce3" table:formula="of:=[.A137] + [.B137] * [.A137]" office:value-type="currency" office:currency="PLN" office:value="37286.72" calcext:value-type="currency">
            <text:p>37 286,72 zł</text:p>
          </table:table-cell>
          <table:table-cell table:number-columns-repeated="7"/>
        </table:table-row>
        <table:table-row table:style-name="ro1">
          <table:table-cell office:value-type="float" office:value="14249" calcext:value-type="float">
            <text:p>14249</text:p>
          </table:table-cell>
          <table:table-cell table:style-name="ce2" table:formula="of:=VLOOKUP([.A138]; [.$G$3:.$H$8]; 2; 1)" office:value-type="percentage" office:value="0.07" calcext:value-type="percentage">
            <text:p>7%</text:p>
          </table:table-cell>
          <table:table-cell table:style-name="ce3" table:formula="of:=[.A138] + [.B138] * [.A138]" office:value-type="currency" office:currency="PLN" office:value="15246.43" calcext:value-type="currency">
            <text:p>15 246,43 zł</text:p>
          </table:table-cell>
          <table:table-cell table:number-columns-repeated="7"/>
        </table:table-row>
        <table:table-row table:style-name="ro1">
          <table:table-cell office:value-type="float" office:value="51489" calcext:value-type="float">
            <text:p>51489</text:p>
          </table:table-cell>
          <table:table-cell table:style-name="ce2" table:formula="of:=VLOOKUP([.A139]; [.$G$3:.$H$8]; 2; 1)" office:value-type="percentage" office:value="0.11" calcext:value-type="percentage">
            <text:p>11%</text:p>
          </table:table-cell>
          <table:table-cell table:style-name="ce3" table:formula="of:=[.A139] + [.B139] * [.A139]" office:value-type="currency" office:currency="PLN" office:value="57152.79" calcext:value-type="currency">
            <text:p>57 152,79 zł</text:p>
          </table:table-cell>
          <table:table-cell table:number-columns-repeated="7"/>
        </table:table-row>
        <table:table-row table:style-name="ro1">
          <table:table-cell office:value-type="float" office:value="26005" calcext:value-type="float">
            <text:p>26005</text:p>
          </table:table-cell>
          <table:table-cell table:style-name="ce2" table:formula="of:=VLOOKUP([.A140]; [.$G$3:.$H$8]; 2; 1)" office:value-type="percentage" office:value="0.08" calcext:value-type="percentage">
            <text:p>8%</text:p>
          </table:table-cell>
          <table:table-cell table:style-name="ce3" table:formula="of:=[.A140] + [.B140] * [.A140]" office:value-type="currency" office:currency="PLN" office:value="28085.4" calcext:value-type="currency">
            <text:p>28 085,40 zł</text:p>
          </table:table-cell>
          <table:table-cell table:number-columns-repeated="7"/>
        </table:table-row>
        <table:table-row table:style-name="ro1">
          <table:table-cell office:value-type="float" office:value="38848" calcext:value-type="float">
            <text:p>38848</text:p>
          </table:table-cell>
          <table:table-cell table:style-name="ce2" table:formula="of:=VLOOKUP([.A141]; [.$G$3:.$H$8]; 2; 1)" office:value-type="percentage" office:value="0.09" calcext:value-type="percentage">
            <text:p>9%</text:p>
          </table:table-cell>
          <table:table-cell table:style-name="ce3" table:formula="of:=[.A141] + [.B141] * [.A141]" office:value-type="currency" office:currency="PLN" office:value="42344.32" calcext:value-type="currency">
            <text:p>42 344,32 zł</text:p>
          </table:table-cell>
          <table:table-cell table:number-columns-repeated="7"/>
        </table:table-row>
        <table:table-row table:style-name="ro1">
          <table:table-cell office:value-type="float" office:value="77453" calcext:value-type="float">
            <text:p>77453</text:p>
          </table:table-cell>
          <table:table-cell table:style-name="ce2" table:formula="of:=VLOOKUP([.A142]; [.$G$3:.$H$8]; 2; 1)" office:value-type="percentage" office:value="0.11" calcext:value-type="percentage">
            <text:p>11%</text:p>
          </table:table-cell>
          <table:table-cell table:style-name="ce3" table:formula="of:=[.A142] + [.B142] * [.A142]" office:value-type="currency" office:currency="PLN" office:value="85972.83" calcext:value-type="currency">
            <text:p>85 972,83 zł</text:p>
          </table:table-cell>
          <table:table-cell table:number-columns-repeated="7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style-name="ce2" table:formula="of:=VLOOKUP([.A143]; [.$G$3:.$H$8]; 2; 1)" office:value-type="percentage" office:value="0.07" calcext:value-type="percentage">
            <text:p>7%</text:p>
          </table:table-cell>
          <table:table-cell table:style-name="ce3" table:formula="of:=[.A143] + [.B143] * [.A143]" office:value-type="currency" office:currency="PLN" office:value="11224.3" calcext:value-type="currency">
            <text:p>11 224,30 zł</text:p>
          </table:table-cell>
          <table:table-cell table:number-columns-repeated="7"/>
        </table:table-row>
        <table:table-row table:style-name="ro1">
          <table:table-cell office:value-type="float" office:value="14727" calcext:value-type="float">
            <text:p>14727</text:p>
          </table:table-cell>
          <table:table-cell table:style-name="ce2" table:formula="of:=VLOOKUP([.A144]; [.$G$3:.$H$8]; 2; 1)" office:value-type="percentage" office:value="0.07" calcext:value-type="percentage">
            <text:p>7%</text:p>
          </table:table-cell>
          <table:table-cell table:style-name="ce3" table:formula="of:=[.A144] + [.B144] * [.A144]" office:value-type="currency" office:currency="PLN" office:value="15757.89" calcext:value-type="currency">
            <text:p>15 757,89 zł</text:p>
          </table:table-cell>
          <table:table-cell table:number-columns-repeated="7"/>
        </table:table-row>
        <table:table-row table:style-name="ro1">
          <table:table-cell office:value-type="float" office:value="69402" calcext:value-type="float">
            <text:p>69402</text:p>
          </table:table-cell>
          <table:table-cell table:style-name="ce2" table:formula="of:=VLOOKUP([.A145]; [.$G$3:.$H$8]; 2; 1)" office:value-type="percentage" office:value="0.11" calcext:value-type="percentage">
            <text:p>11%</text:p>
          </table:table-cell>
          <table:table-cell table:style-name="ce3" table:formula="of:=[.A145] + [.B145] * [.A145]" office:value-type="currency" office:currency="PLN" office:value="77036.22" calcext:value-type="currency">
            <text:p>77 036,22 zł</text:p>
          </table:table-cell>
          <table:table-cell table:number-columns-repeated="7"/>
        </table:table-row>
        <table:table-row table:style-name="ro1">
          <table:table-cell office:value-type="float" office:value="35081" calcext:value-type="float">
            <text:p>35081</text:p>
          </table:table-cell>
          <table:table-cell table:style-name="ce2" table:formula="of:=VLOOKUP([.A146]; [.$G$3:.$H$8]; 2; 1)" office:value-type="percentage" office:value="0.09" calcext:value-type="percentage">
            <text:p>9%</text:p>
          </table:table-cell>
          <table:table-cell table:style-name="ce3" table:formula="of:=[.A146] + [.B146] * [.A146]" office:value-type="currency" office:currency="PLN" office:value="38238.29" calcext:value-type="currency">
            <text:p>38 238,29 zł</text:p>
          </table:table-cell>
          <table:table-cell table:number-columns-repeated="7"/>
        </table:table-row>
        <table:table-row table:style-name="ro1">
          <table:table-cell office:value-type="float" office:value="22598" calcext:value-type="float">
            <text:p>22598</text:p>
          </table:table-cell>
          <table:table-cell table:style-name="ce2" table:formula="of:=VLOOKUP([.A147]; [.$G$3:.$H$8]; 2; 1)" office:value-type="percentage" office:value="0.08" calcext:value-type="percentage">
            <text:p>8%</text:p>
          </table:table-cell>
          <table:table-cell table:style-name="ce3" table:formula="of:=[.A147] + [.B147] * [.A147]" office:value-type="currency" office:currency="PLN" office:value="24405.84" calcext:value-type="currency">
            <text:p>24 405,84 zł</text:p>
          </table:table-cell>
          <table:table-cell table:number-columns-repeated="7"/>
        </table:table-row>
        <table:table-row table:style-name="ro1">
          <table:table-cell office:value-type="float" office:value="40493" calcext:value-type="float">
            <text:p>40493</text:p>
          </table:table-cell>
          <table:table-cell table:style-name="ce2" table:formula="of:=VLOOKUP([.A148]; [.$G$3:.$H$8]; 2; 1)" office:value-type="percentage" office:value="0.1" calcext:value-type="percentage">
            <text:p>10%</text:p>
          </table:table-cell>
          <table:table-cell table:style-name="ce3" table:formula="of:=[.A148] + [.B148] * [.A148]" office:value-type="currency" office:currency="PLN" office:value="44542.3" calcext:value-type="currency">
            <text:p>44 542,30 zł</text:p>
          </table:table-cell>
          <table:table-cell table:number-columns-repeated="7"/>
        </table:table-row>
        <table:table-row table:style-name="ro1">
          <table:table-cell office:value-type="float" office:value="11407" calcext:value-type="float">
            <text:p>11407</text:p>
          </table:table-cell>
          <table:table-cell table:style-name="ce2" table:formula="of:=VLOOKUP([.A149]; [.$G$3:.$H$8]; 2; 1)" office:value-type="percentage" office:value="0.07" calcext:value-type="percentage">
            <text:p>7%</text:p>
          </table:table-cell>
          <table:table-cell table:style-name="ce3" table:formula="of:=[.A149] + [.B149] * [.A149]" office:value-type="currency" office:currency="PLN" office:value="12205.49" calcext:value-type="currency">
            <text:p>12 205,49 zł</text:p>
          </table:table-cell>
          <table:table-cell table:number-columns-repeated="7"/>
        </table:table-row>
        <table:table-row table:style-name="ro1">
          <table:table-cell office:value-type="float" office:value="24624" calcext:value-type="float">
            <text:p>24624</text:p>
          </table:table-cell>
          <table:table-cell table:style-name="ce2" table:formula="of:=VLOOKUP([.A150]; [.$G$3:.$H$8]; 2; 1)" office:value-type="percentage" office:value="0.08" calcext:value-type="percentage">
            <text:p>8%</text:p>
          </table:table-cell>
          <table:table-cell table:style-name="ce3" table:formula="of:=[.A150] + [.B150] * [.A150]" office:value-type="currency" office:currency="PLN" office:value="26593.92" calcext:value-type="currency">
            <text:p>26 593,92 zł</text:p>
          </table:table-cell>
          <table:table-cell table:number-columns-repeated="7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style-name="ce2" table:formula="of:=VLOOKUP([.A151]; [.$G$3:.$H$8]; 2; 1)" office:value-type="percentage" office:value="0.06" calcext:value-type="percentage">
            <text:p>6%</text:p>
          </table:table-cell>
          <table:table-cell table:style-name="ce3" table:formula="of:=[.A151] + [.B151] * [.A151]" office:value-type="currency" office:currency="PLN" office:value="3912.46" calcext:value-type="currency">
            <text:p>3 912,46 zł</text:p>
          </table:table-cell>
          <table:table-cell table:number-columns-repeated="7"/>
        </table:table-row>
        <table:table-row table:style-name="ro1">
          <table:table-cell office:value-type="float" office:value="45933" calcext:value-type="float">
            <text:p>45933</text:p>
          </table:table-cell>
          <table:table-cell table:style-name="ce2" table:formula="of:=VLOOKUP([.A152]; [.$G$3:.$H$8]; 2; 1)" office:value-type="percentage" office:value="0.1" calcext:value-type="percentage">
            <text:p>10%</text:p>
          </table:table-cell>
          <table:table-cell table:style-name="ce3" table:formula="of:=[.A152] + [.B152] * [.A152]" office:value-type="currency" office:currency="PLN" office:value="50526.3" calcext:value-type="currency">
            <text:p>50 526,30 zł</text:p>
          </table:table-cell>
          <table:table-cell table:number-columns-repeated="7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2" table:formula="of:=VLOOKUP([.A153]; [.$G$3:.$H$8]; 2; 1)" office:value-type="percentage" office:value="0.06" calcext:value-type="percentage">
            <text:p>6%</text:p>
          </table:table-cell>
          <table:table-cell table:style-name="ce3" table:formula="of:=[.A153] + [.B153] * [.A153]" office:value-type="currency" office:currency="PLN" office:value="1471.28" calcext:value-type="currency">
            <text:p>1 471,28 zł</text:p>
          </table:table-cell>
          <table:table-cell table:number-columns-repeated="7"/>
        </table:table-row>
        <table:table-row table:style-name="ro1">
          <table:table-cell office:value-type="float" office:value="77221" calcext:value-type="float">
            <text:p>77221</text:p>
          </table:table-cell>
          <table:table-cell table:style-name="ce2" table:formula="of:=VLOOKUP([.A154]; [.$G$3:.$H$8]; 2; 1)" office:value-type="percentage" office:value="0.11" calcext:value-type="percentage">
            <text:p>11%</text:p>
          </table:table-cell>
          <table:table-cell table:style-name="ce3" table:formula="of:=[.A154] + [.B154] * [.A154]" office:value-type="currency" office:currency="PLN" office:value="85715.31" calcext:value-type="currency">
            <text:p>85 715,31 zł</text:p>
          </table:table-cell>
          <table:table-cell table:number-columns-repeated="7"/>
        </table:table-row>
        <table:table-row table:style-name="ro1">
          <table:table-cell office:value-type="float" office:value="38764" calcext:value-type="float">
            <text:p>38764</text:p>
          </table:table-cell>
          <table:table-cell table:style-name="ce2" table:formula="of:=VLOOKUP([.A155]; [.$G$3:.$H$8]; 2; 1)" office:value-type="percentage" office:value="0.09" calcext:value-type="percentage">
            <text:p>9%</text:p>
          </table:table-cell>
          <table:table-cell table:style-name="ce3" table:formula="of:=[.A155] + [.B155] * [.A155]" office:value-type="currency" office:currency="PLN" office:value="42252.76" calcext:value-type="currency">
            <text:p>42 252,76 zł</text:p>
          </table:table-cell>
          <table:table-cell table:number-columns-repeated="7"/>
        </table:table-row>
        <table:table-row table:style-name="ro1">
          <table:table-cell office:value-type="float" office:value="10706" calcext:value-type="float">
            <text:p>10706</text:p>
          </table:table-cell>
          <table:table-cell table:style-name="ce2" table:formula="of:=VLOOKUP([.A156]; [.$G$3:.$H$8]; 2; 1)" office:value-type="percentage" office:value="0.07" calcext:value-type="percentage">
            <text:p>7%</text:p>
          </table:table-cell>
          <table:table-cell table:style-name="ce3" table:formula="of:=[.A156] + [.B156] * [.A156]" office:value-type="currency" office:currency="PLN" office:value="11455.42" calcext:value-type="currency">
            <text:p>11 455,42 zł</text:p>
          </table:table-cell>
          <table:table-cell table:number-columns-repeated="7"/>
        </table:table-row>
        <table:table-row table:style-name="ro1">
          <table:table-cell office:value-type="float" office:value="41494" calcext:value-type="float">
            <text:p>41494</text:p>
          </table:table-cell>
          <table:table-cell table:style-name="ce2" table:formula="of:=VLOOKUP([.A157]; [.$G$3:.$H$8]; 2; 1)" office:value-type="percentage" office:value="0.1" calcext:value-type="percentage">
            <text:p>10%</text:p>
          </table:table-cell>
          <table:table-cell table:style-name="ce3" table:formula="of:=[.A157] + [.B157] * [.A157]" office:value-type="currency" office:currency="PLN" office:value="45643.4" calcext:value-type="currency">
            <text:p>45 643,40 zł</text:p>
          </table:table-cell>
          <table:table-cell table:number-columns-repeated="7"/>
        </table:table-row>
        <table:table-row table:style-name="ro1">
          <table:table-cell office:value-type="float" office:value="53146" calcext:value-type="float">
            <text:p>53146</text:p>
          </table:table-cell>
          <table:table-cell table:style-name="ce2" table:formula="of:=VLOOKUP([.A158]; [.$G$3:.$H$8]; 2; 1)" office:value-type="percentage" office:value="0.11" calcext:value-type="percentage">
            <text:p>11%</text:p>
          </table:table-cell>
          <table:table-cell table:style-name="ce3" table:formula="of:=[.A158] + [.B158] * [.A158]" office:value-type="currency" office:currency="PLN" office:value="58992.06" calcext:value-type="currency">
            <text:p>58 992,06 zł</text:p>
          </table:table-cell>
          <table:table-cell table:number-columns-repeated="7"/>
        </table:table-row>
        <table:table-row table:style-name="ro1">
          <table:table-cell office:value-type="float" office:value="55053" calcext:value-type="float">
            <text:p>55053</text:p>
          </table:table-cell>
          <table:table-cell table:style-name="ce2" table:formula="of:=VLOOKUP([.A159]; [.$G$3:.$H$8]; 2; 1)" office:value-type="percentage" office:value="0.11" calcext:value-type="percentage">
            <text:p>11%</text:p>
          </table:table-cell>
          <table:table-cell table:style-name="ce3" table:formula="of:=[.A159] + [.B159] * [.A159]" office:value-type="currency" office:currency="PLN" office:value="61108.83" calcext:value-type="currency">
            <text:p>61 108,83 zł</text:p>
          </table:table-cell>
          <table:table-cell table:number-columns-repeated="7"/>
        </table:table-row>
        <table:table-row table:style-name="ro1">
          <table:table-cell office:value-type="float" office:value="53986" calcext:value-type="float">
            <text:p>53986</text:p>
          </table:table-cell>
          <table:table-cell table:style-name="ce2" table:formula="of:=VLOOKUP([.A160]; [.$G$3:.$H$8]; 2; 1)" office:value-type="percentage" office:value="0.11" calcext:value-type="percentage">
            <text:p>11%</text:p>
          </table:table-cell>
          <table:table-cell table:style-name="ce3" table:formula="of:=[.A160] + [.B160] * [.A160]" office:value-type="currency" office:currency="PLN" office:value="59924.46" calcext:value-type="currency">
            <text:p>59 924,46 zł</text:p>
          </table:table-cell>
          <table:table-cell table:number-columns-repeated="7"/>
        </table:table-row>
        <table:table-row table:style-name="ro1">
          <table:table-cell office:value-type="float" office:value="53465" calcext:value-type="float">
            <text:p>53465</text:p>
          </table:table-cell>
          <table:table-cell table:style-name="ce2" table:formula="of:=VLOOKUP([.A161]; [.$G$3:.$H$8]; 2; 1)" office:value-type="percentage" office:value="0.11" calcext:value-type="percentage">
            <text:p>11%</text:p>
          </table:table-cell>
          <table:table-cell table:style-name="ce3" table:formula="of:=[.A161] + [.B161] * [.A161]" office:value-type="currency" office:currency="PLN" office:value="59346.15" calcext:value-type="currency">
            <text:p>59 346,15 zł</text:p>
          </table:table-cell>
          <table:table-cell table:number-columns-repeated="7"/>
        </table:table-row>
        <table:table-row table:style-name="ro1">
          <table:table-cell office:value-type="float" office:value="16027" calcext:value-type="float">
            <text:p>16027</text:p>
          </table:table-cell>
          <table:table-cell table:style-name="ce2" table:formula="of:=VLOOKUP([.A162]; [.$G$3:.$H$8]; 2; 1)" office:value-type="percentage" office:value="0.07" calcext:value-type="percentage">
            <text:p>7%</text:p>
          </table:table-cell>
          <table:table-cell table:style-name="ce3" table:formula="of:=[.A162] + [.B162] * [.A162]" office:value-type="currency" office:currency="PLN" office:value="17148.89" calcext:value-type="currency">
            <text:p>17 148,89 zł</text:p>
          </table:table-cell>
          <table:table-cell table:number-columns-repeated="7"/>
        </table:table-row>
        <table:table-row table:style-name="ro1">
          <table:table-cell office:value-type="float" office:value="71121" calcext:value-type="float">
            <text:p>71121</text:p>
          </table:table-cell>
          <table:table-cell table:style-name="ce2" table:formula="of:=VLOOKUP([.A163]; [.$G$3:.$H$8]; 2; 1)" office:value-type="percentage" office:value="0.11" calcext:value-type="percentage">
            <text:p>11%</text:p>
          </table:table-cell>
          <table:table-cell table:style-name="ce3" table:formula="of:=[.A163] + [.B163] * [.A163]" office:value-type="currency" office:currency="PLN" office:value="78944.31" calcext:value-type="currency">
            <text:p>78 944,31 zł</text:p>
          </table:table-cell>
          <table:table-cell table:number-columns-repeated="7"/>
        </table:table-row>
        <table:table-row table:style-name="ro1">
          <table:table-cell office:value-type="float" office:value="68886" calcext:value-type="float">
            <text:p>68886</text:p>
          </table:table-cell>
          <table:table-cell table:style-name="ce2" table:formula="of:=VLOOKUP([.A164]; [.$G$3:.$H$8]; 2; 1)" office:value-type="percentage" office:value="0.11" calcext:value-type="percentage">
            <text:p>11%</text:p>
          </table:table-cell>
          <table:table-cell table:style-name="ce3" table:formula="of:=[.A164] + [.B164] * [.A164]" office:value-type="currency" office:currency="PLN" office:value="76463.46" calcext:value-type="currency">
            <text:p>76 463,46 zł</text:p>
          </table:table-cell>
          <table:table-cell table:number-columns-repeated="7"/>
        </table:table-row>
        <table:table-row table:style-name="ro1">
          <table:table-cell office:value-type="float" office:value="65587" calcext:value-type="float">
            <text:p>65587</text:p>
          </table:table-cell>
          <table:table-cell table:style-name="ce2" table:formula="of:=VLOOKUP([.A165]; [.$G$3:.$H$8]; 2; 1)" office:value-type="percentage" office:value="0.11" calcext:value-type="percentage">
            <text:p>11%</text:p>
          </table:table-cell>
          <table:table-cell table:style-name="ce3" table:formula="of:=[.A165] + [.B165] * [.A165]" office:value-type="currency" office:currency="PLN" office:value="72801.57" calcext:value-type="currency">
            <text:p>72 801,57 zł</text:p>
          </table:table-cell>
          <table:table-cell table:number-columns-repeated="7"/>
        </table:table-row>
        <table:table-row table:style-name="ro1">
          <table:table-cell office:value-type="float" office:value="72828" calcext:value-type="float">
            <text:p>72828</text:p>
          </table:table-cell>
          <table:table-cell table:style-name="ce2" table:formula="of:=VLOOKUP([.A166]; [.$G$3:.$H$8]; 2; 1)" office:value-type="percentage" office:value="0.11" calcext:value-type="percentage">
            <text:p>11%</text:p>
          </table:table-cell>
          <table:table-cell table:style-name="ce3" table:formula="of:=[.A166] + [.B166] * [.A166]" office:value-type="currency" office:currency="PLN" office:value="80839.08" calcext:value-type="currency">
            <text:p>80 839,08 zł</text:p>
          </table:table-cell>
          <table:table-cell table:number-columns-repeated="7"/>
        </table:table-row>
        <table:table-row table:style-name="ro1">
          <table:table-cell office:value-type="float" office:value="54778" calcext:value-type="float">
            <text:p>54778</text:p>
          </table:table-cell>
          <table:table-cell table:style-name="ce2" table:formula="of:=VLOOKUP([.A167]; [.$G$3:.$H$8]; 2; 1)" office:value-type="percentage" office:value="0.11" calcext:value-type="percentage">
            <text:p>11%</text:p>
          </table:table-cell>
          <table:table-cell table:style-name="ce3" table:formula="of:=[.A167] + [.B167] * [.A167]" office:value-type="currency" office:currency="PLN" office:value="60803.58" calcext:value-type="currency">
            <text:p>60 803,58 zł</text:p>
          </table:table-cell>
          <table:table-cell table:number-columns-repeated="7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style-name="ce2" table:formula="of:=VLOOKUP([.A168]; [.$G$3:.$H$8]; 2; 1)" office:value-type="percentage" office:value="0.06" calcext:value-type="percentage">
            <text:p>6%</text:p>
          </table:table-cell>
          <table:table-cell table:style-name="ce3" table:formula="of:=[.A168] + [.B168] * [.A168]" office:value-type="currency" office:currency="PLN" office:value="4182.76" calcext:value-type="currency">
            <text:p>4 182,76 zł</text:p>
          </table:table-cell>
          <table:table-cell table:number-columns-repeated="7"/>
        </table:table-row>
        <table:table-row table:style-name="ro1">
          <table:table-cell office:value-type="float" office:value="37078" calcext:value-type="float">
            <text:p>37078</text:p>
          </table:table-cell>
          <table:table-cell table:style-name="ce2" table:formula="of:=VLOOKUP([.A169]; [.$G$3:.$H$8]; 2; 1)" office:value-type="percentage" office:value="0.09" calcext:value-type="percentage">
            <text:p>9%</text:p>
          </table:table-cell>
          <table:table-cell table:style-name="ce3" table:formula="of:=[.A169] + [.B169] * [.A169]" office:value-type="currency" office:currency="PLN" office:value="40415.02" calcext:value-type="currency">
            <text:p>40 415,02 zł</text:p>
          </table:table-cell>
          <table:table-cell table:number-columns-repeated="7"/>
        </table:table-row>
        <table:table-row table:style-name="ro1">
          <table:table-cell office:value-type="float" office:value="53536" calcext:value-type="float">
            <text:p>53536</text:p>
          </table:table-cell>
          <table:table-cell table:style-name="ce2" table:formula="of:=VLOOKUP([.A170]; [.$G$3:.$H$8]; 2; 1)" office:value-type="percentage" office:value="0.11" calcext:value-type="percentage">
            <text:p>11%</text:p>
          </table:table-cell>
          <table:table-cell table:style-name="ce3" table:formula="of:=[.A170] + [.B170] * [.A170]" office:value-type="currency" office:currency="PLN" office:value="59424.96" calcext:value-type="currency">
            <text:p>59 424,96 zł</text:p>
          </table:table-cell>
          <table:table-cell table:number-columns-repeated="7"/>
        </table:table-row>
        <table:table-row table:style-name="ro1">
          <table:table-cell office:value-type="float" office:value="77088" calcext:value-type="float">
            <text:p>77088</text:p>
          </table:table-cell>
          <table:table-cell table:style-name="ce2" table:formula="of:=VLOOKUP([.A171]; [.$G$3:.$H$8]; 2; 1)" office:value-type="percentage" office:value="0.11" calcext:value-type="percentage">
            <text:p>11%</text:p>
          </table:table-cell>
          <table:table-cell table:style-name="ce3" table:formula="of:=[.A171] + [.B171] * [.A171]" office:value-type="currency" office:currency="PLN" office:value="85567.68" calcext:value-type="currency">
            <text:p>85 567,68 zł</text:p>
          </table:table-cell>
          <table:table-cell table:number-columns-repeated="7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style-name="ce2" table:formula="of:=VLOOKUP([.A172]; [.$G$3:.$H$8]; 2; 1)" office:value-type="percentage" office:value="0.06" calcext:value-type="percentage">
            <text:p>6%</text:p>
          </table:table-cell>
          <table:table-cell table:style-name="ce3" table:formula="of:=[.A172] + [.B172] * [.A172]" office:value-type="currency" office:currency="PLN" office:value="7587.48" calcext:value-type="currency">
            <text:p>7 587,48 zł</text:p>
          </table:table-cell>
          <table:table-cell table:number-columns-repeated="7"/>
        </table:table-row>
        <table:table-row table:style-name="ro1">
          <table:table-cell office:value-type="float" office:value="52922" calcext:value-type="float">
            <text:p>52922</text:p>
          </table:table-cell>
          <table:table-cell table:style-name="ce2" table:formula="of:=VLOOKUP([.A173]; [.$G$3:.$H$8]; 2; 1)" office:value-type="percentage" office:value="0.11" calcext:value-type="percentage">
            <text:p>11%</text:p>
          </table:table-cell>
          <table:table-cell table:style-name="ce3" table:formula="of:=[.A173] + [.B173] * [.A173]" office:value-type="currency" office:currency="PLN" office:value="58743.42" calcext:value-type="currency">
            <text:p>58 743,42 zł</text:p>
          </table:table-cell>
          <table:table-cell table:number-columns-repeated="7"/>
        </table:table-row>
        <table:table-row table:style-name="ro1">
          <table:table-cell office:value-type="float" office:value="26901" calcext:value-type="float">
            <text:p>26901</text:p>
          </table:table-cell>
          <table:table-cell table:style-name="ce2" table:formula="of:=VLOOKUP([.A174]; [.$G$3:.$H$8]; 2; 1)" office:value-type="percentage" office:value="0.08" calcext:value-type="percentage">
            <text:p>8%</text:p>
          </table:table-cell>
          <table:table-cell table:style-name="ce3" table:formula="of:=[.A174] + [.B174] * [.A174]" office:value-type="currency" office:currency="PLN" office:value="29053.08" calcext:value-type="currency">
            <text:p>29 053,08 zł</text:p>
          </table:table-cell>
          <table:table-cell table:number-columns-repeated="7"/>
        </table:table-row>
        <table:table-row table:style-name="ro1">
          <table:table-cell office:value-type="float" office:value="19543" calcext:value-type="float">
            <text:p>19543</text:p>
          </table:table-cell>
          <table:table-cell table:style-name="ce2" table:formula="of:=VLOOKUP([.A175]; [.$G$3:.$H$8]; 2; 1)" office:value-type="percentage" office:value="0.07" calcext:value-type="percentage">
            <text:p>7%</text:p>
          </table:table-cell>
          <table:table-cell table:style-name="ce3" table:formula="of:=[.A175] + [.B175] * [.A175]" office:value-type="currency" office:currency="PLN" office:value="20911.01" calcext:value-type="currency">
            <text:p>20 911,01 zł</text:p>
          </table:table-cell>
          <table:table-cell table:number-columns-repeated="7"/>
        </table:table-row>
        <table:table-row table:style-name="ro1">
          <table:table-cell office:value-type="float" office:value="50643" calcext:value-type="float">
            <text:p>50643</text:p>
          </table:table-cell>
          <table:table-cell table:style-name="ce2" table:formula="of:=VLOOKUP([.A176]; [.$G$3:.$H$8]; 2; 1)" office:value-type="percentage" office:value="0.11" calcext:value-type="percentage">
            <text:p>11%</text:p>
          </table:table-cell>
          <table:table-cell table:style-name="ce3" table:formula="of:=[.A176] + [.B176] * [.A176]" office:value-type="currency" office:currency="PLN" office:value="56213.73" calcext:value-type="currency">
            <text:p>56 213,73 zł</text:p>
          </table:table-cell>
          <table:table-cell table:number-columns-repeated="7"/>
        </table:table-row>
        <table:table-row table:style-name="ro1">
          <table:table-cell office:value-type="float" office:value="62474" calcext:value-type="float">
            <text:p>62474</text:p>
          </table:table-cell>
          <table:table-cell table:style-name="ce2" table:formula="of:=VLOOKUP([.A177]; [.$G$3:.$H$8]; 2; 1)" office:value-type="percentage" office:value="0.11" calcext:value-type="percentage">
            <text:p>11%</text:p>
          </table:table-cell>
          <table:table-cell table:style-name="ce3" table:formula="of:=[.A177] + [.B177] * [.A177]" office:value-type="currency" office:currency="PLN" office:value="69346.14" calcext:value-type="currency">
            <text:p>69 346,14 zł</text:p>
          </table:table-cell>
          <table:table-cell table:number-columns-repeated="7"/>
        </table:table-row>
        <table:table-row table:style-name="ro1">
          <table:table-cell office:value-type="float" office:value="18993" calcext:value-type="float">
            <text:p>18993</text:p>
          </table:table-cell>
          <table:table-cell table:style-name="ce2" table:formula="of:=VLOOKUP([.A178]; [.$G$3:.$H$8]; 2; 1)" office:value-type="percentage" office:value="0.07" calcext:value-type="percentage">
            <text:p>7%</text:p>
          </table:table-cell>
          <table:table-cell table:style-name="ce3" table:formula="of:=[.A178] + [.B178] * [.A178]" office:value-type="currency" office:currency="PLN" office:value="20322.51" calcext:value-type="currency">
            <text:p>20 322,51 zł</text:p>
          </table:table-cell>
          <table:table-cell table:number-columns-repeated="7"/>
        </table:table-row>
        <table:table-row table:style-name="ro1">
          <table:table-cell office:value-type="float" office:value="49005" calcext:value-type="float">
            <text:p>49005</text:p>
          </table:table-cell>
          <table:table-cell table:style-name="ce2" table:formula="of:=VLOOKUP([.A179]; [.$G$3:.$H$8]; 2; 1)" office:value-type="percentage" office:value="0.1" calcext:value-type="percentage">
            <text:p>10%</text:p>
          </table:table-cell>
          <table:table-cell table:style-name="ce3" table:formula="of:=[.A179] + [.B179] * [.A179]" office:value-type="currency" office:currency="PLN" office:value="53905.5" calcext:value-type="currency">
            <text:p>53 905,50 zł</text:p>
          </table:table-cell>
          <table:table-cell table:number-columns-repeated="7"/>
        </table:table-row>
        <table:table-row table:style-name="ro1">
          <table:table-cell office:value-type="float" office:value="14739" calcext:value-type="float">
            <text:p>14739</text:p>
          </table:table-cell>
          <table:table-cell table:style-name="ce2" table:formula="of:=VLOOKUP([.A180]; [.$G$3:.$H$8]; 2; 1)" office:value-type="percentage" office:value="0.07" calcext:value-type="percentage">
            <text:p>7%</text:p>
          </table:table-cell>
          <table:table-cell table:style-name="ce3" table:formula="of:=[.A180] + [.B180] * [.A180]" office:value-type="currency" office:currency="PLN" office:value="15770.73" calcext:value-type="currency">
            <text:p>15 770,73 zł</text:p>
          </table:table-cell>
          <table:table-cell table:number-columns-repeated="7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style-name="ce2" table:formula="of:=VLOOKUP([.A181]; [.$G$3:.$H$8]; 2; 1)" office:value-type="percentage" office:value="0.06" calcext:value-type="percentage">
            <text:p>6%</text:p>
          </table:table-cell>
          <table:table-cell table:style-name="ce3" table:formula="of:=[.A181] + [.B181] * [.A181]" office:value-type="currency" office:currency="PLN" office:value="3203.32" calcext:value-type="currency">
            <text:p>3 203,32 zł</text:p>
          </table:table-cell>
          <table:table-cell table:number-columns-repeated="7"/>
        </table:table-row>
        <table:table-row table:style-name="ro1">
          <table:table-cell office:value-type="float" office:value="36598" calcext:value-type="float">
            <text:p>36598</text:p>
          </table:table-cell>
          <table:table-cell table:style-name="ce2" table:formula="of:=VLOOKUP([.A182]; [.$G$3:.$H$8]; 2; 1)" office:value-type="percentage" office:value="0.09" calcext:value-type="percentage">
            <text:p>9%</text:p>
          </table:table-cell>
          <table:table-cell table:style-name="ce3" table:formula="of:=[.A182] + [.B182] * [.A182]" office:value-type="currency" office:currency="PLN" office:value="39891.82" calcext:value-type="currency">
            <text:p>39 891,82 zł</text:p>
          </table:table-cell>
          <table:table-cell table:number-columns-repeated="7"/>
        </table:table-row>
        <table:table-row table:style-name="ro1">
          <table:table-cell office:value-type="float" office:value="33848" calcext:value-type="float">
            <text:p>33848</text:p>
          </table:table-cell>
          <table:table-cell table:style-name="ce2" table:formula="of:=VLOOKUP([.A183]; [.$G$3:.$H$8]; 2; 1)" office:value-type="percentage" office:value="0.09" calcext:value-type="percentage">
            <text:p>9%</text:p>
          </table:table-cell>
          <table:table-cell table:style-name="ce3" table:formula="of:=[.A183] + [.B183] * [.A183]" office:value-type="currency" office:currency="PLN" office:value="36894.32" calcext:value-type="currency">
            <text:p>36 894,32 zł</text:p>
          </table:table-cell>
          <table:table-cell table:number-columns-repeated="7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style-name="ce2" table:formula="of:=VLOOKUP([.A184]; [.$G$3:.$H$8]; 2; 1)" office:value-type="percentage" office:value="0.06" calcext:value-type="percentage">
            <text:p>6%</text:p>
          </table:table-cell>
          <table:table-cell table:style-name="ce3" table:formula="of:=[.A184] + [.B184] * [.A184]" office:value-type="currency" office:currency="PLN" office:value="4059.8" calcext:value-type="currency">
            <text:p>4 059,80 zł</text:p>
          </table:table-cell>
          <table:table-cell table:number-columns-repeated="7"/>
        </table:table-row>
        <table:table-row table:style-name="ro1">
          <table:table-cell office:value-type="float" office:value="15818" calcext:value-type="float">
            <text:p>15818</text:p>
          </table:table-cell>
          <table:table-cell table:style-name="ce2" table:formula="of:=VLOOKUP([.A185]; [.$G$3:.$H$8]; 2; 1)" office:value-type="percentage" office:value="0.07" calcext:value-type="percentage">
            <text:p>7%</text:p>
          </table:table-cell>
          <table:table-cell table:style-name="ce3" table:formula="of:=[.A185] + [.B185] * [.A185]" office:value-type="currency" office:currency="PLN" office:value="16925.26" calcext:value-type="currency">
            <text:p>16 925,26 zł</text:p>
          </table:table-cell>
          <table:table-cell table:number-columns-repeated="7"/>
        </table:table-row>
        <table:table-row table:style-name="ro1">
          <table:table-cell office:value-type="float" office:value="21448" calcext:value-type="float">
            <text:p>21448</text:p>
          </table:table-cell>
          <table:table-cell table:style-name="ce2" table:formula="of:=VLOOKUP([.A186]; [.$G$3:.$H$8]; 2; 1)" office:value-type="percentage" office:value="0.08" calcext:value-type="percentage">
            <text:p>8%</text:p>
          </table:table-cell>
          <table:table-cell table:style-name="ce3" table:formula="of:=[.A186] + [.B186] * [.A186]" office:value-type="currency" office:currency="PLN" office:value="23163.84" calcext:value-type="currency">
            <text:p>23 163,84 zł</text:p>
          </table:table-cell>
          <table:table-cell table:number-columns-repeated="7"/>
        </table:table-row>
        <table:table-row table:style-name="ro1">
          <table:table-cell office:value-type="float" office:value="28592" calcext:value-type="float">
            <text:p>28592</text:p>
          </table:table-cell>
          <table:table-cell table:style-name="ce2" table:formula="of:=VLOOKUP([.A187]; [.$G$3:.$H$8]; 2; 1)" office:value-type="percentage" office:value="0.08" calcext:value-type="percentage">
            <text:p>8%</text:p>
          </table:table-cell>
          <table:table-cell table:style-name="ce3" table:formula="of:=[.A187] + [.B187] * [.A187]" office:value-type="currency" office:currency="PLN" office:value="30879.36" calcext:value-type="currency">
            <text:p>30 879,36 zł</text:p>
          </table:table-cell>
          <table:table-cell table:number-columns-repeated="7"/>
        </table:table-row>
        <table:table-row table:style-name="ro1">
          <table:table-cell office:value-type="float" office:value="72694" calcext:value-type="float">
            <text:p>72694</text:p>
          </table:table-cell>
          <table:table-cell table:style-name="ce2" table:formula="of:=VLOOKUP([.A188]; [.$G$3:.$H$8]; 2; 1)" office:value-type="percentage" office:value="0.11" calcext:value-type="percentage">
            <text:p>11%</text:p>
          </table:table-cell>
          <table:table-cell table:style-name="ce3" table:formula="of:=[.A188] + [.B188] * [.A188]" office:value-type="currency" office:currency="PLN" office:value="80690.34" calcext:value-type="currency">
            <text:p>80 690,34 zł</text:p>
          </table:table-cell>
          <table:table-cell table:number-columns-repeated="7"/>
        </table:table-row>
        <table:table-row table:style-name="ro1">
          <table:table-cell office:value-type="float" office:value="77122" calcext:value-type="float">
            <text:p>77122</text:p>
          </table:table-cell>
          <table:table-cell table:style-name="ce2" table:formula="of:=VLOOKUP([.A189]; [.$G$3:.$H$8]; 2; 1)" office:value-type="percentage" office:value="0.11" calcext:value-type="percentage">
            <text:p>11%</text:p>
          </table:table-cell>
          <table:table-cell table:style-name="ce3" table:formula="of:=[.A189] + [.B189] * [.A189]" office:value-type="currency" office:currency="PLN" office:value="85605.42" calcext:value-type="currency">
            <text:p>85 605,42 zł</text:p>
          </table:table-cell>
          <table:table-cell table:number-columns-repeated="7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2" table:formula="of:=VLOOKUP([.A190]; [.$G$3:.$H$8]; 2; 1)" office:value-type="percentage" office:value="0.06" calcext:value-type="percentage">
            <text:p>6%</text:p>
          </table:table-cell>
          <table:table-cell table:style-name="ce3" table:formula="of:=[.A190] + [.B190] * [.A190]" office:value-type="currency" office:currency="PLN" office:value="1638.76" calcext:value-type="currency">
            <text:p>1 638,76 zł</text:p>
          </table:table-cell>
          <table:table-cell table:number-columns-repeated="7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style-name="ce2" table:formula="of:=VLOOKUP([.A191]; [.$G$3:.$H$8]; 2; 1)" office:value-type="percentage" office:value="0.06" calcext:value-type="percentage">
            <text:p>6%</text:p>
          </table:table-cell>
          <table:table-cell table:style-name="ce3" table:formula="of:=[.A191] + [.B191] * [.A191]" office:value-type="currency" office:currency="PLN" office:value="9996.86" calcext:value-type="currency">
            <text:p>9 996,86 zł</text:p>
          </table:table-cell>
          <table:table-cell table:number-columns-repeated="7"/>
        </table:table-row>
        <table:table-row table:style-name="ro1">
          <table:table-cell office:value-type="float" office:value="66005" calcext:value-type="float">
            <text:p>66005</text:p>
          </table:table-cell>
          <table:table-cell table:style-name="ce2" table:formula="of:=VLOOKUP([.A192]; [.$G$3:.$H$8]; 2; 1)" office:value-type="percentage" office:value="0.11" calcext:value-type="percentage">
            <text:p>11%</text:p>
          </table:table-cell>
          <table:table-cell table:style-name="ce3" table:formula="of:=[.A192] + [.B192] * [.A192]" office:value-type="currency" office:currency="PLN" office:value="73265.55" calcext:value-type="currency">
            <text:p>73 265,55 zł</text:p>
          </table:table-cell>
          <table:table-cell table:number-columns-repeated="7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style-name="ce2" table:formula="of:=VLOOKUP([.A193]; [.$G$3:.$H$8]; 2; 1)" office:value-type="percentage" office:value="0.06" calcext:value-type="percentage">
            <text:p>6%</text:p>
          </table:table-cell>
          <table:table-cell table:style-name="ce3" table:formula="of:=[.A193] + [.B193] * [.A193]" office:value-type="currency" office:currency="PLN" office:value="6109.84" calcext:value-type="currency">
            <text:p>6 109,84 zł</text:p>
          </table:table-cell>
          <table:table-cell table:number-columns-repeated="7"/>
        </table:table-row>
        <table:table-row table:style-name="ro1">
          <table:table-cell office:value-type="float" office:value="11818" calcext:value-type="float">
            <text:p>11818</text:p>
          </table:table-cell>
          <table:table-cell table:style-name="ce2" table:formula="of:=VLOOKUP([.A194]; [.$G$3:.$H$8]; 2; 1)" office:value-type="percentage" office:value="0.07" calcext:value-type="percentage">
            <text:p>7%</text:p>
          </table:table-cell>
          <table:table-cell table:style-name="ce3" table:formula="of:=[.A194] + [.B194] * [.A194]" office:value-type="currency" office:currency="PLN" office:value="12645.26" calcext:value-type="currency">
            <text:p>12 645,26 zł</text:p>
          </table:table-cell>
          <table:table-cell table:number-columns-repeated="7"/>
        </table:table-row>
        <table:table-row table:style-name="ro1">
          <table:table-cell office:value-type="float" office:value="41470" calcext:value-type="float">
            <text:p>41470</text:p>
          </table:table-cell>
          <table:table-cell table:style-name="ce2" table:formula="of:=VLOOKUP([.A195]; [.$G$3:.$H$8]; 2; 1)" office:value-type="percentage" office:value="0.1" calcext:value-type="percentage">
            <text:p>10%</text:p>
          </table:table-cell>
          <table:table-cell table:style-name="ce3" table:formula="of:=[.A195] + [.B195] * [.A195]" office:value-type="currency" office:currency="PLN" office:value="45617" calcext:value-type="currency">
            <text:p>45 617,00 zł</text:p>
          </table:table-cell>
          <table:table-cell table:number-columns-repeated="7"/>
        </table:table-row>
        <table:table-row table:style-name="ro1">
          <table:table-cell office:value-type="float" office:value="26028" calcext:value-type="float">
            <text:p>26028</text:p>
          </table:table-cell>
          <table:table-cell table:style-name="ce2" table:formula="of:=VLOOKUP([.A196]; [.$G$3:.$H$8]; 2; 1)" office:value-type="percentage" office:value="0.08" calcext:value-type="percentage">
            <text:p>8%</text:p>
          </table:table-cell>
          <table:table-cell table:style-name="ce3" table:formula="of:=[.A196] + [.B196] * [.A196]" office:value-type="currency" office:currency="PLN" office:value="28110.24" calcext:value-type="currency">
            <text:p>28 110,24 zł</text:p>
          </table:table-cell>
          <table:table-cell table:number-columns-repeated="7"/>
        </table:table-row>
        <table:table-row table:style-name="ro1">
          <table:table-cell office:value-type="float" office:value="52118" calcext:value-type="float">
            <text:p>52118</text:p>
          </table:table-cell>
          <table:table-cell table:style-name="ce2" table:formula="of:=VLOOKUP([.A197]; [.$G$3:.$H$8]; 2; 1)" office:value-type="percentage" office:value="0.11" calcext:value-type="percentage">
            <text:p>11%</text:p>
          </table:table-cell>
          <table:table-cell table:style-name="ce3" table:formula="of:=[.A197] + [.B197] * [.A197]" office:value-type="currency" office:currency="PLN" office:value="57850.98" calcext:value-type="currency">
            <text:p>57 850,98 zł</text:p>
          </table:table-cell>
          <table:table-cell table:number-columns-repeated="7"/>
        </table:table-row>
        <table:table-row table:style-name="ro1">
          <table:table-cell office:value-type="float" office:value="62466" calcext:value-type="float">
            <text:p>62466</text:p>
          </table:table-cell>
          <table:table-cell table:style-name="ce2" table:formula="of:=VLOOKUP([.A198]; [.$G$3:.$H$8]; 2; 1)" office:value-type="percentage" office:value="0.11" calcext:value-type="percentage">
            <text:p>11%</text:p>
          </table:table-cell>
          <table:table-cell table:style-name="ce3" table:formula="of:=[.A198] + [.B198] * [.A198]" office:value-type="currency" office:currency="PLN" office:value="69337.26" calcext:value-type="currency">
            <text:p>69 337,26 zł</text:p>
          </table:table-cell>
          <table:table-cell table:number-columns-repeated="7"/>
        </table:table-row>
        <table:table-row table:style-name="ro1">
          <table:table-cell office:value-type="float" office:value="55746" calcext:value-type="float">
            <text:p>55746</text:p>
          </table:table-cell>
          <table:table-cell table:style-name="ce2" table:formula="of:=VLOOKUP([.A199]; [.$G$3:.$H$8]; 2; 1)" office:value-type="percentage" office:value="0.11" calcext:value-type="percentage">
            <text:p>11%</text:p>
          </table:table-cell>
          <table:table-cell table:style-name="ce3" table:formula="of:=[.A199] + [.B199] * [.A199]" office:value-type="currency" office:currency="PLN" office:value="61878.06" calcext:value-type="currency">
            <text:p>61 878,06 zł</text:p>
          </table:table-cell>
          <table:table-cell table:number-columns-repeated="7"/>
        </table:table-row>
        <table:table-row table:style-name="ro1">
          <table:table-cell office:value-type="float" office:value="34738" calcext:value-type="float">
            <text:p>34738</text:p>
          </table:table-cell>
          <table:table-cell table:style-name="ce2" table:formula="of:=VLOOKUP([.A200]; [.$G$3:.$H$8]; 2; 1)" office:value-type="percentage" office:value="0.09" calcext:value-type="percentage">
            <text:p>9%</text:p>
          </table:table-cell>
          <table:table-cell table:style-name="ce3" table:formula="of:=[.A200] + [.B200] * [.A200]" office:value-type="currency" office:currency="PLN" office:value="37864.42" calcext:value-type="currency">
            <text:p>37 864,42 zł</text:p>
          </table:table-cell>
          <table:table-cell table:number-columns-repeated="7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style-name="ce2" table:formula="of:=VLOOKUP([.A201]; [.$G$3:.$H$8]; 2; 1)" office:value-type="percentage" office:value="0.06" calcext:value-type="percentage">
            <text:p>6%</text:p>
          </table:table-cell>
          <table:table-cell table:style-name="ce3" table:formula="of:=[.A201] + [.B201] * [.A201]" office:value-type="currency" office:currency="PLN" office:value="4638.56" calcext:value-type="currency">
            <text:p>4 638,56 zł</text:p>
          </table:table-cell>
          <table:table-cell table:number-columns-repeated="7"/>
        </table:table-row>
        <table:table-row table:style-name="ro1" table:number-rows-repeated="10483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adanieB" table:style-name="ta1">
        <table:table-column table:style-name="co5" table:default-cell-style-name="ce11"/>
        <table:table-column table:style-name="co5" table:default-cell-style-name="ce1"/>
        <table:table-column table:style-name="co6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Kursy</text:p>
          </table:table-cell>
          <table:table-cell table:style-name="ce12" office:value-type="string" calcext:value-type="string">
            <text:p>Oszczędności I</text:p>
          </table:table-cell>
          <table:table-cell table:style-name="ce10" office:value-type="string" calcext:value-type="string">
            <text:p>Waluta I</text:p>
          </table:table-cell>
          <table:table-cell table:style-name="ce12" office:value-type="string" calcext:value-type="string">
            <text:p>Oszczędności II</text:p>
          </table:table-cell>
          <table:table-cell table:style-name="ce12" office:value-type="string" calcext:value-type="string">
            <text:p>Waluta II</text:p>
          </table:table-cell>
          <table:table-cell table:number-columns-repeated="3"/>
        </table:table-row>
        <table:table-row table:style-name="ro1">
          <table:table-cell office:value-type="date" office:date-value="2005-01-01" calcext:value-type="date">
            <text:p>1.01.2005</text:p>
          </table:table-cell>
          <table:table-cell office:value-type="float" office:value="4.0202" calcext:value-type="float">
            <text:p>4,0202</text:p>
          </table:table-cell>
          <table:table-cell table:style-name="ce3" table:formula="of:=[.I2] / [.B2]" office:value-type="currency" office:currency="PLN" office:value="4974.87687179742" calcext:value-type="currency">
            <text:p>4 974,88 zł</text:p>
          </table:table-cell>
          <table:table-cell office:value-type="string" calcext:value-type="string">
            <text:p>EUR</text:p>
          </table:table-cell>
          <table:table-cell table:style-name="ce3" table:formula="of:=[.I2] / [.B2]" office:value-type="currency" office:currency="PLN" office:value="4974.87687179742" calcext:value-type="currency">
            <text:p>4 974,88 zł</text:p>
          </table:table-cell>
          <table:table-cell office:value-type="string" calcext:value-type="string">
            <text:p>EUR</text:p>
          </table:table-cell>
          <table:table-cell/>
          <table:table-cell table:style-name="ce12" office:value-type="string" calcext:value-type="string">
            <text:p>Kwota początkowa</text:p>
          </table:table-cell>
          <table:table-cell table:style-name="ce16" office:value-type="currency" office:currency="PLN" office:value="20000" calcext:value-type="currency">
            <text:p>20 000,00 zł</text:p>
          </table:table-cell>
        </table:table-row>
        <table:table-row table:style-name="ro1">
          <table:table-cell office:value-type="date" office:date-value="2005-01-02" calcext:value-type="date">
            <text:p>2.01.2005</text:p>
          </table:table-cell>
          <table:table-cell office:value-type="float" office:value="4.0095" calcext:value-type="float">
            <text:p>4,0095</text:p>
          </table:table-cell>
          <table:table-cell table:style-name="ce3" table:formula="of:=IF(DAY([.A3]) = 1; IF([.D2] = &quot;EUR&quot;; ROUND([.C2] * [.B3]; 2); ROUND([.C2] / [.B3]; 2)); [.C2])" office:value-type="currency" office:currency="PLN" office:value="4974.87687179742" calcext:value-type="currency">
            <text:p>4 974,88 zł</text:p>
          </table:table-cell>
          <table:table-cell table:formula="of:=IF(DAY([.A3]) = 1; IF([.D2] = &quot;EUR&quot;; &quot;PLN&quot;; &quot;EUR&quot;); [.D2])" office:value-type="string" office:string-value="EUR" calcext:value-type="string">
            <text:p>EUR</text:p>
          </table:table-cell>
          <table:table-cell table:style-name="ce3" table:formula="of:=IF([.F2] &lt;&gt; [.F3]; IF([.F3] = &quot;PLN&quot;; ROUND([.E2] * [.B3]; 2); ROUND([.E2] / [.B3]; 2)); [.E2])" office:value-type="currency" office:currency="PLN" office:value="19946.77" calcext:value-type="currency">
            <text:p>19 946,77 zł</text:p>
          </table:table-cell>
          <table:table-cell table:formula="of:=IF([.B2] &gt; [.B3]; IF([.F2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1-03" calcext:value-type="date">
            <text:p>3.01.2005</text:p>
          </table:table-cell>
          <table:table-cell office:value-type="float" office:value="3.9773" calcext:value-type="float">
            <text:p>3,9773</text:p>
          </table:table-cell>
          <table:table-cell table:style-name="ce3" table:formula="of:=IF(DAY([.A4]) = 1; IF([.D3] = &quot;EUR&quot;; ROUND([.C3] * [.B4]; 2); ROUND([.C3] / [.B4]; 2)); [.C3])" office:value-type="currency" office:currency="PLN" office:value="4974.87687179742" calcext:value-type="currency">
            <text:p>4 974,88 zł</text:p>
          </table:table-cell>
          <table:table-cell table:formula="of:=IF(DAY([.A4]) = 1; IF([.D3] = &quot;EUR&quot;; &quot;PLN&quot;; &quot;EUR&quot;); [.D3])" office:value-type="string" office:string-value="EUR" calcext:value-type="string">
            <text:p>EUR</text:p>
          </table:table-cell>
          <table:table-cell table:style-name="ce3" table:formula="of:=IF([.F3] &lt;&gt; [.F4]; IF([.F4] = &quot;PLN&quot;; ROUND([.E3] * [.B4]; 2); ROUND([.E3] / [.B4]; 2)); [.E3])" office:value-type="currency" office:currency="PLN" office:value="5015.15" calcext:value-type="currency">
            <text:p>5 015,15 zł</text:p>
          </table:table-cell>
          <table:table-cell table:formula="of:=IF([.B3] &gt; [.B4]; IF([.F3] = &quot;EUR&quot;; &quot;PLN&quot;; &quot;EUR&quot;); &quot;EUR&quot;)" office:value-type="string" office:string-value="EUR" calcext:value-type="string">
            <text:p>EUR</text:p>
          </table:table-cell>
          <table:table-cell/>
          <table:table-cell table:style-name="ce13" office:value-type="string" calcext:value-type="string" table:number-columns-spanned="2" table:number-rows-spanned="1">
            <text:p>Kwoty oszczędzania na koniec roku:</text:p>
          </table:table-cell>
          <table:covered-table-cell table:style-name="ce12"/>
        </table:table-row>
        <table:table-row table:style-name="ro1">
          <table:table-cell office:value-type="date" office:date-value="2005-01-04" calcext:value-type="date">
            <text:p>4.01.2005</text:p>
          </table:table-cell>
          <table:table-cell office:value-type="float" office:value="3.9987" calcext:value-type="float">
            <text:p>3,9987</text:p>
          </table:table-cell>
          <table:table-cell table:style-name="ce3" table:formula="of:=IF(DAY([.A5]) = 1; IF([.D4] = &quot;EUR&quot;; ROUND([.C4] * [.B5]; 2); ROUND([.C4] / [.B5]; 2)); [.C4])" office:value-type="currency" office:currency="PLN" office:value="4974.87687179742" calcext:value-type="currency">
            <text:p>4 974,88 zł</text:p>
          </table:table-cell>
          <table:table-cell table:formula="of:=IF(DAY([.A5]) = 1; IF([.D4] = &quot;EUR&quot;; &quot;PLN&quot;; &quot;EUR&quot;); [.D4])" office:value-type="string" office:string-value="EUR" calcext:value-type="string">
            <text:p>EUR</text:p>
          </table:table-cell>
          <table:table-cell table:style-name="ce3" table:formula="of:=IF([.F4] &lt;&gt; [.F5]; IF([.F5] = &quot;PLN&quot;; ROUND([.E4] * [.B5]; 2); ROUND([.E4] / [.B5]; 2)); [.E4])" office:value-type="currency" office:currency="PLN" office:value="5015.15" calcext:value-type="currency">
            <text:p>5 015,15 zł</text:p>
          </table:table-cell>
          <table:table-cell table:formula="of:=IF([.B4] &gt; [.B5]; IF([.F4] = &quot;EUR&quot;; &quot;PLN&quot;; &quot;EUR&quot;); &quot;EUR&quot;)" office:value-type="string" office:string-value="EUR" calcext:value-type="string">
            <text:p>EUR</text:p>
          </table:table-cell>
          <table:table-cell/>
          <table:table-cell table:style-name="ce10" office:value-type="string" calcext:value-type="string">
            <text:p>Oszczędzanie</text:p>
          </table:table-cell>
          <table:table-cell table:style-name="ce10" office:value-type="string" calcext:value-type="string">
            <text:p>Kwota</text:p>
          </table:table-cell>
        </table:table-row>
        <table:table-row table:style-name="ro1">
          <table:table-cell office:value-type="date" office:date-value="2005-01-05" calcext:value-type="date">
            <text:p>5.01.2005</text:p>
          </table:table-cell>
          <table:table-cell office:value-type="float" office:value="3.9891" calcext:value-type="float">
            <text:p>3,9891</text:p>
          </table:table-cell>
          <table:table-cell table:style-name="ce3" table:formula="of:=IF(DAY([.A6]) = 1; IF([.D5] = &quot;EUR&quot;; ROUND([.C5] * [.B6]; 2); ROUND([.C5] / [.B6]; 2)); [.C5])" office:value-type="currency" office:currency="PLN" office:value="4974.87687179742" calcext:value-type="currency">
            <text:p>4 974,88 zł</text:p>
          </table:table-cell>
          <table:table-cell table:formula="of:=IF(DAY([.A6]) = 1; IF([.D5] = &quot;EUR&quot;; &quot;PLN&quot;; &quot;EUR&quot;); [.D5])" office:value-type="string" office:string-value="EUR" calcext:value-type="string">
            <text:p>EUR</text:p>
          </table:table-cell>
          <table:table-cell table:style-name="ce3" table:formula="of:=IF([.F5] &lt;&gt; [.F6]; IF([.F6] = &quot;PLN&quot;; ROUND([.E5] * [.B6]; 2); ROUND([.E5] / [.B6]; 2)); [.E5])" office:value-type="currency" office:currency="PLN" office:value="20005.93" calcext:value-type="currency">
            <text:p>20 005,93 zł</text:p>
          </table:table-cell>
          <table:table-cell table:formula="of:=IF([.B5] &gt; [.B6]; IF([.F5] = &quot;EUR&quot;; &quot;PLN&quot;; &quot;EUR&quot;); &quot;EUR&quot;)" office:value-type="string" office:string-value="PLN" calcext:value-type="string">
            <text:p>PLN</text:p>
          </table:table-cell>
          <table:table-cell/>
          <table:table-cell table:style-name="ce14" office:value-type="string" calcext:value-type="string">
            <text:p>Osczędzanie I</text:p>
          </table:table-cell>
          <table:table-cell table:style-name="ce17" table:formula="of:=IF([.D366] = &quot;PLN&quot;; [.C366]; ROUND([.C366] * [.B366]; 2))" office:value-type="currency" office:currency="PLN" office:value="21301.75" calcext:value-type="currency">
            <text:p>21 301,75 zł</text:p>
          </table:table-cell>
        </table:table-row>
        <table:table-row table:style-name="ro1">
          <table:table-cell office:value-type="date" office:date-value="2005-01-06" calcext:value-type="date">
            <text:p>6.01.2005</text:p>
          </table:table-cell>
          <table:table-cell office:value-type="float" office:value="4" calcext:value-type="float">
            <text:p>4</text:p>
          </table:table-cell>
          <table:table-cell table:style-name="ce3" table:formula="of:=IF(DAY([.A7]) = 1; IF([.D6] = &quot;EUR&quot;; ROUND([.C6] * [.B7]; 2); ROUND([.C6] / [.B7]; 2)); [.C6])" office:value-type="currency" office:currency="PLN" office:value="4974.87687179742" calcext:value-type="currency">
            <text:p>4 974,88 zł</text:p>
          </table:table-cell>
          <table:table-cell table:formula="of:=IF(DAY([.A7]) = 1; IF([.D6] = &quot;EUR&quot;; &quot;PLN&quot;; &quot;EUR&quot;); [.D6])" office:value-type="string" office:string-value="EUR" calcext:value-type="string">
            <text:p>EUR</text:p>
          </table:table-cell>
          <table:table-cell table:style-name="ce3" table:formula="of:=IF([.F6] &lt;&gt; [.F7]; IF([.F7] = &quot;PLN&quot;; ROUND([.E6] * [.B7]; 2); ROUND([.E6] / [.B7]; 2)); [.E6])" office:value-type="currency" office:currency="PLN" office:value="5001.48" calcext:value-type="currency">
            <text:p>5 001,48 zł</text:p>
          </table:table-cell>
          <table:table-cell table:formula="of:=IF([.B6] &gt; [.B7]; IF([.F6] = &quot;EUR&quot;; &quot;PLN&quot;; &quot;EUR&quot;); &quot;EUR&quot;)" office:value-type="string" office:string-value="EUR" calcext:value-type="string">
            <text:p>EUR</text:p>
          </table:table-cell>
          <table:table-cell/>
          <table:table-cell table:style-name="ce15" office:value-type="string" calcext:value-type="string">
            <text:p>Oszczędzanie II</text:p>
          </table:table-cell>
          <table:table-cell table:style-name="ce18" table:formula="of:=IF([.F366] = &quot;PLN&quot;; [.E366]; ROUND([.E366] * [.B366]; 2))" office:value-type="currency" office:currency="PLN" office:value="21335.51" calcext:value-type="currency">
            <text:p>21 335,51 zł</text:p>
          </table:table-cell>
        </table:table-row>
        <table:table-row table:style-name="ro1">
          <table:table-cell office:value-type="date" office:date-value="2005-01-07" calcext:value-type="date">
            <text:p>7.01.2005</text:p>
          </table:table-cell>
          <table:table-cell office:value-type="float" office:value="4.0284" calcext:value-type="float">
            <text:p>4,0284</text:p>
          </table:table-cell>
          <table:table-cell table:style-name="ce3" table:formula="of:=IF(DAY([.A8]) = 1; IF([.D7] = &quot;EUR&quot;; ROUND([.C7] * [.B8]; 2); ROUND([.C7] / [.B8]; 2)); [.C7])" office:value-type="currency" office:currency="PLN" office:value="4974.87687179742" calcext:value-type="currency">
            <text:p>4 974,88 zł</text:p>
          </table:table-cell>
          <table:table-cell table:formula="of:=IF(DAY([.A8]) = 1; IF([.D7] = &quot;EUR&quot;; &quot;PLN&quot;; &quot;EUR&quot;); [.D7])" office:value-type="string" office:string-value="EUR" calcext:value-type="string">
            <text:p>EUR</text:p>
          </table:table-cell>
          <table:table-cell table:style-name="ce3" table:formula="of:=IF([.F7] &lt;&gt; [.F8]; IF([.F8] = &quot;PLN&quot;; ROUND([.E7] * [.B8]; 2); ROUND([.E7] / [.B8]; 2)); [.E7])" office:value-type="currency" office:currency="PLN" office:value="5001.48" calcext:value-type="currency">
            <text:p>5 001,48 zł</text:p>
          </table:table-cell>
          <table:table-cell table:formula="of:=IF([.B7] &gt; [.B8]; IF([.F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08" calcext:value-type="date">
            <text:p>8.01.2005</text:p>
          </table:table-cell>
          <table:table-cell office:value-type="float" office:value="4.02" calcext:value-type="float">
            <text:p>4,02</text:p>
          </table:table-cell>
          <table:table-cell table:style-name="ce3" table:formula="of:=IF(DAY([.A9]) = 1; IF([.D8] = &quot;EUR&quot;; ROUND([.C8] * [.B9]; 2); ROUND([.C8] / [.B9]; 2)); [.C8])" office:value-type="currency" office:currency="PLN" office:value="4974.87687179742" calcext:value-type="currency">
            <text:p>4 974,88 zł</text:p>
          </table:table-cell>
          <table:table-cell table:formula="of:=IF(DAY([.A9]) = 1; IF([.D8] = &quot;EUR&quot;; &quot;PLN&quot;; &quot;EUR&quot;); [.D8])" office:value-type="string" office:string-value="EUR" calcext:value-type="string">
            <text:p>EUR</text:p>
          </table:table-cell>
          <table:table-cell table:style-name="ce3" table:formula="of:=IF([.F8] &lt;&gt; [.F9]; IF([.F9] = &quot;PLN&quot;; ROUND([.E8] * [.B9]; 2); ROUND([.E8] / [.B9]; 2)); [.E8])" office:value-type="currency" office:currency="PLN" office:value="20105.95" calcext:value-type="currency">
            <text:p>20 105,95 zł</text:p>
          </table:table-cell>
          <table:table-cell table:formula="of:=IF([.B8] &gt; [.B9]; IF([.F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1-09" calcext:value-type="date">
            <text:p>9.01.2005</text:p>
          </table:table-cell>
          <table:table-cell office:value-type="float" office:value="4.0167" calcext:value-type="float">
            <text:p>4,0167</text:p>
          </table:table-cell>
          <table:table-cell table:style-name="ce3" table:formula="of:=IF(DAY([.A10]) = 1; IF([.D9] = &quot;EUR&quot;; ROUND([.C9] * [.B10]; 2); ROUND([.C9] / [.B10]; 2)); [.C9])" office:value-type="currency" office:currency="PLN" office:value="4974.87687179742" calcext:value-type="currency">
            <text:p>4 974,88 zł</text:p>
          </table:table-cell>
          <table:table-cell table:formula="of:=IF(DAY([.A10]) = 1; IF([.D9] = &quot;EUR&quot;; &quot;PLN&quot;; &quot;EUR&quot;); [.D9])" office:value-type="string" office:string-value="EUR" calcext:value-type="string">
            <text:p>EUR</text:p>
          </table:table-cell>
          <table:table-cell table:style-name="ce3" table:formula="of:=IF([.F9] &lt;&gt; [.F10]; IF([.F10] = &quot;PLN&quot;; ROUND([.E9] * [.B10]; 2); ROUND([.E9] / [.B10]; 2)); [.E9])" office:value-type="currency" office:currency="PLN" office:value="5005.59" calcext:value-type="currency">
            <text:p>5 005,59 zł</text:p>
          </table:table-cell>
          <table:table-cell table:formula="of:=IF([.B9] &gt; [.B10]; IF([.F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10" calcext:value-type="date">
            <text:p>10.01.2005</text:p>
          </table:table-cell>
          <table:table-cell office:value-type="float" office:value="4.0273" calcext:value-type="float">
            <text:p>4,0273</text:p>
          </table:table-cell>
          <table:table-cell table:style-name="ce3" table:formula="of:=IF(DAY([.A11]) = 1; IF([.D10] = &quot;EUR&quot;; ROUND([.C10] * [.B11]; 2); ROUND([.C10] / [.B11]; 2)); [.C10])" office:value-type="currency" office:currency="PLN" office:value="4974.87687179742" calcext:value-type="currency">
            <text:p>4 974,88 zł</text:p>
          </table:table-cell>
          <table:table-cell table:formula="of:=IF(DAY([.A11]) = 1; IF([.D10] = &quot;EUR&quot;; &quot;PLN&quot;; &quot;EUR&quot;); [.D10])" office:value-type="string" office:string-value="EUR" calcext:value-type="string">
            <text:p>EUR</text:p>
          </table:table-cell>
          <table:table-cell table:style-name="ce3" table:formula="of:=IF([.F10] &lt;&gt; [.F11]; IF([.F11] = &quot;PLN&quot;; ROUND([.E10] * [.B11]; 2); ROUND([.E10] / [.B11]; 2)); [.E10])" office:value-type="currency" office:currency="PLN" office:value="5005.59" calcext:value-type="currency">
            <text:p>5 005,59 zł</text:p>
          </table:table-cell>
          <table:table-cell table:formula="of:=IF([.B10] &gt; [.B11]; IF([.F1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11" calcext:value-type="date">
            <text:p>11.01.2005</text:p>
          </table:table-cell>
          <table:table-cell office:value-type="float" office:value="4.0139" calcext:value-type="float">
            <text:p>4,0139</text:p>
          </table:table-cell>
          <table:table-cell table:style-name="ce3" table:formula="of:=IF(DAY([.A12]) = 1; IF([.D11] = &quot;EUR&quot;; ROUND([.C11] * [.B12]; 2); ROUND([.C11] / [.B12]; 2)); [.C11])" office:value-type="currency" office:currency="PLN" office:value="4974.87687179742" calcext:value-type="currency">
            <text:p>4 974,88 zł</text:p>
          </table:table-cell>
          <table:table-cell table:formula="of:=IF(DAY([.A12]) = 1; IF([.D11] = &quot;EUR&quot;; &quot;PLN&quot;; &quot;EUR&quot;); [.D11])" office:value-type="string" office:string-value="EUR" calcext:value-type="string">
            <text:p>EUR</text:p>
          </table:table-cell>
          <table:table-cell table:style-name="ce3" table:formula="of:=IF([.F11] &lt;&gt; [.F12]; IF([.F12] = &quot;PLN&quot;; ROUND([.E11] * [.B12]; 2); ROUND([.E11] / [.B12]; 2)); [.E11])" office:value-type="currency" office:currency="PLN" office:value="20091.94" calcext:value-type="currency">
            <text:p>20 091,94 zł</text:p>
          </table:table-cell>
          <table:table-cell table:formula="of:=IF([.B11] &gt; [.B12]; IF([.F1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1-12" calcext:value-type="date">
            <text:p>12.01.2005</text:p>
          </table:table-cell>
          <table:table-cell office:value-type="float" office:value="4.0071" calcext:value-type="float">
            <text:p>4,0071</text:p>
          </table:table-cell>
          <table:table-cell table:style-name="ce3" table:formula="of:=IF(DAY([.A13]) = 1; IF([.D12] = &quot;EUR&quot;; ROUND([.C12] * [.B13]; 2); ROUND([.C12] / [.B13]; 2)); [.C12])" office:value-type="currency" office:currency="PLN" office:value="4974.87687179742" calcext:value-type="currency">
            <text:p>4 974,88 zł</text:p>
          </table:table-cell>
          <table:table-cell table:formula="of:=IF(DAY([.A13]) = 1; IF([.D12] = &quot;EUR&quot;; &quot;PLN&quot;; &quot;EUR&quot;); [.D12])" office:value-type="string" office:string-value="EUR" calcext:value-type="string">
            <text:p>EUR</text:p>
          </table:table-cell>
          <table:table-cell table:style-name="ce3" table:formula="of:=IF([.F12] &lt;&gt; [.F13]; IF([.F13] = &quot;PLN&quot;; ROUND([.E12] * [.B13]; 2); ROUND([.E12] / [.B13]; 2)); [.E12])" office:value-type="currency" office:currency="PLN" office:value="5014.08" calcext:value-type="currency">
            <text:p>5 014,08 zł</text:p>
          </table:table-cell>
          <table:table-cell table:formula="of:=IF([.B12] &gt; [.B13]; IF([.F1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13" calcext:value-type="date">
            <text:p>13.01.2005</text:p>
          </table:table-cell>
          <table:table-cell office:value-type="float" office:value="4.0608" calcext:value-type="float">
            <text:p>4,0608</text:p>
          </table:table-cell>
          <table:table-cell table:style-name="ce3" table:formula="of:=IF(DAY([.A14]) = 1; IF([.D13] = &quot;EUR&quot;; ROUND([.C13] * [.B14]; 2); ROUND([.C13] / [.B14]; 2)); [.C13])" office:value-type="currency" office:currency="PLN" office:value="4974.87687179742" calcext:value-type="currency">
            <text:p>4 974,88 zł</text:p>
          </table:table-cell>
          <table:table-cell table:formula="of:=IF(DAY([.A14]) = 1; IF([.D13] = &quot;EUR&quot;; &quot;PLN&quot;; &quot;EUR&quot;); [.D13])" office:value-type="string" office:string-value="EUR" calcext:value-type="string">
            <text:p>EUR</text:p>
          </table:table-cell>
          <table:table-cell table:style-name="ce3" table:formula="of:=IF([.F13] &lt;&gt; [.F14]; IF([.F14] = &quot;PLN&quot;; ROUND([.E13] * [.B14]; 2); ROUND([.E13] / [.B14]; 2)); [.E13])" office:value-type="currency" office:currency="PLN" office:value="5014.08" calcext:value-type="currency">
            <text:p>5 014,08 zł</text:p>
          </table:table-cell>
          <table:table-cell table:formula="of:=IF([.B13] &gt; [.B14]; IF([.F1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14" calcext:value-type="date">
            <text:p>14.01.2005</text:p>
          </table:table-cell>
          <table:table-cell office:value-type="float" office:value="4.0643" calcext:value-type="float">
            <text:p>4,0643</text:p>
          </table:table-cell>
          <table:table-cell table:style-name="ce3" table:formula="of:=IF(DAY([.A15]) = 1; IF([.D14] = &quot;EUR&quot;; ROUND([.C14] * [.B15]; 2); ROUND([.C14] / [.B15]; 2)); [.C14])" office:value-type="currency" office:currency="PLN" office:value="4974.87687179742" calcext:value-type="currency">
            <text:p>4 974,88 zł</text:p>
          </table:table-cell>
          <table:table-cell table:formula="of:=IF(DAY([.A15]) = 1; IF([.D14] = &quot;EUR&quot;; &quot;PLN&quot;; &quot;EUR&quot;); [.D14])" office:value-type="string" office:string-value="EUR" calcext:value-type="string">
            <text:p>EUR</text:p>
          </table:table-cell>
          <table:table-cell table:style-name="ce3" table:formula="of:=IF([.F14] &lt;&gt; [.F15]; IF([.F15] = &quot;PLN&quot;; ROUND([.E14] * [.B15]; 2); ROUND([.E14] / [.B15]; 2)); [.E14])" office:value-type="currency" office:currency="PLN" office:value="5014.08" calcext:value-type="currency">
            <text:p>5 014,08 zł</text:p>
          </table:table-cell>
          <table:table-cell table:formula="of:=IF([.B14] &gt; [.B15]; IF([.F1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15" calcext:value-type="date">
            <text:p>15.01.2005</text:p>
          </table:table-cell>
          <table:table-cell office:value-type="float" office:value="4.0667" calcext:value-type="float">
            <text:p>4,0667</text:p>
          </table:table-cell>
          <table:table-cell table:style-name="ce3" table:formula="of:=IF(DAY([.A16]) = 1; IF([.D15] = &quot;EUR&quot;; ROUND([.C15] * [.B16]; 2); ROUND([.C15] / [.B16]; 2)); [.C15])" office:value-type="currency" office:currency="PLN" office:value="4974.87687179742" calcext:value-type="currency">
            <text:p>4 974,88 zł</text:p>
          </table:table-cell>
          <table:table-cell table:formula="of:=IF(DAY([.A16]) = 1; IF([.D15] = &quot;EUR&quot;; &quot;PLN&quot;; &quot;EUR&quot;); [.D15])" office:value-type="string" office:string-value="EUR" calcext:value-type="string">
            <text:p>EUR</text:p>
          </table:table-cell>
          <table:table-cell table:style-name="ce3" table:formula="of:=IF([.F15] &lt;&gt; [.F16]; IF([.F16] = &quot;PLN&quot;; ROUND([.E15] * [.B16]; 2); ROUND([.E15] / [.B16]; 2)); [.E15])" office:value-type="currency" office:currency="PLN" office:value="5014.08" calcext:value-type="currency">
            <text:p>5 014,08 zł</text:p>
          </table:table-cell>
          <table:table-cell table:formula="of:=IF([.B15] &gt; [.B16]; IF([.F1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16" calcext:value-type="date">
            <text:p>16.01.2005</text:p>
          </table:table-cell>
          <table:table-cell office:value-type="float" office:value="4.1373" calcext:value-type="float">
            <text:p>4,1373</text:p>
          </table:table-cell>
          <table:table-cell table:style-name="ce3" table:formula="of:=IF(DAY([.A17]) = 1; IF([.D16] = &quot;EUR&quot;; ROUND([.C16] * [.B17]; 2); ROUND([.C16] / [.B17]; 2)); [.C16])" office:value-type="currency" office:currency="PLN" office:value="4974.87687179742" calcext:value-type="currency">
            <text:p>4 974,88 zł</text:p>
          </table:table-cell>
          <table:table-cell table:formula="of:=IF(DAY([.A17]) = 1; IF([.D16] = &quot;EUR&quot;; &quot;PLN&quot;; &quot;EUR&quot;); [.D16])" office:value-type="string" office:string-value="EUR" calcext:value-type="string">
            <text:p>EUR</text:p>
          </table:table-cell>
          <table:table-cell table:style-name="ce3" table:formula="of:=IF([.F16] &lt;&gt; [.F17]; IF([.F17] = &quot;PLN&quot;; ROUND([.E16] * [.B17]; 2); ROUND([.E16] / [.B17]; 2)); [.E16])" office:value-type="currency" office:currency="PLN" office:value="5014.08" calcext:value-type="currency">
            <text:p>5 014,08 zł</text:p>
          </table:table-cell>
          <table:table-cell table:formula="of:=IF([.B16] &gt; [.B17]; IF([.F1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17" calcext:value-type="date">
            <text:p>17.01.2005</text:p>
          </table:table-cell>
          <table:table-cell office:value-type="float" office:value="4.2413" calcext:value-type="float">
            <text:p>4,2413</text:p>
          </table:table-cell>
          <table:table-cell table:style-name="ce3" table:formula="of:=IF(DAY([.A18]) = 1; IF([.D17] = &quot;EUR&quot;; ROUND([.C17] * [.B18]; 2); ROUND([.C17] / [.B18]; 2)); [.C17])" office:value-type="currency" office:currency="PLN" office:value="4974.87687179742" calcext:value-type="currency">
            <text:p>4 974,88 zł</text:p>
          </table:table-cell>
          <table:table-cell table:formula="of:=IF(DAY([.A18]) = 1; IF([.D17] = &quot;EUR&quot;; &quot;PLN&quot;; &quot;EUR&quot;); [.D17])" office:value-type="string" office:string-value="EUR" calcext:value-type="string">
            <text:p>EUR</text:p>
          </table:table-cell>
          <table:table-cell table:style-name="ce3" table:formula="of:=IF([.F17] &lt;&gt; [.F18]; IF([.F18] = &quot;PLN&quot;; ROUND([.E17] * [.B18]; 2); ROUND([.E17] / [.B18]; 2)); [.E17])" office:value-type="currency" office:currency="PLN" office:value="5014.08" calcext:value-type="currency">
            <text:p>5 014,08 zł</text:p>
          </table:table-cell>
          <table:table-cell table:formula="of:=IF([.B17] &gt; [.B18]; IF([.F1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18" calcext:value-type="date">
            <text:p>18.01.2005</text:p>
          </table:table-cell>
          <table:table-cell office:value-type="float" office:value="4.1681" calcext:value-type="float">
            <text:p>4,1681</text:p>
          </table:table-cell>
          <table:table-cell table:style-name="ce3" table:formula="of:=IF(DAY([.A19]) = 1; IF([.D18] = &quot;EUR&quot;; ROUND([.C18] * [.B19]; 2); ROUND([.C18] / [.B19]; 2)); [.C18])" office:value-type="currency" office:currency="PLN" office:value="4974.87687179742" calcext:value-type="currency">
            <text:p>4 974,88 zł</text:p>
          </table:table-cell>
          <table:table-cell table:formula="of:=IF(DAY([.A19]) = 1; IF([.D18] = &quot;EUR&quot;; &quot;PLN&quot;; &quot;EUR&quot;); [.D18])" office:value-type="string" office:string-value="EUR" calcext:value-type="string">
            <text:p>EUR</text:p>
          </table:table-cell>
          <table:table-cell table:style-name="ce3" table:formula="of:=IF([.F18] &lt;&gt; [.F19]; IF([.F19] = &quot;PLN&quot;; ROUND([.E18] * [.B19]; 2); ROUND([.E18] / [.B19]; 2)); [.E18])" office:value-type="currency" office:currency="PLN" office:value="20899.19" calcext:value-type="currency">
            <text:p>20 899,19 zł</text:p>
          </table:table-cell>
          <table:table-cell table:formula="of:=IF([.B18] &gt; [.B19]; IF([.F1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1-19" calcext:value-type="date">
            <text:p>19.01.2005</text:p>
          </table:table-cell>
          <table:table-cell office:value-type="float" office:value="4.1865" calcext:value-type="float">
            <text:p>4,1865</text:p>
          </table:table-cell>
          <table:table-cell table:style-name="ce3" table:formula="of:=IF(DAY([.A20]) = 1; IF([.D19] = &quot;EUR&quot;; ROUND([.C19] * [.B20]; 2); ROUND([.C19] / [.B20]; 2)); [.C19])" office:value-type="currency" office:currency="PLN" office:value="4974.87687179742" calcext:value-type="currency">
            <text:p>4 974,88 zł</text:p>
          </table:table-cell>
          <table:table-cell table:formula="of:=IF(DAY([.A20]) = 1; IF([.D19] = &quot;EUR&quot;; &quot;PLN&quot;; &quot;EUR&quot;); [.D19])" office:value-type="string" office:string-value="EUR" calcext:value-type="string">
            <text:p>EUR</text:p>
          </table:table-cell>
          <table:table-cell table:style-name="ce3" table:formula="of:=IF([.F19] &lt;&gt; [.F20]; IF([.F20] = &quot;PLN&quot;; ROUND([.E19] * [.B20]; 2); ROUND([.E19] / [.B20]; 2)); [.E19])" office:value-type="currency" office:currency="PLN" office:value="4992.04" calcext:value-type="currency">
            <text:p>4 992,04 zł</text:p>
          </table:table-cell>
          <table:table-cell table:formula="of:=IF([.B19] &gt; [.B20]; IF([.F1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20" calcext:value-type="date">
            <text:p>20.01.2005</text:p>
          </table:table-cell>
          <table:table-cell office:value-type="float" office:value="4.1563" calcext:value-type="float">
            <text:p>4,1563</text:p>
          </table:table-cell>
          <table:table-cell table:style-name="ce3" table:formula="of:=IF(DAY([.A21]) = 1; IF([.D20] = &quot;EUR&quot;; ROUND([.C20] * [.B21]; 2); ROUND([.C20] / [.B21]; 2)); [.C20])" office:value-type="currency" office:currency="PLN" office:value="4974.87687179742" calcext:value-type="currency">
            <text:p>4 974,88 zł</text:p>
          </table:table-cell>
          <table:table-cell table:formula="of:=IF(DAY([.A21]) = 1; IF([.D20] = &quot;EUR&quot;; &quot;PLN&quot;; &quot;EUR&quot;); [.D20])" office:value-type="string" office:string-value="EUR" calcext:value-type="string">
            <text:p>EUR</text:p>
          </table:table-cell>
          <table:table-cell table:style-name="ce3" table:formula="of:=IF([.F20] &lt;&gt; [.F21]; IF([.F21] = &quot;PLN&quot;; ROUND([.E20] * [.B21]; 2); ROUND([.E20] / [.B21]; 2)); [.E20])" office:value-type="currency" office:currency="PLN" office:value="20748.42" calcext:value-type="currency">
            <text:p>20 748,42 zł</text:p>
          </table:table-cell>
          <table:table-cell table:formula="of:=IF([.B20] &gt; [.B21]; IF([.F2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1-21" calcext:value-type="date">
            <text:p>21.01.2005</text:p>
          </table:table-cell>
          <table:table-cell office:value-type="float" office:value="4.1385" calcext:value-type="float">
            <text:p>4,1385</text:p>
          </table:table-cell>
          <table:table-cell table:style-name="ce3" table:formula="of:=IF(DAY([.A22]) = 1; IF([.D21] = &quot;EUR&quot;; ROUND([.C21] * [.B22]; 2); ROUND([.C21] / [.B22]; 2)); [.C21])" office:value-type="currency" office:currency="PLN" office:value="4974.87687179742" calcext:value-type="currency">
            <text:p>4 974,88 zł</text:p>
          </table:table-cell>
          <table:table-cell table:formula="of:=IF(DAY([.A22]) = 1; IF([.D21] = &quot;EUR&quot;; &quot;PLN&quot;; &quot;EUR&quot;); [.D21])" office:value-type="string" office:string-value="EUR" calcext:value-type="string">
            <text:p>EUR</text:p>
          </table:table-cell>
          <table:table-cell table:style-name="ce3" table:formula="of:=IF([.F21] &lt;&gt; [.F22]; IF([.F22] = &quot;PLN&quot;; ROUND([.E21] * [.B22]; 2); ROUND([.E21] / [.B22]; 2)); [.E21])" office:value-type="currency" office:currency="PLN" office:value="5013.51" calcext:value-type="currency">
            <text:p>5 013,51 zł</text:p>
          </table:table-cell>
          <table:table-cell table:formula="of:=IF([.B21] &gt; [.B22]; IF([.F2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22" calcext:value-type="date">
            <text:p>22.01.2005</text:p>
          </table:table-cell>
          <table:table-cell office:value-type="float" office:value="4.0887" calcext:value-type="float">
            <text:p>4,0887</text:p>
          </table:table-cell>
          <table:table-cell table:style-name="ce3" table:formula="of:=IF(DAY([.A23]) = 1; IF([.D22] = &quot;EUR&quot;; ROUND([.C22] * [.B23]; 2); ROUND([.C22] / [.B23]; 2)); [.C22])" office:value-type="currency" office:currency="PLN" office:value="4974.87687179742" calcext:value-type="currency">
            <text:p>4 974,88 zł</text:p>
          </table:table-cell>
          <table:table-cell table:formula="of:=IF(DAY([.A23]) = 1; IF([.D22] = &quot;EUR&quot;; &quot;PLN&quot;; &quot;EUR&quot;); [.D22])" office:value-type="string" office:string-value="EUR" calcext:value-type="string">
            <text:p>EUR</text:p>
          </table:table-cell>
          <table:table-cell table:style-name="ce3" table:formula="of:=IF([.F22] &lt;&gt; [.F23]; IF([.F23] = &quot;PLN&quot;; ROUND([.E22] * [.B23]; 2); ROUND([.E22] / [.B23]; 2)); [.E22])" office:value-type="currency" office:currency="PLN" office:value="20498.74" calcext:value-type="currency">
            <text:p>20 498,74 zł</text:p>
          </table:table-cell>
          <table:table-cell table:formula="of:=IF([.B22] &gt; [.B23]; IF([.F22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1-23" calcext:value-type="date">
            <text:p>23.01.2005</text:p>
          </table:table-cell>
          <table:table-cell office:value-type="float" office:value="4.1286" calcext:value-type="float">
            <text:p>4,1286</text:p>
          </table:table-cell>
          <table:table-cell table:style-name="ce3" table:formula="of:=IF(DAY([.A24]) = 1; IF([.D23] = &quot;EUR&quot;; ROUND([.C23] * [.B24]; 2); ROUND([.C23] / [.B24]; 2)); [.C23])" office:value-type="currency" office:currency="PLN" office:value="4974.87687179742" calcext:value-type="currency">
            <text:p>4 974,88 zł</text:p>
          </table:table-cell>
          <table:table-cell table:formula="of:=IF(DAY([.A24]) = 1; IF([.D23] = &quot;EUR&quot;; &quot;PLN&quot;; &quot;EUR&quot;); [.D23])" office:value-type="string" office:string-value="EUR" calcext:value-type="string">
            <text:p>EUR</text:p>
          </table:table-cell>
          <table:table-cell table:style-name="ce3" table:formula="of:=IF([.F23] &lt;&gt; [.F24]; IF([.F24] = &quot;PLN&quot;; ROUND([.E23] * [.B24]; 2); ROUND([.E23] / [.B24]; 2)); [.E23])" office:value-type="currency" office:currency="PLN" office:value="4965.06" calcext:value-type="currency">
            <text:p>4 965,06 zł</text:p>
          </table:table-cell>
          <table:table-cell table:formula="of:=IF([.B23] &gt; [.B24]; IF([.F2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24" calcext:value-type="date">
            <text:p>24.01.2005</text:p>
          </table:table-cell>
          <table:table-cell office:value-type="float" office:value="4.106" calcext:value-type="float">
            <text:p>4,106</text:p>
          </table:table-cell>
          <table:table-cell table:style-name="ce3" table:formula="of:=IF(DAY([.A25]) = 1; IF([.D24] = &quot;EUR&quot;; ROUND([.C24] * [.B25]; 2); ROUND([.C24] / [.B25]; 2)); [.C24])" office:value-type="currency" office:currency="PLN" office:value="4974.87687179742" calcext:value-type="currency">
            <text:p>4 974,88 zł</text:p>
          </table:table-cell>
          <table:table-cell table:formula="of:=IF(DAY([.A25]) = 1; IF([.D24] = &quot;EUR&quot;; &quot;PLN&quot;; &quot;EUR&quot;); [.D24])" office:value-type="string" office:string-value="EUR" calcext:value-type="string">
            <text:p>EUR</text:p>
          </table:table-cell>
          <table:table-cell table:style-name="ce3" table:formula="of:=IF([.F24] &lt;&gt; [.F25]; IF([.F25] = &quot;PLN&quot;; ROUND([.E24] * [.B25]; 2); ROUND([.E24] / [.B25]; 2)); [.E24])" office:value-type="currency" office:currency="PLN" office:value="20386.54" calcext:value-type="currency">
            <text:p>20 386,54 zł</text:p>
          </table:table-cell>
          <table:table-cell table:formula="of:=IF([.B24] &gt; [.B25]; IF([.F2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1-25" calcext:value-type="date">
            <text:p>25.01.2005</text:p>
          </table:table-cell>
          <table:table-cell office:value-type="float" office:value="4.1486" calcext:value-type="float">
            <text:p>4,1486</text:p>
          </table:table-cell>
          <table:table-cell table:style-name="ce3" table:formula="of:=IF(DAY([.A26]) = 1; IF([.D25] = &quot;EUR&quot;; ROUND([.C25] * [.B26]; 2); ROUND([.C25] / [.B26]; 2)); [.C25])" office:value-type="currency" office:currency="PLN" office:value="4974.87687179742" calcext:value-type="currency">
            <text:p>4 974,88 zł</text:p>
          </table:table-cell>
          <table:table-cell table:formula="of:=IF(DAY([.A26]) = 1; IF([.D25] = &quot;EUR&quot;; &quot;PLN&quot;; &quot;EUR&quot;); [.D25])" office:value-type="string" office:string-value="EUR" calcext:value-type="string">
            <text:p>EUR</text:p>
          </table:table-cell>
          <table:table-cell table:style-name="ce3" table:formula="of:=IF([.F25] &lt;&gt; [.F26]; IF([.F26] = &quot;PLN&quot;; ROUND([.E25] * [.B26]; 2); ROUND([.E25] / [.B26]; 2)); [.E25])" office:value-type="currency" office:currency="PLN" office:value="4914.08" calcext:value-type="currency">
            <text:p>4 914,08 zł</text:p>
          </table:table-cell>
          <table:table-cell table:formula="of:=IF([.B25] &gt; [.B26]; IF([.F2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float" office:value="4.1718" calcext:value-type="float">
            <text:p>4,1718</text:p>
          </table:table-cell>
          <table:table-cell table:style-name="ce3" table:formula="of:=IF(DAY([.A27]) = 1; IF([.D26] = &quot;EUR&quot;; ROUND([.C26] * [.B27]; 2); ROUND([.C26] / [.B27]; 2)); [.C26])" office:value-type="currency" office:currency="PLN" office:value="4974.87687179742" calcext:value-type="currency">
            <text:p>4 974,88 zł</text:p>
          </table:table-cell>
          <table:table-cell table:formula="of:=IF(DAY([.A27]) = 1; IF([.D26] = &quot;EUR&quot;; &quot;PLN&quot;; &quot;EUR&quot;); [.D26])" office:value-type="string" office:string-value="EUR" calcext:value-type="string">
            <text:p>EUR</text:p>
          </table:table-cell>
          <table:table-cell table:style-name="ce3" table:formula="of:=IF([.F26] &lt;&gt; [.F27]; IF([.F27] = &quot;PLN&quot;; ROUND([.E26] * [.B27]; 2); ROUND([.E26] / [.B27]; 2)); [.E26])" office:value-type="currency" office:currency="PLN" office:value="4914.08" calcext:value-type="currency">
            <text:p>4 914,08 zł</text:p>
          </table:table-cell>
          <table:table-cell table:formula="of:=IF([.B26] &gt; [.B27]; IF([.F2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27" calcext:value-type="date">
            <text:p>27.01.2005</text:p>
          </table:table-cell>
          <table:table-cell office:value-type="float" office:value="4.1668" calcext:value-type="float">
            <text:p>4,1668</text:p>
          </table:table-cell>
          <table:table-cell table:style-name="ce3" table:formula="of:=IF(DAY([.A28]) = 1; IF([.D27] = &quot;EUR&quot;; ROUND([.C27] * [.B28]; 2); ROUND([.C27] / [.B28]; 2)); [.C27])" office:value-type="currency" office:currency="PLN" office:value="4974.87687179742" calcext:value-type="currency">
            <text:p>4 974,88 zł</text:p>
          </table:table-cell>
          <table:table-cell table:formula="of:=IF(DAY([.A28]) = 1; IF([.D27] = &quot;EUR&quot;; &quot;PLN&quot;; &quot;EUR&quot;); [.D27])" office:value-type="string" office:string-value="EUR" calcext:value-type="string">
            <text:p>EUR</text:p>
          </table:table-cell>
          <table:table-cell table:style-name="ce3" table:formula="of:=IF([.F27] &lt;&gt; [.F28]; IF([.F28] = &quot;PLN&quot;; ROUND([.E27] * [.B28]; 2); ROUND([.E27] / [.B28]; 2)); [.E27])" office:value-type="currency" office:currency="PLN" office:value="20475.99" calcext:value-type="currency">
            <text:p>20 475,99 zł</text:p>
          </table:table-cell>
          <table:table-cell table:formula="of:=IF([.B27] &gt; [.B28]; IF([.F2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1-28" calcext:value-type="date">
            <text:p>28.01.2005</text:p>
          </table:table-cell>
          <table:table-cell office:value-type="float" office:value="4.1489" calcext:value-type="float">
            <text:p>4,1489</text:p>
          </table:table-cell>
          <table:table-cell table:style-name="ce3" table:formula="of:=IF(DAY([.A29]) = 1; IF([.D28] = &quot;EUR&quot;; ROUND([.C28] * [.B29]; 2); ROUND([.C28] / [.B29]; 2)); [.C28])" office:value-type="currency" office:currency="PLN" office:value="4974.87687179742" calcext:value-type="currency">
            <text:p>4 974,88 zł</text:p>
          </table:table-cell>
          <table:table-cell table:formula="of:=IF(DAY([.A29]) = 1; IF([.D28] = &quot;EUR&quot;; &quot;PLN&quot;; &quot;EUR&quot;); [.D28])" office:value-type="string" office:string-value="EUR" calcext:value-type="string">
            <text:p>EUR</text:p>
          </table:table-cell>
          <table:table-cell table:style-name="ce3" table:formula="of:=IF([.F28] &lt;&gt; [.F29]; IF([.F29] = &quot;PLN&quot;; ROUND([.E28] * [.B29]; 2); ROUND([.E28] / [.B29]; 2)); [.E28])" office:value-type="currency" office:currency="PLN" office:value="4935.28" calcext:value-type="currency">
            <text:p>4 935,28 zł</text:p>
          </table:table-cell>
          <table:table-cell table:formula="of:=IF([.B28] &gt; [.B29]; IF([.F2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29" calcext:value-type="date">
            <text:p>29.01.2005</text:p>
          </table:table-cell>
          <table:table-cell office:value-type="float" office:value="4.1681" calcext:value-type="float">
            <text:p>4,1681</text:p>
          </table:table-cell>
          <table:table-cell table:style-name="ce3" table:formula="of:=IF(DAY([.A30]) = 1; IF([.D29] = &quot;EUR&quot;; ROUND([.C29] * [.B30]; 2); ROUND([.C29] / [.B30]; 2)); [.C29])" office:value-type="currency" office:currency="PLN" office:value="4974.87687179742" calcext:value-type="currency">
            <text:p>4 974,88 zł</text:p>
          </table:table-cell>
          <table:table-cell table:formula="of:=IF(DAY([.A30]) = 1; IF([.D29] = &quot;EUR&quot;; &quot;PLN&quot;; &quot;EUR&quot;); [.D29])" office:value-type="string" office:string-value="EUR" calcext:value-type="string">
            <text:p>EUR</text:p>
          </table:table-cell>
          <table:table-cell table:style-name="ce3" table:formula="of:=IF([.F29] &lt;&gt; [.F30]; IF([.F30] = &quot;PLN&quot;; ROUND([.E29] * [.B30]; 2); ROUND([.E29] / [.B30]; 2)); [.E29])" office:value-type="currency" office:currency="PLN" office:value="4935.28" calcext:value-type="currency">
            <text:p>4 935,28 zł</text:p>
          </table:table-cell>
          <table:table-cell table:formula="of:=IF([.B29] &gt; [.B30]; IF([.F2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1-30" calcext:value-type="date">
            <text:p>30.01.2005</text:p>
          </table:table-cell>
          <table:table-cell office:value-type="float" office:value="4.1332" calcext:value-type="float">
            <text:p>4,1332</text:p>
          </table:table-cell>
          <table:table-cell table:style-name="ce3" table:formula="of:=IF(DAY([.A31]) = 1; IF([.D30] = &quot;EUR&quot;; ROUND([.C30] * [.B31]; 2); ROUND([.C30] / [.B31]; 2)); [.C30])" office:value-type="currency" office:currency="PLN" office:value="4974.87687179742" calcext:value-type="currency">
            <text:p>4 974,88 zł</text:p>
          </table:table-cell>
          <table:table-cell table:formula="of:=IF(DAY([.A31]) = 1; IF([.D30] = &quot;EUR&quot;; &quot;PLN&quot;; &quot;EUR&quot;); [.D30])" office:value-type="string" office:string-value="EUR" calcext:value-type="string">
            <text:p>EUR</text:p>
          </table:table-cell>
          <table:table-cell table:style-name="ce3" table:formula="of:=IF([.F30] &lt;&gt; [.F31]; IF([.F31] = &quot;PLN&quot;; ROUND([.E30] * [.B31]; 2); ROUND([.E30] / [.B31]; 2)); [.E30])" office:value-type="currency" office:currency="PLN" office:value="20398.5" calcext:value-type="currency">
            <text:p>20 398,50 zł</text:p>
          </table:table-cell>
          <table:table-cell table:formula="of:=IF([.B30] &gt; [.B31]; IF([.F3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1-31" calcext:value-type="date">
            <text:p>31.01.2005</text:p>
          </table:table-cell>
          <table:table-cell office:value-type="float" office:value="4.1425" calcext:value-type="float">
            <text:p>4,1425</text:p>
          </table:table-cell>
          <table:table-cell table:style-name="ce3" table:formula="of:=IF(DAY([.A32]) = 1; IF([.D31] = &quot;EUR&quot;; ROUND([.C31] * [.B32]; 2); ROUND([.C31] / [.B32]; 2)); [.C31])" office:value-type="currency" office:currency="PLN" office:value="4974.87687179742" calcext:value-type="currency">
            <text:p>4 974,88 zł</text:p>
          </table:table-cell>
          <table:table-cell table:formula="of:=IF(DAY([.A32]) = 1; IF([.D31] = &quot;EUR&quot;; &quot;PLN&quot;; &quot;EUR&quot;); [.D31])" office:value-type="string" office:string-value="EUR" calcext:value-type="string">
            <text:p>EUR</text:p>
          </table:table-cell>
          <table:table-cell table:style-name="ce3" table:formula="of:=IF([.F31] &lt;&gt; [.F32]; IF([.F32] = &quot;PLN&quot;; ROUND([.E31] * [.B32]; 2); ROUND([.E31] / [.B32]; 2)); [.E31])" office:value-type="currency" office:currency="PLN" office:value="4924.2" calcext:value-type="currency">
            <text:p>4 924,20 zł</text:p>
          </table:table-cell>
          <table:table-cell table:formula="of:=IF([.B31] &gt; [.B32]; IF([.F3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01" calcext:value-type="date">
            <text:p>1.02.2005</text:p>
          </table:table-cell>
          <table:table-cell office:value-type="float" office:value="4.1556" calcext:value-type="float">
            <text:p>4,1556</text:p>
          </table:table-cell>
          <table:table-cell table:style-name="ce3" table:formula="of:=IF(DAY([.A33]) = 1; IF([.D32] = &quot;EUR&quot;; ROUND([.C32] * [.B33]; 2); ROUND([.C32] / [.B33]; 2)); [.C32])" office:value-type="currency" office:currency="PLN" office:value="20673.6" calcext:value-type="currency">
            <text:p>20 673,60 zł</text:p>
          </table:table-cell>
          <table:table-cell table:formula="of:=IF(DAY([.A33]) = 1; IF([.D32] = &quot;EUR&quot;; &quot;PLN&quot;; &quot;EUR&quot;); [.D32])" office:value-type="string" office:string-value="PLN" calcext:value-type="string">
            <text:p>PLN</text:p>
          </table:table-cell>
          <table:table-cell table:style-name="ce3" table:formula="of:=IF([.F32] &lt;&gt; [.F33]; IF([.F33] = &quot;PLN&quot;; ROUND([.E32] * [.B33]; 2); ROUND([.E32] / [.B33]; 2)); [.E32])" office:value-type="currency" office:currency="PLN" office:value="4924.2" calcext:value-type="currency">
            <text:p>4 924,20 zł</text:p>
          </table:table-cell>
          <table:table-cell table:formula="of:=IF([.B32] &gt; [.B33]; IF([.F3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02" calcext:value-type="date">
            <text:p>2.02.2005</text:p>
          </table:table-cell>
          <table:table-cell office:value-type="float" office:value="4.1705" calcext:value-type="float">
            <text:p>4,1705</text:p>
          </table:table-cell>
          <table:table-cell table:style-name="ce3" table:formula="of:=IF(DAY([.A34]) = 1; IF([.D33] = &quot;EUR&quot;; ROUND([.C33] * [.B34]; 2); ROUND([.C33] / [.B34]; 2)); [.C33])" office:value-type="currency" office:currency="PLN" office:value="20673.6" calcext:value-type="currency">
            <text:p>20 673,60 zł</text:p>
          </table:table-cell>
          <table:table-cell table:formula="of:=IF(DAY([.A34]) = 1; IF([.D33] = &quot;EUR&quot;; &quot;PLN&quot;; &quot;EUR&quot;); [.D33])" office:value-type="string" office:string-value="PLN" calcext:value-type="string">
            <text:p>PLN</text:p>
          </table:table-cell>
          <table:table-cell table:style-name="ce3" table:formula="of:=IF([.F33] &lt;&gt; [.F34]; IF([.F34] = &quot;PLN&quot;; ROUND([.E33] * [.B34]; 2); ROUND([.E33] / [.B34]; 2)); [.E33])" office:value-type="currency" office:currency="PLN" office:value="4924.2" calcext:value-type="currency">
            <text:p>4 924,20 zł</text:p>
          </table:table-cell>
          <table:table-cell table:formula="of:=IF([.B33] &gt; [.B34]; IF([.F3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03" calcext:value-type="date">
            <text:p>3.02.2005</text:p>
          </table:table-cell>
          <table:table-cell office:value-type="float" office:value="4.1453" calcext:value-type="float">
            <text:p>4,1453</text:p>
          </table:table-cell>
          <table:table-cell table:style-name="ce3" table:formula="of:=IF(DAY([.A35]) = 1; IF([.D34] = &quot;EUR&quot;; ROUND([.C34] * [.B35]; 2); ROUND([.C34] / [.B35]; 2)); [.C34])" office:value-type="currency" office:currency="PLN" office:value="20673.6" calcext:value-type="currency">
            <text:p>20 673,60 zł</text:p>
          </table:table-cell>
          <table:table-cell table:formula="of:=IF(DAY([.A35]) = 1; IF([.D34] = &quot;EUR&quot;; &quot;PLN&quot;; &quot;EUR&quot;); [.D34])" office:value-type="string" office:string-value="PLN" calcext:value-type="string">
            <text:p>PLN</text:p>
          </table:table-cell>
          <table:table-cell table:style-name="ce3" table:formula="of:=IF([.F34] &lt;&gt; [.F35]; IF([.F35] = &quot;PLN&quot;; ROUND([.E34] * [.B35]; 2); ROUND([.E34] / [.B35]; 2)); [.E34])" office:value-type="currency" office:currency="PLN" office:value="20412.29" calcext:value-type="currency">
            <text:p>20 412,29 zł</text:p>
          </table:table-cell>
          <table:table-cell table:formula="of:=IF([.B34] &gt; [.B35]; IF([.F3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2-04" calcext:value-type="date">
            <text:p>4.02.2005</text:p>
          </table:table-cell>
          <table:table-cell office:value-type="float" office:value="4.1422" calcext:value-type="float">
            <text:p>4,1422</text:p>
          </table:table-cell>
          <table:table-cell table:style-name="ce3" table:formula="of:=IF(DAY([.A36]) = 1; IF([.D35] = &quot;EUR&quot;; ROUND([.C35] * [.B36]; 2); ROUND([.C35] / [.B36]; 2)); [.C35])" office:value-type="currency" office:currency="PLN" office:value="20673.6" calcext:value-type="currency">
            <text:p>20 673,60 zł</text:p>
          </table:table-cell>
          <table:table-cell table:formula="of:=IF(DAY([.A36]) = 1; IF([.D35] = &quot;EUR&quot;; &quot;PLN&quot;; &quot;EUR&quot;); [.D35])" office:value-type="string" office:string-value="PLN" calcext:value-type="string">
            <text:p>PLN</text:p>
          </table:table-cell>
          <table:table-cell table:style-name="ce3" table:formula="of:=IF([.F35] &lt;&gt; [.F36]; IF([.F36] = &quot;PLN&quot;; ROUND([.E35] * [.B36]; 2); ROUND([.E35] / [.B36]; 2)); [.E35])" office:value-type="currency" office:currency="PLN" office:value="4927.89" calcext:value-type="currency">
            <text:p>4 927,89 zł</text:p>
          </table:table-cell>
          <table:table-cell table:formula="of:=IF([.B35] &gt; [.B36]; IF([.F3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05" calcext:value-type="date">
            <text:p>5.02.2005</text:p>
          </table:table-cell>
          <table:table-cell office:value-type="float" office:value="4.1496" calcext:value-type="float">
            <text:p>4,1496</text:p>
          </table:table-cell>
          <table:table-cell table:style-name="ce3" table:formula="of:=IF(DAY([.A37]) = 1; IF([.D36] = &quot;EUR&quot;; ROUND([.C36] * [.B37]; 2); ROUND([.C36] / [.B37]; 2)); [.C36])" office:value-type="currency" office:currency="PLN" office:value="20673.6" calcext:value-type="currency">
            <text:p>20 673,60 zł</text:p>
          </table:table-cell>
          <table:table-cell table:formula="of:=IF(DAY([.A37]) = 1; IF([.D36] = &quot;EUR&quot;; &quot;PLN&quot;; &quot;EUR&quot;); [.D36])" office:value-type="string" office:string-value="PLN" calcext:value-type="string">
            <text:p>PLN</text:p>
          </table:table-cell>
          <table:table-cell table:style-name="ce3" table:formula="of:=IF([.F36] &lt;&gt; [.F37]; IF([.F37] = &quot;PLN&quot;; ROUND([.E36] * [.B37]; 2); ROUND([.E36] / [.B37]; 2)); [.E36])" office:value-type="currency" office:currency="PLN" office:value="4927.89" calcext:value-type="currency">
            <text:p>4 927,89 zł</text:p>
          </table:table-cell>
          <table:table-cell table:formula="of:=IF([.B36] &gt; [.B37]; IF([.F3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06" calcext:value-type="date">
            <text:p>6.02.2005</text:p>
          </table:table-cell>
          <table:table-cell office:value-type="float" office:value="4.1874" calcext:value-type="float">
            <text:p>4,1874</text:p>
          </table:table-cell>
          <table:table-cell table:style-name="ce3" table:formula="of:=IF(DAY([.A38]) = 1; IF([.D37] = &quot;EUR&quot;; ROUND([.C37] * [.B38]; 2); ROUND([.C37] / [.B38]; 2)); [.C37])" office:value-type="currency" office:currency="PLN" office:value="20673.6" calcext:value-type="currency">
            <text:p>20 673,60 zł</text:p>
          </table:table-cell>
          <table:table-cell table:formula="of:=IF(DAY([.A38]) = 1; IF([.D37] = &quot;EUR&quot;; &quot;PLN&quot;; &quot;EUR&quot;); [.D37])" office:value-type="string" office:string-value="PLN" calcext:value-type="string">
            <text:p>PLN</text:p>
          </table:table-cell>
          <table:table-cell table:style-name="ce3" table:formula="of:=IF([.F37] &lt;&gt; [.F38]; IF([.F38] = &quot;PLN&quot;; ROUND([.E37] * [.B38]; 2); ROUND([.E37] / [.B38]; 2)); [.E37])" office:value-type="currency" office:currency="PLN" office:value="4927.89" calcext:value-type="currency">
            <text:p>4 927,89 zł</text:p>
          </table:table-cell>
          <table:table-cell table:formula="of:=IF([.B37] &gt; [.B38]; IF([.F3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07" calcext:value-type="date">
            <text:p>7.02.2005</text:p>
          </table:table-cell>
          <table:table-cell office:value-type="float" office:value="4.2036" calcext:value-type="float">
            <text:p>4,2036</text:p>
          </table:table-cell>
          <table:table-cell table:style-name="ce3" table:formula="of:=IF(DAY([.A39]) = 1; IF([.D38] = &quot;EUR&quot;; ROUND([.C38] * [.B39]; 2); ROUND([.C38] / [.B39]; 2)); [.C38])" office:value-type="currency" office:currency="PLN" office:value="20673.6" calcext:value-type="currency">
            <text:p>20 673,60 zł</text:p>
          </table:table-cell>
          <table:table-cell table:formula="of:=IF(DAY([.A39]) = 1; IF([.D38] = &quot;EUR&quot;; &quot;PLN&quot;; &quot;EUR&quot;); [.D38])" office:value-type="string" office:string-value="PLN" calcext:value-type="string">
            <text:p>PLN</text:p>
          </table:table-cell>
          <table:table-cell table:style-name="ce3" table:formula="of:=IF([.F38] &lt;&gt; [.F39]; IF([.F39] = &quot;PLN&quot;; ROUND([.E38] * [.B39]; 2); ROUND([.E38] / [.B39]; 2)); [.E38])" office:value-type="currency" office:currency="PLN" office:value="4927.89" calcext:value-type="currency">
            <text:p>4 927,89 zł</text:p>
          </table:table-cell>
          <table:table-cell table:formula="of:=IF([.B38] &gt; [.B39]; IF([.F3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08" calcext:value-type="date">
            <text:p>8.02.2005</text:p>
          </table:table-cell>
          <table:table-cell office:value-type="float" office:value="4.1849" calcext:value-type="float">
            <text:p>4,1849</text:p>
          </table:table-cell>
          <table:table-cell table:style-name="ce3" table:formula="of:=IF(DAY([.A40]) = 1; IF([.D39] = &quot;EUR&quot;; ROUND([.C39] * [.B40]; 2); ROUND([.C39] / [.B40]; 2)); [.C39])" office:value-type="currency" office:currency="PLN" office:value="20673.6" calcext:value-type="currency">
            <text:p>20 673,60 zł</text:p>
          </table:table-cell>
          <table:table-cell table:formula="of:=IF(DAY([.A40]) = 1; IF([.D39] = &quot;EUR&quot;; &quot;PLN&quot;; &quot;EUR&quot;); [.D39])" office:value-type="string" office:string-value="PLN" calcext:value-type="string">
            <text:p>PLN</text:p>
          </table:table-cell>
          <table:table-cell table:style-name="ce3" table:formula="of:=IF([.F39] &lt;&gt; [.F40]; IF([.F40] = &quot;PLN&quot;; ROUND([.E39] * [.B40]; 2); ROUND([.E39] / [.B40]; 2)); [.E39])" office:value-type="currency" office:currency="PLN" office:value="20622.73" calcext:value-type="currency">
            <text:p>20 622,73 zł</text:p>
          </table:table-cell>
          <table:table-cell table:formula="of:=IF([.B39] &gt; [.B40]; IF([.F39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2-09" calcext:value-type="date">
            <text:p>9.02.2005</text:p>
          </table:table-cell>
          <table:table-cell office:value-type="float" office:value="4.1937" calcext:value-type="float">
            <text:p>4,1937</text:p>
          </table:table-cell>
          <table:table-cell table:style-name="ce3" table:formula="of:=IF(DAY([.A41]) = 1; IF([.D40] = &quot;EUR&quot;; ROUND([.C40] * [.B41]; 2); ROUND([.C40] / [.B41]; 2)); [.C40])" office:value-type="currency" office:currency="PLN" office:value="20673.6" calcext:value-type="currency">
            <text:p>20 673,60 zł</text:p>
          </table:table-cell>
          <table:table-cell table:formula="of:=IF(DAY([.A41]) = 1; IF([.D40] = &quot;EUR&quot;; &quot;PLN&quot;; &quot;EUR&quot;); [.D40])" office:value-type="string" office:string-value="PLN" calcext:value-type="string">
            <text:p>PLN</text:p>
          </table:table-cell>
          <table:table-cell table:style-name="ce3" table:formula="of:=IF([.F40] &lt;&gt; [.F41]; IF([.F41] = &quot;PLN&quot;; ROUND([.E40] * [.B41]; 2); ROUND([.E40] / [.B41]; 2)); [.E40])" office:value-type="currency" office:currency="PLN" office:value="4917.55" calcext:value-type="currency">
            <text:p>4 917,55 zł</text:p>
          </table:table-cell>
          <table:table-cell table:formula="of:=IF([.B40] &gt; [.B41]; IF([.F4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10" calcext:value-type="date">
            <text:p>10.02.2005</text:p>
          </table:table-cell>
          <table:table-cell office:value-type="float" office:value="4.1793" calcext:value-type="float">
            <text:p>4,1793</text:p>
          </table:table-cell>
          <table:table-cell table:style-name="ce3" table:formula="of:=IF(DAY([.A42]) = 1; IF([.D41] = &quot;EUR&quot;; ROUND([.C41] * [.B42]; 2); ROUND([.C41] / [.B42]; 2)); [.C41])" office:value-type="currency" office:currency="PLN" office:value="20673.6" calcext:value-type="currency">
            <text:p>20 673,60 zł</text:p>
          </table:table-cell>
          <table:table-cell table:formula="of:=IF(DAY([.A42]) = 1; IF([.D41] = &quot;EUR&quot;; &quot;PLN&quot;; &quot;EUR&quot;); [.D41])" office:value-type="string" office:string-value="PLN" calcext:value-type="string">
            <text:p>PLN</text:p>
          </table:table-cell>
          <table:table-cell table:style-name="ce3" table:formula="of:=IF([.F41] &lt;&gt; [.F42]; IF([.F42] = &quot;PLN&quot;; ROUND([.E41] * [.B42]; 2); ROUND([.E41] / [.B42]; 2)); [.E41])" office:value-type="currency" office:currency="PLN" office:value="20551.92" calcext:value-type="currency">
            <text:p>20 551,92 zł</text:p>
          </table:table-cell>
          <table:table-cell table:formula="of:=IF([.B41] &gt; [.B42]; IF([.F4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2-11" calcext:value-type="date">
            <text:p>11.02.2005</text:p>
          </table:table-cell>
          <table:table-cell office:value-type="float" office:value="4.1965" calcext:value-type="float">
            <text:p>4,1965</text:p>
          </table:table-cell>
          <table:table-cell table:style-name="ce3" table:formula="of:=IF(DAY([.A43]) = 1; IF([.D42] = &quot;EUR&quot;; ROUND([.C42] * [.B43]; 2); ROUND([.C42] / [.B43]; 2)); [.C42])" office:value-type="currency" office:currency="PLN" office:value="20673.6" calcext:value-type="currency">
            <text:p>20 673,60 zł</text:p>
          </table:table-cell>
          <table:table-cell table:formula="of:=IF(DAY([.A43]) = 1; IF([.D42] = &quot;EUR&quot;; &quot;PLN&quot;; &quot;EUR&quot;); [.D42])" office:value-type="string" office:string-value="PLN" calcext:value-type="string">
            <text:p>PLN</text:p>
          </table:table-cell>
          <table:table-cell table:style-name="ce3" table:formula="of:=IF([.F42] &lt;&gt; [.F43]; IF([.F43] = &quot;PLN&quot;; ROUND([.E42] * [.B43]; 2); ROUND([.E42] / [.B43]; 2)); [.E42])" office:value-type="currency" office:currency="PLN" office:value="4897.4" calcext:value-type="currency">
            <text:p>4 897,40 zł</text:p>
          </table:table-cell>
          <table:table-cell table:formula="of:=IF([.B42] &gt; [.B43]; IF([.F4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12" calcext:value-type="date">
            <text:p>12.02.2005</text:p>
          </table:table-cell>
          <table:table-cell office:value-type="float" office:value="4.2083" calcext:value-type="float">
            <text:p>4,2083</text:p>
          </table:table-cell>
          <table:table-cell table:style-name="ce3" table:formula="of:=IF(DAY([.A44]) = 1; IF([.D43] = &quot;EUR&quot;; ROUND([.C43] * [.B44]; 2); ROUND([.C43] / [.B44]; 2)); [.C43])" office:value-type="currency" office:currency="PLN" office:value="20673.6" calcext:value-type="currency">
            <text:p>20 673,60 zł</text:p>
          </table:table-cell>
          <table:table-cell table:formula="of:=IF(DAY([.A44]) = 1; IF([.D43] = &quot;EUR&quot;; &quot;PLN&quot;; &quot;EUR&quot;); [.D43])" office:value-type="string" office:string-value="PLN" calcext:value-type="string">
            <text:p>PLN</text:p>
          </table:table-cell>
          <table:table-cell table:style-name="ce3" table:formula="of:=IF([.F43] &lt;&gt; [.F44]; IF([.F44] = &quot;PLN&quot;; ROUND([.E43] * [.B44]; 2); ROUND([.E43] / [.B44]; 2)); [.E43])" office:value-type="currency" office:currency="PLN" office:value="4897.4" calcext:value-type="currency">
            <text:p>4 897,40 zł</text:p>
          </table:table-cell>
          <table:table-cell table:formula="of:=IF([.B43] &gt; [.B44]; IF([.F4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13" calcext:value-type="date">
            <text:p>13.02.2005</text:p>
          </table:table-cell>
          <table:table-cell office:value-type="float" office:value="4.2741" calcext:value-type="float">
            <text:p>4,2741</text:p>
          </table:table-cell>
          <table:table-cell table:style-name="ce3" table:formula="of:=IF(DAY([.A45]) = 1; IF([.D44] = &quot;EUR&quot;; ROUND([.C44] * [.B45]; 2); ROUND([.C44] / [.B45]; 2)); [.C44])" office:value-type="currency" office:currency="PLN" office:value="20673.6" calcext:value-type="currency">
            <text:p>20 673,60 zł</text:p>
          </table:table-cell>
          <table:table-cell table:formula="of:=IF(DAY([.A45]) = 1; IF([.D44] = &quot;EUR&quot;; &quot;PLN&quot;; &quot;EUR&quot;); [.D44])" office:value-type="string" office:string-value="PLN" calcext:value-type="string">
            <text:p>PLN</text:p>
          </table:table-cell>
          <table:table-cell table:style-name="ce3" table:formula="of:=IF([.F44] &lt;&gt; [.F45]; IF([.F45] = &quot;PLN&quot;; ROUND([.E44] * [.B45]; 2); ROUND([.E44] / [.B45]; 2)); [.E44])" office:value-type="currency" office:currency="PLN" office:value="4897.4" calcext:value-type="currency">
            <text:p>4 897,40 zł</text:p>
          </table:table-cell>
          <table:table-cell table:formula="of:=IF([.B44] &gt; [.B45]; IF([.F4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14" calcext:value-type="date">
            <text:p>14.02.2005</text:p>
          </table:table-cell>
          <table:table-cell office:value-type="float" office:value="4.3126" calcext:value-type="float">
            <text:p>4,3126</text:p>
          </table:table-cell>
          <table:table-cell table:style-name="ce3" table:formula="of:=IF(DAY([.A46]) = 1; IF([.D45] = &quot;EUR&quot;; ROUND([.C45] * [.B46]; 2); ROUND([.C45] / [.B46]; 2)); [.C45])" office:value-type="currency" office:currency="PLN" office:value="20673.6" calcext:value-type="currency">
            <text:p>20 673,60 zł</text:p>
          </table:table-cell>
          <table:table-cell table:formula="of:=IF(DAY([.A46]) = 1; IF([.D45] = &quot;EUR&quot;; &quot;PLN&quot;; &quot;EUR&quot;); [.D45])" office:value-type="string" office:string-value="PLN" calcext:value-type="string">
            <text:p>PLN</text:p>
          </table:table-cell>
          <table:table-cell table:style-name="ce3" table:formula="of:=IF([.F45] &lt;&gt; [.F46]; IF([.F46] = &quot;PLN&quot;; ROUND([.E45] * [.B46]; 2); ROUND([.E45] / [.B46]; 2)); [.E45])" office:value-type="currency" office:currency="PLN" office:value="4897.4" calcext:value-type="currency">
            <text:p>4 897,40 zł</text:p>
          </table:table-cell>
          <table:table-cell table:formula="of:=IF([.B45] &gt; [.B46]; IF([.F4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15" calcext:value-type="date">
            <text:p>15.02.2005</text:p>
          </table:table-cell>
          <table:table-cell office:value-type="float" office:value="4.3133" calcext:value-type="float">
            <text:p>4,3133</text:p>
          </table:table-cell>
          <table:table-cell table:style-name="ce3" table:formula="of:=IF(DAY([.A47]) = 1; IF([.D46] = &quot;EUR&quot;; ROUND([.C46] * [.B47]; 2); ROUND([.C46] / [.B47]; 2)); [.C46])" office:value-type="currency" office:currency="PLN" office:value="20673.6" calcext:value-type="currency">
            <text:p>20 673,60 zł</text:p>
          </table:table-cell>
          <table:table-cell table:formula="of:=IF(DAY([.A47]) = 1; IF([.D46] = &quot;EUR&quot;; &quot;PLN&quot;; &quot;EUR&quot;); [.D46])" office:value-type="string" office:string-value="PLN" calcext:value-type="string">
            <text:p>PLN</text:p>
          </table:table-cell>
          <table:table-cell table:style-name="ce3" table:formula="of:=IF([.F46] &lt;&gt; [.F47]; IF([.F47] = &quot;PLN&quot;; ROUND([.E46] * [.B47]; 2); ROUND([.E46] / [.B47]; 2)); [.E46])" office:value-type="currency" office:currency="PLN" office:value="4897.4" calcext:value-type="currency">
            <text:p>4 897,40 zł</text:p>
          </table:table-cell>
          <table:table-cell table:formula="of:=IF([.B46] &gt; [.B47]; IF([.F4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16" calcext:value-type="date">
            <text:p>16.02.2005</text:p>
          </table:table-cell>
          <table:table-cell office:value-type="float" office:value="4.2813" calcext:value-type="float">
            <text:p>4,2813</text:p>
          </table:table-cell>
          <table:table-cell table:style-name="ce3" table:formula="of:=IF(DAY([.A48]) = 1; IF([.D47] = &quot;EUR&quot;; ROUND([.C47] * [.B48]; 2); ROUND([.C47] / [.B48]; 2)); [.C47])" office:value-type="currency" office:currency="PLN" office:value="20673.6" calcext:value-type="currency">
            <text:p>20 673,60 zł</text:p>
          </table:table-cell>
          <table:table-cell table:formula="of:=IF(DAY([.A48]) = 1; IF([.D47] = &quot;EUR&quot;; &quot;PLN&quot;; &quot;EUR&quot;); [.D47])" office:value-type="string" office:string-value="PLN" calcext:value-type="string">
            <text:p>PLN</text:p>
          </table:table-cell>
          <table:table-cell table:style-name="ce3" table:formula="of:=IF([.F47] &lt;&gt; [.F48]; IF([.F48] = &quot;PLN&quot;; ROUND([.E47] * [.B48]; 2); ROUND([.E47] / [.B48]; 2)); [.E47])" office:value-type="currency" office:currency="PLN" office:value="20967.24" calcext:value-type="currency">
            <text:p>20 967,24 zł</text:p>
          </table:table-cell>
          <table:table-cell table:formula="of:=IF([.B47] &gt; [.B48]; IF([.F4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2-17" calcext:value-type="date">
            <text:p>17.02.2005</text:p>
          </table:table-cell>
          <table:table-cell office:value-type="float" office:value="4.2977" calcext:value-type="float">
            <text:p>4,2977</text:p>
          </table:table-cell>
          <table:table-cell table:style-name="ce3" table:formula="of:=IF(DAY([.A49]) = 1; IF([.D48] = &quot;EUR&quot;; ROUND([.C48] * [.B49]; 2); ROUND([.C48] / [.B49]; 2)); [.C48])" office:value-type="currency" office:currency="PLN" office:value="20673.6" calcext:value-type="currency">
            <text:p>20 673,60 zł</text:p>
          </table:table-cell>
          <table:table-cell table:formula="of:=IF(DAY([.A49]) = 1; IF([.D48] = &quot;EUR&quot;; &quot;PLN&quot;; &quot;EUR&quot;); [.D48])" office:value-type="string" office:string-value="PLN" calcext:value-type="string">
            <text:p>PLN</text:p>
          </table:table-cell>
          <table:table-cell table:style-name="ce3" table:formula="of:=IF([.F48] &lt;&gt; [.F49]; IF([.F49] = &quot;PLN&quot;; ROUND([.E48] * [.B49]; 2); ROUND([.E48] / [.B49]; 2)); [.E48])" office:value-type="currency" office:currency="PLN" office:value="4878.71" calcext:value-type="currency">
            <text:p>4 878,71 zł</text:p>
          </table:table-cell>
          <table:table-cell table:formula="of:=IF([.B48] &gt; [.B49]; IF([.F4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18" calcext:value-type="date">
            <text:p>18.02.2005</text:p>
          </table:table-cell>
          <table:table-cell office:value-type="float" office:value="4.3412" calcext:value-type="float">
            <text:p>4,3412</text:p>
          </table:table-cell>
          <table:table-cell table:style-name="ce3" table:formula="of:=IF(DAY([.A50]) = 1; IF([.D49] = &quot;EUR&quot;; ROUND([.C49] * [.B50]; 2); ROUND([.C49] / [.B50]; 2)); [.C49])" office:value-type="currency" office:currency="PLN" office:value="20673.6" calcext:value-type="currency">
            <text:p>20 673,60 zł</text:p>
          </table:table-cell>
          <table:table-cell table:formula="of:=IF(DAY([.A50]) = 1; IF([.D49] = &quot;EUR&quot;; &quot;PLN&quot;; &quot;EUR&quot;); [.D49])" office:value-type="string" office:string-value="PLN" calcext:value-type="string">
            <text:p>PLN</text:p>
          </table:table-cell>
          <table:table-cell table:style-name="ce3" table:formula="of:=IF([.F49] &lt;&gt; [.F50]; IF([.F50] = &quot;PLN&quot;; ROUND([.E49] * [.B50]; 2); ROUND([.E49] / [.B50]; 2)); [.E49])" office:value-type="currency" office:currency="PLN" office:value="4878.71" calcext:value-type="currency">
            <text:p>4 878,71 zł</text:p>
          </table:table-cell>
          <table:table-cell table:formula="of:=IF([.B49] &gt; [.B50]; IF([.F4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19" calcext:value-type="date">
            <text:p>19.02.2005</text:p>
          </table:table-cell>
          <table:table-cell office:value-type="float" office:value="4.3653" calcext:value-type="float">
            <text:p>4,3653</text:p>
          </table:table-cell>
          <table:table-cell table:style-name="ce3" table:formula="of:=IF(DAY([.A51]) = 1; IF([.D50] = &quot;EUR&quot;; ROUND([.C50] * [.B51]; 2); ROUND([.C50] / [.B51]; 2)); [.C50])" office:value-type="currency" office:currency="PLN" office:value="20673.6" calcext:value-type="currency">
            <text:p>20 673,60 zł</text:p>
          </table:table-cell>
          <table:table-cell table:formula="of:=IF(DAY([.A51]) = 1; IF([.D50] = &quot;EUR&quot;; &quot;PLN&quot;; &quot;EUR&quot;); [.D50])" office:value-type="string" office:string-value="PLN" calcext:value-type="string">
            <text:p>PLN</text:p>
          </table:table-cell>
          <table:table-cell table:style-name="ce3" table:formula="of:=IF([.F50] &lt;&gt; [.F51]; IF([.F51] = &quot;PLN&quot;; ROUND([.E50] * [.B51]; 2); ROUND([.E50] / [.B51]; 2)); [.E50])" office:value-type="currency" office:currency="PLN" office:value="4878.71" calcext:value-type="currency">
            <text:p>4 878,71 zł</text:p>
          </table:table-cell>
          <table:table-cell table:formula="of:=IF([.B50] &gt; [.B51]; IF([.F5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20" calcext:value-type="date">
            <text:p>20.02.2005</text:p>
          </table:table-cell>
          <table:table-cell office:value-type="float" office:value="4.3693" calcext:value-type="float">
            <text:p>4,3693</text:p>
          </table:table-cell>
          <table:table-cell table:style-name="ce3" table:formula="of:=IF(DAY([.A52]) = 1; IF([.D51] = &quot;EUR&quot;; ROUND([.C51] * [.B52]; 2); ROUND([.C51] / [.B52]; 2)); [.C51])" office:value-type="currency" office:currency="PLN" office:value="20673.6" calcext:value-type="currency">
            <text:p>20 673,60 zł</text:p>
          </table:table-cell>
          <table:table-cell table:formula="of:=IF(DAY([.A52]) = 1; IF([.D51] = &quot;EUR&quot;; &quot;PLN&quot;; &quot;EUR&quot;); [.D51])" office:value-type="string" office:string-value="PLN" calcext:value-type="string">
            <text:p>PLN</text:p>
          </table:table-cell>
          <table:table-cell table:style-name="ce3" table:formula="of:=IF([.F51] &lt;&gt; [.F52]; IF([.F52] = &quot;PLN&quot;; ROUND([.E51] * [.B52]; 2); ROUND([.E51] / [.B52]; 2)); [.E51])" office:value-type="currency" office:currency="PLN" office:value="4878.71" calcext:value-type="currency">
            <text:p>4 878,71 zł</text:p>
          </table:table-cell>
          <table:table-cell table:formula="of:=IF([.B51] &gt; [.B52]; IF([.F5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21" calcext:value-type="date">
            <text:p>21.02.2005</text:p>
          </table:table-cell>
          <table:table-cell office:value-type="float" office:value="4.398" calcext:value-type="float">
            <text:p>4,398</text:p>
          </table:table-cell>
          <table:table-cell table:style-name="ce3" table:formula="of:=IF(DAY([.A53]) = 1; IF([.D52] = &quot;EUR&quot;; ROUND([.C52] * [.B53]; 2); ROUND([.C52] / [.B53]; 2)); [.C52])" office:value-type="currency" office:currency="PLN" office:value="20673.6" calcext:value-type="currency">
            <text:p>20 673,60 zł</text:p>
          </table:table-cell>
          <table:table-cell table:formula="of:=IF(DAY([.A53]) = 1; IF([.D52] = &quot;EUR&quot;; &quot;PLN&quot;; &quot;EUR&quot;); [.D52])" office:value-type="string" office:string-value="PLN" calcext:value-type="string">
            <text:p>PLN</text:p>
          </table:table-cell>
          <table:table-cell table:style-name="ce3" table:formula="of:=IF([.F52] &lt;&gt; [.F53]; IF([.F53] = &quot;PLN&quot;; ROUND([.E52] * [.B53]; 2); ROUND([.E52] / [.B53]; 2)); [.E52])" office:value-type="currency" office:currency="PLN" office:value="4878.71" calcext:value-type="currency">
            <text:p>4 878,71 zł</text:p>
          </table:table-cell>
          <table:table-cell table:formula="of:=IF([.B52] &gt; [.B53]; IF([.F5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22" calcext:value-type="date">
            <text:p>22.02.2005</text:p>
          </table:table-cell>
          <table:table-cell office:value-type="float" office:value="4.3077" calcext:value-type="float">
            <text:p>4,3077</text:p>
          </table:table-cell>
          <table:table-cell table:style-name="ce3" table:formula="of:=IF(DAY([.A54]) = 1; IF([.D53] = &quot;EUR&quot;; ROUND([.C53] * [.B54]; 2); ROUND([.C53] / [.B54]; 2)); [.C53])" office:value-type="currency" office:currency="PLN" office:value="20673.6" calcext:value-type="currency">
            <text:p>20 673,60 zł</text:p>
          </table:table-cell>
          <table:table-cell table:formula="of:=IF(DAY([.A54]) = 1; IF([.D53] = &quot;EUR&quot;; &quot;PLN&quot;; &quot;EUR&quot;); [.D53])" office:value-type="string" office:string-value="PLN" calcext:value-type="string">
            <text:p>PLN</text:p>
          </table:table-cell>
          <table:table-cell table:style-name="ce3" table:formula="of:=IF([.F53] &lt;&gt; [.F54]; IF([.F54] = &quot;PLN&quot;; ROUND([.E53] * [.B54]; 2); ROUND([.E53] / [.B54]; 2)); [.E53])" office:value-type="currency" office:currency="PLN" office:value="21016.02" calcext:value-type="currency">
            <text:p>21 016,02 zł</text:p>
          </table:table-cell>
          <table:table-cell table:formula="of:=IF([.B53] &gt; [.B54]; IF([.F53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2-23" calcext:value-type="date">
            <text:p>23.02.2005</text:p>
          </table:table-cell>
          <table:table-cell office:value-type="float" office:value="4.3504" calcext:value-type="float">
            <text:p>4,3504</text:p>
          </table:table-cell>
          <table:table-cell table:style-name="ce3" table:formula="of:=IF(DAY([.A55]) = 1; IF([.D54] = &quot;EUR&quot;; ROUND([.C54] * [.B55]; 2); ROUND([.C54] / [.B55]; 2)); [.C54])" office:value-type="currency" office:currency="PLN" office:value="20673.6" calcext:value-type="currency">
            <text:p>20 673,60 zł</text:p>
          </table:table-cell>
          <table:table-cell table:formula="of:=IF(DAY([.A55]) = 1; IF([.D54] = &quot;EUR&quot;; &quot;PLN&quot;; &quot;EUR&quot;); [.D54])" office:value-type="string" office:string-value="PLN" calcext:value-type="string">
            <text:p>PLN</text:p>
          </table:table-cell>
          <table:table-cell table:style-name="ce3" table:formula="of:=IF([.F54] &lt;&gt; [.F55]; IF([.F55] = &quot;PLN&quot;; ROUND([.E54] * [.B55]; 2); ROUND([.E54] / [.B55]; 2)); [.E54])" office:value-type="currency" office:currency="PLN" office:value="4830.82" calcext:value-type="currency">
            <text:p>4 830,82 zł</text:p>
          </table:table-cell>
          <table:table-cell table:formula="of:=IF([.B54] &gt; [.B55]; IF([.F5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24" calcext:value-type="date">
            <text:p>24.02.2005</text:p>
          </table:table-cell>
          <table:table-cell office:value-type="float" office:value="4.3138" calcext:value-type="float">
            <text:p>4,3138</text:p>
          </table:table-cell>
          <table:table-cell table:style-name="ce3" table:formula="of:=IF(DAY([.A56]) = 1; IF([.D55] = &quot;EUR&quot;; ROUND([.C55] * [.B56]; 2); ROUND([.C55] / [.B56]; 2)); [.C55])" office:value-type="currency" office:currency="PLN" office:value="20673.6" calcext:value-type="currency">
            <text:p>20 673,60 zł</text:p>
          </table:table-cell>
          <table:table-cell table:formula="of:=IF(DAY([.A56]) = 1; IF([.D55] = &quot;EUR&quot;; &quot;PLN&quot;; &quot;EUR&quot;); [.D55])" office:value-type="string" office:string-value="PLN" calcext:value-type="string">
            <text:p>PLN</text:p>
          </table:table-cell>
          <table:table-cell table:style-name="ce3" table:formula="of:=IF([.F55] &lt;&gt; [.F56]; IF([.F56] = &quot;PLN&quot;; ROUND([.E55] * [.B56]; 2); ROUND([.E55] / [.B56]; 2)); [.E55])" office:value-type="currency" office:currency="PLN" office:value="20839.19" calcext:value-type="currency">
            <text:p>20 839,19 zł</text:p>
          </table:table-cell>
          <table:table-cell table:formula="of:=IF([.B55] &gt; [.B56]; IF([.F55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2-25" calcext:value-type="date">
            <text:p>25.02.2005</text:p>
          </table:table-cell>
          <table:table-cell office:value-type="float" office:value="4.3283" calcext:value-type="float">
            <text:p>4,3283</text:p>
          </table:table-cell>
          <table:table-cell table:style-name="ce3" table:formula="of:=IF(DAY([.A57]) = 1; IF([.D56] = &quot;EUR&quot;; ROUND([.C56] * [.B57]; 2); ROUND([.C56] / [.B57]; 2)); [.C56])" office:value-type="currency" office:currency="PLN" office:value="20673.6" calcext:value-type="currency">
            <text:p>20 673,60 zł</text:p>
          </table:table-cell>
          <table:table-cell table:formula="of:=IF(DAY([.A57]) = 1; IF([.D56] = &quot;EUR&quot;; &quot;PLN&quot;; &quot;EUR&quot;); [.D56])" office:value-type="string" office:string-value="PLN" calcext:value-type="string">
            <text:p>PLN</text:p>
          </table:table-cell>
          <table:table-cell table:style-name="ce3" table:formula="of:=IF([.F56] &lt;&gt; [.F57]; IF([.F57] = &quot;PLN&quot;; ROUND([.E56] * [.B57]; 2); ROUND([.E56] / [.B57]; 2)); [.E56])" office:value-type="currency" office:currency="PLN" office:value="4814.64" calcext:value-type="currency">
            <text:p>4 814,64 zł</text:p>
          </table:table-cell>
          <table:table-cell table:formula="of:=IF([.B56] &gt; [.B57]; IF([.F5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26" calcext:value-type="date">
            <text:p>26.02.2005</text:p>
          </table:table-cell>
          <table:table-cell office:value-type="float" office:value="4.3124" calcext:value-type="float">
            <text:p>4,3124</text:p>
          </table:table-cell>
          <table:table-cell table:style-name="ce3" table:formula="of:=IF(DAY([.A58]) = 1; IF([.D57] = &quot;EUR&quot;; ROUND([.C57] * [.B58]; 2); ROUND([.C57] / [.B58]; 2)); [.C57])" office:value-type="currency" office:currency="PLN" office:value="20673.6" calcext:value-type="currency">
            <text:p>20 673,60 zł</text:p>
          </table:table-cell>
          <table:table-cell table:formula="of:=IF(DAY([.A58]) = 1; IF([.D57] = &quot;EUR&quot;; &quot;PLN&quot;; &quot;EUR&quot;); [.D57])" office:value-type="string" office:string-value="PLN" calcext:value-type="string">
            <text:p>PLN</text:p>
          </table:table-cell>
          <table:table-cell table:style-name="ce3" table:formula="of:=IF([.F57] &lt;&gt; [.F58]; IF([.F58] = &quot;PLN&quot;; ROUND([.E57] * [.B58]; 2); ROUND([.E57] / [.B58]; 2)); [.E57])" office:value-type="currency" office:currency="PLN" office:value="20762.65" calcext:value-type="currency">
            <text:p>20 762,65 zł</text:p>
          </table:table-cell>
          <table:table-cell table:formula="of:=IF([.B57] &gt; [.B58]; IF([.F5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2-27" calcext:value-type="date">
            <text:p>27.02.2005</text:p>
          </table:table-cell>
          <table:table-cell office:value-type="float" office:value="4.3091" calcext:value-type="float">
            <text:p>4,3091</text:p>
          </table:table-cell>
          <table:table-cell table:style-name="ce3" table:formula="of:=IF(DAY([.A59]) = 1; IF([.D58] = &quot;EUR&quot;; ROUND([.C58] * [.B59]; 2); ROUND([.C58] / [.B59]; 2)); [.C58])" office:value-type="currency" office:currency="PLN" office:value="20673.6" calcext:value-type="currency">
            <text:p>20 673,60 zł</text:p>
          </table:table-cell>
          <table:table-cell table:formula="of:=IF(DAY([.A59]) = 1; IF([.D58] = &quot;EUR&quot;; &quot;PLN&quot;; &quot;EUR&quot;); [.D58])" office:value-type="string" office:string-value="PLN" calcext:value-type="string">
            <text:p>PLN</text:p>
          </table:table-cell>
          <table:table-cell table:style-name="ce3" table:formula="of:=IF([.F58] &lt;&gt; [.F59]; IF([.F59] = &quot;PLN&quot;; ROUND([.E58] * [.B59]; 2); ROUND([.E58] / [.B59]; 2)); [.E58])" office:value-type="currency" office:currency="PLN" office:value="4818.33" calcext:value-type="currency">
            <text:p>4 818,33 zł</text:p>
          </table:table-cell>
          <table:table-cell table:formula="of:=IF([.B58] &gt; [.B59]; IF([.F5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2-28" calcext:value-type="date">
            <text:p>28.02.2005</text:p>
          </table:table-cell>
          <table:table-cell office:value-type="float" office:value="4.3346" calcext:value-type="float">
            <text:p>4,3346</text:p>
          </table:table-cell>
          <table:table-cell table:style-name="ce3" table:formula="of:=IF(DAY([.A60]) = 1; IF([.D59] = &quot;EUR&quot;; ROUND([.C59] * [.B60]; 2); ROUND([.C59] / [.B60]; 2)); [.C59])" office:value-type="currency" office:currency="PLN" office:value="20673.6" calcext:value-type="currency">
            <text:p>20 673,60 zł</text:p>
          </table:table-cell>
          <table:table-cell table:formula="of:=IF(DAY([.A60]) = 1; IF([.D59] = &quot;EUR&quot;; &quot;PLN&quot;; &quot;EUR&quot;); [.D59])" office:value-type="string" office:string-value="PLN" calcext:value-type="string">
            <text:p>PLN</text:p>
          </table:table-cell>
          <table:table-cell table:style-name="ce3" table:formula="of:=IF([.F59] &lt;&gt; [.F60]; IF([.F60] = &quot;PLN&quot;; ROUND([.E59] * [.B60]; 2); ROUND([.E59] / [.B60]; 2)); [.E59])" office:value-type="currency" office:currency="PLN" office:value="4818.33" calcext:value-type="currency">
            <text:p>4 818,33 zł</text:p>
          </table:table-cell>
          <table:table-cell table:formula="of:=IF([.B59] &gt; [.B60]; IF([.F5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01" calcext:value-type="date">
            <text:p>1.03.2005</text:p>
          </table:table-cell>
          <table:table-cell office:value-type="float" office:value="4.3518" calcext:value-type="float">
            <text:p>4,3518</text:p>
          </table:table-cell>
          <table:table-cell table:style-name="ce3" table:formula="of:=IF(DAY([.A61]) = 1; IF([.D60] = &quot;EUR&quot;; ROUND([.C60] * [.B61]; 2); ROUND([.C60] / [.B61]; 2)); [.C60])" office:value-type="currency" office:currency="PLN" office:value="4750.59" calcext:value-type="currency">
            <text:p>4 750,59 zł</text:p>
          </table:table-cell>
          <table:table-cell table:formula="of:=IF(DAY([.A61]) = 1; IF([.D60] = &quot;EUR&quot;; &quot;PLN&quot;; &quot;EUR&quot;); [.D60])" office:value-type="string" office:string-value="EUR" calcext:value-type="string">
            <text:p>EUR</text:p>
          </table:table-cell>
          <table:table-cell table:style-name="ce3" table:formula="of:=IF([.F60] &lt;&gt; [.F61]; IF([.F61] = &quot;PLN&quot;; ROUND([.E60] * [.B61]; 2); ROUND([.E60] / [.B61]; 2)); [.E60])" office:value-type="currency" office:currency="PLN" office:value="4818.33" calcext:value-type="currency">
            <text:p>4 818,33 zł</text:p>
          </table:table-cell>
          <table:table-cell table:formula="of:=IF([.B60] &gt; [.B61]; IF([.F6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02" calcext:value-type="date">
            <text:p>2.03.2005</text:p>
          </table:table-cell>
          <table:table-cell office:value-type="float" office:value="4.3286" calcext:value-type="float">
            <text:p>4,3286</text:p>
          </table:table-cell>
          <table:table-cell table:style-name="ce3" table:formula="of:=IF(DAY([.A62]) = 1; IF([.D61] = &quot;EUR&quot;; ROUND([.C61] * [.B62]; 2); ROUND([.C61] / [.B62]; 2)); [.C61])" office:value-type="currency" office:currency="PLN" office:value="4750.59" calcext:value-type="currency">
            <text:p>4 750,59 zł</text:p>
          </table:table-cell>
          <table:table-cell table:formula="of:=IF(DAY([.A62]) = 1; IF([.D61] = &quot;EUR&quot;; &quot;PLN&quot;; &quot;EUR&quot;); [.D61])" office:value-type="string" office:string-value="EUR" calcext:value-type="string">
            <text:p>EUR</text:p>
          </table:table-cell>
          <table:table-cell table:style-name="ce3" table:formula="of:=IF([.F61] &lt;&gt; [.F62]; IF([.F62] = &quot;PLN&quot;; ROUND([.E61] * [.B62]; 2); ROUND([.E61] / [.B62]; 2)); [.E61])" office:value-type="currency" office:currency="PLN" office:value="20856.62" calcext:value-type="currency">
            <text:p>20 856,62 zł</text:p>
          </table:table-cell>
          <table:table-cell table:formula="of:=IF([.B61] &gt; [.B62]; IF([.F6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3-03" calcext:value-type="date">
            <text:p>3.03.2005</text:p>
          </table:table-cell>
          <table:table-cell office:value-type="float" office:value="4.3542" calcext:value-type="float">
            <text:p>4,3542</text:p>
          </table:table-cell>
          <table:table-cell table:style-name="ce3" table:formula="of:=IF(DAY([.A63]) = 1; IF([.D62] = &quot;EUR&quot;; ROUND([.C62] * [.B63]; 2); ROUND([.C62] / [.B63]; 2)); [.C62])" office:value-type="currency" office:currency="PLN" office:value="4750.59" calcext:value-type="currency">
            <text:p>4 750,59 zł</text:p>
          </table:table-cell>
          <table:table-cell table:formula="of:=IF(DAY([.A63]) = 1; IF([.D62] = &quot;EUR&quot;; &quot;PLN&quot;; &quot;EUR&quot;); [.D62])" office:value-type="string" office:string-value="EUR" calcext:value-type="string">
            <text:p>EUR</text:p>
          </table:table-cell>
          <table:table-cell table:style-name="ce3" table:formula="of:=IF([.F62] &lt;&gt; [.F63]; IF([.F63] = &quot;PLN&quot;; ROUND([.E62] * [.B63]; 2); ROUND([.E62] / [.B63]; 2)); [.E62])" office:value-type="currency" office:currency="PLN" office:value="4790" calcext:value-type="currency">
            <text:p>4 790,00 zł</text:p>
          </table:table-cell>
          <table:table-cell table:formula="of:=IF([.B62] &gt; [.B63]; IF([.F6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04" calcext:value-type="date">
            <text:p>4.03.2005</text:p>
          </table:table-cell>
          <table:table-cell office:value-type="float" office:value="4.3701" calcext:value-type="float">
            <text:p>4,3701</text:p>
          </table:table-cell>
          <table:table-cell table:style-name="ce3" table:formula="of:=IF(DAY([.A64]) = 1; IF([.D63] = &quot;EUR&quot;; ROUND([.C63] * [.B64]; 2); ROUND([.C63] / [.B64]; 2)); [.C63])" office:value-type="currency" office:currency="PLN" office:value="4750.59" calcext:value-type="currency">
            <text:p>4 750,59 zł</text:p>
          </table:table-cell>
          <table:table-cell table:formula="of:=IF(DAY([.A64]) = 1; IF([.D63] = &quot;EUR&quot;; &quot;PLN&quot;; &quot;EUR&quot;); [.D63])" office:value-type="string" office:string-value="EUR" calcext:value-type="string">
            <text:p>EUR</text:p>
          </table:table-cell>
          <table:table-cell table:style-name="ce3" table:formula="of:=IF([.F63] &lt;&gt; [.F64]; IF([.F64] = &quot;PLN&quot;; ROUND([.E63] * [.B64]; 2); ROUND([.E63] / [.B64]; 2)); [.E63])" office:value-type="currency" office:currency="PLN" office:value="4790" calcext:value-type="currency">
            <text:p>4 790,00 zł</text:p>
          </table:table-cell>
          <table:table-cell table:formula="of:=IF([.B63] &gt; [.B64]; IF([.F6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05" calcext:value-type="date">
            <text:p>5.03.2005</text:p>
          </table:table-cell>
          <table:table-cell office:value-type="float" office:value="4.4052" calcext:value-type="float">
            <text:p>4,4052</text:p>
          </table:table-cell>
          <table:table-cell table:style-name="ce3" table:formula="of:=IF(DAY([.A65]) = 1; IF([.D64] = &quot;EUR&quot;; ROUND([.C64] * [.B65]; 2); ROUND([.C64] / [.B65]; 2)); [.C64])" office:value-type="currency" office:currency="PLN" office:value="4750.59" calcext:value-type="currency">
            <text:p>4 750,59 zł</text:p>
          </table:table-cell>
          <table:table-cell table:formula="of:=IF(DAY([.A65]) = 1; IF([.D64] = &quot;EUR&quot;; &quot;PLN&quot;; &quot;EUR&quot;); [.D64])" office:value-type="string" office:string-value="EUR" calcext:value-type="string">
            <text:p>EUR</text:p>
          </table:table-cell>
          <table:table-cell table:style-name="ce3" table:formula="of:=IF([.F64] &lt;&gt; [.F65]; IF([.F65] = &quot;PLN&quot;; ROUND([.E64] * [.B65]; 2); ROUND([.E64] / [.B65]; 2)); [.E64])" office:value-type="currency" office:currency="PLN" office:value="4790" calcext:value-type="currency">
            <text:p>4 790,00 zł</text:p>
          </table:table-cell>
          <table:table-cell table:formula="of:=IF([.B64] &gt; [.B65]; IF([.F6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06" calcext:value-type="date">
            <text:p>6.03.2005</text:p>
          </table:table-cell>
          <table:table-cell office:value-type="float" office:value="4.4518" calcext:value-type="float">
            <text:p>4,4518</text:p>
          </table:table-cell>
          <table:table-cell table:style-name="ce3" table:formula="of:=IF(DAY([.A66]) = 1; IF([.D65] = &quot;EUR&quot;; ROUND([.C65] * [.B66]; 2); ROUND([.C65] / [.B66]; 2)); [.C65])" office:value-type="currency" office:currency="PLN" office:value="4750.59" calcext:value-type="currency">
            <text:p>4 750,59 zł</text:p>
          </table:table-cell>
          <table:table-cell table:formula="of:=IF(DAY([.A66]) = 1; IF([.D65] = &quot;EUR&quot;; &quot;PLN&quot;; &quot;EUR&quot;); [.D65])" office:value-type="string" office:string-value="EUR" calcext:value-type="string">
            <text:p>EUR</text:p>
          </table:table-cell>
          <table:table-cell table:style-name="ce3" table:formula="of:=IF([.F65] &lt;&gt; [.F66]; IF([.F66] = &quot;PLN&quot;; ROUND([.E65] * [.B66]; 2); ROUND([.E65] / [.B66]; 2)); [.E65])" office:value-type="currency" office:currency="PLN" office:value="4790" calcext:value-type="currency">
            <text:p>4 790,00 zł</text:p>
          </table:table-cell>
          <table:table-cell table:formula="of:=IF([.B65] &gt; [.B66]; IF([.F6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07" calcext:value-type="date">
            <text:p>7.03.2005</text:p>
          </table:table-cell>
          <table:table-cell office:value-type="float" office:value="4.4158" calcext:value-type="float">
            <text:p>4,4158</text:p>
          </table:table-cell>
          <table:table-cell table:style-name="ce3" table:formula="of:=IF(DAY([.A67]) = 1; IF([.D66] = &quot;EUR&quot;; ROUND([.C66] * [.B67]; 2); ROUND([.C66] / [.B67]; 2)); [.C66])" office:value-type="currency" office:currency="PLN" office:value="4750.59" calcext:value-type="currency">
            <text:p>4 750,59 zł</text:p>
          </table:table-cell>
          <table:table-cell table:formula="of:=IF(DAY([.A67]) = 1; IF([.D66] = &quot;EUR&quot;; &quot;PLN&quot;; &quot;EUR&quot;); [.D66])" office:value-type="string" office:string-value="EUR" calcext:value-type="string">
            <text:p>EUR</text:p>
          </table:table-cell>
          <table:table-cell table:style-name="ce3" table:formula="of:=IF([.F66] &lt;&gt; [.F67]; IF([.F67] = &quot;PLN&quot;; ROUND([.E66] * [.B67]; 2); ROUND([.E66] / [.B67]; 2)); [.E66])" office:value-type="currency" office:currency="PLN" office:value="21151.68" calcext:value-type="currency">
            <text:p>21 151,68 zł</text:p>
          </table:table-cell>
          <table:table-cell table:formula="of:=IF([.B66] &gt; [.B67]; IF([.F6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3-08" calcext:value-type="date">
            <text:p>8.03.2005</text:p>
          </table:table-cell>
          <table:table-cell office:value-type="float" office:value="4.3632" calcext:value-type="float">
            <text:p>4,3632</text:p>
          </table:table-cell>
          <table:table-cell table:style-name="ce3" table:formula="of:=IF(DAY([.A68]) = 1; IF([.D67] = &quot;EUR&quot;; ROUND([.C67] * [.B68]; 2); ROUND([.C67] / [.B68]; 2)); [.C67])" office:value-type="currency" office:currency="PLN" office:value="4750.59" calcext:value-type="currency">
            <text:p>4 750,59 zł</text:p>
          </table:table-cell>
          <table:table-cell table:formula="of:=IF(DAY([.A68]) = 1; IF([.D67] = &quot;EUR&quot;; &quot;PLN&quot;; &quot;EUR&quot;); [.D67])" office:value-type="string" office:string-value="EUR" calcext:value-type="string">
            <text:p>EUR</text:p>
          </table:table-cell>
          <table:table-cell table:style-name="ce3" table:formula="of:=IF([.F67] &lt;&gt; [.F68]; IF([.F68] = &quot;PLN&quot;; ROUND([.E67] * [.B68]; 2); ROUND([.E67] / [.B68]; 2)); [.E67])" office:value-type="currency" office:currency="PLN" office:value="4847.74" calcext:value-type="currency">
            <text:p>4 847,74 zł</text:p>
          </table:table-cell>
          <table:table-cell table:formula="of:=IF([.B67] &gt; [.B68]; IF([.F6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09" calcext:value-type="date">
            <text:p>9.03.2005</text:p>
          </table:table-cell>
          <table:table-cell office:value-type="float" office:value="4.3648" calcext:value-type="float">
            <text:p>4,3648</text:p>
          </table:table-cell>
          <table:table-cell table:style-name="ce3" table:formula="of:=IF(DAY([.A69]) = 1; IF([.D68] = &quot;EUR&quot;; ROUND([.C68] * [.B69]; 2); ROUND([.C68] / [.B69]; 2)); [.C68])" office:value-type="currency" office:currency="PLN" office:value="4750.59" calcext:value-type="currency">
            <text:p>4 750,59 zł</text:p>
          </table:table-cell>
          <table:table-cell table:formula="of:=IF(DAY([.A69]) = 1; IF([.D68] = &quot;EUR&quot;; &quot;PLN&quot;; &quot;EUR&quot;); [.D68])" office:value-type="string" office:string-value="EUR" calcext:value-type="string">
            <text:p>EUR</text:p>
          </table:table-cell>
          <table:table-cell table:style-name="ce3" table:formula="of:=IF([.F68] &lt;&gt; [.F69]; IF([.F69] = &quot;PLN&quot;; ROUND([.E68] * [.B69]; 2); ROUND([.E68] / [.B69]; 2)); [.E68])" office:value-type="currency" office:currency="PLN" office:value="4847.74" calcext:value-type="currency">
            <text:p>4 847,74 zł</text:p>
          </table:table-cell>
          <table:table-cell table:formula="of:=IF([.B68] &gt; [.B69]; IF([.F6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10" calcext:value-type="date">
            <text:p>10.03.2005</text:p>
          </table:table-cell>
          <table:table-cell office:value-type="float" office:value="4.3231" calcext:value-type="float">
            <text:p>4,3231</text:p>
          </table:table-cell>
          <table:table-cell table:style-name="ce3" table:formula="of:=IF(DAY([.A70]) = 1; IF([.D69] = &quot;EUR&quot;; ROUND([.C69] * [.B70]; 2); ROUND([.C69] / [.B70]; 2)); [.C69])" office:value-type="currency" office:currency="PLN" office:value="4750.59" calcext:value-type="currency">
            <text:p>4 750,59 zł</text:p>
          </table:table-cell>
          <table:table-cell table:formula="of:=IF(DAY([.A70]) = 1; IF([.D69] = &quot;EUR&quot;; &quot;PLN&quot;; &quot;EUR&quot;); [.D69])" office:value-type="string" office:string-value="EUR" calcext:value-type="string">
            <text:p>EUR</text:p>
          </table:table-cell>
          <table:table-cell table:style-name="ce3" table:formula="of:=IF([.F69] &lt;&gt; [.F70]; IF([.F70] = &quot;PLN&quot;; ROUND([.E69] * [.B70]; 2); ROUND([.E69] / [.B70]; 2)); [.E69])" office:value-type="currency" office:currency="PLN" office:value="20957.26" calcext:value-type="currency">
            <text:p>20 957,26 zł</text:p>
          </table:table-cell>
          <table:table-cell table:formula="of:=IF([.B69] &gt; [.B70]; IF([.F69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3-11" calcext:value-type="date">
            <text:p>11.03.2005</text:p>
          </table:table-cell>
          <table:table-cell office:value-type="float" office:value="4.3428" calcext:value-type="float">
            <text:p>4,3428</text:p>
          </table:table-cell>
          <table:table-cell table:style-name="ce3" table:formula="of:=IF(DAY([.A71]) = 1; IF([.D70] = &quot;EUR&quot;; ROUND([.C70] * [.B71]; 2); ROUND([.C70] / [.B71]; 2)); [.C70])" office:value-type="currency" office:currency="PLN" office:value="4750.59" calcext:value-type="currency">
            <text:p>4 750,59 zł</text:p>
          </table:table-cell>
          <table:table-cell table:formula="of:=IF(DAY([.A71]) = 1; IF([.D70] = &quot;EUR&quot;; &quot;PLN&quot;; &quot;EUR&quot;); [.D70])" office:value-type="string" office:string-value="EUR" calcext:value-type="string">
            <text:p>EUR</text:p>
          </table:table-cell>
          <table:table-cell table:style-name="ce3" table:formula="of:=IF([.F70] &lt;&gt; [.F71]; IF([.F71] = &quot;PLN&quot;; ROUND([.E70] * [.B71]; 2); ROUND([.E70] / [.B71]; 2)); [.E70])" office:value-type="currency" office:currency="PLN" office:value="4825.75" calcext:value-type="currency">
            <text:p>4 825,75 zł</text:p>
          </table:table-cell>
          <table:table-cell table:formula="of:=IF([.B70] &gt; [.B71]; IF([.F7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12" calcext:value-type="date">
            <text:p>12.03.2005</text:p>
          </table:table-cell>
          <table:table-cell office:value-type="float" office:value="4.2981" calcext:value-type="float">
            <text:p>4,2981</text:p>
          </table:table-cell>
          <table:table-cell table:style-name="ce3" table:formula="of:=IF(DAY([.A72]) = 1; IF([.D71] = &quot;EUR&quot;; ROUND([.C71] * [.B72]; 2); ROUND([.C71] / [.B72]; 2)); [.C71])" office:value-type="currency" office:currency="PLN" office:value="4750.59" calcext:value-type="currency">
            <text:p>4 750,59 zł</text:p>
          </table:table-cell>
          <table:table-cell table:formula="of:=IF(DAY([.A72]) = 1; IF([.D71] = &quot;EUR&quot;; &quot;PLN&quot;; &quot;EUR&quot;); [.D71])" office:value-type="string" office:string-value="EUR" calcext:value-type="string">
            <text:p>EUR</text:p>
          </table:table-cell>
          <table:table-cell table:style-name="ce3" table:formula="of:=IF([.F71] &lt;&gt; [.F72]; IF([.F72] = &quot;PLN&quot;; ROUND([.E71] * [.B72]; 2); ROUND([.E71] / [.B72]; 2)); [.E71])" office:value-type="currency" office:currency="PLN" office:value="20741.56" calcext:value-type="currency">
            <text:p>20 741,56 zł</text:p>
          </table:table-cell>
          <table:table-cell table:formula="of:=IF([.B71] &gt; [.B72]; IF([.F7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3-13" calcext:value-type="date">
            <text:p>13.03.2005</text:p>
          </table:table-cell>
          <table:table-cell office:value-type="float" office:value="4.2581" calcext:value-type="float">
            <text:p>4,2581</text:p>
          </table:table-cell>
          <table:table-cell table:style-name="ce3" table:formula="of:=IF(DAY([.A73]) = 1; IF([.D72] = &quot;EUR&quot;; ROUND([.C72] * [.B73]; 2); ROUND([.C72] / [.B73]; 2)); [.C72])" office:value-type="currency" office:currency="PLN" office:value="4750.59" calcext:value-type="currency">
            <text:p>4 750,59 zł</text:p>
          </table:table-cell>
          <table:table-cell table:formula="of:=IF(DAY([.A73]) = 1; IF([.D72] = &quot;EUR&quot;; &quot;PLN&quot;; &quot;EUR&quot;); [.D72])" office:value-type="string" office:string-value="EUR" calcext:value-type="string">
            <text:p>EUR</text:p>
          </table:table-cell>
          <table:table-cell table:style-name="ce3" table:formula="of:=IF([.F72] &lt;&gt; [.F73]; IF([.F73] = &quot;PLN&quot;; ROUND([.E72] * [.B73]; 2); ROUND([.E72] / [.B73]; 2)); [.E72])" office:value-type="currency" office:currency="PLN" office:value="4871.08" calcext:value-type="currency">
            <text:p>4 871,08 zł</text:p>
          </table:table-cell>
          <table:table-cell table:formula="of:=IF([.B72] &gt; [.B73]; IF([.F7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14" calcext:value-type="date">
            <text:p>14.03.2005</text:p>
          </table:table-cell>
          <table:table-cell office:value-type="float" office:value="4.2703" calcext:value-type="float">
            <text:p>4,2703</text:p>
          </table:table-cell>
          <table:table-cell table:style-name="ce3" table:formula="of:=IF(DAY([.A74]) = 1; IF([.D73] = &quot;EUR&quot;; ROUND([.C73] * [.B74]; 2); ROUND([.C73] / [.B74]; 2)); [.C73])" office:value-type="currency" office:currency="PLN" office:value="4750.59" calcext:value-type="currency">
            <text:p>4 750,59 zł</text:p>
          </table:table-cell>
          <table:table-cell table:formula="of:=IF(DAY([.A74]) = 1; IF([.D73] = &quot;EUR&quot;; &quot;PLN&quot;; &quot;EUR&quot;); [.D73])" office:value-type="string" office:string-value="EUR" calcext:value-type="string">
            <text:p>EUR</text:p>
          </table:table-cell>
          <table:table-cell table:style-name="ce3" table:formula="of:=IF([.F73] &lt;&gt; [.F74]; IF([.F74] = &quot;PLN&quot;; ROUND([.E73] * [.B74]; 2); ROUND([.E73] / [.B74]; 2)); [.E73])" office:value-type="currency" office:currency="PLN" office:value="4871.08" calcext:value-type="currency">
            <text:p>4 871,08 zł</text:p>
          </table:table-cell>
          <table:table-cell table:formula="of:=IF([.B73] &gt; [.B74]; IF([.F7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15" calcext:value-type="date">
            <text:p>15.03.2005</text:p>
          </table:table-cell>
          <table:table-cell office:value-type="float" office:value="4.2398" calcext:value-type="float">
            <text:p>4,2398</text:p>
          </table:table-cell>
          <table:table-cell table:style-name="ce3" table:formula="of:=IF(DAY([.A75]) = 1; IF([.D74] = &quot;EUR&quot;; ROUND([.C74] * [.B75]; 2); ROUND([.C74] / [.B75]; 2)); [.C74])" office:value-type="currency" office:currency="PLN" office:value="4750.59" calcext:value-type="currency">
            <text:p>4 750,59 zł</text:p>
          </table:table-cell>
          <table:table-cell table:formula="of:=IF(DAY([.A75]) = 1; IF([.D74] = &quot;EUR&quot;; &quot;PLN&quot;; &quot;EUR&quot;); [.D74])" office:value-type="string" office:string-value="EUR" calcext:value-type="string">
            <text:p>EUR</text:p>
          </table:table-cell>
          <table:table-cell table:style-name="ce3" table:formula="of:=IF([.F74] &lt;&gt; [.F75]; IF([.F75] = &quot;PLN&quot;; ROUND([.E74] * [.B75]; 2); ROUND([.E74] / [.B75]; 2)); [.E74])" office:value-type="currency" office:currency="PLN" office:value="20652.4" calcext:value-type="currency">
            <text:p>20 652,40 zł</text:p>
          </table:table-cell>
          <table:table-cell table:formula="of:=IF([.B74] &gt; [.B75]; IF([.F7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3-16" calcext:value-type="date">
            <text:p>16.03.2005</text:p>
          </table:table-cell>
          <table:table-cell office:value-type="float" office:value="4.2453" calcext:value-type="float">
            <text:p>4,2453</text:p>
          </table:table-cell>
          <table:table-cell table:style-name="ce3" table:formula="of:=IF(DAY([.A76]) = 1; IF([.D75] = &quot;EUR&quot;; ROUND([.C75] * [.B76]; 2); ROUND([.C75] / [.B76]; 2)); [.C75])" office:value-type="currency" office:currency="PLN" office:value="4750.59" calcext:value-type="currency">
            <text:p>4 750,59 zł</text:p>
          </table:table-cell>
          <table:table-cell table:formula="of:=IF(DAY([.A76]) = 1; IF([.D75] = &quot;EUR&quot;; &quot;PLN&quot;; &quot;EUR&quot;); [.D75])" office:value-type="string" office:string-value="EUR" calcext:value-type="string">
            <text:p>EUR</text:p>
          </table:table-cell>
          <table:table-cell table:style-name="ce3" table:formula="of:=IF([.F75] &lt;&gt; [.F76]; IF([.F76] = &quot;PLN&quot;; ROUND([.E75] * [.B76]; 2); ROUND([.E75] / [.B76]; 2)); [.E75])" office:value-type="currency" office:currency="PLN" office:value="4864.77" calcext:value-type="currency">
            <text:p>4 864,77 zł</text:p>
          </table:table-cell>
          <table:table-cell table:formula="of:=IF([.B75] &gt; [.B76]; IF([.F7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17" calcext:value-type="date">
            <text:p>17.03.2005</text:p>
          </table:table-cell>
          <table:table-cell office:value-type="float" office:value="4.2933" calcext:value-type="float">
            <text:p>4,2933</text:p>
          </table:table-cell>
          <table:table-cell table:style-name="ce3" table:formula="of:=IF(DAY([.A77]) = 1; IF([.D76] = &quot;EUR&quot;; ROUND([.C76] * [.B77]; 2); ROUND([.C76] / [.B77]; 2)); [.C76])" office:value-type="currency" office:currency="PLN" office:value="4750.59" calcext:value-type="currency">
            <text:p>4 750,59 zł</text:p>
          </table:table-cell>
          <table:table-cell table:formula="of:=IF(DAY([.A77]) = 1; IF([.D76] = &quot;EUR&quot;; &quot;PLN&quot;; &quot;EUR&quot;); [.D76])" office:value-type="string" office:string-value="EUR" calcext:value-type="string">
            <text:p>EUR</text:p>
          </table:table-cell>
          <table:table-cell table:style-name="ce3" table:formula="of:=IF([.F76] &lt;&gt; [.F77]; IF([.F77] = &quot;PLN&quot;; ROUND([.E76] * [.B77]; 2); ROUND([.E76] / [.B77]; 2)); [.E76])" office:value-type="currency" office:currency="PLN" office:value="4864.77" calcext:value-type="currency">
            <text:p>4 864,77 zł</text:p>
          </table:table-cell>
          <table:table-cell table:formula="of:=IF([.B76] &gt; [.B77]; IF([.F7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18" calcext:value-type="date">
            <text:p>18.03.2005</text:p>
          </table:table-cell>
          <table:table-cell office:value-type="float" office:value="4.2767" calcext:value-type="float">
            <text:p>4,2767</text:p>
          </table:table-cell>
          <table:table-cell table:style-name="ce3" table:formula="of:=IF(DAY([.A78]) = 1; IF([.D77] = &quot;EUR&quot;; ROUND([.C77] * [.B78]; 2); ROUND([.C77] / [.B78]; 2)); [.C77])" office:value-type="currency" office:currency="PLN" office:value="4750.59" calcext:value-type="currency">
            <text:p>4 750,59 zł</text:p>
          </table:table-cell>
          <table:table-cell table:formula="of:=IF(DAY([.A78]) = 1; IF([.D77] = &quot;EUR&quot;; &quot;PLN&quot;; &quot;EUR&quot;); [.D77])" office:value-type="string" office:string-value="EUR" calcext:value-type="string">
            <text:p>EUR</text:p>
          </table:table-cell>
          <table:table-cell table:style-name="ce3" table:formula="of:=IF([.F77] &lt;&gt; [.F78]; IF([.F78] = &quot;PLN&quot;; ROUND([.E77] * [.B78]; 2); ROUND([.E77] / [.B78]; 2)); [.E77])" office:value-type="currency" office:currency="PLN" office:value="20805.16" calcext:value-type="currency">
            <text:p>20 805,16 zł</text:p>
          </table:table-cell>
          <table:table-cell table:formula="of:=IF([.B77] &gt; [.B78]; IF([.F7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3-19" calcext:value-type="date">
            <text:p>19.03.2005</text:p>
          </table:table-cell>
          <table:table-cell office:value-type="float" office:value="4.2631" calcext:value-type="float">
            <text:p>4,2631</text:p>
          </table:table-cell>
          <table:table-cell table:style-name="ce3" table:formula="of:=IF(DAY([.A79]) = 1; IF([.D78] = &quot;EUR&quot;; ROUND([.C78] * [.B79]; 2); ROUND([.C78] / [.B79]; 2)); [.C78])" office:value-type="currency" office:currency="PLN" office:value="4750.59" calcext:value-type="currency">
            <text:p>4 750,59 zł</text:p>
          </table:table-cell>
          <table:table-cell table:formula="of:=IF(DAY([.A79]) = 1; IF([.D78] = &quot;EUR&quot;; &quot;PLN&quot;; &quot;EUR&quot;); [.D78])" office:value-type="string" office:string-value="EUR" calcext:value-type="string">
            <text:p>EUR</text:p>
          </table:table-cell>
          <table:table-cell table:style-name="ce3" table:formula="of:=IF([.F78] &lt;&gt; [.F79]; IF([.F79] = &quot;PLN&quot;; ROUND([.E78] * [.B79]; 2); ROUND([.E78] / [.B79]; 2)); [.E78])" office:value-type="currency" office:currency="PLN" office:value="4880.29" calcext:value-type="currency">
            <text:p>4 880,29 zł</text:p>
          </table:table-cell>
          <table:table-cell table:formula="of:=IF([.B78] &gt; [.B79]; IF([.F7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20" calcext:value-type="date">
            <text:p>20.03.2005</text:p>
          </table:table-cell>
          <table:table-cell office:value-type="float" office:value="4.2735" calcext:value-type="float">
            <text:p>4,2735</text:p>
          </table:table-cell>
          <table:table-cell table:style-name="ce3" table:formula="of:=IF(DAY([.A80]) = 1; IF([.D79] = &quot;EUR&quot;; ROUND([.C79] * [.B80]; 2); ROUND([.C79] / [.B80]; 2)); [.C79])" office:value-type="currency" office:currency="PLN" office:value="4750.59" calcext:value-type="currency">
            <text:p>4 750,59 zł</text:p>
          </table:table-cell>
          <table:table-cell table:formula="of:=IF(DAY([.A80]) = 1; IF([.D79] = &quot;EUR&quot;; &quot;PLN&quot;; &quot;EUR&quot;); [.D79])" office:value-type="string" office:string-value="EUR" calcext:value-type="string">
            <text:p>EUR</text:p>
          </table:table-cell>
          <table:table-cell table:style-name="ce3" table:formula="of:=IF([.F79] &lt;&gt; [.F80]; IF([.F80] = &quot;PLN&quot;; ROUND([.E79] * [.B80]; 2); ROUND([.E79] / [.B80]; 2)); [.E79])" office:value-type="currency" office:currency="PLN" office:value="4880.29" calcext:value-type="currency">
            <text:p>4 880,29 zł</text:p>
          </table:table-cell>
          <table:table-cell table:formula="of:=IF([.B79] &gt; [.B80]; IF([.F7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21" calcext:value-type="date">
            <text:p>21.03.2005</text:p>
          </table:table-cell>
          <table:table-cell office:value-type="float" office:value="4.2635" calcext:value-type="float">
            <text:p>4,2635</text:p>
          </table:table-cell>
          <table:table-cell table:style-name="ce3" table:formula="of:=IF(DAY([.A81]) = 1; IF([.D80] = &quot;EUR&quot;; ROUND([.C80] * [.B81]; 2); ROUND([.C80] / [.B81]; 2)); [.C80])" office:value-type="currency" office:currency="PLN" office:value="4750.59" calcext:value-type="currency">
            <text:p>4 750,59 zł</text:p>
          </table:table-cell>
          <table:table-cell table:formula="of:=IF(DAY([.A81]) = 1; IF([.D80] = &quot;EUR&quot;; &quot;PLN&quot;; &quot;EUR&quot;); [.D80])" office:value-type="string" office:string-value="EUR" calcext:value-type="string">
            <text:p>EUR</text:p>
          </table:table-cell>
          <table:table-cell table:style-name="ce3" table:formula="of:=IF([.F80] &lt;&gt; [.F81]; IF([.F81] = &quot;PLN&quot;; ROUND([.E80] * [.B81]; 2); ROUND([.E80] / [.B81]; 2)); [.E80])" office:value-type="currency" office:currency="PLN" office:value="20807.12" calcext:value-type="currency">
            <text:p>20 807,12 zł</text:p>
          </table:table-cell>
          <table:table-cell table:formula="of:=IF([.B80] &gt; [.B81]; IF([.F8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3-22" calcext:value-type="date">
            <text:p>22.03.2005</text:p>
          </table:table-cell>
          <table:table-cell office:value-type="float" office:value="4.293" calcext:value-type="float">
            <text:p>4,293</text:p>
          </table:table-cell>
          <table:table-cell table:style-name="ce3" table:formula="of:=IF(DAY([.A82]) = 1; IF([.D81] = &quot;EUR&quot;; ROUND([.C81] * [.B82]; 2); ROUND([.C81] / [.B82]; 2)); [.C81])" office:value-type="currency" office:currency="PLN" office:value="4750.59" calcext:value-type="currency">
            <text:p>4 750,59 zł</text:p>
          </table:table-cell>
          <table:table-cell table:formula="of:=IF(DAY([.A82]) = 1; IF([.D81] = &quot;EUR&quot;; &quot;PLN&quot;; &quot;EUR&quot;); [.D81])" office:value-type="string" office:string-value="EUR" calcext:value-type="string">
            <text:p>EUR</text:p>
          </table:table-cell>
          <table:table-cell table:style-name="ce3" table:formula="of:=IF([.F81] &lt;&gt; [.F82]; IF([.F82] = &quot;PLN&quot;; ROUND([.E81] * [.B82]; 2); ROUND([.E81] / [.B82]; 2)); [.E81])" office:value-type="currency" office:currency="PLN" office:value="4846.76" calcext:value-type="currency">
            <text:p>4 846,76 zł</text:p>
          </table:table-cell>
          <table:table-cell table:formula="of:=IF([.B81] &gt; [.B82]; IF([.F8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23" calcext:value-type="date">
            <text:p>23.03.2005</text:p>
          </table:table-cell>
          <table:table-cell office:value-type="float" office:value="4.2769" calcext:value-type="float">
            <text:p>4,2769</text:p>
          </table:table-cell>
          <table:table-cell table:style-name="ce3" table:formula="of:=IF(DAY([.A83]) = 1; IF([.D82] = &quot;EUR&quot;; ROUND([.C82] * [.B83]; 2); ROUND([.C82] / [.B83]; 2)); [.C82])" office:value-type="currency" office:currency="PLN" office:value="4750.59" calcext:value-type="currency">
            <text:p>4 750,59 zł</text:p>
          </table:table-cell>
          <table:table-cell table:formula="of:=IF(DAY([.A83]) = 1; IF([.D82] = &quot;EUR&quot;; &quot;PLN&quot;; &quot;EUR&quot;); [.D82])" office:value-type="string" office:string-value="EUR" calcext:value-type="string">
            <text:p>EUR</text:p>
          </table:table-cell>
          <table:table-cell table:style-name="ce3" table:formula="of:=IF([.F82] &lt;&gt; [.F83]; IF([.F83] = &quot;PLN&quot;; ROUND([.E82] * [.B83]; 2); ROUND([.E82] / [.B83]; 2)); [.E82])" office:value-type="currency" office:currency="PLN" office:value="20729.11" calcext:value-type="currency">
            <text:p>20 729,11 zł</text:p>
          </table:table-cell>
          <table:table-cell table:formula="of:=IF([.B82] &gt; [.B83]; IF([.F82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3-24" calcext:value-type="date">
            <text:p>24.03.2005</text:p>
          </table:table-cell>
          <table:table-cell office:value-type="float" office:value="4.2735" calcext:value-type="float">
            <text:p>4,2735</text:p>
          </table:table-cell>
          <table:table-cell table:style-name="ce3" table:formula="of:=IF(DAY([.A84]) = 1; IF([.D83] = &quot;EUR&quot;; ROUND([.C83] * [.B84]; 2); ROUND([.C83] / [.B84]; 2)); [.C83])" office:value-type="currency" office:currency="PLN" office:value="4750.59" calcext:value-type="currency">
            <text:p>4 750,59 zł</text:p>
          </table:table-cell>
          <table:table-cell table:formula="of:=IF(DAY([.A84]) = 1; IF([.D83] = &quot;EUR&quot;; &quot;PLN&quot;; &quot;EUR&quot;); [.D83])" office:value-type="string" office:string-value="EUR" calcext:value-type="string">
            <text:p>EUR</text:p>
          </table:table-cell>
          <table:table-cell table:style-name="ce3" table:formula="of:=IF([.F83] &lt;&gt; [.F84]; IF([.F84] = &quot;PLN&quot;; ROUND([.E83] * [.B84]; 2); ROUND([.E83] / [.B84]; 2)); [.E83])" office:value-type="currency" office:currency="PLN" office:value="4850.62" calcext:value-type="currency">
            <text:p>4 850,62 zł</text:p>
          </table:table-cell>
          <table:table-cell table:formula="of:=IF([.B83] &gt; [.B84]; IF([.F8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25" calcext:value-type="date">
            <text:p>25.03.2005</text:p>
          </table:table-cell>
          <table:table-cell office:value-type="float" office:value="4.2792" calcext:value-type="float">
            <text:p>4,2792</text:p>
          </table:table-cell>
          <table:table-cell table:style-name="ce3" table:formula="of:=IF(DAY([.A85]) = 1; IF([.D84] = &quot;EUR&quot;; ROUND([.C84] * [.B85]; 2); ROUND([.C84] / [.B85]; 2)); [.C84])" office:value-type="currency" office:currency="PLN" office:value="4750.59" calcext:value-type="currency">
            <text:p>4 750,59 zł</text:p>
          </table:table-cell>
          <table:table-cell table:formula="of:=IF(DAY([.A85]) = 1; IF([.D84] = &quot;EUR&quot;; &quot;PLN&quot;; &quot;EUR&quot;); [.D84])" office:value-type="string" office:string-value="EUR" calcext:value-type="string">
            <text:p>EUR</text:p>
          </table:table-cell>
          <table:table-cell table:style-name="ce3" table:formula="of:=IF([.F84] &lt;&gt; [.F85]; IF([.F85] = &quot;PLN&quot;; ROUND([.E84] * [.B85]; 2); ROUND([.E84] / [.B85]; 2)); [.E84])" office:value-type="currency" office:currency="PLN" office:value="4850.62" calcext:value-type="currency">
            <text:p>4 850,62 zł</text:p>
          </table:table-cell>
          <table:table-cell table:formula="of:=IF([.B84] &gt; [.B85]; IF([.F8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26" calcext:value-type="date">
            <text:p>26.03.2005</text:p>
          </table:table-cell>
          <table:table-cell office:value-type="float" office:value="4.2755" calcext:value-type="float">
            <text:p>4,2755</text:p>
          </table:table-cell>
          <table:table-cell table:style-name="ce3" table:formula="of:=IF(DAY([.A86]) = 1; IF([.D85] = &quot;EUR&quot;; ROUND([.C85] * [.B86]; 2); ROUND([.C85] / [.B86]; 2)); [.C85])" office:value-type="currency" office:currency="PLN" office:value="4750.59" calcext:value-type="currency">
            <text:p>4 750,59 zł</text:p>
          </table:table-cell>
          <table:table-cell table:formula="of:=IF(DAY([.A86]) = 1; IF([.D85] = &quot;EUR&quot;; &quot;PLN&quot;; &quot;EUR&quot;); [.D85])" office:value-type="string" office:string-value="EUR" calcext:value-type="string">
            <text:p>EUR</text:p>
          </table:table-cell>
          <table:table-cell table:style-name="ce3" table:formula="of:=IF([.F85] &lt;&gt; [.F86]; IF([.F86] = &quot;PLN&quot;; ROUND([.E85] * [.B86]; 2); ROUND([.E85] / [.B86]; 2)); [.E85])" office:value-type="currency" office:currency="PLN" office:value="20738.83" calcext:value-type="currency">
            <text:p>20 738,83 zł</text:p>
          </table:table-cell>
          <table:table-cell table:formula="of:=IF([.B85] &gt; [.B86]; IF([.F85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3-27" calcext:value-type="date">
            <text:p>27.03.2005</text:p>
          </table:table-cell>
          <table:table-cell office:value-type="float" office:value="4.2626" calcext:value-type="float">
            <text:p>4,2626</text:p>
          </table:table-cell>
          <table:table-cell table:style-name="ce3" table:formula="of:=IF(DAY([.A87]) = 1; IF([.D86] = &quot;EUR&quot;; ROUND([.C86] * [.B87]; 2); ROUND([.C86] / [.B87]; 2)); [.C86])" office:value-type="currency" office:currency="PLN" office:value="4750.59" calcext:value-type="currency">
            <text:p>4 750,59 zł</text:p>
          </table:table-cell>
          <table:table-cell table:formula="of:=IF(DAY([.A87]) = 1; IF([.D86] = &quot;EUR&quot;; &quot;PLN&quot;; &quot;EUR&quot;); [.D86])" office:value-type="string" office:string-value="EUR" calcext:value-type="string">
            <text:p>EUR</text:p>
          </table:table-cell>
          <table:table-cell table:style-name="ce3" table:formula="of:=IF([.F86] &lt;&gt; [.F87]; IF([.F87] = &quot;PLN&quot;; ROUND([.E86] * [.B87]; 2); ROUND([.E86] / [.B87]; 2)); [.E86])" office:value-type="currency" office:currency="PLN" office:value="4865.3" calcext:value-type="currency">
            <text:p>4 865,30 zł</text:p>
          </table:table-cell>
          <table:table-cell table:formula="of:=IF([.B86] &gt; [.B87]; IF([.F8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28" calcext:value-type="date">
            <text:p>28.03.2005</text:p>
          </table:table-cell>
          <table:table-cell office:value-type="float" office:value="4.2465" calcext:value-type="float">
            <text:p>4,2465</text:p>
          </table:table-cell>
          <table:table-cell table:style-name="ce3" table:formula="of:=IF(DAY([.A88]) = 1; IF([.D87] = &quot;EUR&quot;; ROUND([.C87] * [.B88]; 2); ROUND([.C87] / [.B88]; 2)); [.C87])" office:value-type="currency" office:currency="PLN" office:value="4750.59" calcext:value-type="currency">
            <text:p>4 750,59 zł</text:p>
          </table:table-cell>
          <table:table-cell table:formula="of:=IF(DAY([.A88]) = 1; IF([.D87] = &quot;EUR&quot;; &quot;PLN&quot;; &quot;EUR&quot;); [.D87])" office:value-type="string" office:string-value="EUR" calcext:value-type="string">
            <text:p>EUR</text:p>
          </table:table-cell>
          <table:table-cell table:style-name="ce3" table:formula="of:=IF([.F87] &lt;&gt; [.F88]; IF([.F88] = &quot;PLN&quot;; ROUND([.E87] * [.B88]; 2); ROUND([.E87] / [.B88]; 2)); [.E87])" office:value-type="currency" office:currency="PLN" office:value="20660.5" calcext:value-type="currency">
            <text:p>20 660,50 zł</text:p>
          </table:table-cell>
          <table:table-cell table:formula="of:=IF([.B87] &gt; [.B88]; IF([.F8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3-29" calcext:value-type="date">
            <text:p>29.03.2005</text:p>
          </table:table-cell>
          <table:table-cell office:value-type="float" office:value="4.2613" calcext:value-type="float">
            <text:p>4,2613</text:p>
          </table:table-cell>
          <table:table-cell table:style-name="ce3" table:formula="of:=IF(DAY([.A89]) = 1; IF([.D88] = &quot;EUR&quot;; ROUND([.C88] * [.B89]; 2); ROUND([.C88] / [.B89]; 2)); [.C88])" office:value-type="currency" office:currency="PLN" office:value="4750.59" calcext:value-type="currency">
            <text:p>4 750,59 zł</text:p>
          </table:table-cell>
          <table:table-cell table:formula="of:=IF(DAY([.A89]) = 1; IF([.D88] = &quot;EUR&quot;; &quot;PLN&quot;; &quot;EUR&quot;); [.D88])" office:value-type="string" office:string-value="EUR" calcext:value-type="string">
            <text:p>EUR</text:p>
          </table:table-cell>
          <table:table-cell table:style-name="ce3" table:formula="of:=IF([.F88] &lt;&gt; [.F89]; IF([.F89] = &quot;PLN&quot;; ROUND([.E88] * [.B89]; 2); ROUND([.E88] / [.B89]; 2)); [.E88])" office:value-type="currency" office:currency="PLN" office:value="4848.4" calcext:value-type="currency">
            <text:p>4 848,40 zł</text:p>
          </table:table-cell>
          <table:table-cell table:formula="of:=IF([.B88] &gt; [.B89]; IF([.F8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30" calcext:value-type="date">
            <text:p>30.03.2005</text:p>
          </table:table-cell>
          <table:table-cell office:value-type="float" office:value="4.313" calcext:value-type="float">
            <text:p>4,313</text:p>
          </table:table-cell>
          <table:table-cell table:style-name="ce3" table:formula="of:=IF(DAY([.A90]) = 1; IF([.D89] = &quot;EUR&quot;; ROUND([.C89] * [.B90]; 2); ROUND([.C89] / [.B90]; 2)); [.C89])" office:value-type="currency" office:currency="PLN" office:value="4750.59" calcext:value-type="currency">
            <text:p>4 750,59 zł</text:p>
          </table:table-cell>
          <table:table-cell table:formula="of:=IF(DAY([.A90]) = 1; IF([.D89] = &quot;EUR&quot;; &quot;PLN&quot;; &quot;EUR&quot;); [.D89])" office:value-type="string" office:string-value="EUR" calcext:value-type="string">
            <text:p>EUR</text:p>
          </table:table-cell>
          <table:table-cell table:style-name="ce3" table:formula="of:=IF([.F89] &lt;&gt; [.F90]; IF([.F90] = &quot;PLN&quot;; ROUND([.E89] * [.B90]; 2); ROUND([.E89] / [.B90]; 2)); [.E89])" office:value-type="currency" office:currency="PLN" office:value="4848.4" calcext:value-type="currency">
            <text:p>4 848,40 zł</text:p>
          </table:table-cell>
          <table:table-cell table:formula="of:=IF([.B89] &gt; [.B90]; IF([.F8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3-31" calcext:value-type="date">
            <text:p>31.03.2005</text:p>
          </table:table-cell>
          <table:table-cell office:value-type="float" office:value="4.2953" calcext:value-type="float">
            <text:p>4,2953</text:p>
          </table:table-cell>
          <table:table-cell table:style-name="ce3" table:formula="of:=IF(DAY([.A91]) = 1; IF([.D90] = &quot;EUR&quot;; ROUND([.C90] * [.B91]; 2); ROUND([.C90] / [.B91]; 2)); [.C90])" office:value-type="currency" office:currency="PLN" office:value="4750.59" calcext:value-type="currency">
            <text:p>4 750,59 zł</text:p>
          </table:table-cell>
          <table:table-cell table:formula="of:=IF(DAY([.A91]) = 1; IF([.D90] = &quot;EUR&quot;; &quot;PLN&quot;; &quot;EUR&quot;); [.D90])" office:value-type="string" office:string-value="EUR" calcext:value-type="string">
            <text:p>EUR</text:p>
          </table:table-cell>
          <table:table-cell table:style-name="ce3" table:formula="of:=IF([.F90] &lt;&gt; [.F91]; IF([.F91] = &quot;PLN&quot;; ROUND([.E90] * [.B91]; 2); ROUND([.E90] / [.B91]; 2)); [.E90])" office:value-type="currency" office:currency="PLN" office:value="20825.33" calcext:value-type="currency">
            <text:p>20 825,33 zł</text:p>
          </table:table-cell>
          <table:table-cell table:formula="of:=IF([.B90] &gt; [.B91]; IF([.F9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4-01" calcext:value-type="date">
            <text:p>1.04.2005</text:p>
          </table:table-cell>
          <table:table-cell office:value-type="float" office:value="4.3351" calcext:value-type="float">
            <text:p>4,3351</text:p>
          </table:table-cell>
          <table:table-cell table:style-name="ce3" table:formula="of:=IF(DAY([.A92]) = 1; IF([.D91] = &quot;EUR&quot;; ROUND([.C91] * [.B92]; 2); ROUND([.C91] / [.B92]; 2)); [.C91])" office:value-type="currency" office:currency="PLN" office:value="20594.28" calcext:value-type="currency">
            <text:p>20 594,28 zł</text:p>
          </table:table-cell>
          <table:table-cell table:formula="of:=IF(DAY([.A92]) = 1; IF([.D91] = &quot;EUR&quot;; &quot;PLN&quot;; &quot;EUR&quot;); [.D91])" office:value-type="string" office:string-value="PLN" calcext:value-type="string">
            <text:p>PLN</text:p>
          </table:table-cell>
          <table:table-cell table:style-name="ce3" table:formula="of:=IF([.F91] &lt;&gt; [.F92]; IF([.F92] = &quot;PLN&quot;; ROUND([.E91] * [.B92]; 2); ROUND([.E91] / [.B92]; 2)); [.E91])" office:value-type="currency" office:currency="PLN" office:value="4803.89" calcext:value-type="currency">
            <text:p>4 803,89 zł</text:p>
          </table:table-cell>
          <table:table-cell table:formula="of:=IF([.B91] &gt; [.B92]; IF([.F9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02" calcext:value-type="date">
            <text:p>2.04.2005</text:p>
          </table:table-cell>
          <table:table-cell office:value-type="float" office:value="4.34" calcext:value-type="float">
            <text:p>4,34</text:p>
          </table:table-cell>
          <table:table-cell table:style-name="ce3" table:formula="of:=IF(DAY([.A93]) = 1; IF([.D92] = &quot;EUR&quot;; ROUND([.C92] * [.B93]; 2); ROUND([.C92] / [.B93]; 2)); [.C92])" office:value-type="currency" office:currency="PLN" office:value="20594.28" calcext:value-type="currency">
            <text:p>20 594,28 zł</text:p>
          </table:table-cell>
          <table:table-cell table:formula="of:=IF(DAY([.A93]) = 1; IF([.D92] = &quot;EUR&quot;; &quot;PLN&quot;; &quot;EUR&quot;); [.D92])" office:value-type="string" office:string-value="PLN" calcext:value-type="string">
            <text:p>PLN</text:p>
          </table:table-cell>
          <table:table-cell table:style-name="ce3" table:formula="of:=IF([.F92] &lt;&gt; [.F93]; IF([.F93] = &quot;PLN&quot;; ROUND([.E92] * [.B93]; 2); ROUND([.E92] / [.B93]; 2)); [.E92])" office:value-type="currency" office:currency="PLN" office:value="4803.89" calcext:value-type="currency">
            <text:p>4 803,89 zł</text:p>
          </table:table-cell>
          <table:table-cell table:formula="of:=IF([.B92] &gt; [.B93]; IF([.F9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03" calcext:value-type="date">
            <text:p>3.04.2005</text:p>
          </table:table-cell>
          <table:table-cell office:value-type="float" office:value="4.327" calcext:value-type="float">
            <text:p>4,327</text:p>
          </table:table-cell>
          <table:table-cell table:style-name="ce3" table:formula="of:=IF(DAY([.A94]) = 1; IF([.D93] = &quot;EUR&quot;; ROUND([.C93] * [.B94]; 2); ROUND([.C93] / [.B94]; 2)); [.C93])" office:value-type="currency" office:currency="PLN" office:value="20594.28" calcext:value-type="currency">
            <text:p>20 594,28 zł</text:p>
          </table:table-cell>
          <table:table-cell table:formula="of:=IF(DAY([.A94]) = 1; IF([.D93] = &quot;EUR&quot;; &quot;PLN&quot;; &quot;EUR&quot;); [.D93])" office:value-type="string" office:string-value="PLN" calcext:value-type="string">
            <text:p>PLN</text:p>
          </table:table-cell>
          <table:table-cell table:style-name="ce3" table:formula="of:=IF([.F93] &lt;&gt; [.F94]; IF([.F94] = &quot;PLN&quot;; ROUND([.E93] * [.B94]; 2); ROUND([.E93] / [.B94]; 2)); [.E93])" office:value-type="currency" office:currency="PLN" office:value="20786.43" calcext:value-type="currency">
            <text:p>20 786,43 zł</text:p>
          </table:table-cell>
          <table:table-cell table:formula="of:=IF([.B93] &gt; [.B94]; IF([.F93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4-04" calcext:value-type="date">
            <text:p>4.04.2005</text:p>
          </table:table-cell>
          <table:table-cell office:value-type="float" office:value="4.3203" calcext:value-type="float">
            <text:p>4,3203</text:p>
          </table:table-cell>
          <table:table-cell table:style-name="ce3" table:formula="of:=IF(DAY([.A95]) = 1; IF([.D94] = &quot;EUR&quot;; ROUND([.C94] * [.B95]; 2); ROUND([.C94] / [.B95]; 2)); [.C94])" office:value-type="currency" office:currency="PLN" office:value="20594.28" calcext:value-type="currency">
            <text:p>20 594,28 zł</text:p>
          </table:table-cell>
          <table:table-cell table:formula="of:=IF(DAY([.A95]) = 1; IF([.D94] = &quot;EUR&quot;; &quot;PLN&quot;; &quot;EUR&quot;); [.D94])" office:value-type="string" office:string-value="PLN" calcext:value-type="string">
            <text:p>PLN</text:p>
          </table:table-cell>
          <table:table-cell table:style-name="ce3" table:formula="of:=IF([.F94] &lt;&gt; [.F95]; IF([.F95] = &quot;PLN&quot;; ROUND([.E94] * [.B95]; 2); ROUND([.E94] / [.B95]; 2)); [.E94])" office:value-type="currency" office:currency="PLN" office:value="4811.34" calcext:value-type="currency">
            <text:p>4 811,34 zł</text:p>
          </table:table-cell>
          <table:table-cell table:formula="of:=IF([.B94] &gt; [.B95]; IF([.F9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05" calcext:value-type="date">
            <text:p>5.04.2005</text:p>
          </table:table-cell>
          <table:table-cell office:value-type="float" office:value="4.33" calcext:value-type="float">
            <text:p>4,33</text:p>
          </table:table-cell>
          <table:table-cell table:style-name="ce3" table:formula="of:=IF(DAY([.A96]) = 1; IF([.D95] = &quot;EUR&quot;; ROUND([.C95] * [.B96]; 2); ROUND([.C95] / [.B96]; 2)); [.C95])" office:value-type="currency" office:currency="PLN" office:value="20594.28" calcext:value-type="currency">
            <text:p>20 594,28 zł</text:p>
          </table:table-cell>
          <table:table-cell table:formula="of:=IF(DAY([.A96]) = 1; IF([.D95] = &quot;EUR&quot;; &quot;PLN&quot;; &quot;EUR&quot;); [.D95])" office:value-type="string" office:string-value="PLN" calcext:value-type="string">
            <text:p>PLN</text:p>
          </table:table-cell>
          <table:table-cell table:style-name="ce3" table:formula="of:=IF([.F95] &lt;&gt; [.F96]; IF([.F96] = &quot;PLN&quot;; ROUND([.E95] * [.B96]; 2); ROUND([.E95] / [.B96]; 2)); [.E95])" office:value-type="currency" office:currency="PLN" office:value="4811.34" calcext:value-type="currency">
            <text:p>4 811,34 zł</text:p>
          </table:table-cell>
          <table:table-cell table:formula="of:=IF([.B95] &gt; [.B96]; IF([.F9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06" calcext:value-type="date">
            <text:p>6.04.2005</text:p>
          </table:table-cell>
          <table:table-cell office:value-type="float" office:value="4.3129" calcext:value-type="float">
            <text:p>4,3129</text:p>
          </table:table-cell>
          <table:table-cell table:style-name="ce3" table:formula="of:=IF(DAY([.A97]) = 1; IF([.D96] = &quot;EUR&quot;; ROUND([.C96] * [.B97]; 2); ROUND([.C96] / [.B97]; 2)); [.C96])" office:value-type="currency" office:currency="PLN" office:value="20594.28" calcext:value-type="currency">
            <text:p>20 594,28 zł</text:p>
          </table:table-cell>
          <table:table-cell table:formula="of:=IF(DAY([.A97]) = 1; IF([.D96] = &quot;EUR&quot;; &quot;PLN&quot;; &quot;EUR&quot;); [.D96])" office:value-type="string" office:string-value="PLN" calcext:value-type="string">
            <text:p>PLN</text:p>
          </table:table-cell>
          <table:table-cell table:style-name="ce3" table:formula="of:=IF([.F96] &lt;&gt; [.F97]; IF([.F97] = &quot;PLN&quot;; ROUND([.E96] * [.B97]; 2); ROUND([.E96] / [.B97]; 2)); [.E96])" office:value-type="currency" office:currency="PLN" office:value="20750.83" calcext:value-type="currency">
            <text:p>20 750,83 zł</text:p>
          </table:table-cell>
          <table:table-cell table:formula="of:=IF([.B96] &gt; [.B97]; IF([.F9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4-07" calcext:value-type="date">
            <text:p>7.04.2005</text:p>
          </table:table-cell>
          <table:table-cell office:value-type="float" office:value="4.3448" calcext:value-type="float">
            <text:p>4,3448</text:p>
          </table:table-cell>
          <table:table-cell table:style-name="ce3" table:formula="of:=IF(DAY([.A98]) = 1; IF([.D97] = &quot;EUR&quot;; ROUND([.C97] * [.B98]; 2); ROUND([.C97] / [.B98]; 2)); [.C97])" office:value-type="currency" office:currency="PLN" office:value="20594.28" calcext:value-type="currency">
            <text:p>20 594,28 zł</text:p>
          </table:table-cell>
          <table:table-cell table:formula="of:=IF(DAY([.A98]) = 1; IF([.D97] = &quot;EUR&quot;; &quot;PLN&quot;; &quot;EUR&quot;); [.D97])" office:value-type="string" office:string-value="PLN" calcext:value-type="string">
            <text:p>PLN</text:p>
          </table:table-cell>
          <table:table-cell table:style-name="ce3" table:formula="of:=IF([.F97] &lt;&gt; [.F98]; IF([.F98] = &quot;PLN&quot;; ROUND([.E97] * [.B98]; 2); ROUND([.E97] / [.B98]; 2)); [.E97])" office:value-type="currency" office:currency="PLN" office:value="4776.02" calcext:value-type="currency">
            <text:p>4 776,02 zł</text:p>
          </table:table-cell>
          <table:table-cell table:formula="of:=IF([.B97] &gt; [.B98]; IF([.F9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08" calcext:value-type="date">
            <text:p>8.04.2005</text:p>
          </table:table-cell>
          <table:table-cell office:value-type="float" office:value="4.3226" calcext:value-type="float">
            <text:p>4,3226</text:p>
          </table:table-cell>
          <table:table-cell table:style-name="ce3" table:formula="of:=IF(DAY([.A99]) = 1; IF([.D98] = &quot;EUR&quot;; ROUND([.C98] * [.B99]; 2); ROUND([.C98] / [.B99]; 2)); [.C98])" office:value-type="currency" office:currency="PLN" office:value="20594.28" calcext:value-type="currency">
            <text:p>20 594,28 zł</text:p>
          </table:table-cell>
          <table:table-cell table:formula="of:=IF(DAY([.A99]) = 1; IF([.D98] = &quot;EUR&quot;; &quot;PLN&quot;; &quot;EUR&quot;); [.D98])" office:value-type="string" office:string-value="PLN" calcext:value-type="string">
            <text:p>PLN</text:p>
          </table:table-cell>
          <table:table-cell table:style-name="ce3" table:formula="of:=IF([.F98] &lt;&gt; [.F99]; IF([.F99] = &quot;PLN&quot;; ROUND([.E98] * [.B99]; 2); ROUND([.E98] / [.B99]; 2)); [.E98])" office:value-type="currency" office:currency="PLN" office:value="20644.82" calcext:value-type="currency">
            <text:p>20 644,82 zł</text:p>
          </table:table-cell>
          <table:table-cell table:formula="of:=IF([.B98] &gt; [.B99]; IF([.F9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4-09" calcext:value-type="date">
            <text:p>9.04.2005</text:p>
          </table:table-cell>
          <table:table-cell office:value-type="float" office:value="4.3809" calcext:value-type="float">
            <text:p>4,3809</text:p>
          </table:table-cell>
          <table:table-cell table:style-name="ce3" table:formula="of:=IF(DAY([.A100]) = 1; IF([.D99] = &quot;EUR&quot;; ROUND([.C99] * [.B100]; 2); ROUND([.C99] / [.B100]; 2)); [.C99])" office:value-type="currency" office:currency="PLN" office:value="20594.28" calcext:value-type="currency">
            <text:p>20 594,28 zł</text:p>
          </table:table-cell>
          <table:table-cell table:formula="of:=IF(DAY([.A100]) = 1; IF([.D99] = &quot;EUR&quot;; &quot;PLN&quot;; &quot;EUR&quot;); [.D99])" office:value-type="string" office:string-value="PLN" calcext:value-type="string">
            <text:p>PLN</text:p>
          </table:table-cell>
          <table:table-cell table:style-name="ce3" table:formula="of:=IF([.F99] &lt;&gt; [.F100]; IF([.F100] = &quot;PLN&quot;; ROUND([.E99] * [.B100]; 2); ROUND([.E99] / [.B100]; 2)); [.E99])" office:value-type="currency" office:currency="PLN" office:value="4712.46" calcext:value-type="currency">
            <text:p>4 712,46 zł</text:p>
          </table:table-cell>
          <table:table-cell table:formula="of:=IF([.B99] &gt; [.B100]; IF([.F9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10" calcext:value-type="date">
            <text:p>10.04.2005</text:p>
          </table:table-cell>
          <table:table-cell office:value-type="float" office:value="4.3254" calcext:value-type="float">
            <text:p>4,3254</text:p>
          </table:table-cell>
          <table:table-cell table:style-name="ce3" table:formula="of:=IF(DAY([.A101]) = 1; IF([.D100] = &quot;EUR&quot;; ROUND([.C100] * [.B101]; 2); ROUND([.C100] / [.B101]; 2)); [.C100])" office:value-type="currency" office:currency="PLN" office:value="20594.28" calcext:value-type="currency">
            <text:p>20 594,28 zł</text:p>
          </table:table-cell>
          <table:table-cell table:formula="of:=IF(DAY([.A101]) = 1; IF([.D100] = &quot;EUR&quot;; &quot;PLN&quot;; &quot;EUR&quot;); [.D100])" office:value-type="string" office:string-value="PLN" calcext:value-type="string">
            <text:p>PLN</text:p>
          </table:table-cell>
          <table:table-cell table:style-name="ce3" table:formula="of:=IF([.F100] &lt;&gt; [.F101]; IF([.F101] = &quot;PLN&quot;; ROUND([.E100] * [.B101]; 2); ROUND([.E100] / [.B101]; 2)); [.E100])" office:value-type="currency" office:currency="PLN" office:value="20383.27" calcext:value-type="currency">
            <text:p>20 383,27 zł</text:p>
          </table:table-cell>
          <table:table-cell table:formula="of:=IF([.B100] &gt; [.B101]; IF([.F10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4-11" calcext:value-type="date">
            <text:p>11.04.2005</text:p>
          </table:table-cell>
          <table:table-cell office:value-type="float" office:value="4.3508" calcext:value-type="float">
            <text:p>4,3508</text:p>
          </table:table-cell>
          <table:table-cell table:style-name="ce3" table:formula="of:=IF(DAY([.A102]) = 1; IF([.D101] = &quot;EUR&quot;; ROUND([.C101] * [.B102]; 2); ROUND([.C101] / [.B102]; 2)); [.C101])" office:value-type="currency" office:currency="PLN" office:value="20594.28" calcext:value-type="currency">
            <text:p>20 594,28 zł</text:p>
          </table:table-cell>
          <table:table-cell table:formula="of:=IF(DAY([.A102]) = 1; IF([.D101] = &quot;EUR&quot;; &quot;PLN&quot;; &quot;EUR&quot;); [.D101])" office:value-type="string" office:string-value="PLN" calcext:value-type="string">
            <text:p>PLN</text:p>
          </table:table-cell>
          <table:table-cell table:style-name="ce3" table:formula="of:=IF([.F101] &lt;&gt; [.F102]; IF([.F102] = &quot;PLN&quot;; ROUND([.E101] * [.B102]; 2); ROUND([.E101] / [.B102]; 2)); [.E101])" office:value-type="currency" office:currency="PLN" office:value="4684.95" calcext:value-type="currency">
            <text:p>4 684,95 zł</text:p>
          </table:table-cell>
          <table:table-cell table:formula="of:=IF([.B101] &gt; [.B102]; IF([.F10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12" calcext:value-type="date">
            <text:p>12.04.2005</text:p>
          </table:table-cell>
          <table:table-cell office:value-type="float" office:value="4.346" calcext:value-type="float">
            <text:p>4,346</text:p>
          </table:table-cell>
          <table:table-cell table:style-name="ce3" table:formula="of:=IF(DAY([.A103]) = 1; IF([.D102] = &quot;EUR&quot;; ROUND([.C102] * [.B103]; 2); ROUND([.C102] / [.B103]; 2)); [.C102])" office:value-type="currency" office:currency="PLN" office:value="20594.28" calcext:value-type="currency">
            <text:p>20 594,28 zł</text:p>
          </table:table-cell>
          <table:table-cell table:formula="of:=IF(DAY([.A103]) = 1; IF([.D102] = &quot;EUR&quot;; &quot;PLN&quot;; &quot;EUR&quot;); [.D102])" office:value-type="string" office:string-value="PLN" calcext:value-type="string">
            <text:p>PLN</text:p>
          </table:table-cell>
          <table:table-cell table:style-name="ce3" table:formula="of:=IF([.F102] &lt;&gt; [.F103]; IF([.F103] = &quot;PLN&quot;; ROUND([.E102] * [.B103]; 2); ROUND([.E102] / [.B103]; 2)); [.E102])" office:value-type="currency" office:currency="PLN" office:value="20360.79" calcext:value-type="currency">
            <text:p>20 360,79 zł</text:p>
          </table:table-cell>
          <table:table-cell table:formula="of:=IF([.B102] &gt; [.B103]; IF([.F102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4-13" calcext:value-type="date">
            <text:p>13.04.2005</text:p>
          </table:table-cell>
          <table:table-cell office:value-type="float" office:value="4.3668" calcext:value-type="float">
            <text:p>4,3668</text:p>
          </table:table-cell>
          <table:table-cell table:style-name="ce3" table:formula="of:=IF(DAY([.A104]) = 1; IF([.D103] = &quot;EUR&quot;; ROUND([.C103] * [.B104]; 2); ROUND([.C103] / [.B104]; 2)); [.C103])" office:value-type="currency" office:currency="PLN" office:value="20594.28" calcext:value-type="currency">
            <text:p>20 594,28 zł</text:p>
          </table:table-cell>
          <table:table-cell table:formula="of:=IF(DAY([.A104]) = 1; IF([.D103] = &quot;EUR&quot;; &quot;PLN&quot;; &quot;EUR&quot;); [.D103])" office:value-type="string" office:string-value="PLN" calcext:value-type="string">
            <text:p>PLN</text:p>
          </table:table-cell>
          <table:table-cell table:style-name="ce3" table:formula="of:=IF([.F103] &lt;&gt; [.F104]; IF([.F104] = &quot;PLN&quot;; ROUND([.E103] * [.B104]; 2); ROUND([.E103] / [.B104]; 2)); [.E103])" office:value-type="currency" office:currency="PLN" office:value="4662.63" calcext:value-type="currency">
            <text:p>4 662,63 zł</text:p>
          </table:table-cell>
          <table:table-cell table:formula="of:=IF([.B103] &gt; [.B104]; IF([.F10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14" calcext:value-type="date">
            <text:p>14.04.2005</text:p>
          </table:table-cell>
          <table:table-cell office:value-type="float" office:value="4.3573" calcext:value-type="float">
            <text:p>4,3573</text:p>
          </table:table-cell>
          <table:table-cell table:style-name="ce3" table:formula="of:=IF(DAY([.A105]) = 1; IF([.D104] = &quot;EUR&quot;; ROUND([.C104] * [.B105]; 2); ROUND([.C104] / [.B105]; 2)); [.C104])" office:value-type="currency" office:currency="PLN" office:value="20594.28" calcext:value-type="currency">
            <text:p>20 594,28 zł</text:p>
          </table:table-cell>
          <table:table-cell table:formula="of:=IF(DAY([.A105]) = 1; IF([.D104] = &quot;EUR&quot;; &quot;PLN&quot;; &quot;EUR&quot;); [.D104])" office:value-type="string" office:string-value="PLN" calcext:value-type="string">
            <text:p>PLN</text:p>
          </table:table-cell>
          <table:table-cell table:style-name="ce3" table:formula="of:=IF([.F104] &lt;&gt; [.F105]; IF([.F105] = &quot;PLN&quot;; ROUND([.E104] * [.B105]; 2); ROUND([.E104] / [.B105]; 2)); [.E104])" office:value-type="currency" office:currency="PLN" office:value="20316.48" calcext:value-type="currency">
            <text:p>20 316,48 zł</text:p>
          </table:table-cell>
          <table:table-cell table:formula="of:=IF([.B104] &gt; [.B105]; IF([.F10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4-15" calcext:value-type="date">
            <text:p>15.04.2005</text:p>
          </table:table-cell>
          <table:table-cell office:value-type="float" office:value="4.3849" calcext:value-type="float">
            <text:p>4,3849</text:p>
          </table:table-cell>
          <table:table-cell table:style-name="ce3" table:formula="of:=IF(DAY([.A106]) = 1; IF([.D105] = &quot;EUR&quot;; ROUND([.C105] * [.B106]; 2); ROUND([.C105] / [.B106]; 2)); [.C105])" office:value-type="currency" office:currency="PLN" office:value="20594.28" calcext:value-type="currency">
            <text:p>20 594,28 zł</text:p>
          </table:table-cell>
          <table:table-cell table:formula="of:=IF(DAY([.A106]) = 1; IF([.D105] = &quot;EUR&quot;; &quot;PLN&quot;; &quot;EUR&quot;); [.D105])" office:value-type="string" office:string-value="PLN" calcext:value-type="string">
            <text:p>PLN</text:p>
          </table:table-cell>
          <table:table-cell table:style-name="ce3" table:formula="of:=IF([.F105] &lt;&gt; [.F106]; IF([.F106] = &quot;PLN&quot;; ROUND([.E105] * [.B106]; 2); ROUND([.E105] / [.B106]; 2)); [.E105])" office:value-type="currency" office:currency="PLN" office:value="4633.28" calcext:value-type="currency">
            <text:p>4 633,28 zł</text:p>
          </table:table-cell>
          <table:table-cell table:formula="of:=IF([.B105] &gt; [.B106]; IF([.F10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16" calcext:value-type="date">
            <text:p>16.04.2005</text:p>
          </table:table-cell>
          <table:table-cell office:value-type="float" office:value="4.3915" calcext:value-type="float">
            <text:p>4,3915</text:p>
          </table:table-cell>
          <table:table-cell table:style-name="ce3" table:formula="of:=IF(DAY([.A107]) = 1; IF([.D106] = &quot;EUR&quot;; ROUND([.C106] * [.B107]; 2); ROUND([.C106] / [.B107]; 2)); [.C106])" office:value-type="currency" office:currency="PLN" office:value="20594.28" calcext:value-type="currency">
            <text:p>20 594,28 zł</text:p>
          </table:table-cell>
          <table:table-cell table:formula="of:=IF(DAY([.A107]) = 1; IF([.D106] = &quot;EUR&quot;; &quot;PLN&quot;; &quot;EUR&quot;); [.D106])" office:value-type="string" office:string-value="PLN" calcext:value-type="string">
            <text:p>PLN</text:p>
          </table:table-cell>
          <table:table-cell table:style-name="ce3" table:formula="of:=IF([.F106] &lt;&gt; [.F107]; IF([.F107] = &quot;PLN&quot;; ROUND([.E106] * [.B107]; 2); ROUND([.E106] / [.B107]; 2)); [.E106])" office:value-type="currency" office:currency="PLN" office:value="4633.28" calcext:value-type="currency">
            <text:p>4 633,28 zł</text:p>
          </table:table-cell>
          <table:table-cell table:formula="of:=IF([.B106] &gt; [.B107]; IF([.F10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17" calcext:value-type="date">
            <text:p>17.04.2005</text:p>
          </table:table-cell>
          <table:table-cell office:value-type="float" office:value="4.384" calcext:value-type="float">
            <text:p>4,384</text:p>
          </table:table-cell>
          <table:table-cell table:style-name="ce3" table:formula="of:=IF(DAY([.A108]) = 1; IF([.D107] = &quot;EUR&quot;; ROUND([.C107] * [.B108]; 2); ROUND([.C107] / [.B108]; 2)); [.C107])" office:value-type="currency" office:currency="PLN" office:value="20594.28" calcext:value-type="currency">
            <text:p>20 594,28 zł</text:p>
          </table:table-cell>
          <table:table-cell table:formula="of:=IF(DAY([.A108]) = 1; IF([.D107] = &quot;EUR&quot;; &quot;PLN&quot;; &quot;EUR&quot;); [.D107])" office:value-type="string" office:string-value="PLN" calcext:value-type="string">
            <text:p>PLN</text:p>
          </table:table-cell>
          <table:table-cell table:style-name="ce3" table:formula="of:=IF([.F107] &lt;&gt; [.F108]; IF([.F108] = &quot;PLN&quot;; ROUND([.E107] * [.B108]; 2); ROUND([.E107] / [.B108]; 2)); [.E107])" office:value-type="currency" office:currency="PLN" office:value="20312.3" calcext:value-type="currency">
            <text:p>20 312,30 zł</text:p>
          </table:table-cell>
          <table:table-cell table:formula="of:=IF([.B107] &gt; [.B108]; IF([.F10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4-18" calcext:value-type="date">
            <text:p>18.04.2005</text:p>
          </table:table-cell>
          <table:table-cell office:value-type="float" office:value="4.4137" calcext:value-type="float">
            <text:p>4,4137</text:p>
          </table:table-cell>
          <table:table-cell table:style-name="ce3" table:formula="of:=IF(DAY([.A109]) = 1; IF([.D108] = &quot;EUR&quot;; ROUND([.C108] * [.B109]; 2); ROUND([.C108] / [.B109]; 2)); [.C108])" office:value-type="currency" office:currency="PLN" office:value="20594.28" calcext:value-type="currency">
            <text:p>20 594,28 zł</text:p>
          </table:table-cell>
          <table:table-cell table:formula="of:=IF(DAY([.A109]) = 1; IF([.D108] = &quot;EUR&quot;; &quot;PLN&quot;; &quot;EUR&quot;); [.D108])" office:value-type="string" office:string-value="PLN" calcext:value-type="string">
            <text:p>PLN</text:p>
          </table:table-cell>
          <table:table-cell table:style-name="ce3" table:formula="of:=IF([.F108] &lt;&gt; [.F109]; IF([.F109] = &quot;PLN&quot;; ROUND([.E108] * [.B109]; 2); ROUND([.E108] / [.B109]; 2)); [.E108])" office:value-type="currency" office:currency="PLN" office:value="4602.1" calcext:value-type="currency">
            <text:p>4 602,10 zł</text:p>
          </table:table-cell>
          <table:table-cell table:formula="of:=IF([.B108] &gt; [.B109]; IF([.F10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19" calcext:value-type="date">
            <text:p>19.04.2005</text:p>
          </table:table-cell>
          <table:table-cell office:value-type="float" office:value="4.4428" calcext:value-type="float">
            <text:p>4,4428</text:p>
          </table:table-cell>
          <table:table-cell table:style-name="ce3" table:formula="of:=IF(DAY([.A110]) = 1; IF([.D109] = &quot;EUR&quot;; ROUND([.C109] * [.B110]; 2); ROUND([.C109] / [.B110]; 2)); [.C109])" office:value-type="currency" office:currency="PLN" office:value="20594.28" calcext:value-type="currency">
            <text:p>20 594,28 zł</text:p>
          </table:table-cell>
          <table:table-cell table:formula="of:=IF(DAY([.A110]) = 1; IF([.D109] = &quot;EUR&quot;; &quot;PLN&quot;; &quot;EUR&quot;); [.D109])" office:value-type="string" office:string-value="PLN" calcext:value-type="string">
            <text:p>PLN</text:p>
          </table:table-cell>
          <table:table-cell table:style-name="ce3" table:formula="of:=IF([.F109] &lt;&gt; [.F110]; IF([.F110] = &quot;PLN&quot;; ROUND([.E109] * [.B110]; 2); ROUND([.E109] / [.B110]; 2)); [.E109])" office:value-type="currency" office:currency="PLN" office:value="4602.1" calcext:value-type="currency">
            <text:p>4 602,10 zł</text:p>
          </table:table-cell>
          <table:table-cell table:formula="of:=IF([.B109] &gt; [.B110]; IF([.F10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20" calcext:value-type="date">
            <text:p>20.04.2005</text:p>
          </table:table-cell>
          <table:table-cell office:value-type="float" office:value="4.4604" calcext:value-type="float">
            <text:p>4,4604</text:p>
          </table:table-cell>
          <table:table-cell table:style-name="ce3" table:formula="of:=IF(DAY([.A111]) = 1; IF([.D110] = &quot;EUR&quot;; ROUND([.C110] * [.B111]; 2); ROUND([.C110] / [.B111]; 2)); [.C110])" office:value-type="currency" office:currency="PLN" office:value="20594.28" calcext:value-type="currency">
            <text:p>20 594,28 zł</text:p>
          </table:table-cell>
          <table:table-cell table:formula="of:=IF(DAY([.A111]) = 1; IF([.D110] = &quot;EUR&quot;; &quot;PLN&quot;; &quot;EUR&quot;); [.D110])" office:value-type="string" office:string-value="PLN" calcext:value-type="string">
            <text:p>PLN</text:p>
          </table:table-cell>
          <table:table-cell table:style-name="ce3" table:formula="of:=IF([.F110] &lt;&gt; [.F111]; IF([.F111] = &quot;PLN&quot;; ROUND([.E110] * [.B111]; 2); ROUND([.E110] / [.B111]; 2)); [.E110])" office:value-type="currency" office:currency="PLN" office:value="4602.1" calcext:value-type="currency">
            <text:p>4 602,10 zł</text:p>
          </table:table-cell>
          <table:table-cell table:formula="of:=IF([.B110] &gt; [.B111]; IF([.F11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21" calcext:value-type="date">
            <text:p>21.04.2005</text:p>
          </table:table-cell>
          <table:table-cell office:value-type="float" office:value="4.4369" calcext:value-type="float">
            <text:p>4,4369</text:p>
          </table:table-cell>
          <table:table-cell table:style-name="ce3" table:formula="of:=IF(DAY([.A112]) = 1; IF([.D111] = &quot;EUR&quot;; ROUND([.C111] * [.B112]; 2); ROUND([.C111] / [.B112]; 2)); [.C111])" office:value-type="currency" office:currency="PLN" office:value="20594.28" calcext:value-type="currency">
            <text:p>20 594,28 zł</text:p>
          </table:table-cell>
          <table:table-cell table:formula="of:=IF(DAY([.A112]) = 1; IF([.D111] = &quot;EUR&quot;; &quot;PLN&quot;; &quot;EUR&quot;); [.D111])" office:value-type="string" office:string-value="PLN" calcext:value-type="string">
            <text:p>PLN</text:p>
          </table:table-cell>
          <table:table-cell table:style-name="ce3" table:formula="of:=IF([.F111] &lt;&gt; [.F112]; IF([.F112] = &quot;PLN&quot;; ROUND([.E111] * [.B112]; 2); ROUND([.E111] / [.B112]; 2)); [.E111])" office:value-type="currency" office:currency="PLN" office:value="20419.06" calcext:value-type="currency">
            <text:p>20 419,06 zł</text:p>
          </table:table-cell>
          <table:table-cell table:formula="of:=IF([.B111] &gt; [.B112]; IF([.F11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4-22" calcext:value-type="date">
            <text:p>22.04.2005</text:p>
          </table:table-cell>
          <table:table-cell office:value-type="float" office:value="4.3927" calcext:value-type="float">
            <text:p>4,3927</text:p>
          </table:table-cell>
          <table:table-cell table:style-name="ce3" table:formula="of:=IF(DAY([.A113]) = 1; IF([.D112] = &quot;EUR&quot;; ROUND([.C112] * [.B113]; 2); ROUND([.C112] / [.B113]; 2)); [.C112])" office:value-type="currency" office:currency="PLN" office:value="20594.28" calcext:value-type="currency">
            <text:p>20 594,28 zł</text:p>
          </table:table-cell>
          <table:table-cell table:formula="of:=IF(DAY([.A113]) = 1; IF([.D112] = &quot;EUR&quot;; &quot;PLN&quot;; &quot;EUR&quot;); [.D112])" office:value-type="string" office:string-value="PLN" calcext:value-type="string">
            <text:p>PLN</text:p>
          </table:table-cell>
          <table:table-cell table:style-name="ce3" table:formula="of:=IF([.F112] &lt;&gt; [.F113]; IF([.F113] = &quot;PLN&quot;; ROUND([.E112] * [.B113]; 2); ROUND([.E112] / [.B113]; 2)); [.E112])" office:value-type="currency" office:currency="PLN" office:value="4648.41" calcext:value-type="currency">
            <text:p>4 648,41 zł</text:p>
          </table:table-cell>
          <table:table-cell table:formula="of:=IF([.B112] &gt; [.B113]; IF([.F11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23" calcext:value-type="date">
            <text:p>23.04.2005</text:p>
          </table:table-cell>
          <table:table-cell office:value-type="float" office:value="4.4371" calcext:value-type="float">
            <text:p>4,4371</text:p>
          </table:table-cell>
          <table:table-cell table:style-name="ce3" table:formula="of:=IF(DAY([.A114]) = 1; IF([.D113] = &quot;EUR&quot;; ROUND([.C113] * [.B114]; 2); ROUND([.C113] / [.B114]; 2)); [.C113])" office:value-type="currency" office:currency="PLN" office:value="20594.28" calcext:value-type="currency">
            <text:p>20 594,28 zł</text:p>
          </table:table-cell>
          <table:table-cell table:formula="of:=IF(DAY([.A114]) = 1; IF([.D113] = &quot;EUR&quot;; &quot;PLN&quot;; &quot;EUR&quot;); [.D113])" office:value-type="string" office:string-value="PLN" calcext:value-type="string">
            <text:p>PLN</text:p>
          </table:table-cell>
          <table:table-cell table:style-name="ce3" table:formula="of:=IF([.F113] &lt;&gt; [.F114]; IF([.F114] = &quot;PLN&quot;; ROUND([.E113] * [.B114]; 2); ROUND([.E113] / [.B114]; 2)); [.E113])" office:value-type="currency" office:currency="PLN" office:value="4648.41" calcext:value-type="currency">
            <text:p>4 648,41 zł</text:p>
          </table:table-cell>
          <table:table-cell table:formula="of:=IF([.B113] &gt; [.B114]; IF([.F11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24" calcext:value-type="date">
            <text:p>24.04.2005</text:p>
          </table:table-cell>
          <table:table-cell office:value-type="float" office:value="4.439" calcext:value-type="float">
            <text:p>4,439</text:p>
          </table:table-cell>
          <table:table-cell table:style-name="ce3" table:formula="of:=IF(DAY([.A115]) = 1; IF([.D114] = &quot;EUR&quot;; ROUND([.C114] * [.B115]; 2); ROUND([.C114] / [.B115]; 2)); [.C114])" office:value-type="currency" office:currency="PLN" office:value="20594.28" calcext:value-type="currency">
            <text:p>20 594,28 zł</text:p>
          </table:table-cell>
          <table:table-cell table:formula="of:=IF(DAY([.A115]) = 1; IF([.D114] = &quot;EUR&quot;; &quot;PLN&quot;; &quot;EUR&quot;); [.D114])" office:value-type="string" office:string-value="PLN" calcext:value-type="string">
            <text:p>PLN</text:p>
          </table:table-cell>
          <table:table-cell table:style-name="ce3" table:formula="of:=IF([.F114] &lt;&gt; [.F115]; IF([.F115] = &quot;PLN&quot;; ROUND([.E114] * [.B115]; 2); ROUND([.E114] / [.B115]; 2)); [.E114])" office:value-type="currency" office:currency="PLN" office:value="4648.41" calcext:value-type="currency">
            <text:p>4 648,41 zł</text:p>
          </table:table-cell>
          <table:table-cell table:formula="of:=IF([.B114] &gt; [.B115]; IF([.F11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25" calcext:value-type="date">
            <text:p>25.04.2005</text:p>
          </table:table-cell>
          <table:table-cell office:value-type="float" office:value="4.4527" calcext:value-type="float">
            <text:p>4,4527</text:p>
          </table:table-cell>
          <table:table-cell table:style-name="ce3" table:formula="of:=IF(DAY([.A116]) = 1; IF([.D115] = &quot;EUR&quot;; ROUND([.C115] * [.B116]; 2); ROUND([.C115] / [.B116]; 2)); [.C115])" office:value-type="currency" office:currency="PLN" office:value="20594.28" calcext:value-type="currency">
            <text:p>20 594,28 zł</text:p>
          </table:table-cell>
          <table:table-cell table:formula="of:=IF(DAY([.A116]) = 1; IF([.D115] = &quot;EUR&quot;; &quot;PLN&quot;; &quot;EUR&quot;); [.D115])" office:value-type="string" office:string-value="PLN" calcext:value-type="string">
            <text:p>PLN</text:p>
          </table:table-cell>
          <table:table-cell table:style-name="ce3" table:formula="of:=IF([.F115] &lt;&gt; [.F116]; IF([.F116] = &quot;PLN&quot;; ROUND([.E115] * [.B116]; 2); ROUND([.E115] / [.B116]; 2)); [.E115])" office:value-type="currency" office:currency="PLN" office:value="4648.41" calcext:value-type="currency">
            <text:p>4 648,41 zł</text:p>
          </table:table-cell>
          <table:table-cell table:formula="of:=IF([.B115] &gt; [.B116]; IF([.F11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26" calcext:value-type="date">
            <text:p>26.04.2005</text:p>
          </table:table-cell>
          <table:table-cell office:value-type="float" office:value="4.4418" calcext:value-type="float">
            <text:p>4,4418</text:p>
          </table:table-cell>
          <table:table-cell table:style-name="ce3" table:formula="of:=IF(DAY([.A117]) = 1; IF([.D116] = &quot;EUR&quot;; ROUND([.C116] * [.B117]; 2); ROUND([.C116] / [.B117]; 2)); [.C116])" office:value-type="currency" office:currency="PLN" office:value="20594.28" calcext:value-type="currency">
            <text:p>20 594,28 zł</text:p>
          </table:table-cell>
          <table:table-cell table:formula="of:=IF(DAY([.A117]) = 1; IF([.D116] = &quot;EUR&quot;; &quot;PLN&quot;; &quot;EUR&quot;); [.D116])" office:value-type="string" office:string-value="PLN" calcext:value-type="string">
            <text:p>PLN</text:p>
          </table:table-cell>
          <table:table-cell table:style-name="ce3" table:formula="of:=IF([.F116] &lt;&gt; [.F117]; IF([.F117] = &quot;PLN&quot;; ROUND([.E116] * [.B117]; 2); ROUND([.E116] / [.B117]; 2)); [.E116])" office:value-type="currency" office:currency="PLN" office:value="20647.31" calcext:value-type="currency">
            <text:p>20 647,31 zł</text:p>
          </table:table-cell>
          <table:table-cell table:formula="of:=IF([.B116] &gt; [.B117]; IF([.F11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4-27" calcext:value-type="date">
            <text:p>27.04.2005</text:p>
          </table:table-cell>
          <table:table-cell office:value-type="float" office:value="4.4257" calcext:value-type="float">
            <text:p>4,4257</text:p>
          </table:table-cell>
          <table:table-cell table:style-name="ce3" table:formula="of:=IF(DAY([.A118]) = 1; IF([.D117] = &quot;EUR&quot;; ROUND([.C117] * [.B118]; 2); ROUND([.C117] / [.B118]; 2)); [.C117])" office:value-type="currency" office:currency="PLN" office:value="20594.28" calcext:value-type="currency">
            <text:p>20 594,28 zł</text:p>
          </table:table-cell>
          <table:table-cell table:formula="of:=IF(DAY([.A118]) = 1; IF([.D117] = &quot;EUR&quot;; &quot;PLN&quot;; &quot;EUR&quot;); [.D117])" office:value-type="string" office:string-value="PLN" calcext:value-type="string">
            <text:p>PLN</text:p>
          </table:table-cell>
          <table:table-cell table:style-name="ce3" table:formula="of:=IF([.F117] &lt;&gt; [.F118]; IF([.F118] = &quot;PLN&quot;; ROUND([.E117] * [.B118]; 2); ROUND([.E117] / [.B118]; 2)); [.E117])" office:value-type="currency" office:currency="PLN" office:value="4665.32" calcext:value-type="currency">
            <text:p>4 665,32 zł</text:p>
          </table:table-cell>
          <table:table-cell table:formula="of:=IF([.B117] &gt; [.B118]; IF([.F11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28" calcext:value-type="date">
            <text:p>28.04.2005</text:p>
          </table:table-cell>
          <table:table-cell office:value-type="float" office:value="4.4098" calcext:value-type="float">
            <text:p>4,4098</text:p>
          </table:table-cell>
          <table:table-cell table:style-name="ce3" table:formula="of:=IF(DAY([.A119]) = 1; IF([.D118] = &quot;EUR&quot;; ROUND([.C118] * [.B119]; 2); ROUND([.C118] / [.B119]; 2)); [.C118])" office:value-type="currency" office:currency="PLN" office:value="20594.28" calcext:value-type="currency">
            <text:p>20 594,28 zł</text:p>
          </table:table-cell>
          <table:table-cell table:formula="of:=IF(DAY([.A119]) = 1; IF([.D118] = &quot;EUR&quot;; &quot;PLN&quot;; &quot;EUR&quot;); [.D118])" office:value-type="string" office:string-value="PLN" calcext:value-type="string">
            <text:p>PLN</text:p>
          </table:table-cell>
          <table:table-cell table:style-name="ce3" table:formula="of:=IF([.F118] &lt;&gt; [.F119]; IF([.F119] = &quot;PLN&quot;; ROUND([.E118] * [.B119]; 2); ROUND([.E118] / [.B119]; 2)); [.E118])" office:value-type="currency" office:currency="PLN" office:value="20573.13" calcext:value-type="currency">
            <text:p>20 573,13 zł</text:p>
          </table:table-cell>
          <table:table-cell table:formula="of:=IF([.B118] &gt; [.B119]; IF([.F11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4-29" calcext:value-type="date">
            <text:p>29.04.2005</text:p>
          </table:table-cell>
          <table:table-cell office:value-type="float" office:value="4.379" calcext:value-type="float">
            <text:p>4,379</text:p>
          </table:table-cell>
          <table:table-cell table:style-name="ce3" table:formula="of:=IF(DAY([.A120]) = 1; IF([.D119] = &quot;EUR&quot;; ROUND([.C119] * [.B120]; 2); ROUND([.C119] / [.B120]; 2)); [.C119])" office:value-type="currency" office:currency="PLN" office:value="20594.28" calcext:value-type="currency">
            <text:p>20 594,28 zł</text:p>
          </table:table-cell>
          <table:table-cell table:formula="of:=IF(DAY([.A120]) = 1; IF([.D119] = &quot;EUR&quot;; &quot;PLN&quot;; &quot;EUR&quot;); [.D119])" office:value-type="string" office:string-value="PLN" calcext:value-type="string">
            <text:p>PLN</text:p>
          </table:table-cell>
          <table:table-cell table:style-name="ce3" table:formula="of:=IF([.F119] &lt;&gt; [.F120]; IF([.F120] = &quot;PLN&quot;; ROUND([.E119] * [.B120]; 2); ROUND([.E119] / [.B120]; 2)); [.E119])" office:value-type="currency" office:currency="PLN" office:value="4698.13" calcext:value-type="currency">
            <text:p>4 698,13 zł</text:p>
          </table:table-cell>
          <table:table-cell table:formula="of:=IF([.B119] &gt; [.B120]; IF([.F11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4-30" calcext:value-type="date">
            <text:p>30.04.2005</text:p>
          </table:table-cell>
          <table:table-cell office:value-type="float" office:value="4.4334" calcext:value-type="float">
            <text:p>4,4334</text:p>
          </table:table-cell>
          <table:table-cell table:style-name="ce3" table:formula="of:=IF(DAY([.A121]) = 1; IF([.D120] = &quot;EUR&quot;; ROUND([.C120] * [.B121]; 2); ROUND([.C120] / [.B121]; 2)); [.C120])" office:value-type="currency" office:currency="PLN" office:value="20594.28" calcext:value-type="currency">
            <text:p>20 594,28 zł</text:p>
          </table:table-cell>
          <table:table-cell table:formula="of:=IF(DAY([.A121]) = 1; IF([.D120] = &quot;EUR&quot;; &quot;PLN&quot;; &quot;EUR&quot;); [.D120])" office:value-type="string" office:string-value="PLN" calcext:value-type="string">
            <text:p>PLN</text:p>
          </table:table-cell>
          <table:table-cell table:style-name="ce3" table:formula="of:=IF([.F120] &lt;&gt; [.F121]; IF([.F121] = &quot;PLN&quot;; ROUND([.E120] * [.B121]; 2); ROUND([.E120] / [.B121]; 2)); [.E120])" office:value-type="currency" office:currency="PLN" office:value="4698.13" calcext:value-type="currency">
            <text:p>4 698,13 zł</text:p>
          </table:table-cell>
          <table:table-cell table:formula="of:=IF([.B120] &gt; [.B121]; IF([.F12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01" calcext:value-type="date">
            <text:p>1.05.2005</text:p>
          </table:table-cell>
          <table:table-cell office:value-type="float" office:value="4.4167" calcext:value-type="float">
            <text:p>4,4167</text:p>
          </table:table-cell>
          <table:table-cell table:style-name="ce3" table:formula="of:=IF(DAY([.A122]) = 1; IF([.D121] = &quot;EUR&quot;; ROUND([.C121] * [.B122]; 2); ROUND([.C121] / [.B122]; 2)); [.C121])" office:value-type="currency" office:currency="PLN" office:value="4662.82" calcext:value-type="currency">
            <text:p>4 662,82 zł</text:p>
          </table:table-cell>
          <table:table-cell table:formula="of:=IF(DAY([.A122]) = 1; IF([.D121] = &quot;EUR&quot;; &quot;PLN&quot;; &quot;EUR&quot;); [.D121])" office:value-type="string" office:string-value="EUR" calcext:value-type="string">
            <text:p>EUR</text:p>
          </table:table-cell>
          <table:table-cell table:style-name="ce3" table:formula="of:=IF([.F121] &lt;&gt; [.F122]; IF([.F122] = &quot;PLN&quot;; ROUND([.E121] * [.B122]; 2); ROUND([.E121] / [.B122]; 2)); [.E121])" office:value-type="currency" office:currency="PLN" office:value="20750.23" calcext:value-type="currency">
            <text:p>20 750,23 zł</text:p>
          </table:table-cell>
          <table:table-cell table:formula="of:=IF([.B121] &gt; [.B122]; IF([.F12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02" calcext:value-type="date">
            <text:p>2.05.2005</text:p>
          </table:table-cell>
          <table:table-cell office:value-type="float" office:value="4.4728" calcext:value-type="float">
            <text:p>4,4728</text:p>
          </table:table-cell>
          <table:table-cell table:style-name="ce3" table:formula="of:=IF(DAY([.A123]) = 1; IF([.D122] = &quot;EUR&quot;; ROUND([.C122] * [.B123]; 2); ROUND([.C122] / [.B123]; 2)); [.C122])" office:value-type="currency" office:currency="PLN" office:value="4662.82" calcext:value-type="currency">
            <text:p>4 662,82 zł</text:p>
          </table:table-cell>
          <table:table-cell table:formula="of:=IF(DAY([.A123]) = 1; IF([.D122] = &quot;EUR&quot;; &quot;PLN&quot;; &quot;EUR&quot;); [.D122])" office:value-type="string" office:string-value="EUR" calcext:value-type="string">
            <text:p>EUR</text:p>
          </table:table-cell>
          <table:table-cell table:style-name="ce3" table:formula="of:=IF([.F122] &lt;&gt; [.F123]; IF([.F123] = &quot;PLN&quot;; ROUND([.E122] * [.B123]; 2); ROUND([.E122] / [.B123]; 2)); [.E122])" office:value-type="currency" office:currency="PLN" office:value="4639.2" calcext:value-type="currency">
            <text:p>4 639,20 zł</text:p>
          </table:table-cell>
          <table:table-cell table:formula="of:=IF([.B122] &gt; [.B123]; IF([.F12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03" calcext:value-type="date">
            <text:p>3.05.2005</text:p>
          </table:table-cell>
          <table:table-cell office:value-type="float" office:value="4.4667" calcext:value-type="float">
            <text:p>4,4667</text:p>
          </table:table-cell>
          <table:table-cell table:style-name="ce3" table:formula="of:=IF(DAY([.A124]) = 1; IF([.D123] = &quot;EUR&quot;; ROUND([.C123] * [.B124]; 2); ROUND([.C123] / [.B124]; 2)); [.C123])" office:value-type="currency" office:currency="PLN" office:value="4662.82" calcext:value-type="currency">
            <text:p>4 662,82 zł</text:p>
          </table:table-cell>
          <table:table-cell table:formula="of:=IF(DAY([.A124]) = 1; IF([.D123] = &quot;EUR&quot;; &quot;PLN&quot;; &quot;EUR&quot;); [.D123])" office:value-type="string" office:string-value="EUR" calcext:value-type="string">
            <text:p>EUR</text:p>
          </table:table-cell>
          <table:table-cell table:style-name="ce3" table:formula="of:=IF([.F123] &lt;&gt; [.F124]; IF([.F124] = &quot;PLN&quot;; ROUND([.E123] * [.B124]; 2); ROUND([.E123] / [.B124]; 2)); [.E123])" office:value-type="currency" office:currency="PLN" office:value="20721.91" calcext:value-type="currency">
            <text:p>20 721,91 zł</text:p>
          </table:table-cell>
          <table:table-cell table:formula="of:=IF([.B123] &gt; [.B124]; IF([.F123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04" calcext:value-type="date">
            <text:p>4.05.2005</text:p>
          </table:table-cell>
          <table:table-cell office:value-type="float" office:value="4.4579" calcext:value-type="float">
            <text:p>4,4579</text:p>
          </table:table-cell>
          <table:table-cell table:style-name="ce3" table:formula="of:=IF(DAY([.A125]) = 1; IF([.D124] = &quot;EUR&quot;; ROUND([.C124] * [.B125]; 2); ROUND([.C124] / [.B125]; 2)); [.C124])" office:value-type="currency" office:currency="PLN" office:value="4662.82" calcext:value-type="currency">
            <text:p>4 662,82 zł</text:p>
          </table:table-cell>
          <table:table-cell table:formula="of:=IF(DAY([.A125]) = 1; IF([.D124] = &quot;EUR&quot;; &quot;PLN&quot;; &quot;EUR&quot;); [.D124])" office:value-type="string" office:string-value="EUR" calcext:value-type="string">
            <text:p>EUR</text:p>
          </table:table-cell>
          <table:table-cell table:style-name="ce3" table:formula="of:=IF([.F124] &lt;&gt; [.F125]; IF([.F125] = &quot;PLN&quot;; ROUND([.E124] * [.B125]; 2); ROUND([.E124] / [.B125]; 2)); [.E124])" office:value-type="currency" office:currency="PLN" office:value="4648.36" calcext:value-type="currency">
            <text:p>4 648,36 zł</text:p>
          </table:table-cell>
          <table:table-cell table:formula="of:=IF([.B124] &gt; [.B125]; IF([.F12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05" calcext:value-type="date">
            <text:p>5.05.2005</text:p>
          </table:table-cell>
          <table:table-cell office:value-type="float" office:value="4.4896" calcext:value-type="float">
            <text:p>4,4896</text:p>
          </table:table-cell>
          <table:table-cell table:style-name="ce3" table:formula="of:=IF(DAY([.A126]) = 1; IF([.D125] = &quot;EUR&quot;; ROUND([.C125] * [.B126]; 2); ROUND([.C125] / [.B126]; 2)); [.C125])" office:value-type="currency" office:currency="PLN" office:value="4662.82" calcext:value-type="currency">
            <text:p>4 662,82 zł</text:p>
          </table:table-cell>
          <table:table-cell table:formula="of:=IF(DAY([.A126]) = 1; IF([.D125] = &quot;EUR&quot;; &quot;PLN&quot;; &quot;EUR&quot;); [.D125])" office:value-type="string" office:string-value="EUR" calcext:value-type="string">
            <text:p>EUR</text:p>
          </table:table-cell>
          <table:table-cell table:style-name="ce3" table:formula="of:=IF([.F125] &lt;&gt; [.F126]; IF([.F126] = &quot;PLN&quot;; ROUND([.E125] * [.B126]; 2); ROUND([.E125] / [.B126]; 2)); [.E125])" office:value-type="currency" office:currency="PLN" office:value="4648.36" calcext:value-type="currency">
            <text:p>4 648,36 zł</text:p>
          </table:table-cell>
          <table:table-cell table:formula="of:=IF([.B125] &gt; [.B126]; IF([.F12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06" calcext:value-type="date">
            <text:p>6.05.2005</text:p>
          </table:table-cell>
          <table:table-cell office:value-type="float" office:value="4.457" calcext:value-type="float">
            <text:p>4,457</text:p>
          </table:table-cell>
          <table:table-cell table:style-name="ce3" table:formula="of:=IF(DAY([.A127]) = 1; IF([.D126] = &quot;EUR&quot;; ROUND([.C126] * [.B127]; 2); ROUND([.C126] / [.B127]; 2)); [.C126])" office:value-type="currency" office:currency="PLN" office:value="4662.82" calcext:value-type="currency">
            <text:p>4 662,82 zł</text:p>
          </table:table-cell>
          <table:table-cell table:formula="of:=IF(DAY([.A127]) = 1; IF([.D126] = &quot;EUR&quot;; &quot;PLN&quot;; &quot;EUR&quot;); [.D126])" office:value-type="string" office:string-value="EUR" calcext:value-type="string">
            <text:p>EUR</text:p>
          </table:table-cell>
          <table:table-cell table:style-name="ce3" table:formula="of:=IF([.F126] &lt;&gt; [.F127]; IF([.F127] = &quot;PLN&quot;; ROUND([.E126] * [.B127]; 2); ROUND([.E126] / [.B127]; 2)); [.E126])" office:value-type="currency" office:currency="PLN" office:value="20717.74" calcext:value-type="currency">
            <text:p>20 717,74 zł</text:p>
          </table:table-cell>
          <table:table-cell table:formula="of:=IF([.B126] &gt; [.B127]; IF([.F12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07" calcext:value-type="date">
            <text:p>7.05.2005</text:p>
          </table:table-cell>
          <table:table-cell office:value-type="float" office:value="4.443" calcext:value-type="float">
            <text:p>4,443</text:p>
          </table:table-cell>
          <table:table-cell table:style-name="ce3" table:formula="of:=IF(DAY([.A128]) = 1; IF([.D127] = &quot;EUR&quot;; ROUND([.C127] * [.B128]; 2); ROUND([.C127] / [.B128]; 2)); [.C127])" office:value-type="currency" office:currency="PLN" office:value="4662.82" calcext:value-type="currency">
            <text:p>4 662,82 zł</text:p>
          </table:table-cell>
          <table:table-cell table:formula="of:=IF(DAY([.A128]) = 1; IF([.D127] = &quot;EUR&quot;; &quot;PLN&quot;; &quot;EUR&quot;); [.D127])" office:value-type="string" office:string-value="EUR" calcext:value-type="string">
            <text:p>EUR</text:p>
          </table:table-cell>
          <table:table-cell table:style-name="ce3" table:formula="of:=IF([.F127] &lt;&gt; [.F128]; IF([.F128] = &quot;PLN&quot;; ROUND([.E127] * [.B128]; 2); ROUND([.E127] / [.B128]; 2)); [.E127])" office:value-type="currency" office:currency="PLN" office:value="4663.01" calcext:value-type="currency">
            <text:p>4 663,01 zł</text:p>
          </table:table-cell>
          <table:table-cell table:formula="of:=IF([.B127] &gt; [.B128]; IF([.F12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08" calcext:value-type="date">
            <text:p>8.05.2005</text:p>
          </table:table-cell>
          <table:table-cell office:value-type="float" office:value="4.4267" calcext:value-type="float">
            <text:p>4,4267</text:p>
          </table:table-cell>
          <table:table-cell table:style-name="ce3" table:formula="of:=IF(DAY([.A129]) = 1; IF([.D128] = &quot;EUR&quot;; ROUND([.C128] * [.B129]; 2); ROUND([.C128] / [.B129]; 2)); [.C128])" office:value-type="currency" office:currency="PLN" office:value="4662.82" calcext:value-type="currency">
            <text:p>4 662,82 zł</text:p>
          </table:table-cell>
          <table:table-cell table:formula="of:=IF(DAY([.A129]) = 1; IF([.D128] = &quot;EUR&quot;; &quot;PLN&quot;; &quot;EUR&quot;); [.D128])" office:value-type="string" office:string-value="EUR" calcext:value-type="string">
            <text:p>EUR</text:p>
          </table:table-cell>
          <table:table-cell table:style-name="ce3" table:formula="of:=IF([.F128] &lt;&gt; [.F129]; IF([.F129] = &quot;PLN&quot;; ROUND([.E128] * [.B129]; 2); ROUND([.E128] / [.B129]; 2)); [.E128])" office:value-type="currency" office:currency="PLN" office:value="20641.75" calcext:value-type="currency">
            <text:p>20 641,75 zł</text:p>
          </table:table-cell>
          <table:table-cell table:formula="of:=IF([.B128] &gt; [.B129]; IF([.F12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09" calcext:value-type="date">
            <text:p>9.05.2005</text:p>
          </table:table-cell>
          <table:table-cell office:value-type="float" office:value="4.437" calcext:value-type="float">
            <text:p>4,437</text:p>
          </table:table-cell>
          <table:table-cell table:style-name="ce3" table:formula="of:=IF(DAY([.A130]) = 1; IF([.D129] = &quot;EUR&quot;; ROUND([.C129] * [.B130]; 2); ROUND([.C129] / [.B130]; 2)); [.C129])" office:value-type="currency" office:currency="PLN" office:value="4662.82" calcext:value-type="currency">
            <text:p>4 662,82 zł</text:p>
          </table:table-cell>
          <table:table-cell table:formula="of:=IF(DAY([.A130]) = 1; IF([.D129] = &quot;EUR&quot;; &quot;PLN&quot;; &quot;EUR&quot;); [.D129])" office:value-type="string" office:string-value="EUR" calcext:value-type="string">
            <text:p>EUR</text:p>
          </table:table-cell>
          <table:table-cell table:style-name="ce3" table:formula="of:=IF([.F129] &lt;&gt; [.F130]; IF([.F130] = &quot;PLN&quot;; ROUND([.E129] * [.B130]; 2); ROUND([.E129] / [.B130]; 2)); [.E129])" office:value-type="currency" office:currency="PLN" office:value="4652.19" calcext:value-type="currency">
            <text:p>4 652,19 zł</text:p>
          </table:table-cell>
          <table:table-cell table:formula="of:=IF([.B129] &gt; [.B130]; IF([.F12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10" calcext:value-type="date">
            <text:p>10.05.2005</text:p>
          </table:table-cell>
          <table:table-cell office:value-type="float" office:value="4.4649" calcext:value-type="float">
            <text:p>4,4649</text:p>
          </table:table-cell>
          <table:table-cell table:style-name="ce3" table:formula="of:=IF(DAY([.A131]) = 1; IF([.D130] = &quot;EUR&quot;; ROUND([.C130] * [.B131]; 2); ROUND([.C130] / [.B131]; 2)); [.C130])" office:value-type="currency" office:currency="PLN" office:value="4662.82" calcext:value-type="currency">
            <text:p>4 662,82 zł</text:p>
          </table:table-cell>
          <table:table-cell table:formula="of:=IF(DAY([.A131]) = 1; IF([.D130] = &quot;EUR&quot;; &quot;PLN&quot;; &quot;EUR&quot;); [.D130])" office:value-type="string" office:string-value="EUR" calcext:value-type="string">
            <text:p>EUR</text:p>
          </table:table-cell>
          <table:table-cell table:style-name="ce3" table:formula="of:=IF([.F130] &lt;&gt; [.F131]; IF([.F131] = &quot;PLN&quot;; ROUND([.E130] * [.B131]; 2); ROUND([.E130] / [.B131]; 2)); [.E130])" office:value-type="currency" office:currency="PLN" office:value="4652.19" calcext:value-type="currency">
            <text:p>4 652,19 zł</text:p>
          </table:table-cell>
          <table:table-cell table:formula="of:=IF([.B130] &gt; [.B131]; IF([.F13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11" calcext:value-type="date">
            <text:p>11.05.2005</text:p>
          </table:table-cell>
          <table:table-cell office:value-type="float" office:value="4.4411" calcext:value-type="float">
            <text:p>4,4411</text:p>
          </table:table-cell>
          <table:table-cell table:style-name="ce3" table:formula="of:=IF(DAY([.A132]) = 1; IF([.D131] = &quot;EUR&quot;; ROUND([.C131] * [.B132]; 2); ROUND([.C131] / [.B132]; 2)); [.C131])" office:value-type="currency" office:currency="PLN" office:value="4662.82" calcext:value-type="currency">
            <text:p>4 662,82 zł</text:p>
          </table:table-cell>
          <table:table-cell table:formula="of:=IF(DAY([.A132]) = 1; IF([.D131] = &quot;EUR&quot;; &quot;PLN&quot;; &quot;EUR&quot;); [.D131])" office:value-type="string" office:string-value="EUR" calcext:value-type="string">
            <text:p>EUR</text:p>
          </table:table-cell>
          <table:table-cell table:style-name="ce3" table:formula="of:=IF([.F131] &lt;&gt; [.F132]; IF([.F132] = &quot;PLN&quot;; ROUND([.E131] * [.B132]; 2); ROUND([.E131] / [.B132]; 2)); [.E131])" office:value-type="currency" office:currency="PLN" office:value="20660.84" calcext:value-type="currency">
            <text:p>20 660,84 zł</text:p>
          </table:table-cell>
          <table:table-cell table:formula="of:=IF([.B131] &gt; [.B132]; IF([.F13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12" calcext:value-type="date">
            <text:p>12.05.2005</text:p>
          </table:table-cell>
          <table:table-cell office:value-type="float" office:value="4.4368" calcext:value-type="float">
            <text:p>4,4368</text:p>
          </table:table-cell>
          <table:table-cell table:style-name="ce3" table:formula="of:=IF(DAY([.A133]) = 1; IF([.D132] = &quot;EUR&quot;; ROUND([.C132] * [.B133]; 2); ROUND([.C132] / [.B133]; 2)); [.C132])" office:value-type="currency" office:currency="PLN" office:value="4662.82" calcext:value-type="currency">
            <text:p>4 662,82 zł</text:p>
          </table:table-cell>
          <table:table-cell table:formula="of:=IF(DAY([.A133]) = 1; IF([.D132] = &quot;EUR&quot;; &quot;PLN&quot;; &quot;EUR&quot;); [.D132])" office:value-type="string" office:string-value="EUR" calcext:value-type="string">
            <text:p>EUR</text:p>
          </table:table-cell>
          <table:table-cell table:style-name="ce3" table:formula="of:=IF([.F132] &lt;&gt; [.F133]; IF([.F133] = &quot;PLN&quot;; ROUND([.E132] * [.B133]; 2); ROUND([.E132] / [.B133]; 2)); [.E132])" office:value-type="currency" office:currency="PLN" office:value="4656.7" calcext:value-type="currency">
            <text:p>4 656,70 zł</text:p>
          </table:table-cell>
          <table:table-cell table:formula="of:=IF([.B132] &gt; [.B133]; IF([.F13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13" calcext:value-type="date">
            <text:p>13.05.2005</text:p>
          </table:table-cell>
          <table:table-cell office:value-type="float" office:value="4.456" calcext:value-type="float">
            <text:p>4,456</text:p>
          </table:table-cell>
          <table:table-cell table:style-name="ce3" table:formula="of:=IF(DAY([.A134]) = 1; IF([.D133] = &quot;EUR&quot;; ROUND([.C133] * [.B134]; 2); ROUND([.C133] / [.B134]; 2)); [.C133])" office:value-type="currency" office:currency="PLN" office:value="4662.82" calcext:value-type="currency">
            <text:p>4 662,82 zł</text:p>
          </table:table-cell>
          <table:table-cell table:formula="of:=IF(DAY([.A134]) = 1; IF([.D133] = &quot;EUR&quot;; &quot;PLN&quot;; &quot;EUR&quot;); [.D133])" office:value-type="string" office:string-value="EUR" calcext:value-type="string">
            <text:p>EUR</text:p>
          </table:table-cell>
          <table:table-cell table:style-name="ce3" table:formula="of:=IF([.F133] &lt;&gt; [.F134]; IF([.F134] = &quot;PLN&quot;; ROUND([.E133] * [.B134]; 2); ROUND([.E133] / [.B134]; 2)); [.E133])" office:value-type="currency" office:currency="PLN" office:value="4656.7" calcext:value-type="currency">
            <text:p>4 656,70 zł</text:p>
          </table:table-cell>
          <table:table-cell table:formula="of:=IF([.B133] &gt; [.B134]; IF([.F13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14" calcext:value-type="date">
            <text:p>14.05.2005</text:p>
          </table:table-cell>
          <table:table-cell office:value-type="float" office:value="4.4529" calcext:value-type="float">
            <text:p>4,4529</text:p>
          </table:table-cell>
          <table:table-cell table:style-name="ce3" table:formula="of:=IF(DAY([.A135]) = 1; IF([.D134] = &quot;EUR&quot;; ROUND([.C134] * [.B135]; 2); ROUND([.C134] / [.B135]; 2)); [.C134])" office:value-type="currency" office:currency="PLN" office:value="4662.82" calcext:value-type="currency">
            <text:p>4 662,82 zł</text:p>
          </table:table-cell>
          <table:table-cell table:formula="of:=IF(DAY([.A135]) = 1; IF([.D134] = &quot;EUR&quot;; &quot;PLN&quot;; &quot;EUR&quot;); [.D134])" office:value-type="string" office:string-value="EUR" calcext:value-type="string">
            <text:p>EUR</text:p>
          </table:table-cell>
          <table:table-cell table:style-name="ce3" table:formula="of:=IF([.F134] &lt;&gt; [.F135]; IF([.F135] = &quot;PLN&quot;; ROUND([.E134] * [.B135]; 2); ROUND([.E134] / [.B135]; 2)); [.E134])" office:value-type="currency" office:currency="PLN" office:value="20735.82" calcext:value-type="currency">
            <text:p>20 735,82 zł</text:p>
          </table:table-cell>
          <table:table-cell table:formula="of:=IF([.B134] &gt; [.B135]; IF([.F13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15" calcext:value-type="date">
            <text:p>15.05.2005</text:p>
          </table:table-cell>
          <table:table-cell office:value-type="float" office:value="4.4498" calcext:value-type="float">
            <text:p>4,4498</text:p>
          </table:table-cell>
          <table:table-cell table:style-name="ce3" table:formula="of:=IF(DAY([.A136]) = 1; IF([.D135] = &quot;EUR&quot;; ROUND([.C135] * [.B136]; 2); ROUND([.C135] / [.B136]; 2)); [.C135])" office:value-type="currency" office:currency="PLN" office:value="4662.82" calcext:value-type="currency">
            <text:p>4 662,82 zł</text:p>
          </table:table-cell>
          <table:table-cell table:formula="of:=IF(DAY([.A136]) = 1; IF([.D135] = &quot;EUR&quot;; &quot;PLN&quot;; &quot;EUR&quot;); [.D135])" office:value-type="string" office:string-value="EUR" calcext:value-type="string">
            <text:p>EUR</text:p>
          </table:table-cell>
          <table:table-cell table:style-name="ce3" table:formula="of:=IF([.F135] &lt;&gt; [.F136]; IF([.F136] = &quot;PLN&quot;; ROUND([.E135] * [.B136]; 2); ROUND([.E135] / [.B136]; 2)); [.E135])" office:value-type="currency" office:currency="PLN" office:value="4659.94" calcext:value-type="currency">
            <text:p>4 659,94 zł</text:p>
          </table:table-cell>
          <table:table-cell table:formula="of:=IF([.B135] &gt; [.B136]; IF([.F13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16" calcext:value-type="date">
            <text:p>16.05.2005</text:p>
          </table:table-cell>
          <table:table-cell office:value-type="float" office:value="4.4402" calcext:value-type="float">
            <text:p>4,4402</text:p>
          </table:table-cell>
          <table:table-cell table:style-name="ce3" table:formula="of:=IF(DAY([.A137]) = 1; IF([.D136] = &quot;EUR&quot;; ROUND([.C136] * [.B137]; 2); ROUND([.C136] / [.B137]; 2)); [.C136])" office:value-type="currency" office:currency="PLN" office:value="4662.82" calcext:value-type="currency">
            <text:p>4 662,82 zł</text:p>
          </table:table-cell>
          <table:table-cell table:formula="of:=IF(DAY([.A137]) = 1; IF([.D136] = &quot;EUR&quot;; &quot;PLN&quot;; &quot;EUR&quot;); [.D136])" office:value-type="string" office:string-value="EUR" calcext:value-type="string">
            <text:p>EUR</text:p>
          </table:table-cell>
          <table:table-cell table:style-name="ce3" table:formula="of:=IF([.F136] &lt;&gt; [.F137]; IF([.F137] = &quot;PLN&quot;; ROUND([.E136] * [.B137]; 2); ROUND([.E136] / [.B137]; 2)); [.E136])" office:value-type="currency" office:currency="PLN" office:value="20691.07" calcext:value-type="currency">
            <text:p>20 691,07 zł</text:p>
          </table:table-cell>
          <table:table-cell table:formula="of:=IF([.B136] &gt; [.B137]; IF([.F13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17" calcext:value-type="date">
            <text:p>17.05.2005</text:p>
          </table:table-cell>
          <table:table-cell office:value-type="float" office:value="4.4443" calcext:value-type="float">
            <text:p>4,4443</text:p>
          </table:table-cell>
          <table:table-cell table:style-name="ce3" table:formula="of:=IF(DAY([.A138]) = 1; IF([.D137] = &quot;EUR&quot;; ROUND([.C137] * [.B138]; 2); ROUND([.C137] / [.B138]; 2)); [.C137])" office:value-type="currency" office:currency="PLN" office:value="4662.82" calcext:value-type="currency">
            <text:p>4 662,82 zł</text:p>
          </table:table-cell>
          <table:table-cell table:formula="of:=IF(DAY([.A138]) = 1; IF([.D137] = &quot;EUR&quot;; &quot;PLN&quot;; &quot;EUR&quot;); [.D137])" office:value-type="string" office:string-value="EUR" calcext:value-type="string">
            <text:p>EUR</text:p>
          </table:table-cell>
          <table:table-cell table:style-name="ce3" table:formula="of:=IF([.F137] &lt;&gt; [.F138]; IF([.F138] = &quot;PLN&quot;; ROUND([.E137] * [.B138]; 2); ROUND([.E137] / [.B138]; 2)); [.E137])" office:value-type="currency" office:currency="PLN" office:value="4655.64" calcext:value-type="currency">
            <text:p>4 655,64 zł</text:p>
          </table:table-cell>
          <table:table-cell table:formula="of:=IF([.B137] &gt; [.B138]; IF([.F13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18" calcext:value-type="date">
            <text:p>18.05.2005</text:p>
          </table:table-cell>
          <table:table-cell office:value-type="float" office:value="4.4397" calcext:value-type="float">
            <text:p>4,4397</text:p>
          </table:table-cell>
          <table:table-cell table:style-name="ce3" table:formula="of:=IF(DAY([.A139]) = 1; IF([.D138] = &quot;EUR&quot;; ROUND([.C138] * [.B139]; 2); ROUND([.C138] / [.B139]; 2)); [.C138])" office:value-type="currency" office:currency="PLN" office:value="4662.82" calcext:value-type="currency">
            <text:p>4 662,82 zł</text:p>
          </table:table-cell>
          <table:table-cell table:formula="of:=IF(DAY([.A139]) = 1; IF([.D138] = &quot;EUR&quot;; &quot;PLN&quot;; &quot;EUR&quot;); [.D138])" office:value-type="string" office:string-value="EUR" calcext:value-type="string">
            <text:p>EUR</text:p>
          </table:table-cell>
          <table:table-cell table:style-name="ce3" table:formula="of:=IF([.F138] &lt;&gt; [.F139]; IF([.F139] = &quot;PLN&quot;; ROUND([.E138] * [.B139]; 2); ROUND([.E138] / [.B139]; 2)); [.E138])" office:value-type="currency" office:currency="PLN" office:value="20669.64" calcext:value-type="currency">
            <text:p>20 669,64 zł</text:p>
          </table:table-cell>
          <table:table-cell table:formula="of:=IF([.B138] &gt; [.B139]; IF([.F13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19" calcext:value-type="date">
            <text:p>19.05.2005</text:p>
          </table:table-cell>
          <table:table-cell office:value-type="float" office:value="4.4885" calcext:value-type="float">
            <text:p>4,4885</text:p>
          </table:table-cell>
          <table:table-cell table:style-name="ce3" table:formula="of:=IF(DAY([.A140]) = 1; IF([.D139] = &quot;EUR&quot;; ROUND([.C139] * [.B140]; 2); ROUND([.C139] / [.B140]; 2)); [.C139])" office:value-type="currency" office:currency="PLN" office:value="4662.82" calcext:value-type="currency">
            <text:p>4 662,82 zł</text:p>
          </table:table-cell>
          <table:table-cell table:formula="of:=IF(DAY([.A140]) = 1; IF([.D139] = &quot;EUR&quot;; &quot;PLN&quot;; &quot;EUR&quot;); [.D139])" office:value-type="string" office:string-value="EUR" calcext:value-type="string">
            <text:p>EUR</text:p>
          </table:table-cell>
          <table:table-cell table:style-name="ce3" table:formula="of:=IF([.F139] &lt;&gt; [.F140]; IF([.F140] = &quot;PLN&quot;; ROUND([.E139] * [.B140]; 2); ROUND([.E139] / [.B140]; 2)); [.E139])" office:value-type="currency" office:currency="PLN" office:value="4605.02" calcext:value-type="currency">
            <text:p>4 605,02 zł</text:p>
          </table:table-cell>
          <table:table-cell table:formula="of:=IF([.B139] &gt; [.B140]; IF([.F13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20" calcext:value-type="date">
            <text:p>20.05.2005</text:p>
          </table:table-cell>
          <table:table-cell office:value-type="float" office:value="4.4745" calcext:value-type="float">
            <text:p>4,4745</text:p>
          </table:table-cell>
          <table:table-cell table:style-name="ce3" table:formula="of:=IF(DAY([.A141]) = 1; IF([.D140] = &quot;EUR&quot;; ROUND([.C140] * [.B141]; 2); ROUND([.C140] / [.B141]; 2)); [.C140])" office:value-type="currency" office:currency="PLN" office:value="4662.82" calcext:value-type="currency">
            <text:p>4 662,82 zł</text:p>
          </table:table-cell>
          <table:table-cell table:formula="of:=IF(DAY([.A141]) = 1; IF([.D140] = &quot;EUR&quot;; &quot;PLN&quot;; &quot;EUR&quot;); [.D140])" office:value-type="string" office:string-value="EUR" calcext:value-type="string">
            <text:p>EUR</text:p>
          </table:table-cell>
          <table:table-cell table:style-name="ce3" table:formula="of:=IF([.F140] &lt;&gt; [.F141]; IF([.F141] = &quot;PLN&quot;; ROUND([.E140] * [.B141]; 2); ROUND([.E140] / [.B141]; 2)); [.E140])" office:value-type="currency" office:currency="PLN" office:value="20605.16" calcext:value-type="currency">
            <text:p>20 605,16 zł</text:p>
          </table:table-cell>
          <table:table-cell table:formula="of:=IF([.B140] &gt; [.B141]; IF([.F14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21" calcext:value-type="date">
            <text:p>21.05.2005</text:p>
          </table:table-cell>
          <table:table-cell office:value-type="float" office:value="4.4733" calcext:value-type="float">
            <text:p>4,4733</text:p>
          </table:table-cell>
          <table:table-cell table:style-name="ce3" table:formula="of:=IF(DAY([.A142]) = 1; IF([.D141] = &quot;EUR&quot;; ROUND([.C141] * [.B142]; 2); ROUND([.C141] / [.B142]; 2)); [.C141])" office:value-type="currency" office:currency="PLN" office:value="4662.82" calcext:value-type="currency">
            <text:p>4 662,82 zł</text:p>
          </table:table-cell>
          <table:table-cell table:formula="of:=IF(DAY([.A142]) = 1; IF([.D141] = &quot;EUR&quot;; &quot;PLN&quot;; &quot;EUR&quot;); [.D141])" office:value-type="string" office:string-value="EUR" calcext:value-type="string">
            <text:p>EUR</text:p>
          </table:table-cell>
          <table:table-cell table:style-name="ce3" table:formula="of:=IF([.F141] &lt;&gt; [.F142]; IF([.F142] = &quot;PLN&quot;; ROUND([.E141] * [.B142]; 2); ROUND([.E141] / [.B142]; 2)); [.E141])" office:value-type="currency" office:currency="PLN" office:value="4606.25" calcext:value-type="currency">
            <text:p>4 606,25 zł</text:p>
          </table:table-cell>
          <table:table-cell table:formula="of:=IF([.B141] &gt; [.B142]; IF([.F14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22" calcext:value-type="date">
            <text:p>22.05.2005</text:p>
          </table:table-cell>
          <table:table-cell office:value-type="float" office:value="4.4518" calcext:value-type="float">
            <text:p>4,4518</text:p>
          </table:table-cell>
          <table:table-cell table:style-name="ce3" table:formula="of:=IF(DAY([.A143]) = 1; IF([.D142] = &quot;EUR&quot;; ROUND([.C142] * [.B143]; 2); ROUND([.C142] / [.B143]; 2)); [.C142])" office:value-type="currency" office:currency="PLN" office:value="4662.82" calcext:value-type="currency">
            <text:p>4 662,82 zł</text:p>
          </table:table-cell>
          <table:table-cell table:formula="of:=IF(DAY([.A143]) = 1; IF([.D142] = &quot;EUR&quot;; &quot;PLN&quot;; &quot;EUR&quot;); [.D142])" office:value-type="string" office:string-value="EUR" calcext:value-type="string">
            <text:p>EUR</text:p>
          </table:table-cell>
          <table:table-cell table:style-name="ce3" table:formula="of:=IF([.F142] &lt;&gt; [.F143]; IF([.F143] = &quot;PLN&quot;; ROUND([.E142] * [.B143]; 2); ROUND([.E142] / [.B143]; 2)); [.E142])" office:value-type="currency" office:currency="PLN" office:value="20506.1" calcext:value-type="currency">
            <text:p>20 506,10 zł</text:p>
          </table:table-cell>
          <table:table-cell table:formula="of:=IF([.B142] &gt; [.B143]; IF([.F142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23" calcext:value-type="date">
            <text:p>23.05.2005</text:p>
          </table:table-cell>
          <table:table-cell office:value-type="float" office:value="4.4591" calcext:value-type="float">
            <text:p>4,4591</text:p>
          </table:table-cell>
          <table:table-cell table:style-name="ce3" table:formula="of:=IF(DAY([.A144]) = 1; IF([.D143] = &quot;EUR&quot;; ROUND([.C143] * [.B144]; 2); ROUND([.C143] / [.B144]; 2)); [.C143])" office:value-type="currency" office:currency="PLN" office:value="4662.82" calcext:value-type="currency">
            <text:p>4 662,82 zł</text:p>
          </table:table-cell>
          <table:table-cell table:formula="of:=IF(DAY([.A144]) = 1; IF([.D143] = &quot;EUR&quot;; &quot;PLN&quot;; &quot;EUR&quot;); [.D143])" office:value-type="string" office:string-value="EUR" calcext:value-type="string">
            <text:p>EUR</text:p>
          </table:table-cell>
          <table:table-cell table:style-name="ce3" table:formula="of:=IF([.F143] &lt;&gt; [.F144]; IF([.F144] = &quot;PLN&quot;; ROUND([.E143] * [.B144]; 2); ROUND([.E143] / [.B144]; 2)); [.E143])" office:value-type="currency" office:currency="PLN" office:value="4598.71" calcext:value-type="currency">
            <text:p>4 598,71 zł</text:p>
          </table:table-cell>
          <table:table-cell table:formula="of:=IF([.B143] &gt; [.B144]; IF([.F14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24" calcext:value-type="date">
            <text:p>24.05.2005</text:p>
          </table:table-cell>
          <table:table-cell office:value-type="float" office:value="4.4191" calcext:value-type="float">
            <text:p>4,4191</text:p>
          </table:table-cell>
          <table:table-cell table:style-name="ce3" table:formula="of:=IF(DAY([.A145]) = 1; IF([.D144] = &quot;EUR&quot;; ROUND([.C144] * [.B145]; 2); ROUND([.C144] / [.B145]; 2)); [.C144])" office:value-type="currency" office:currency="PLN" office:value="4662.82" calcext:value-type="currency">
            <text:p>4 662,82 zł</text:p>
          </table:table-cell>
          <table:table-cell table:formula="of:=IF(DAY([.A145]) = 1; IF([.D144] = &quot;EUR&quot;; &quot;PLN&quot;; &quot;EUR&quot;); [.D144])" office:value-type="string" office:string-value="EUR" calcext:value-type="string">
            <text:p>EUR</text:p>
          </table:table-cell>
          <table:table-cell table:style-name="ce3" table:formula="of:=IF([.F144] &lt;&gt; [.F145]; IF([.F145] = &quot;PLN&quot;; ROUND([.E144] * [.B145]; 2); ROUND([.E144] / [.B145]; 2)); [.E144])" office:value-type="currency" office:currency="PLN" office:value="20322.16" calcext:value-type="currency">
            <text:p>20 322,16 zł</text:p>
          </table:table-cell>
          <table:table-cell table:formula="of:=IF([.B144] &gt; [.B145]; IF([.F14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25" calcext:value-type="date">
            <text:p>25.05.2005</text:p>
          </table:table-cell>
          <table:table-cell office:value-type="float" office:value="4.4175" calcext:value-type="float">
            <text:p>4,4175</text:p>
          </table:table-cell>
          <table:table-cell table:style-name="ce3" table:formula="of:=IF(DAY([.A146]) = 1; IF([.D145] = &quot;EUR&quot;; ROUND([.C145] * [.B146]; 2); ROUND([.C145] / [.B146]; 2)); [.C145])" office:value-type="currency" office:currency="PLN" office:value="4662.82" calcext:value-type="currency">
            <text:p>4 662,82 zł</text:p>
          </table:table-cell>
          <table:table-cell table:formula="of:=IF(DAY([.A146]) = 1; IF([.D145] = &quot;EUR&quot;; &quot;PLN&quot;; &quot;EUR&quot;); [.D145])" office:value-type="string" office:string-value="EUR" calcext:value-type="string">
            <text:p>EUR</text:p>
          </table:table-cell>
          <table:table-cell table:style-name="ce3" table:formula="of:=IF([.F145] &lt;&gt; [.F146]; IF([.F146] = &quot;PLN&quot;; ROUND([.E145] * [.B146]; 2); ROUND([.E145] / [.B146]; 2)); [.E145])" office:value-type="currency" office:currency="PLN" office:value="4600.38" calcext:value-type="currency">
            <text:p>4 600,38 zł</text:p>
          </table:table-cell>
          <table:table-cell table:formula="of:=IF([.B145] &gt; [.B146]; IF([.F14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26" calcext:value-type="date">
            <text:p>26.05.2005</text:p>
          </table:table-cell>
          <table:table-cell office:value-type="float" office:value="4.4258" calcext:value-type="float">
            <text:p>4,4258</text:p>
          </table:table-cell>
          <table:table-cell table:style-name="ce3" table:formula="of:=IF(DAY([.A147]) = 1; IF([.D146] = &quot;EUR&quot;; ROUND([.C146] * [.B147]; 2); ROUND([.C146] / [.B147]; 2)); [.C146])" office:value-type="currency" office:currency="PLN" office:value="4662.82" calcext:value-type="currency">
            <text:p>4 662,82 zł</text:p>
          </table:table-cell>
          <table:table-cell table:formula="of:=IF(DAY([.A147]) = 1; IF([.D146] = &quot;EUR&quot;; &quot;PLN&quot;; &quot;EUR&quot;); [.D146])" office:value-type="string" office:string-value="EUR" calcext:value-type="string">
            <text:p>EUR</text:p>
          </table:table-cell>
          <table:table-cell table:style-name="ce3" table:formula="of:=IF([.F146] &lt;&gt; [.F147]; IF([.F147] = &quot;PLN&quot;; ROUND([.E146] * [.B147]; 2); ROUND([.E146] / [.B147]; 2)); [.E146])" office:value-type="currency" office:currency="PLN" office:value="4600.38" calcext:value-type="currency">
            <text:p>4 600,38 zł</text:p>
          </table:table-cell>
          <table:table-cell table:formula="of:=IF([.B146] &gt; [.B147]; IF([.F14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27" calcext:value-type="date">
            <text:p>27.05.2005</text:p>
          </table:table-cell>
          <table:table-cell office:value-type="float" office:value="4.4099" calcext:value-type="float">
            <text:p>4,4099</text:p>
          </table:table-cell>
          <table:table-cell table:style-name="ce3" table:formula="of:=IF(DAY([.A148]) = 1; IF([.D147] = &quot;EUR&quot;; ROUND([.C147] * [.B148]; 2); ROUND([.C147] / [.B148]; 2)); [.C147])" office:value-type="currency" office:currency="PLN" office:value="4662.82" calcext:value-type="currency">
            <text:p>4 662,82 zł</text:p>
          </table:table-cell>
          <table:table-cell table:formula="of:=IF(DAY([.A148]) = 1; IF([.D147] = &quot;EUR&quot;; &quot;PLN&quot;; &quot;EUR&quot;); [.D147])" office:value-type="string" office:string-value="EUR" calcext:value-type="string">
            <text:p>EUR</text:p>
          </table:table-cell>
          <table:table-cell table:style-name="ce3" table:formula="of:=IF([.F147] &lt;&gt; [.F148]; IF([.F148] = &quot;PLN&quot;; ROUND([.E147] * [.B148]; 2); ROUND([.E147] / [.B148]; 2)); [.E147])" office:value-type="currency" office:currency="PLN" office:value="20287.22" calcext:value-type="currency">
            <text:p>20 287,22 zł</text:p>
          </table:table-cell>
          <table:table-cell table:formula="of:=IF([.B147] &gt; [.B148]; IF([.F14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28" calcext:value-type="date">
            <text:p>28.05.2005</text:p>
          </table:table-cell>
          <table:table-cell office:value-type="float" office:value="4.3765" calcext:value-type="float">
            <text:p>4,3765</text:p>
          </table:table-cell>
          <table:table-cell table:style-name="ce3" table:formula="of:=IF(DAY([.A149]) = 1; IF([.D148] = &quot;EUR&quot;; ROUND([.C148] * [.B149]; 2); ROUND([.C148] / [.B149]; 2)); [.C148])" office:value-type="currency" office:currency="PLN" office:value="4662.82" calcext:value-type="currency">
            <text:p>4 662,82 zł</text:p>
          </table:table-cell>
          <table:table-cell table:formula="of:=IF(DAY([.A149]) = 1; IF([.D148] = &quot;EUR&quot;; &quot;PLN&quot;; &quot;EUR&quot;); [.D148])" office:value-type="string" office:string-value="EUR" calcext:value-type="string">
            <text:p>EUR</text:p>
          </table:table-cell>
          <table:table-cell table:style-name="ce3" table:formula="of:=IF([.F148] &lt;&gt; [.F149]; IF([.F149] = &quot;PLN&quot;; ROUND([.E148] * [.B149]; 2); ROUND([.E148] / [.B149]; 2)); [.E148])" office:value-type="currency" office:currency="PLN" office:value="4635.49" calcext:value-type="currency">
            <text:p>4 635,49 zł</text:p>
          </table:table-cell>
          <table:table-cell table:formula="of:=IF([.B148] &gt; [.B149]; IF([.F14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29" calcext:value-type="date">
            <text:p>29.05.2005</text:p>
          </table:table-cell>
          <table:table-cell office:value-type="float" office:value="4.3879" calcext:value-type="float">
            <text:p>4,3879</text:p>
          </table:table-cell>
          <table:table-cell table:style-name="ce3" table:formula="of:=IF(DAY([.A150]) = 1; IF([.D149] = &quot;EUR&quot;; ROUND([.C149] * [.B150]; 2); ROUND([.C149] / [.B150]; 2)); [.C149])" office:value-type="currency" office:currency="PLN" office:value="4662.82" calcext:value-type="currency">
            <text:p>4 662,82 zł</text:p>
          </table:table-cell>
          <table:table-cell table:formula="of:=IF(DAY([.A150]) = 1; IF([.D149] = &quot;EUR&quot;; &quot;PLN&quot;; &quot;EUR&quot;); [.D149])" office:value-type="string" office:string-value="EUR" calcext:value-type="string">
            <text:p>EUR</text:p>
          </table:table-cell>
          <table:table-cell table:style-name="ce3" table:formula="of:=IF([.F149] &lt;&gt; [.F150]; IF([.F150] = &quot;PLN&quot;; ROUND([.E149] * [.B150]; 2); ROUND([.E149] / [.B150]; 2)); [.E149])" office:value-type="currency" office:currency="PLN" office:value="4635.49" calcext:value-type="currency">
            <text:p>4 635,49 zł</text:p>
          </table:table-cell>
          <table:table-cell table:formula="of:=IF([.B149] &gt; [.B150]; IF([.F14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5-30" calcext:value-type="date">
            <text:p>30.05.2005</text:p>
          </table:table-cell>
          <table:table-cell office:value-type="float" office:value="4.3521" calcext:value-type="float">
            <text:p>4,3521</text:p>
          </table:table-cell>
          <table:table-cell table:style-name="ce3" table:formula="of:=IF(DAY([.A151]) = 1; IF([.D150] = &quot;EUR&quot;; ROUND([.C150] * [.B151]; 2); ROUND([.C150] / [.B151]; 2)); [.C150])" office:value-type="currency" office:currency="PLN" office:value="4662.82" calcext:value-type="currency">
            <text:p>4 662,82 zł</text:p>
          </table:table-cell>
          <table:table-cell table:formula="of:=IF(DAY([.A151]) = 1; IF([.D150] = &quot;EUR&quot;; &quot;PLN&quot;; &quot;EUR&quot;); [.D150])" office:value-type="string" office:string-value="EUR" calcext:value-type="string">
            <text:p>EUR</text:p>
          </table:table-cell>
          <table:table-cell table:style-name="ce3" table:formula="of:=IF([.F150] &lt;&gt; [.F151]; IF([.F151] = &quot;PLN&quot;; ROUND([.E150] * [.B151]; 2); ROUND([.E150] / [.B151]; 2)); [.E150])" office:value-type="currency" office:currency="PLN" office:value="20174.12" calcext:value-type="currency">
            <text:p>20 174,12 zł</text:p>
          </table:table-cell>
          <table:table-cell table:formula="of:=IF([.B150] &gt; [.B151]; IF([.F15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5-31" calcext:value-type="date">
            <text:p>31.05.2005</text:p>
          </table:table-cell>
          <table:table-cell office:value-type="float" office:value="4.3786" calcext:value-type="float">
            <text:p>4,3786</text:p>
          </table:table-cell>
          <table:table-cell table:style-name="ce3" table:formula="of:=IF(DAY([.A152]) = 1; IF([.D151] = &quot;EUR&quot;; ROUND([.C151] * [.B152]; 2); ROUND([.C151] / [.B152]; 2)); [.C151])" office:value-type="currency" office:currency="PLN" office:value="4662.82" calcext:value-type="currency">
            <text:p>4 662,82 zł</text:p>
          </table:table-cell>
          <table:table-cell table:formula="of:=IF(DAY([.A152]) = 1; IF([.D151] = &quot;EUR&quot;; &quot;PLN&quot;; &quot;EUR&quot;); [.D151])" office:value-type="string" office:string-value="EUR" calcext:value-type="string">
            <text:p>EUR</text:p>
          </table:table-cell>
          <table:table-cell table:style-name="ce3" table:formula="of:=IF([.F151] &lt;&gt; [.F152]; IF([.F152] = &quot;PLN&quot;; ROUND([.E151] * [.B152]; 2); ROUND([.E151] / [.B152]; 2)); [.E151])" office:value-type="currency" office:currency="PLN" office:value="4607.44" calcext:value-type="currency">
            <text:p>4 607,44 zł</text:p>
          </table:table-cell>
          <table:table-cell table:formula="of:=IF([.B151] &gt; [.B152]; IF([.F15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01" calcext:value-type="date">
            <text:p>1.06.2005</text:p>
          </table:table-cell>
          <table:table-cell office:value-type="float" office:value="4.3628" calcext:value-type="float">
            <text:p>4,3628</text:p>
          </table:table-cell>
          <table:table-cell table:style-name="ce3" table:formula="of:=IF(DAY([.A153]) = 1; IF([.D152] = &quot;EUR&quot;; ROUND([.C152] * [.B153]; 2); ROUND([.C152] / [.B153]; 2)); [.C152])" office:value-type="currency" office:currency="PLN" office:value="20342.95" calcext:value-type="currency">
            <text:p>20 342,95 zł</text:p>
          </table:table-cell>
          <table:table-cell table:formula="of:=IF(DAY([.A153]) = 1; IF([.D152] = &quot;EUR&quot;; &quot;PLN&quot;; &quot;EUR&quot;); [.D152])" office:value-type="string" office:string-value="PLN" calcext:value-type="string">
            <text:p>PLN</text:p>
          </table:table-cell>
          <table:table-cell table:style-name="ce3" table:formula="of:=IF([.F152] &lt;&gt; [.F153]; IF([.F153] = &quot;PLN&quot;; ROUND([.E152] * [.B153]; 2); ROUND([.E152] / [.B153]; 2)); [.E152])" office:value-type="currency" office:currency="PLN" office:value="20101.34" calcext:value-type="currency">
            <text:p>20 101,34 zł</text:p>
          </table:table-cell>
          <table:table-cell table:formula="of:=IF([.B152] &gt; [.B153]; IF([.F152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6-02" calcext:value-type="date">
            <text:p>2.06.2005</text:p>
          </table:table-cell>
          <table:table-cell office:value-type="float" office:value="4.381" calcext:value-type="float">
            <text:p>4,381</text:p>
          </table:table-cell>
          <table:table-cell table:style-name="ce3" table:formula="of:=IF(DAY([.A154]) = 1; IF([.D153] = &quot;EUR&quot;; ROUND([.C153] * [.B154]; 2); ROUND([.C153] / [.B154]; 2)); [.C153])" office:value-type="currency" office:currency="PLN" office:value="20342.95" calcext:value-type="currency">
            <text:p>20 342,95 zł</text:p>
          </table:table-cell>
          <table:table-cell table:formula="of:=IF(DAY([.A154]) = 1; IF([.D153] = &quot;EUR&quot;; &quot;PLN&quot;; &quot;EUR&quot;); [.D153])" office:value-type="string" office:string-value="PLN" calcext:value-type="string">
            <text:p>PLN</text:p>
          </table:table-cell>
          <table:table-cell table:style-name="ce3" table:formula="of:=IF([.F153] &lt;&gt; [.F154]; IF([.F154] = &quot;PLN&quot;; ROUND([.E153] * [.B154]; 2); ROUND([.E153] / [.B154]; 2)); [.E153])" office:value-type="currency" office:currency="PLN" office:value="4588.3" calcext:value-type="currency">
            <text:p>4 588,30 zł</text:p>
          </table:table-cell>
          <table:table-cell table:formula="of:=IF([.B153] &gt; [.B154]; IF([.F15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03" calcext:value-type="date">
            <text:p>3.06.2005</text:p>
          </table:table-cell>
          <table:table-cell office:value-type="float" office:value="4.371" calcext:value-type="float">
            <text:p>4,371</text:p>
          </table:table-cell>
          <table:table-cell table:style-name="ce3" table:formula="of:=IF(DAY([.A155]) = 1; IF([.D154] = &quot;EUR&quot;; ROUND([.C154] * [.B155]; 2); ROUND([.C154] / [.B155]; 2)); [.C154])" office:value-type="currency" office:currency="PLN" office:value="20342.95" calcext:value-type="currency">
            <text:p>20 342,95 zł</text:p>
          </table:table-cell>
          <table:table-cell table:formula="of:=IF(DAY([.A155]) = 1; IF([.D154] = &quot;EUR&quot;; &quot;PLN&quot;; &quot;EUR&quot;); [.D154])" office:value-type="string" office:string-value="PLN" calcext:value-type="string">
            <text:p>PLN</text:p>
          </table:table-cell>
          <table:table-cell table:style-name="ce3" table:formula="of:=IF([.F154] &lt;&gt; [.F155]; IF([.F155] = &quot;PLN&quot;; ROUND([.E154] * [.B155]; 2); ROUND([.E154] / [.B155]; 2)); [.E154])" office:value-type="currency" office:currency="PLN" office:value="20055.46" calcext:value-type="currency">
            <text:p>20 055,46 zł</text:p>
          </table:table-cell>
          <table:table-cell table:formula="of:=IF([.B154] &gt; [.B155]; IF([.F15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6-04" calcext:value-type="date">
            <text:p>4.06.2005</text:p>
          </table:table-cell>
          <table:table-cell office:value-type="float" office:value="4.363" calcext:value-type="float">
            <text:p>4,363</text:p>
          </table:table-cell>
          <table:table-cell table:style-name="ce3" table:formula="of:=IF(DAY([.A156]) = 1; IF([.D155] = &quot;EUR&quot;; ROUND([.C155] * [.B156]; 2); ROUND([.C155] / [.B156]; 2)); [.C155])" office:value-type="currency" office:currency="PLN" office:value="20342.95" calcext:value-type="currency">
            <text:p>20 342,95 zł</text:p>
          </table:table-cell>
          <table:table-cell table:formula="of:=IF(DAY([.A156]) = 1; IF([.D155] = &quot;EUR&quot;; &quot;PLN&quot;; &quot;EUR&quot;); [.D155])" office:value-type="string" office:string-value="PLN" calcext:value-type="string">
            <text:p>PLN</text:p>
          </table:table-cell>
          <table:table-cell table:style-name="ce3" table:formula="of:=IF([.F155] &lt;&gt; [.F156]; IF([.F156] = &quot;PLN&quot;; ROUND([.E155] * [.B156]; 2); ROUND([.E155] / [.B156]; 2)); [.E155])" office:value-type="currency" office:currency="PLN" office:value="4596.71" calcext:value-type="currency">
            <text:p>4 596,71 zł</text:p>
          </table:table-cell>
          <table:table-cell table:formula="of:=IF([.B155] &gt; [.B156]; IF([.F15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05" calcext:value-type="date">
            <text:p>5.06.2005</text:p>
          </table:table-cell>
          <table:table-cell office:value-type="float" office:value="4.364" calcext:value-type="float">
            <text:p>4,364</text:p>
          </table:table-cell>
          <table:table-cell table:style-name="ce3" table:formula="of:=IF(DAY([.A157]) = 1; IF([.D156] = &quot;EUR&quot;; ROUND([.C156] * [.B157]; 2); ROUND([.C156] / [.B157]; 2)); [.C156])" office:value-type="currency" office:currency="PLN" office:value="20342.95" calcext:value-type="currency">
            <text:p>20 342,95 zł</text:p>
          </table:table-cell>
          <table:table-cell table:formula="of:=IF(DAY([.A157]) = 1; IF([.D156] = &quot;EUR&quot;; &quot;PLN&quot;; &quot;EUR&quot;); [.D156])" office:value-type="string" office:string-value="PLN" calcext:value-type="string">
            <text:p>PLN</text:p>
          </table:table-cell>
          <table:table-cell table:style-name="ce3" table:formula="of:=IF([.F156] &lt;&gt; [.F157]; IF([.F157] = &quot;PLN&quot;; ROUND([.E156] * [.B157]; 2); ROUND([.E156] / [.B157]; 2)); [.E156])" office:value-type="currency" office:currency="PLN" office:value="4596.71" calcext:value-type="currency">
            <text:p>4 596,71 zł</text:p>
          </table:table-cell>
          <table:table-cell table:formula="of:=IF([.B156] &gt; [.B157]; IF([.F15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06" calcext:value-type="date">
            <text:p>6.06.2005</text:p>
          </table:table-cell>
          <table:table-cell office:value-type="float" office:value="4.3698" calcext:value-type="float">
            <text:p>4,3698</text:p>
          </table:table-cell>
          <table:table-cell table:style-name="ce3" table:formula="of:=IF(DAY([.A158]) = 1; IF([.D157] = &quot;EUR&quot;; ROUND([.C157] * [.B158]; 2); ROUND([.C157] / [.B158]; 2)); [.C157])" office:value-type="currency" office:currency="PLN" office:value="20342.95" calcext:value-type="currency">
            <text:p>20 342,95 zł</text:p>
          </table:table-cell>
          <table:table-cell table:formula="of:=IF(DAY([.A158]) = 1; IF([.D157] = &quot;EUR&quot;; &quot;PLN&quot;; &quot;EUR&quot;); [.D157])" office:value-type="string" office:string-value="PLN" calcext:value-type="string">
            <text:p>PLN</text:p>
          </table:table-cell>
          <table:table-cell table:style-name="ce3" table:formula="of:=IF([.F157] &lt;&gt; [.F158]; IF([.F158] = &quot;PLN&quot;; ROUND([.E157] * [.B158]; 2); ROUND([.E157] / [.B158]; 2)); [.E157])" office:value-type="currency" office:currency="PLN" office:value="4596.71" calcext:value-type="currency">
            <text:p>4 596,71 zł</text:p>
          </table:table-cell>
          <table:table-cell table:formula="of:=IF([.B157] &gt; [.B158]; IF([.F15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07" calcext:value-type="date">
            <text:p>7.06.2005</text:p>
          </table:table-cell>
          <table:table-cell office:value-type="float" office:value="4.3721" calcext:value-type="float">
            <text:p>4,3721</text:p>
          </table:table-cell>
          <table:table-cell table:style-name="ce3" table:formula="of:=IF(DAY([.A159]) = 1; IF([.D158] = &quot;EUR&quot;; ROUND([.C158] * [.B159]; 2); ROUND([.C158] / [.B159]; 2)); [.C158])" office:value-type="currency" office:currency="PLN" office:value="20342.95" calcext:value-type="currency">
            <text:p>20 342,95 zł</text:p>
          </table:table-cell>
          <table:table-cell table:formula="of:=IF(DAY([.A159]) = 1; IF([.D158] = &quot;EUR&quot;; &quot;PLN&quot;; &quot;EUR&quot;); [.D158])" office:value-type="string" office:string-value="PLN" calcext:value-type="string">
            <text:p>PLN</text:p>
          </table:table-cell>
          <table:table-cell table:style-name="ce3" table:formula="of:=IF([.F158] &lt;&gt; [.F159]; IF([.F159] = &quot;PLN&quot;; ROUND([.E158] * [.B159]; 2); ROUND([.E158] / [.B159]; 2)); [.E158])" office:value-type="currency" office:currency="PLN" office:value="4596.71" calcext:value-type="currency">
            <text:p>4 596,71 zł</text:p>
          </table:table-cell>
          <table:table-cell table:formula="of:=IF([.B158] &gt; [.B159]; IF([.F15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08" calcext:value-type="date">
            <text:p>8.06.2005</text:p>
          </table:table-cell>
          <table:table-cell office:value-type="float" office:value="4.3852" calcext:value-type="float">
            <text:p>4,3852</text:p>
          </table:table-cell>
          <table:table-cell table:style-name="ce3" table:formula="of:=IF(DAY([.A160]) = 1; IF([.D159] = &quot;EUR&quot;; ROUND([.C159] * [.B160]; 2); ROUND([.C159] / [.B160]; 2)); [.C159])" office:value-type="currency" office:currency="PLN" office:value="20342.95" calcext:value-type="currency">
            <text:p>20 342,95 zł</text:p>
          </table:table-cell>
          <table:table-cell table:formula="of:=IF(DAY([.A160]) = 1; IF([.D159] = &quot;EUR&quot;; &quot;PLN&quot;; &quot;EUR&quot;); [.D159])" office:value-type="string" office:string-value="PLN" calcext:value-type="string">
            <text:p>PLN</text:p>
          </table:table-cell>
          <table:table-cell table:style-name="ce3" table:formula="of:=IF([.F159] &lt;&gt; [.F160]; IF([.F160] = &quot;PLN&quot;; ROUND([.E159] * [.B160]; 2); ROUND([.E159] / [.B160]; 2)); [.E159])" office:value-type="currency" office:currency="PLN" office:value="4596.71" calcext:value-type="currency">
            <text:p>4 596,71 zł</text:p>
          </table:table-cell>
          <table:table-cell table:formula="of:=IF([.B159] &gt; [.B160]; IF([.F15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09" calcext:value-type="date">
            <text:p>9.06.2005</text:p>
          </table:table-cell>
          <table:table-cell office:value-type="float" office:value="4.3701" calcext:value-type="float">
            <text:p>4,3701</text:p>
          </table:table-cell>
          <table:table-cell table:style-name="ce3" table:formula="of:=IF(DAY([.A161]) = 1; IF([.D160] = &quot;EUR&quot;; ROUND([.C160] * [.B161]; 2); ROUND([.C160] / [.B161]; 2)); [.C160])" office:value-type="currency" office:currency="PLN" office:value="20342.95" calcext:value-type="currency">
            <text:p>20 342,95 zł</text:p>
          </table:table-cell>
          <table:table-cell table:formula="of:=IF(DAY([.A161]) = 1; IF([.D160] = &quot;EUR&quot;; &quot;PLN&quot;; &quot;EUR&quot;); [.D160])" office:value-type="string" office:string-value="PLN" calcext:value-type="string">
            <text:p>PLN</text:p>
          </table:table-cell>
          <table:table-cell table:style-name="ce3" table:formula="of:=IF([.F160] &lt;&gt; [.F161]; IF([.F161] = &quot;PLN&quot;; ROUND([.E160] * [.B161]; 2); ROUND([.E160] / [.B161]; 2)); [.E160])" office:value-type="currency" office:currency="PLN" office:value="20088.08" calcext:value-type="currency">
            <text:p>20 088,08 zł</text:p>
          </table:table-cell>
          <table:table-cell table:formula="of:=IF([.B160] &gt; [.B161]; IF([.F16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6-10" calcext:value-type="date">
            <text:p>10.06.2005</text:p>
          </table:table-cell>
          <table:table-cell office:value-type="float" office:value="4.3676" calcext:value-type="float">
            <text:p>4,3676</text:p>
          </table:table-cell>
          <table:table-cell table:style-name="ce3" table:formula="of:=IF(DAY([.A162]) = 1; IF([.D161] = &quot;EUR&quot;; ROUND([.C161] * [.B162]; 2); ROUND([.C161] / [.B162]; 2)); [.C161])" office:value-type="currency" office:currency="PLN" office:value="20342.95" calcext:value-type="currency">
            <text:p>20 342,95 zł</text:p>
          </table:table-cell>
          <table:table-cell table:formula="of:=IF(DAY([.A162]) = 1; IF([.D161] = &quot;EUR&quot;; &quot;PLN&quot;; &quot;EUR&quot;); [.D161])" office:value-type="string" office:string-value="PLN" calcext:value-type="string">
            <text:p>PLN</text:p>
          </table:table-cell>
          <table:table-cell table:style-name="ce3" table:formula="of:=IF([.F161] &lt;&gt; [.F162]; IF([.F162] = &quot;PLN&quot;; ROUND([.E161] * [.B162]; 2); ROUND([.E161] / [.B162]; 2)); [.E161])" office:value-type="currency" office:currency="PLN" office:value="4599.34" calcext:value-type="currency">
            <text:p>4 599,34 zł</text:p>
          </table:table-cell>
          <table:table-cell table:formula="of:=IF([.B161] &gt; [.B162]; IF([.F16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11" calcext:value-type="date">
            <text:p>11.06.2005</text:p>
          </table:table-cell>
          <table:table-cell office:value-type="float" office:value="4.3717" calcext:value-type="float">
            <text:p>4,3717</text:p>
          </table:table-cell>
          <table:table-cell table:style-name="ce3" table:formula="of:=IF(DAY([.A163]) = 1; IF([.D162] = &quot;EUR&quot;; ROUND([.C162] * [.B163]; 2); ROUND([.C162] / [.B163]; 2)); [.C162])" office:value-type="currency" office:currency="PLN" office:value="20342.95" calcext:value-type="currency">
            <text:p>20 342,95 zł</text:p>
          </table:table-cell>
          <table:table-cell table:formula="of:=IF(DAY([.A163]) = 1; IF([.D162] = &quot;EUR&quot;; &quot;PLN&quot;; &quot;EUR&quot;); [.D162])" office:value-type="string" office:string-value="PLN" calcext:value-type="string">
            <text:p>PLN</text:p>
          </table:table-cell>
          <table:table-cell table:style-name="ce3" table:formula="of:=IF([.F162] &lt;&gt; [.F163]; IF([.F163] = &quot;PLN&quot;; ROUND([.E162] * [.B163]; 2); ROUND([.E162] / [.B163]; 2)); [.E162])" office:value-type="currency" office:currency="PLN" office:value="4599.34" calcext:value-type="currency">
            <text:p>4 599,34 zł</text:p>
          </table:table-cell>
          <table:table-cell table:formula="of:=IF([.B162] &gt; [.B163]; IF([.F16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12" calcext:value-type="date">
            <text:p>12.06.2005</text:p>
          </table:table-cell>
          <table:table-cell office:value-type="float" office:value="4.353" calcext:value-type="float">
            <text:p>4,353</text:p>
          </table:table-cell>
          <table:table-cell table:style-name="ce3" table:formula="of:=IF(DAY([.A164]) = 1; IF([.D163] = &quot;EUR&quot;; ROUND([.C163] * [.B164]; 2); ROUND([.C163] / [.B164]; 2)); [.C163])" office:value-type="currency" office:currency="PLN" office:value="20342.95" calcext:value-type="currency">
            <text:p>20 342,95 zł</text:p>
          </table:table-cell>
          <table:table-cell table:formula="of:=IF(DAY([.A164]) = 1; IF([.D163] = &quot;EUR&quot;; &quot;PLN&quot;; &quot;EUR&quot;); [.D163])" office:value-type="string" office:string-value="PLN" calcext:value-type="string">
            <text:p>PLN</text:p>
          </table:table-cell>
          <table:table-cell table:style-name="ce3" table:formula="of:=IF([.F163] &lt;&gt; [.F164]; IF([.F164] = &quot;PLN&quot;; ROUND([.E163] * [.B164]; 2); ROUND([.E163] / [.B164]; 2)); [.E163])" office:value-type="currency" office:currency="PLN" office:value="20020.93" calcext:value-type="currency">
            <text:p>20 020,93 zł</text:p>
          </table:table-cell>
          <table:table-cell table:formula="of:=IF([.B163] &gt; [.B164]; IF([.F163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6-13" calcext:value-type="date">
            <text:p>13.06.2005</text:p>
          </table:table-cell>
          <table:table-cell office:value-type="float" office:value="4.3684" calcext:value-type="float">
            <text:p>4,3684</text:p>
          </table:table-cell>
          <table:table-cell table:style-name="ce3" table:formula="of:=IF(DAY([.A165]) = 1; IF([.D164] = &quot;EUR&quot;; ROUND([.C164] * [.B165]; 2); ROUND([.C164] / [.B165]; 2)); [.C164])" office:value-type="currency" office:currency="PLN" office:value="20342.95" calcext:value-type="currency">
            <text:p>20 342,95 zł</text:p>
          </table:table-cell>
          <table:table-cell table:formula="of:=IF(DAY([.A165]) = 1; IF([.D164] = &quot;EUR&quot;; &quot;PLN&quot;; &quot;EUR&quot;); [.D164])" office:value-type="string" office:string-value="PLN" calcext:value-type="string">
            <text:p>PLN</text:p>
          </table:table-cell>
          <table:table-cell table:style-name="ce3" table:formula="of:=IF([.F164] &lt;&gt; [.F165]; IF([.F165] = &quot;PLN&quot;; ROUND([.E164] * [.B165]; 2); ROUND([.E164] / [.B165]; 2)); [.E164])" office:value-type="currency" office:currency="PLN" office:value="4583.13" calcext:value-type="currency">
            <text:p>4 583,13 zł</text:p>
          </table:table-cell>
          <table:table-cell table:formula="of:=IF([.B164] &gt; [.B165]; IF([.F16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14" calcext:value-type="date">
            <text:p>14.06.2005</text:p>
          </table:table-cell>
          <table:table-cell office:value-type="float" office:value="4.3643" calcext:value-type="float">
            <text:p>4,3643</text:p>
          </table:table-cell>
          <table:table-cell table:style-name="ce3" table:formula="of:=IF(DAY([.A166]) = 1; IF([.D165] = &quot;EUR&quot;; ROUND([.C165] * [.B166]; 2); ROUND([.C165] / [.B166]; 2)); [.C165])" office:value-type="currency" office:currency="PLN" office:value="20342.95" calcext:value-type="currency">
            <text:p>20 342,95 zł</text:p>
          </table:table-cell>
          <table:table-cell table:formula="of:=IF(DAY([.A166]) = 1; IF([.D165] = &quot;EUR&quot;; &quot;PLN&quot;; &quot;EUR&quot;); [.D165])" office:value-type="string" office:string-value="PLN" calcext:value-type="string">
            <text:p>PLN</text:p>
          </table:table-cell>
          <table:table-cell table:style-name="ce3" table:formula="of:=IF([.F165] &lt;&gt; [.F166]; IF([.F166] = &quot;PLN&quot;; ROUND([.E165] * [.B166]; 2); ROUND([.E165] / [.B166]; 2)); [.E165])" office:value-type="currency" office:currency="PLN" office:value="20002.15" calcext:value-type="currency">
            <text:p>20 002,15 zł</text:p>
          </table:table-cell>
          <table:table-cell table:formula="of:=IF([.B165] &gt; [.B166]; IF([.F165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6-15" calcext:value-type="date">
            <text:p>15.06.2005</text:p>
          </table:table-cell>
          <table:table-cell office:value-type="float" office:value="4.3645" calcext:value-type="float">
            <text:p>4,3645</text:p>
          </table:table-cell>
          <table:table-cell table:style-name="ce3" table:formula="of:=IF(DAY([.A167]) = 1; IF([.D166] = &quot;EUR&quot;; ROUND([.C166] * [.B167]; 2); ROUND([.C166] / [.B167]; 2)); [.C166])" office:value-type="currency" office:currency="PLN" office:value="20342.95" calcext:value-type="currency">
            <text:p>20 342,95 zł</text:p>
          </table:table-cell>
          <table:table-cell table:formula="of:=IF(DAY([.A167]) = 1; IF([.D166] = &quot;EUR&quot;; &quot;PLN&quot;; &quot;EUR&quot;); [.D166])" office:value-type="string" office:string-value="PLN" calcext:value-type="string">
            <text:p>PLN</text:p>
          </table:table-cell>
          <table:table-cell table:style-name="ce3" table:formula="of:=IF([.F166] &lt;&gt; [.F167]; IF([.F167] = &quot;PLN&quot;; ROUND([.E166] * [.B167]; 2); ROUND([.E166] / [.B167]; 2)); [.E166])" office:value-type="currency" office:currency="PLN" office:value="4582.92" calcext:value-type="currency">
            <text:p>4 582,92 zł</text:p>
          </table:table-cell>
          <table:table-cell table:formula="of:=IF([.B166] &gt; [.B167]; IF([.F16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16" calcext:value-type="date">
            <text:p>16.06.2005</text:p>
          </table:table-cell>
          <table:table-cell office:value-type="float" office:value="4.3614" calcext:value-type="float">
            <text:p>4,3614</text:p>
          </table:table-cell>
          <table:table-cell table:style-name="ce3" table:formula="of:=IF(DAY([.A168]) = 1; IF([.D167] = &quot;EUR&quot;; ROUND([.C167] * [.B168]; 2); ROUND([.C167] / [.B168]; 2)); [.C167])" office:value-type="currency" office:currency="PLN" office:value="20342.95" calcext:value-type="currency">
            <text:p>20 342,95 zł</text:p>
          </table:table-cell>
          <table:table-cell table:formula="of:=IF(DAY([.A168]) = 1; IF([.D167] = &quot;EUR&quot;; &quot;PLN&quot;; &quot;EUR&quot;); [.D167])" office:value-type="string" office:string-value="PLN" calcext:value-type="string">
            <text:p>PLN</text:p>
          </table:table-cell>
          <table:table-cell table:style-name="ce3" table:formula="of:=IF([.F167] &lt;&gt; [.F168]; IF([.F168] = &quot;PLN&quot;; ROUND([.E167] * [.B168]; 2); ROUND([.E167] / [.B168]; 2)); [.E167])" office:value-type="currency" office:currency="PLN" office:value="19987.95" calcext:value-type="currency">
            <text:p>19 987,95 zł</text:p>
          </table:table-cell>
          <table:table-cell table:formula="of:=IF([.B167] &gt; [.B168]; IF([.F16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6-17" calcext:value-type="date">
            <text:p>17.06.2005</text:p>
          </table:table-cell>
          <table:table-cell office:value-type="float" office:value="4.351" calcext:value-type="float">
            <text:p>4,351</text:p>
          </table:table-cell>
          <table:table-cell table:style-name="ce3" table:formula="of:=IF(DAY([.A169]) = 1; IF([.D168] = &quot;EUR&quot;; ROUND([.C168] * [.B169]; 2); ROUND([.C168] / [.B169]; 2)); [.C168])" office:value-type="currency" office:currency="PLN" office:value="20342.95" calcext:value-type="currency">
            <text:p>20 342,95 zł</text:p>
          </table:table-cell>
          <table:table-cell table:formula="of:=IF(DAY([.A169]) = 1; IF([.D168] = &quot;EUR&quot;; &quot;PLN&quot;; &quot;EUR&quot;); [.D168])" office:value-type="string" office:string-value="PLN" calcext:value-type="string">
            <text:p>PLN</text:p>
          </table:table-cell>
          <table:table-cell table:style-name="ce3" table:formula="of:=IF([.F168] &lt;&gt; [.F169]; IF([.F169] = &quot;PLN&quot;; ROUND([.E168] * [.B169]; 2); ROUND([.E168] / [.B169]; 2)); [.E168])" office:value-type="currency" office:currency="PLN" office:value="4593.87" calcext:value-type="currency">
            <text:p>4 593,87 zł</text:p>
          </table:table-cell>
          <table:table-cell table:formula="of:=IF([.B168] &gt; [.B169]; IF([.F16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18" calcext:value-type="date">
            <text:p>18.06.2005</text:p>
          </table:table-cell>
          <table:table-cell office:value-type="float" office:value="4.3588" calcext:value-type="float">
            <text:p>4,3588</text:p>
          </table:table-cell>
          <table:table-cell table:style-name="ce3" table:formula="of:=IF(DAY([.A170]) = 1; IF([.D169] = &quot;EUR&quot;; ROUND([.C169] * [.B170]; 2); ROUND([.C169] / [.B170]; 2)); [.C169])" office:value-type="currency" office:currency="PLN" office:value="20342.95" calcext:value-type="currency">
            <text:p>20 342,95 zł</text:p>
          </table:table-cell>
          <table:table-cell table:formula="of:=IF(DAY([.A170]) = 1; IF([.D169] = &quot;EUR&quot;; &quot;PLN&quot;; &quot;EUR&quot;); [.D169])" office:value-type="string" office:string-value="PLN" calcext:value-type="string">
            <text:p>PLN</text:p>
          </table:table-cell>
          <table:table-cell table:style-name="ce3" table:formula="of:=IF([.F169] &lt;&gt; [.F170]; IF([.F170] = &quot;PLN&quot;; ROUND([.E169] * [.B170]; 2); ROUND([.E169] / [.B170]; 2)); [.E169])" office:value-type="currency" office:currency="PLN" office:value="4593.87" calcext:value-type="currency">
            <text:p>4 593,87 zł</text:p>
          </table:table-cell>
          <table:table-cell table:formula="of:=IF([.B169] &gt; [.B170]; IF([.F16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19" calcext:value-type="date">
            <text:p>19.06.2005</text:p>
          </table:table-cell>
          <table:table-cell office:value-type="float" office:value="4.3603" calcext:value-type="float">
            <text:p>4,3603</text:p>
          </table:table-cell>
          <table:table-cell table:style-name="ce3" table:formula="of:=IF(DAY([.A171]) = 1; IF([.D170] = &quot;EUR&quot;; ROUND([.C170] * [.B171]; 2); ROUND([.C170] / [.B171]; 2)); [.C170])" office:value-type="currency" office:currency="PLN" office:value="20342.95" calcext:value-type="currency">
            <text:p>20 342,95 zł</text:p>
          </table:table-cell>
          <table:table-cell table:formula="of:=IF(DAY([.A171]) = 1; IF([.D170] = &quot;EUR&quot;; &quot;PLN&quot;; &quot;EUR&quot;); [.D170])" office:value-type="string" office:string-value="PLN" calcext:value-type="string">
            <text:p>PLN</text:p>
          </table:table-cell>
          <table:table-cell table:style-name="ce3" table:formula="of:=IF([.F170] &lt;&gt; [.F171]; IF([.F171] = &quot;PLN&quot;; ROUND([.E170] * [.B171]; 2); ROUND([.E170] / [.B171]; 2)); [.E170])" office:value-type="currency" office:currency="PLN" office:value="4593.87" calcext:value-type="currency">
            <text:p>4 593,87 zł</text:p>
          </table:table-cell>
          <table:table-cell table:formula="of:=IF([.B170] &gt; [.B171]; IF([.F17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20" calcext:value-type="date">
            <text:p>20.06.2005</text:p>
          </table:table-cell>
          <table:table-cell office:value-type="float" office:value="4.3508" calcext:value-type="float">
            <text:p>4,3508</text:p>
          </table:table-cell>
          <table:table-cell table:style-name="ce3" table:formula="of:=IF(DAY([.A172]) = 1; IF([.D171] = &quot;EUR&quot;; ROUND([.C171] * [.B172]; 2); ROUND([.C171] / [.B172]; 2)); [.C171])" office:value-type="currency" office:currency="PLN" office:value="20342.95" calcext:value-type="currency">
            <text:p>20 342,95 zł</text:p>
          </table:table-cell>
          <table:table-cell table:formula="of:=IF(DAY([.A172]) = 1; IF([.D171] = &quot;EUR&quot;; &quot;PLN&quot;; &quot;EUR&quot;); [.D171])" office:value-type="string" office:string-value="PLN" calcext:value-type="string">
            <text:p>PLN</text:p>
          </table:table-cell>
          <table:table-cell table:style-name="ce3" table:formula="of:=IF([.F171] &lt;&gt; [.F172]; IF([.F172] = &quot;PLN&quot;; ROUND([.E171] * [.B172]; 2); ROUND([.E171] / [.B172]; 2)); [.E171])" office:value-type="currency" office:currency="PLN" office:value="19987.01" calcext:value-type="currency">
            <text:p>19 987,01 zł</text:p>
          </table:table-cell>
          <table:table-cell table:formula="of:=IF([.B171] &gt; [.B172]; IF([.F17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6-21" calcext:value-type="date">
            <text:p>21.06.2005</text:p>
          </table:table-cell>
          <table:table-cell office:value-type="float" office:value="4.3617" calcext:value-type="float">
            <text:p>4,3617</text:p>
          </table:table-cell>
          <table:table-cell table:style-name="ce3" table:formula="of:=IF(DAY([.A173]) = 1; IF([.D172] = &quot;EUR&quot;; ROUND([.C172] * [.B173]; 2); ROUND([.C172] / [.B173]; 2)); [.C172])" office:value-type="currency" office:currency="PLN" office:value="20342.95" calcext:value-type="currency">
            <text:p>20 342,95 zł</text:p>
          </table:table-cell>
          <table:table-cell table:formula="of:=IF(DAY([.A173]) = 1; IF([.D172] = &quot;EUR&quot;; &quot;PLN&quot;; &quot;EUR&quot;); [.D172])" office:value-type="string" office:string-value="PLN" calcext:value-type="string">
            <text:p>PLN</text:p>
          </table:table-cell>
          <table:table-cell table:style-name="ce3" table:formula="of:=IF([.F172] &lt;&gt; [.F173]; IF([.F173] = &quot;PLN&quot;; ROUND([.E172] * [.B173]; 2); ROUND([.E172] / [.B173]; 2)); [.E172])" office:value-type="currency" office:currency="PLN" office:value="4582.39" calcext:value-type="currency">
            <text:p>4 582,39 zł</text:p>
          </table:table-cell>
          <table:table-cell table:formula="of:=IF([.B172] &gt; [.B173]; IF([.F17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22" calcext:value-type="date">
            <text:p>22.06.2005</text:p>
          </table:table-cell>
          <table:table-cell office:value-type="float" office:value="4.3623" calcext:value-type="float">
            <text:p>4,3623</text:p>
          </table:table-cell>
          <table:table-cell table:style-name="ce3" table:formula="of:=IF(DAY([.A174]) = 1; IF([.D173] = &quot;EUR&quot;; ROUND([.C173] * [.B174]; 2); ROUND([.C173] / [.B174]; 2)); [.C173])" office:value-type="currency" office:currency="PLN" office:value="20342.95" calcext:value-type="currency">
            <text:p>20 342,95 zł</text:p>
          </table:table-cell>
          <table:table-cell table:formula="of:=IF(DAY([.A174]) = 1; IF([.D173] = &quot;EUR&quot;; &quot;PLN&quot;; &quot;EUR&quot;); [.D173])" office:value-type="string" office:string-value="PLN" calcext:value-type="string">
            <text:p>PLN</text:p>
          </table:table-cell>
          <table:table-cell table:style-name="ce3" table:formula="of:=IF([.F173] &lt;&gt; [.F174]; IF([.F174] = &quot;PLN&quot;; ROUND([.E173] * [.B174]; 2); ROUND([.E173] / [.B174]; 2)); [.E173])" office:value-type="currency" office:currency="PLN" office:value="4582.39" calcext:value-type="currency">
            <text:p>4 582,39 zł</text:p>
          </table:table-cell>
          <table:table-cell table:formula="of:=IF([.B173] &gt; [.B174]; IF([.F17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23" calcext:value-type="date">
            <text:p>23.06.2005</text:p>
          </table:table-cell>
          <table:table-cell office:value-type="float" office:value="4.409" calcext:value-type="float">
            <text:p>4,409</text:p>
          </table:table-cell>
          <table:table-cell table:style-name="ce3" table:formula="of:=IF(DAY([.A175]) = 1; IF([.D174] = &quot;EUR&quot;; ROUND([.C174] * [.B175]; 2); ROUND([.C174] / [.B175]; 2)); [.C174])" office:value-type="currency" office:currency="PLN" office:value="20342.95" calcext:value-type="currency">
            <text:p>20 342,95 zł</text:p>
          </table:table-cell>
          <table:table-cell table:formula="of:=IF(DAY([.A175]) = 1; IF([.D174] = &quot;EUR&quot;; &quot;PLN&quot;; &quot;EUR&quot;); [.D174])" office:value-type="string" office:string-value="PLN" calcext:value-type="string">
            <text:p>PLN</text:p>
          </table:table-cell>
          <table:table-cell table:style-name="ce3" table:formula="of:=IF([.F174] &lt;&gt; [.F175]; IF([.F175] = &quot;PLN&quot;; ROUND([.E174] * [.B175]; 2); ROUND([.E174] / [.B175]; 2)); [.E174])" office:value-type="currency" office:currency="PLN" office:value="4582.39" calcext:value-type="currency">
            <text:p>4 582,39 zł</text:p>
          </table:table-cell>
          <table:table-cell table:formula="of:=IF([.B174] &gt; [.B175]; IF([.F17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24" calcext:value-type="date">
            <text:p>24.06.2005</text:p>
          </table:table-cell>
          <table:table-cell office:value-type="float" office:value="4.4315" calcext:value-type="float">
            <text:p>4,4315</text:p>
          </table:table-cell>
          <table:table-cell table:style-name="ce3" table:formula="of:=IF(DAY([.A176]) = 1; IF([.D175] = &quot;EUR&quot;; ROUND([.C175] * [.B176]; 2); ROUND([.C175] / [.B176]; 2)); [.C175])" office:value-type="currency" office:currency="PLN" office:value="20342.95" calcext:value-type="currency">
            <text:p>20 342,95 zł</text:p>
          </table:table-cell>
          <table:table-cell table:formula="of:=IF(DAY([.A176]) = 1; IF([.D175] = &quot;EUR&quot;; &quot;PLN&quot;; &quot;EUR&quot;); [.D175])" office:value-type="string" office:string-value="PLN" calcext:value-type="string">
            <text:p>PLN</text:p>
          </table:table-cell>
          <table:table-cell table:style-name="ce3" table:formula="of:=IF([.F175] &lt;&gt; [.F176]; IF([.F176] = &quot;PLN&quot;; ROUND([.E175] * [.B176]; 2); ROUND([.E175] / [.B176]; 2)); [.E175])" office:value-type="currency" office:currency="PLN" office:value="4582.39" calcext:value-type="currency">
            <text:p>4 582,39 zł</text:p>
          </table:table-cell>
          <table:table-cell table:formula="of:=IF([.B175] &gt; [.B176]; IF([.F17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25" calcext:value-type="date">
            <text:p>25.06.2005</text:p>
          </table:table-cell>
          <table:table-cell office:value-type="float" office:value="4.4278" calcext:value-type="float">
            <text:p>4,4278</text:p>
          </table:table-cell>
          <table:table-cell table:style-name="ce3" table:formula="of:=IF(DAY([.A177]) = 1; IF([.D176] = &quot;EUR&quot;; ROUND([.C176] * [.B177]; 2); ROUND([.C176] / [.B177]; 2)); [.C176])" office:value-type="currency" office:currency="PLN" office:value="20342.95" calcext:value-type="currency">
            <text:p>20 342,95 zł</text:p>
          </table:table-cell>
          <table:table-cell table:formula="of:=IF(DAY([.A177]) = 1; IF([.D176] = &quot;EUR&quot;; &quot;PLN&quot;; &quot;EUR&quot;); [.D176])" office:value-type="string" office:string-value="PLN" calcext:value-type="string">
            <text:p>PLN</text:p>
          </table:table-cell>
          <table:table-cell table:style-name="ce3" table:formula="of:=IF([.F176] &lt;&gt; [.F177]; IF([.F177] = &quot;PLN&quot;; ROUND([.E176] * [.B177]; 2); ROUND([.E176] / [.B177]; 2)); [.E176])" office:value-type="currency" office:currency="PLN" office:value="20289.91" calcext:value-type="currency">
            <text:p>20 289,91 zł</text:p>
          </table:table-cell>
          <table:table-cell table:formula="of:=IF([.B176] &gt; [.B177]; IF([.F17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6-26" calcext:value-type="date">
            <text:p>26.06.2005</text:p>
          </table:table-cell>
          <table:table-cell office:value-type="float" office:value="4.4392" calcext:value-type="float">
            <text:p>4,4392</text:p>
          </table:table-cell>
          <table:table-cell table:style-name="ce3" table:formula="of:=IF(DAY([.A178]) = 1; IF([.D177] = &quot;EUR&quot;; ROUND([.C177] * [.B178]; 2); ROUND([.C177] / [.B178]; 2)); [.C177])" office:value-type="currency" office:currency="PLN" office:value="20342.95" calcext:value-type="currency">
            <text:p>20 342,95 zł</text:p>
          </table:table-cell>
          <table:table-cell table:formula="of:=IF(DAY([.A178]) = 1; IF([.D177] = &quot;EUR&quot;; &quot;PLN&quot;; &quot;EUR&quot;); [.D177])" office:value-type="string" office:string-value="PLN" calcext:value-type="string">
            <text:p>PLN</text:p>
          </table:table-cell>
          <table:table-cell table:style-name="ce3" table:formula="of:=IF([.F177] &lt;&gt; [.F178]; IF([.F178] = &quot;PLN&quot;; ROUND([.E177] * [.B178]; 2); ROUND([.E177] / [.B178]; 2)); [.E177])" office:value-type="currency" office:currency="PLN" office:value="4570.62" calcext:value-type="currency">
            <text:p>4 570,62 zł</text:p>
          </table:table-cell>
          <table:table-cell table:formula="of:=IF([.B177] &gt; [.B178]; IF([.F17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27" calcext:value-type="date">
            <text:p>27.06.2005</text:p>
          </table:table-cell>
          <table:table-cell office:value-type="float" office:value="4.4334" calcext:value-type="float">
            <text:p>4,4334</text:p>
          </table:table-cell>
          <table:table-cell table:style-name="ce3" table:formula="of:=IF(DAY([.A179]) = 1; IF([.D178] = &quot;EUR&quot;; ROUND([.C178] * [.B179]; 2); ROUND([.C178] / [.B179]; 2)); [.C178])" office:value-type="currency" office:currency="PLN" office:value="20342.95" calcext:value-type="currency">
            <text:p>20 342,95 zł</text:p>
          </table:table-cell>
          <table:table-cell table:formula="of:=IF(DAY([.A179]) = 1; IF([.D178] = &quot;EUR&quot;; &quot;PLN&quot;; &quot;EUR&quot;); [.D178])" office:value-type="string" office:string-value="PLN" calcext:value-type="string">
            <text:p>PLN</text:p>
          </table:table-cell>
          <table:table-cell table:style-name="ce3" table:formula="of:=IF([.F178] &lt;&gt; [.F179]; IF([.F179] = &quot;PLN&quot;; ROUND([.E178] * [.B179]; 2); ROUND([.E178] / [.B179]; 2)); [.E178])" office:value-type="currency" office:currency="PLN" office:value="20263.39" calcext:value-type="currency">
            <text:p>20 263,39 zł</text:p>
          </table:table-cell>
          <table:table-cell table:formula="of:=IF([.B178] &gt; [.B179]; IF([.F17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6-28" calcext:value-type="date">
            <text:p>28.06.2005</text:p>
          </table:table-cell>
          <table:table-cell office:value-type="float" office:value="4.4357" calcext:value-type="float">
            <text:p>4,4357</text:p>
          </table:table-cell>
          <table:table-cell table:style-name="ce3" table:formula="of:=IF(DAY([.A180]) = 1; IF([.D179] = &quot;EUR&quot;; ROUND([.C179] * [.B180]; 2); ROUND([.C179] / [.B180]; 2)); [.C179])" office:value-type="currency" office:currency="PLN" office:value="20342.95" calcext:value-type="currency">
            <text:p>20 342,95 zł</text:p>
          </table:table-cell>
          <table:table-cell table:formula="of:=IF(DAY([.A180]) = 1; IF([.D179] = &quot;EUR&quot;; &quot;PLN&quot;; &quot;EUR&quot;); [.D179])" office:value-type="string" office:string-value="PLN" calcext:value-type="string">
            <text:p>PLN</text:p>
          </table:table-cell>
          <table:table-cell table:style-name="ce3" table:formula="of:=IF([.F179] &lt;&gt; [.F180]; IF([.F180] = &quot;PLN&quot;; ROUND([.E179] * [.B180]; 2); ROUND([.E179] / [.B180]; 2)); [.E179])" office:value-type="currency" office:currency="PLN" office:value="4568.25" calcext:value-type="currency">
            <text:p>4 568,25 zł</text:p>
          </table:table-cell>
          <table:table-cell table:formula="of:=IF([.B179] &gt; [.B180]; IF([.F17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29" calcext:value-type="date">
            <text:p>29.06.2005</text:p>
          </table:table-cell>
          <table:table-cell office:value-type="float" office:value="4.4403" calcext:value-type="float">
            <text:p>4,4403</text:p>
          </table:table-cell>
          <table:table-cell table:style-name="ce3" table:formula="of:=IF(DAY([.A181]) = 1; IF([.D180] = &quot;EUR&quot;; ROUND([.C180] * [.B181]; 2); ROUND([.C180] / [.B181]; 2)); [.C180])" office:value-type="currency" office:currency="PLN" office:value="20342.95" calcext:value-type="currency">
            <text:p>20 342,95 zł</text:p>
          </table:table-cell>
          <table:table-cell table:formula="of:=IF(DAY([.A181]) = 1; IF([.D180] = &quot;EUR&quot;; &quot;PLN&quot;; &quot;EUR&quot;); [.D180])" office:value-type="string" office:string-value="PLN" calcext:value-type="string">
            <text:p>PLN</text:p>
          </table:table-cell>
          <table:table-cell table:style-name="ce3" table:formula="of:=IF([.F180] &lt;&gt; [.F181]; IF([.F181] = &quot;PLN&quot;; ROUND([.E180] * [.B181]; 2); ROUND([.E180] / [.B181]; 2)); [.E180])" office:value-type="currency" office:currency="PLN" office:value="4568.25" calcext:value-type="currency">
            <text:p>4 568,25 zł</text:p>
          </table:table-cell>
          <table:table-cell table:formula="of:=IF([.B180] &gt; [.B181]; IF([.F18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6-30" calcext:value-type="date">
            <text:p>30.06.2005</text:p>
          </table:table-cell>
          <table:table-cell office:value-type="float" office:value="4.4766" calcext:value-type="float">
            <text:p>4,4766</text:p>
          </table:table-cell>
          <table:table-cell table:style-name="ce3" table:formula="of:=IF(DAY([.A182]) = 1; IF([.D181] = &quot;EUR&quot;; ROUND([.C181] * [.B182]; 2); ROUND([.C181] / [.B182]; 2)); [.C181])" office:value-type="currency" office:currency="PLN" office:value="20342.95" calcext:value-type="currency">
            <text:p>20 342,95 zł</text:p>
          </table:table-cell>
          <table:table-cell table:formula="of:=IF(DAY([.A182]) = 1; IF([.D181] = &quot;EUR&quot;; &quot;PLN&quot;; &quot;EUR&quot;); [.D181])" office:value-type="string" office:string-value="PLN" calcext:value-type="string">
            <text:p>PLN</text:p>
          </table:table-cell>
          <table:table-cell table:style-name="ce3" table:formula="of:=IF([.F181] &lt;&gt; [.F182]; IF([.F182] = &quot;PLN&quot;; ROUND([.E181] * [.B182]; 2); ROUND([.E181] / [.B182]; 2)); [.E181])" office:value-type="currency" office:currency="PLN" office:value="4568.25" calcext:value-type="currency">
            <text:p>4 568,25 zł</text:p>
          </table:table-cell>
          <table:table-cell table:formula="of:=IF([.B181] &gt; [.B182]; IF([.F18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01" calcext:value-type="date">
            <text:p>1.07.2005</text:p>
          </table:table-cell>
          <table:table-cell office:value-type="float" office:value="4.5148" calcext:value-type="float">
            <text:p>4,5148</text:p>
          </table:table-cell>
          <table:table-cell table:style-name="ce3" table:formula="of:=IF(DAY([.A183]) = 1; IF([.D182] = &quot;EUR&quot;; ROUND([.C182] * [.B183]; 2); ROUND([.C182] / [.B183]; 2)); [.C182])" office:value-type="currency" office:currency="PLN" office:value="4505.84" calcext:value-type="currency">
            <text:p>4 505,84 zł</text:p>
          </table:table-cell>
          <table:table-cell table:formula="of:=IF(DAY([.A183]) = 1; IF([.D182] = &quot;EUR&quot;; &quot;PLN&quot;; &quot;EUR&quot;); [.D182])" office:value-type="string" office:string-value="EUR" calcext:value-type="string">
            <text:p>EUR</text:p>
          </table:table-cell>
          <table:table-cell table:style-name="ce3" table:formula="of:=IF([.F182] &lt;&gt; [.F183]; IF([.F183] = &quot;PLN&quot;; ROUND([.E182] * [.B183]; 2); ROUND([.E182] / [.B183]; 2)); [.E182])" office:value-type="currency" office:currency="PLN" office:value="4568.25" calcext:value-type="currency">
            <text:p>4 568,25 zł</text:p>
          </table:table-cell>
          <table:table-cell table:formula="of:=IF([.B182] &gt; [.B183]; IF([.F18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02" calcext:value-type="date">
            <text:p>2.07.2005</text:p>
          </table:table-cell>
          <table:table-cell office:value-type="float" office:value="4.5326" calcext:value-type="float">
            <text:p>4,5326</text:p>
          </table:table-cell>
          <table:table-cell table:style-name="ce3" table:formula="of:=IF(DAY([.A184]) = 1; IF([.D183] = &quot;EUR&quot;; ROUND([.C183] * [.B184]; 2); ROUND([.C183] / [.B184]; 2)); [.C183])" office:value-type="currency" office:currency="PLN" office:value="4505.84" calcext:value-type="currency">
            <text:p>4 505,84 zł</text:p>
          </table:table-cell>
          <table:table-cell table:formula="of:=IF(DAY([.A184]) = 1; IF([.D183] = &quot;EUR&quot;; &quot;PLN&quot;; &quot;EUR&quot;); [.D183])" office:value-type="string" office:string-value="EUR" calcext:value-type="string">
            <text:p>EUR</text:p>
          </table:table-cell>
          <table:table-cell table:style-name="ce3" table:formula="of:=IF([.F183] &lt;&gt; [.F184]; IF([.F184] = &quot;PLN&quot;; ROUND([.E183] * [.B184]; 2); ROUND([.E183] / [.B184]; 2)); [.E183])" office:value-type="currency" office:currency="PLN" office:value="4568.25" calcext:value-type="currency">
            <text:p>4 568,25 zł</text:p>
          </table:table-cell>
          <table:table-cell table:formula="of:=IF([.B183] &gt; [.B184]; IF([.F18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03" calcext:value-type="date">
            <text:p>3.07.2005</text:p>
          </table:table-cell>
          <table:table-cell office:value-type="float" office:value="4.4995" calcext:value-type="float">
            <text:p>4,4995</text:p>
          </table:table-cell>
          <table:table-cell table:style-name="ce3" table:formula="of:=IF(DAY([.A185]) = 1; IF([.D184] = &quot;EUR&quot;; ROUND([.C184] * [.B185]; 2); ROUND([.C184] / [.B185]; 2)); [.C184])" office:value-type="currency" office:currency="PLN" office:value="4505.84" calcext:value-type="currency">
            <text:p>4 505,84 zł</text:p>
          </table:table-cell>
          <table:table-cell table:formula="of:=IF(DAY([.A185]) = 1; IF([.D184] = &quot;EUR&quot;; &quot;PLN&quot;; &quot;EUR&quot;); [.D184])" office:value-type="string" office:string-value="EUR" calcext:value-type="string">
            <text:p>EUR</text:p>
          </table:table-cell>
          <table:table-cell table:style-name="ce3" table:formula="of:=IF([.F184] &lt;&gt; [.F185]; IF([.F185] = &quot;PLN&quot;; ROUND([.E184] * [.B185]; 2); ROUND([.E184] / [.B185]; 2)); [.E184])" office:value-type="currency" office:currency="PLN" office:value="20554.84" calcext:value-type="currency">
            <text:p>20 554,84 zł</text:p>
          </table:table-cell>
          <table:table-cell table:formula="of:=IF([.B184] &gt; [.B185]; IF([.F18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7-04" calcext:value-type="date">
            <text:p>4.07.2005</text:p>
          </table:table-cell>
          <table:table-cell office:value-type="float" office:value="4.518" calcext:value-type="float">
            <text:p>4,518</text:p>
          </table:table-cell>
          <table:table-cell table:style-name="ce3" table:formula="of:=IF(DAY([.A186]) = 1; IF([.D185] = &quot;EUR&quot;; ROUND([.C185] * [.B186]; 2); ROUND([.C185] / [.B186]; 2)); [.C185])" office:value-type="currency" office:currency="PLN" office:value="4505.84" calcext:value-type="currency">
            <text:p>4 505,84 zł</text:p>
          </table:table-cell>
          <table:table-cell table:formula="of:=IF(DAY([.A186]) = 1; IF([.D185] = &quot;EUR&quot;; &quot;PLN&quot;; &quot;EUR&quot;); [.D185])" office:value-type="string" office:string-value="EUR" calcext:value-type="string">
            <text:p>EUR</text:p>
          </table:table-cell>
          <table:table-cell table:style-name="ce3" table:formula="of:=IF([.F185] &lt;&gt; [.F186]; IF([.F186] = &quot;PLN&quot;; ROUND([.E185] * [.B186]; 2); ROUND([.E185] / [.B186]; 2)); [.E185])" office:value-type="currency" office:currency="PLN" office:value="4549.54" calcext:value-type="currency">
            <text:p>4 549,54 zł</text:p>
          </table:table-cell>
          <table:table-cell table:formula="of:=IF([.B185] &gt; [.B186]; IF([.F18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05" calcext:value-type="date">
            <text:p>5.07.2005</text:p>
          </table:table-cell>
          <table:table-cell office:value-type="float" office:value="4.4976" calcext:value-type="float">
            <text:p>4,4976</text:p>
          </table:table-cell>
          <table:table-cell table:style-name="ce3" table:formula="of:=IF(DAY([.A187]) = 1; IF([.D186] = &quot;EUR&quot;; ROUND([.C186] * [.B187]; 2); ROUND([.C186] / [.B187]; 2)); [.C186])" office:value-type="currency" office:currency="PLN" office:value="4505.84" calcext:value-type="currency">
            <text:p>4 505,84 zł</text:p>
          </table:table-cell>
          <table:table-cell table:formula="of:=IF(DAY([.A187]) = 1; IF([.D186] = &quot;EUR&quot;; &quot;PLN&quot;; &quot;EUR&quot;); [.D186])" office:value-type="string" office:string-value="EUR" calcext:value-type="string">
            <text:p>EUR</text:p>
          </table:table-cell>
          <table:table-cell table:style-name="ce3" table:formula="of:=IF([.F186] &lt;&gt; [.F187]; IF([.F187] = &quot;PLN&quot;; ROUND([.E186] * [.B187]; 2); ROUND([.E186] / [.B187]; 2)); [.E186])" office:value-type="currency" office:currency="PLN" office:value="20462.01" calcext:value-type="currency">
            <text:p>20 462,01 zł</text:p>
          </table:table-cell>
          <table:table-cell table:formula="of:=IF([.B186] &gt; [.B187]; IF([.F18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7-06" calcext:value-type="date">
            <text:p>6.07.2005</text:p>
          </table:table-cell>
          <table:table-cell office:value-type="float" office:value="4.4918" calcext:value-type="float">
            <text:p>4,4918</text:p>
          </table:table-cell>
          <table:table-cell table:style-name="ce3" table:formula="of:=IF(DAY([.A188]) = 1; IF([.D187] = &quot;EUR&quot;; ROUND([.C187] * [.B188]; 2); ROUND([.C187] / [.B188]; 2)); [.C187])" office:value-type="currency" office:currency="PLN" office:value="4505.84" calcext:value-type="currency">
            <text:p>4 505,84 zł</text:p>
          </table:table-cell>
          <table:table-cell table:formula="of:=IF(DAY([.A188]) = 1; IF([.D187] = &quot;EUR&quot;; &quot;PLN&quot;; &quot;EUR&quot;); [.D187])" office:value-type="string" office:string-value="EUR" calcext:value-type="string">
            <text:p>EUR</text:p>
          </table:table-cell>
          <table:table-cell table:style-name="ce3" table:formula="of:=IF([.F187] &lt;&gt; [.F188]; IF([.F188] = &quot;PLN&quot;; ROUND([.E187] * [.B188]; 2); ROUND([.E187] / [.B188]; 2)); [.E187])" office:value-type="currency" office:currency="PLN" office:value="4555.41" calcext:value-type="currency">
            <text:p>4 555,41 zł</text:p>
          </table:table-cell>
          <table:table-cell table:formula="of:=IF([.B187] &gt; [.B188]; IF([.F18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07" calcext:value-type="date">
            <text:p>7.07.2005</text:p>
          </table:table-cell>
          <table:table-cell office:value-type="float" office:value="4.5067" calcext:value-type="float">
            <text:p>4,5067</text:p>
          </table:table-cell>
          <table:table-cell table:style-name="ce3" table:formula="of:=IF(DAY([.A189]) = 1; IF([.D188] = &quot;EUR&quot;; ROUND([.C188] * [.B189]; 2); ROUND([.C188] / [.B189]; 2)); [.C188])" office:value-type="currency" office:currency="PLN" office:value="4505.84" calcext:value-type="currency">
            <text:p>4 505,84 zł</text:p>
          </table:table-cell>
          <table:table-cell table:formula="of:=IF(DAY([.A189]) = 1; IF([.D188] = &quot;EUR&quot;; &quot;PLN&quot;; &quot;EUR&quot;); [.D188])" office:value-type="string" office:string-value="EUR" calcext:value-type="string">
            <text:p>EUR</text:p>
          </table:table-cell>
          <table:table-cell table:style-name="ce3" table:formula="of:=IF([.F188] &lt;&gt; [.F189]; IF([.F189] = &quot;PLN&quot;; ROUND([.E188] * [.B189]; 2); ROUND([.E188] / [.B189]; 2)); [.E188])" office:value-type="currency" office:currency="PLN" office:value="4555.41" calcext:value-type="currency">
            <text:p>4 555,41 zł</text:p>
          </table:table-cell>
          <table:table-cell table:formula="of:=IF([.B188] &gt; [.B189]; IF([.F18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08" calcext:value-type="date">
            <text:p>8.07.2005</text:p>
          </table:table-cell>
          <table:table-cell office:value-type="float" office:value="4.5451" calcext:value-type="float">
            <text:p>4,5451</text:p>
          </table:table-cell>
          <table:table-cell table:style-name="ce3" table:formula="of:=IF(DAY([.A190]) = 1; IF([.D189] = &quot;EUR&quot;; ROUND([.C189] * [.B190]; 2); ROUND([.C189] / [.B190]; 2)); [.C189])" office:value-type="currency" office:currency="PLN" office:value="4505.84" calcext:value-type="currency">
            <text:p>4 505,84 zł</text:p>
          </table:table-cell>
          <table:table-cell table:formula="of:=IF(DAY([.A190]) = 1; IF([.D189] = &quot;EUR&quot;; &quot;PLN&quot;; &quot;EUR&quot;); [.D189])" office:value-type="string" office:string-value="EUR" calcext:value-type="string">
            <text:p>EUR</text:p>
          </table:table-cell>
          <table:table-cell table:style-name="ce3" table:formula="of:=IF([.F189] &lt;&gt; [.F190]; IF([.F190] = &quot;PLN&quot;; ROUND([.E189] * [.B190]; 2); ROUND([.E189] / [.B190]; 2)); [.E189])" office:value-type="currency" office:currency="PLN" office:value="4555.41" calcext:value-type="currency">
            <text:p>4 555,41 zł</text:p>
          </table:table-cell>
          <table:table-cell table:formula="of:=IF([.B189] &gt; [.B190]; IF([.F18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09" calcext:value-type="date">
            <text:p>9.07.2005</text:p>
          </table:table-cell>
          <table:table-cell office:value-type="float" office:value="4.5504" calcext:value-type="float">
            <text:p>4,5504</text:p>
          </table:table-cell>
          <table:table-cell table:style-name="ce3" table:formula="of:=IF(DAY([.A191]) = 1; IF([.D190] = &quot;EUR&quot;; ROUND([.C190] * [.B191]; 2); ROUND([.C190] / [.B191]; 2)); [.C190])" office:value-type="currency" office:currency="PLN" office:value="4505.84" calcext:value-type="currency">
            <text:p>4 505,84 zł</text:p>
          </table:table-cell>
          <table:table-cell table:formula="of:=IF(DAY([.A191]) = 1; IF([.D190] = &quot;EUR&quot;; &quot;PLN&quot;; &quot;EUR&quot;); [.D190])" office:value-type="string" office:string-value="EUR" calcext:value-type="string">
            <text:p>EUR</text:p>
          </table:table-cell>
          <table:table-cell table:style-name="ce3" table:formula="of:=IF([.F190] &lt;&gt; [.F191]; IF([.F191] = &quot;PLN&quot;; ROUND([.E190] * [.B191]; 2); ROUND([.E190] / [.B191]; 2)); [.E190])" office:value-type="currency" office:currency="PLN" office:value="4555.41" calcext:value-type="currency">
            <text:p>4 555,41 zł</text:p>
          </table:table-cell>
          <table:table-cell table:formula="of:=IF([.B190] &gt; [.B191]; IF([.F19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10" calcext:value-type="date">
            <text:p>10.07.2005</text:p>
          </table:table-cell>
          <table:table-cell office:value-type="float" office:value="4.6435" calcext:value-type="float">
            <text:p>4,6435</text:p>
          </table:table-cell>
          <table:table-cell table:style-name="ce3" table:formula="of:=IF(DAY([.A192]) = 1; IF([.D191] = &quot;EUR&quot;; ROUND([.C191] * [.B192]; 2); ROUND([.C191] / [.B192]; 2)); [.C191])" office:value-type="currency" office:currency="PLN" office:value="4505.84" calcext:value-type="currency">
            <text:p>4 505,84 zł</text:p>
          </table:table-cell>
          <table:table-cell table:formula="of:=IF(DAY([.A192]) = 1; IF([.D191] = &quot;EUR&quot;; &quot;PLN&quot;; &quot;EUR&quot;); [.D191])" office:value-type="string" office:string-value="EUR" calcext:value-type="string">
            <text:p>EUR</text:p>
          </table:table-cell>
          <table:table-cell table:style-name="ce3" table:formula="of:=IF([.F191] &lt;&gt; [.F192]; IF([.F192] = &quot;PLN&quot;; ROUND([.E191] * [.B192]; 2); ROUND([.E191] / [.B192]; 2)); [.E191])" office:value-type="currency" office:currency="PLN" office:value="4555.41" calcext:value-type="currency">
            <text:p>4 555,41 zł</text:p>
          </table:table-cell>
          <table:table-cell table:formula="of:=IF([.B191] &gt; [.B192]; IF([.F19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11" calcext:value-type="date">
            <text:p>11.07.2005</text:p>
          </table:table-cell>
          <table:table-cell office:value-type="float" office:value="4.5685" calcext:value-type="float">
            <text:p>4,5685</text:p>
          </table:table-cell>
          <table:table-cell table:style-name="ce3" table:formula="of:=IF(DAY([.A193]) = 1; IF([.D192] = &quot;EUR&quot;; ROUND([.C192] * [.B193]; 2); ROUND([.C192] / [.B193]; 2)); [.C192])" office:value-type="currency" office:currency="PLN" office:value="4505.84" calcext:value-type="currency">
            <text:p>4 505,84 zł</text:p>
          </table:table-cell>
          <table:table-cell table:formula="of:=IF(DAY([.A193]) = 1; IF([.D192] = &quot;EUR&quot;; &quot;PLN&quot;; &quot;EUR&quot;); [.D192])" office:value-type="string" office:string-value="EUR" calcext:value-type="string">
            <text:p>EUR</text:p>
          </table:table-cell>
          <table:table-cell table:style-name="ce3" table:formula="of:=IF([.F192] &lt;&gt; [.F193]; IF([.F193] = &quot;PLN&quot;; ROUND([.E192] * [.B193]; 2); ROUND([.E192] / [.B193]; 2)); [.E192])" office:value-type="currency" office:currency="PLN" office:value="20811.39" calcext:value-type="currency">
            <text:p>20 811,39 zł</text:p>
          </table:table-cell>
          <table:table-cell table:formula="of:=IF([.B192] &gt; [.B193]; IF([.F192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7-12" calcext:value-type="date">
            <text:p>12.07.2005</text:p>
          </table:table-cell>
          <table:table-cell office:value-type="float" office:value="4.5733" calcext:value-type="float">
            <text:p>4,5733</text:p>
          </table:table-cell>
          <table:table-cell table:style-name="ce3" table:formula="of:=IF(DAY([.A194]) = 1; IF([.D193] = &quot;EUR&quot;; ROUND([.C193] * [.B194]; 2); ROUND([.C193] / [.B194]; 2)); [.C193])" office:value-type="currency" office:currency="PLN" office:value="4505.84" calcext:value-type="currency">
            <text:p>4 505,84 zł</text:p>
          </table:table-cell>
          <table:table-cell table:formula="of:=IF(DAY([.A194]) = 1; IF([.D193] = &quot;EUR&quot;; &quot;PLN&quot;; &quot;EUR&quot;); [.D193])" office:value-type="string" office:string-value="EUR" calcext:value-type="string">
            <text:p>EUR</text:p>
          </table:table-cell>
          <table:table-cell table:style-name="ce3" table:formula="of:=IF([.F193] &lt;&gt; [.F194]; IF([.F194] = &quot;PLN&quot;; ROUND([.E193] * [.B194]; 2); ROUND([.E193] / [.B194]; 2)); [.E193])" office:value-type="currency" office:currency="PLN" office:value="4550.63" calcext:value-type="currency">
            <text:p>4 550,63 zł</text:p>
          </table:table-cell>
          <table:table-cell table:formula="of:=IF([.B193] &gt; [.B194]; IF([.F19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13" calcext:value-type="date">
            <text:p>13.07.2005</text:p>
          </table:table-cell>
          <table:table-cell office:value-type="float" office:value="4.5467" calcext:value-type="float">
            <text:p>4,5467</text:p>
          </table:table-cell>
          <table:table-cell table:style-name="ce3" table:formula="of:=IF(DAY([.A195]) = 1; IF([.D194] = &quot;EUR&quot;; ROUND([.C194] * [.B195]; 2); ROUND([.C194] / [.B195]; 2)); [.C194])" office:value-type="currency" office:currency="PLN" office:value="4505.84" calcext:value-type="currency">
            <text:p>4 505,84 zł</text:p>
          </table:table-cell>
          <table:table-cell table:formula="of:=IF(DAY([.A195]) = 1; IF([.D194] = &quot;EUR&quot;; &quot;PLN&quot;; &quot;EUR&quot;); [.D194])" office:value-type="string" office:string-value="EUR" calcext:value-type="string">
            <text:p>EUR</text:p>
          </table:table-cell>
          <table:table-cell table:style-name="ce3" table:formula="of:=IF([.F194] &lt;&gt; [.F195]; IF([.F195] = &quot;PLN&quot;; ROUND([.E194] * [.B195]; 2); ROUND([.E194] / [.B195]; 2)); [.E194])" office:value-type="currency" office:currency="PLN" office:value="20690.35" calcext:value-type="currency">
            <text:p>20 690,35 zł</text:p>
          </table:table-cell>
          <table:table-cell table:formula="of:=IF([.B194] &gt; [.B195]; IF([.F19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7-14" calcext:value-type="date">
            <text:p>14.07.2005</text:p>
          </table:table-cell>
          <table:table-cell office:value-type="float" office:value="4.5372" calcext:value-type="float">
            <text:p>4,5372</text:p>
          </table:table-cell>
          <table:table-cell table:style-name="ce3" table:formula="of:=IF(DAY([.A196]) = 1; IF([.D195] = &quot;EUR&quot;; ROUND([.C195] * [.B196]; 2); ROUND([.C195] / [.B196]; 2)); [.C195])" office:value-type="currency" office:currency="PLN" office:value="4505.84" calcext:value-type="currency">
            <text:p>4 505,84 zł</text:p>
          </table:table-cell>
          <table:table-cell table:formula="of:=IF(DAY([.A196]) = 1; IF([.D195] = &quot;EUR&quot;; &quot;PLN&quot;; &quot;EUR&quot;); [.D195])" office:value-type="string" office:string-value="EUR" calcext:value-type="string">
            <text:p>EUR</text:p>
          </table:table-cell>
          <table:table-cell table:style-name="ce3" table:formula="of:=IF([.F195] &lt;&gt; [.F196]; IF([.F196] = &quot;PLN&quot;; ROUND([.E195] * [.B196]; 2); ROUND([.E195] / [.B196]; 2)); [.E195])" office:value-type="currency" office:currency="PLN" office:value="4560.16" calcext:value-type="currency">
            <text:p>4 560,16 zł</text:p>
          </table:table-cell>
          <table:table-cell table:formula="of:=IF([.B195] &gt; [.B196]; IF([.F19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15" calcext:value-type="date">
            <text:p>15.07.2005</text:p>
          </table:table-cell>
          <table:table-cell office:value-type="float" office:value="4.5624" calcext:value-type="float">
            <text:p>4,5624</text:p>
          </table:table-cell>
          <table:table-cell table:style-name="ce3" table:formula="of:=IF(DAY([.A197]) = 1; IF([.D196] = &quot;EUR&quot;; ROUND([.C196] * [.B197]; 2); ROUND([.C196] / [.B197]; 2)); [.C196])" office:value-type="currency" office:currency="PLN" office:value="4505.84" calcext:value-type="currency">
            <text:p>4 505,84 zł</text:p>
          </table:table-cell>
          <table:table-cell table:formula="of:=IF(DAY([.A197]) = 1; IF([.D196] = &quot;EUR&quot;; &quot;PLN&quot;; &quot;EUR&quot;); [.D196])" office:value-type="string" office:string-value="EUR" calcext:value-type="string">
            <text:p>EUR</text:p>
          </table:table-cell>
          <table:table-cell table:style-name="ce3" table:formula="of:=IF([.F196] &lt;&gt; [.F197]; IF([.F197] = &quot;PLN&quot;; ROUND([.E196] * [.B197]; 2); ROUND([.E196] / [.B197]; 2)); [.E196])" office:value-type="currency" office:currency="PLN" office:value="4560.16" calcext:value-type="currency">
            <text:p>4 560,16 zł</text:p>
          </table:table-cell>
          <table:table-cell table:formula="of:=IF([.B196] &gt; [.B197]; IF([.F19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16" calcext:value-type="date">
            <text:p>16.07.2005</text:p>
          </table:table-cell>
          <table:table-cell office:value-type="float" office:value="4.5523" calcext:value-type="float">
            <text:p>4,5523</text:p>
          </table:table-cell>
          <table:table-cell table:style-name="ce3" table:formula="of:=IF(DAY([.A198]) = 1; IF([.D197] = &quot;EUR&quot;; ROUND([.C197] * [.B198]; 2); ROUND([.C197] / [.B198]; 2)); [.C197])" office:value-type="currency" office:currency="PLN" office:value="4505.84" calcext:value-type="currency">
            <text:p>4 505,84 zł</text:p>
          </table:table-cell>
          <table:table-cell table:formula="of:=IF(DAY([.A198]) = 1; IF([.D197] = &quot;EUR&quot;; &quot;PLN&quot;; &quot;EUR&quot;); [.D197])" office:value-type="string" office:string-value="EUR" calcext:value-type="string">
            <text:p>EUR</text:p>
          </table:table-cell>
          <table:table-cell table:style-name="ce3" table:formula="of:=IF([.F197] &lt;&gt; [.F198]; IF([.F198] = &quot;PLN&quot;; ROUND([.E197] * [.B198]; 2); ROUND([.E197] / [.B198]; 2)); [.E197])" office:value-type="currency" office:currency="PLN" office:value="20759.22" calcext:value-type="currency">
            <text:p>20 759,22 zł</text:p>
          </table:table-cell>
          <table:table-cell table:formula="of:=IF([.B197] &gt; [.B198]; IF([.F19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7-17" calcext:value-type="date">
            <text:p>17.07.2005</text:p>
          </table:table-cell>
          <table:table-cell office:value-type="float" office:value="4.5108" calcext:value-type="float">
            <text:p>4,5108</text:p>
          </table:table-cell>
          <table:table-cell table:style-name="ce3" table:formula="of:=IF(DAY([.A199]) = 1; IF([.D198] = &quot;EUR&quot;; ROUND([.C198] * [.B199]; 2); ROUND([.C198] / [.B199]; 2)); [.C198])" office:value-type="currency" office:currency="PLN" office:value="4505.84" calcext:value-type="currency">
            <text:p>4 505,84 zł</text:p>
          </table:table-cell>
          <table:table-cell table:formula="of:=IF(DAY([.A199]) = 1; IF([.D198] = &quot;EUR&quot;; &quot;PLN&quot;; &quot;EUR&quot;); [.D198])" office:value-type="string" office:string-value="EUR" calcext:value-type="string">
            <text:p>EUR</text:p>
          </table:table-cell>
          <table:table-cell table:style-name="ce3" table:formula="of:=IF([.F198] &lt;&gt; [.F199]; IF([.F199] = &quot;PLN&quot;; ROUND([.E198] * [.B199]; 2); ROUND([.E198] / [.B199]; 2)); [.E198])" office:value-type="currency" office:currency="PLN" office:value="4602.11" calcext:value-type="currency">
            <text:p>4 602,11 zł</text:p>
          </table:table-cell>
          <table:table-cell table:formula="of:=IF([.B198] &gt; [.B199]; IF([.F19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18" calcext:value-type="date">
            <text:p>18.07.2005</text:p>
          </table:table-cell>
          <table:table-cell office:value-type="float" office:value="4.5343" calcext:value-type="float">
            <text:p>4,5343</text:p>
          </table:table-cell>
          <table:table-cell table:style-name="ce3" table:formula="of:=IF(DAY([.A200]) = 1; IF([.D199] = &quot;EUR&quot;; ROUND([.C199] * [.B200]; 2); ROUND([.C199] / [.B200]; 2)); [.C199])" office:value-type="currency" office:currency="PLN" office:value="4505.84" calcext:value-type="currency">
            <text:p>4 505,84 zł</text:p>
          </table:table-cell>
          <table:table-cell table:formula="of:=IF(DAY([.A200]) = 1; IF([.D199] = &quot;EUR&quot;; &quot;PLN&quot;; &quot;EUR&quot;); [.D199])" office:value-type="string" office:string-value="EUR" calcext:value-type="string">
            <text:p>EUR</text:p>
          </table:table-cell>
          <table:table-cell table:style-name="ce3" table:formula="of:=IF([.F199] &lt;&gt; [.F200]; IF([.F200] = &quot;PLN&quot;; ROUND([.E199] * [.B200]; 2); ROUND([.E199] / [.B200]; 2)); [.E199])" office:value-type="currency" office:currency="PLN" office:value="4602.11" calcext:value-type="currency">
            <text:p>4 602,11 zł</text:p>
          </table:table-cell>
          <table:table-cell table:formula="of:=IF([.B199] &gt; [.B200]; IF([.F19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19" calcext:value-type="date">
            <text:p>19.07.2005</text:p>
          </table:table-cell>
          <table:table-cell office:value-type="float" office:value="4.5084" calcext:value-type="float">
            <text:p>4,5084</text:p>
          </table:table-cell>
          <table:table-cell table:style-name="ce3" table:formula="of:=IF(DAY([.A201]) = 1; IF([.D200] = &quot;EUR&quot;; ROUND([.C200] * [.B201]; 2); ROUND([.C200] / [.B201]; 2)); [.C200])" office:value-type="currency" office:currency="PLN" office:value="4505.84" calcext:value-type="currency">
            <text:p>4 505,84 zł</text:p>
          </table:table-cell>
          <table:table-cell table:formula="of:=IF(DAY([.A201]) = 1; IF([.D200] = &quot;EUR&quot;; &quot;PLN&quot;; &quot;EUR&quot;); [.D200])" office:value-type="string" office:string-value="EUR" calcext:value-type="string">
            <text:p>EUR</text:p>
          </table:table-cell>
          <table:table-cell table:style-name="ce3" table:formula="of:=IF([.F200] &lt;&gt; [.F201]; IF([.F201] = &quot;PLN&quot;; ROUND([.E200] * [.B201]; 2); ROUND([.E200] / [.B201]; 2)); [.E200])" office:value-type="currency" office:currency="PLN" office:value="20748.15" calcext:value-type="currency">
            <text:p>20 748,15 zł</text:p>
          </table:table-cell>
          <table:table-cell table:formula="of:=IF([.B200] &gt; [.B201]; IF([.F20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7-20" calcext:value-type="date">
            <text:p>20.07.2005</text:p>
          </table:table-cell>
          <table:table-cell office:value-type="float" office:value="4.5258" calcext:value-type="float">
            <text:p>4,5258</text:p>
          </table:table-cell>
          <table:table-cell table:style-name="ce3" table:formula="of:=IF(DAY([.A202]) = 1; IF([.D201] = &quot;EUR&quot;; ROUND([.C201] * [.B202]; 2); ROUND([.C201] / [.B202]; 2)); [.C201])" office:value-type="currency" office:currency="PLN" office:value="4505.84" calcext:value-type="currency">
            <text:p>4 505,84 zł</text:p>
          </table:table-cell>
          <table:table-cell table:formula="of:=IF(DAY([.A202]) = 1; IF([.D201] = &quot;EUR&quot;; &quot;PLN&quot;; &quot;EUR&quot;); [.D201])" office:value-type="string" office:string-value="EUR" calcext:value-type="string">
            <text:p>EUR</text:p>
          </table:table-cell>
          <table:table-cell table:style-name="ce3" table:formula="of:=IF([.F201] &lt;&gt; [.F202]; IF([.F202] = &quot;PLN&quot;; ROUND([.E201] * [.B202]; 2); ROUND([.E201] / [.B202]; 2)); [.E201])" office:value-type="currency" office:currency="PLN" office:value="4584.42" calcext:value-type="currency">
            <text:p>4 584,42 zł</text:p>
          </table:table-cell>
          <table:table-cell table:formula="of:=IF([.B201] &gt; [.B202]; IF([.F20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21" calcext:value-type="date">
            <text:p>21.07.2005</text:p>
          </table:table-cell>
          <table:table-cell office:value-type="float" office:value="4.5592" calcext:value-type="float">
            <text:p>4,5592</text:p>
          </table:table-cell>
          <table:table-cell table:style-name="ce3" table:formula="of:=IF(DAY([.A203]) = 1; IF([.D202] = &quot;EUR&quot;; ROUND([.C202] * [.B203]; 2); ROUND([.C202] / [.B203]; 2)); [.C202])" office:value-type="currency" office:currency="PLN" office:value="4505.84" calcext:value-type="currency">
            <text:p>4 505,84 zł</text:p>
          </table:table-cell>
          <table:table-cell table:formula="of:=IF(DAY([.A203]) = 1; IF([.D202] = &quot;EUR&quot;; &quot;PLN&quot;; &quot;EUR&quot;); [.D202])" office:value-type="string" office:string-value="EUR" calcext:value-type="string">
            <text:p>EUR</text:p>
          </table:table-cell>
          <table:table-cell table:style-name="ce3" table:formula="of:=IF([.F202] &lt;&gt; [.F203]; IF([.F203] = &quot;PLN&quot;; ROUND([.E202] * [.B203]; 2); ROUND([.E202] / [.B203]; 2)); [.E202])" office:value-type="currency" office:currency="PLN" office:value="4584.42" calcext:value-type="currency">
            <text:p>4 584,42 zł</text:p>
          </table:table-cell>
          <table:table-cell table:formula="of:=IF([.B202] &gt; [.B203]; IF([.F20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22" calcext:value-type="date">
            <text:p>22.07.2005</text:p>
          </table:table-cell>
          <table:table-cell office:value-type="float" office:value="4.6057" calcext:value-type="float">
            <text:p>4,6057</text:p>
          </table:table-cell>
          <table:table-cell table:style-name="ce3" table:formula="of:=IF(DAY([.A204]) = 1; IF([.D203] = &quot;EUR&quot;; ROUND([.C203] * [.B204]; 2); ROUND([.C203] / [.B204]; 2)); [.C203])" office:value-type="currency" office:currency="PLN" office:value="4505.84" calcext:value-type="currency">
            <text:p>4 505,84 zł</text:p>
          </table:table-cell>
          <table:table-cell table:formula="of:=IF(DAY([.A204]) = 1; IF([.D203] = &quot;EUR&quot;; &quot;PLN&quot;; &quot;EUR&quot;); [.D203])" office:value-type="string" office:string-value="EUR" calcext:value-type="string">
            <text:p>EUR</text:p>
          </table:table-cell>
          <table:table-cell table:style-name="ce3" table:formula="of:=IF([.F203] &lt;&gt; [.F204]; IF([.F204] = &quot;PLN&quot;; ROUND([.E203] * [.B204]; 2); ROUND([.E203] / [.B204]; 2)); [.E203])" office:value-type="currency" office:currency="PLN" office:value="4584.42" calcext:value-type="currency">
            <text:p>4 584,42 zł</text:p>
          </table:table-cell>
          <table:table-cell table:formula="of:=IF([.B203] &gt; [.B204]; IF([.F20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23" calcext:value-type="date">
            <text:p>23.07.2005</text:p>
          </table:table-cell>
          <table:table-cell office:value-type="float" office:value="4.6021" calcext:value-type="float">
            <text:p>4,6021</text:p>
          </table:table-cell>
          <table:table-cell table:style-name="ce3" table:formula="of:=IF(DAY([.A205]) = 1; IF([.D204] = &quot;EUR&quot;; ROUND([.C204] * [.B205]; 2); ROUND([.C204] / [.B205]; 2)); [.C204])" office:value-type="currency" office:currency="PLN" office:value="4505.84" calcext:value-type="currency">
            <text:p>4 505,84 zł</text:p>
          </table:table-cell>
          <table:table-cell table:formula="of:=IF(DAY([.A205]) = 1; IF([.D204] = &quot;EUR&quot;; &quot;PLN&quot;; &quot;EUR&quot;); [.D204])" office:value-type="string" office:string-value="EUR" calcext:value-type="string">
            <text:p>EUR</text:p>
          </table:table-cell>
          <table:table-cell table:style-name="ce3" table:formula="of:=IF([.F204] &lt;&gt; [.F205]; IF([.F205] = &quot;PLN&quot;; ROUND([.E204] * [.B205]; 2); ROUND([.E204] / [.B205]; 2)); [.E204])" office:value-type="currency" office:currency="PLN" office:value="21097.96" calcext:value-type="currency">
            <text:p>21 097,96 zł</text:p>
          </table:table-cell>
          <table:table-cell table:formula="of:=IF([.B204] &gt; [.B205]; IF([.F20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7-24" calcext:value-type="date">
            <text:p>24.07.2005</text:p>
          </table:table-cell>
          <table:table-cell office:value-type="float" office:value="4.6156" calcext:value-type="float">
            <text:p>4,6156</text:p>
          </table:table-cell>
          <table:table-cell table:style-name="ce3" table:formula="of:=IF(DAY([.A206]) = 1; IF([.D205] = &quot;EUR&quot;; ROUND([.C205] * [.B206]; 2); ROUND([.C205] / [.B206]; 2)); [.C205])" office:value-type="currency" office:currency="PLN" office:value="4505.84" calcext:value-type="currency">
            <text:p>4 505,84 zł</text:p>
          </table:table-cell>
          <table:table-cell table:formula="of:=IF(DAY([.A206]) = 1; IF([.D205] = &quot;EUR&quot;; &quot;PLN&quot;; &quot;EUR&quot;); [.D205])" office:value-type="string" office:string-value="EUR" calcext:value-type="string">
            <text:p>EUR</text:p>
          </table:table-cell>
          <table:table-cell table:style-name="ce3" table:formula="of:=IF([.F205] &lt;&gt; [.F206]; IF([.F206] = &quot;PLN&quot;; ROUND([.E205] * [.B206]; 2); ROUND([.E205] / [.B206]; 2)); [.E205])" office:value-type="currency" office:currency="PLN" office:value="4571.01" calcext:value-type="currency">
            <text:p>4 571,01 zł</text:p>
          </table:table-cell>
          <table:table-cell table:formula="of:=IF([.B205] &gt; [.B206]; IF([.F20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25" calcext:value-type="date">
            <text:p>25.07.2005</text:p>
          </table:table-cell>
          <table:table-cell office:value-type="float" office:value="4.5913" calcext:value-type="float">
            <text:p>4,5913</text:p>
          </table:table-cell>
          <table:table-cell table:style-name="ce3" table:formula="of:=IF(DAY([.A207]) = 1; IF([.D206] = &quot;EUR&quot;; ROUND([.C206] * [.B207]; 2); ROUND([.C206] / [.B207]; 2)); [.C206])" office:value-type="currency" office:currency="PLN" office:value="4505.84" calcext:value-type="currency">
            <text:p>4 505,84 zł</text:p>
          </table:table-cell>
          <table:table-cell table:formula="of:=IF(DAY([.A207]) = 1; IF([.D206] = &quot;EUR&quot;; &quot;PLN&quot;; &quot;EUR&quot;); [.D206])" office:value-type="string" office:string-value="EUR" calcext:value-type="string">
            <text:p>EUR</text:p>
          </table:table-cell>
          <table:table-cell table:style-name="ce3" table:formula="of:=IF([.F206] &lt;&gt; [.F207]; IF([.F207] = &quot;PLN&quot;; ROUND([.E206] * [.B207]; 2); ROUND([.E206] / [.B207]; 2)); [.E206])" office:value-type="currency" office:currency="PLN" office:value="20986.88" calcext:value-type="currency">
            <text:p>20 986,88 zł</text:p>
          </table:table-cell>
          <table:table-cell table:formula="of:=IF([.B206] &gt; [.B207]; IF([.F20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7-26" calcext:value-type="date">
            <text:p>26.07.2005</text:p>
          </table:table-cell>
          <table:table-cell office:value-type="float" office:value="4.6127" calcext:value-type="float">
            <text:p>4,6127</text:p>
          </table:table-cell>
          <table:table-cell table:style-name="ce3" table:formula="of:=IF(DAY([.A208]) = 1; IF([.D207] = &quot;EUR&quot;; ROUND([.C207] * [.B208]; 2); ROUND([.C207] / [.B208]; 2)); [.C207])" office:value-type="currency" office:currency="PLN" office:value="4505.84" calcext:value-type="currency">
            <text:p>4 505,84 zł</text:p>
          </table:table-cell>
          <table:table-cell table:formula="of:=IF(DAY([.A208]) = 1; IF([.D207] = &quot;EUR&quot;; &quot;PLN&quot;; &quot;EUR&quot;); [.D207])" office:value-type="string" office:string-value="EUR" calcext:value-type="string">
            <text:p>EUR</text:p>
          </table:table-cell>
          <table:table-cell table:style-name="ce3" table:formula="of:=IF([.F207] &lt;&gt; [.F208]; IF([.F208] = &quot;PLN&quot;; ROUND([.E207] * [.B208]; 2); ROUND([.E207] / [.B208]; 2)); [.E207])" office:value-type="currency" office:currency="PLN" office:value="4549.8" calcext:value-type="currency">
            <text:p>4 549,80 zł</text:p>
          </table:table-cell>
          <table:table-cell table:formula="of:=IF([.B207] &gt; [.B208]; IF([.F20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27" calcext:value-type="date">
            <text:p>27.07.2005</text:p>
          </table:table-cell>
          <table:table-cell office:value-type="float" office:value="4.6469" calcext:value-type="float">
            <text:p>4,6469</text:p>
          </table:table-cell>
          <table:table-cell table:style-name="ce3" table:formula="of:=IF(DAY([.A209]) = 1; IF([.D208] = &quot;EUR&quot;; ROUND([.C208] * [.B209]; 2); ROUND([.C208] / [.B209]; 2)); [.C208])" office:value-type="currency" office:currency="PLN" office:value="4505.84" calcext:value-type="currency">
            <text:p>4 505,84 zł</text:p>
          </table:table-cell>
          <table:table-cell table:formula="of:=IF(DAY([.A209]) = 1; IF([.D208] = &quot;EUR&quot;; &quot;PLN&quot;; &quot;EUR&quot;); [.D208])" office:value-type="string" office:string-value="EUR" calcext:value-type="string">
            <text:p>EUR</text:p>
          </table:table-cell>
          <table:table-cell table:style-name="ce3" table:formula="of:=IF([.F208] &lt;&gt; [.F209]; IF([.F209] = &quot;PLN&quot;; ROUND([.E208] * [.B209]; 2); ROUND([.E208] / [.B209]; 2)); [.E208])" office:value-type="currency" office:currency="PLN" office:value="4549.8" calcext:value-type="currency">
            <text:p>4 549,80 zł</text:p>
          </table:table-cell>
          <table:table-cell table:formula="of:=IF([.B208] &gt; [.B209]; IF([.F20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28" calcext:value-type="date">
            <text:p>28.07.2005</text:p>
          </table:table-cell>
          <table:table-cell office:value-type="float" office:value="4.6487" calcext:value-type="float">
            <text:p>4,6487</text:p>
          </table:table-cell>
          <table:table-cell table:style-name="ce3" table:formula="of:=IF(DAY([.A210]) = 1; IF([.D209] = &quot;EUR&quot;; ROUND([.C209] * [.B210]; 2); ROUND([.C209] / [.B210]; 2)); [.C209])" office:value-type="currency" office:currency="PLN" office:value="4505.84" calcext:value-type="currency">
            <text:p>4 505,84 zł</text:p>
          </table:table-cell>
          <table:table-cell table:formula="of:=IF(DAY([.A210]) = 1; IF([.D209] = &quot;EUR&quot;; &quot;PLN&quot;; &quot;EUR&quot;); [.D209])" office:value-type="string" office:string-value="EUR" calcext:value-type="string">
            <text:p>EUR</text:p>
          </table:table-cell>
          <table:table-cell table:style-name="ce3" table:formula="of:=IF([.F209] &lt;&gt; [.F210]; IF([.F210] = &quot;PLN&quot;; ROUND([.E209] * [.B210]; 2); ROUND([.E209] / [.B210]; 2)); [.E209])" office:value-type="currency" office:currency="PLN" office:value="4549.8" calcext:value-type="currency">
            <text:p>4 549,80 zł</text:p>
          </table:table-cell>
          <table:table-cell table:formula="of:=IF([.B209] &gt; [.B210]; IF([.F20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29" calcext:value-type="date">
            <text:p>29.07.2005</text:p>
          </table:table-cell>
          <table:table-cell office:value-type="float" office:value="4.6595" calcext:value-type="float">
            <text:p>4,6595</text:p>
          </table:table-cell>
          <table:table-cell table:style-name="ce3" table:formula="of:=IF(DAY([.A211]) = 1; IF([.D210] = &quot;EUR&quot;; ROUND([.C210] * [.B211]; 2); ROUND([.C210] / [.B211]; 2)); [.C210])" office:value-type="currency" office:currency="PLN" office:value="4505.84" calcext:value-type="currency">
            <text:p>4 505,84 zł</text:p>
          </table:table-cell>
          <table:table-cell table:formula="of:=IF(DAY([.A211]) = 1; IF([.D210] = &quot;EUR&quot;; &quot;PLN&quot;; &quot;EUR&quot;); [.D210])" office:value-type="string" office:string-value="EUR" calcext:value-type="string">
            <text:p>EUR</text:p>
          </table:table-cell>
          <table:table-cell table:style-name="ce3" table:formula="of:=IF([.F210] &lt;&gt; [.F211]; IF([.F211] = &quot;PLN&quot;; ROUND([.E210] * [.B211]; 2); ROUND([.E210] / [.B211]; 2)); [.E210])" office:value-type="currency" office:currency="PLN" office:value="4549.8" calcext:value-type="currency">
            <text:p>4 549,80 zł</text:p>
          </table:table-cell>
          <table:table-cell table:formula="of:=IF([.B210] &gt; [.B211]; IF([.F21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7-30" calcext:value-type="date">
            <text:p>30.07.2005</text:p>
          </table:table-cell>
          <table:table-cell office:value-type="float" office:value="4.6577" calcext:value-type="float">
            <text:p>4,6577</text:p>
          </table:table-cell>
          <table:table-cell table:style-name="ce3" table:formula="of:=IF(DAY([.A212]) = 1; IF([.D211] = &quot;EUR&quot;; ROUND([.C211] * [.B212]; 2); ROUND([.C211] / [.B212]; 2)); [.C211])" office:value-type="currency" office:currency="PLN" office:value="4505.84" calcext:value-type="currency">
            <text:p>4 505,84 zł</text:p>
          </table:table-cell>
          <table:table-cell table:formula="of:=IF(DAY([.A212]) = 1; IF([.D211] = &quot;EUR&quot;; &quot;PLN&quot;; &quot;EUR&quot;); [.D211])" office:value-type="string" office:string-value="EUR" calcext:value-type="string">
            <text:p>EUR</text:p>
          </table:table-cell>
          <table:table-cell table:style-name="ce3" table:formula="of:=IF([.F211] &lt;&gt; [.F212]; IF([.F212] = &quot;PLN&quot;; ROUND([.E211] * [.B212]; 2); ROUND([.E211] / [.B212]; 2)); [.E211])" office:value-type="currency" office:currency="PLN" office:value="21191.6" calcext:value-type="currency">
            <text:p>21 191,60 zł</text:p>
          </table:table-cell>
          <table:table-cell table:formula="of:=IF([.B211] &gt; [.B212]; IF([.F21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7-31" calcext:value-type="date">
            <text:p>31.07.2005</text:p>
          </table:table-cell>
          <table:table-cell office:value-type="float" office:value="4.6518" calcext:value-type="float">
            <text:p>4,6518</text:p>
          </table:table-cell>
          <table:table-cell table:style-name="ce3" table:formula="of:=IF(DAY([.A213]) = 1; IF([.D212] = &quot;EUR&quot;; ROUND([.C212] * [.B213]; 2); ROUND([.C212] / [.B213]; 2)); [.C212])" office:value-type="currency" office:currency="PLN" office:value="4505.84" calcext:value-type="currency">
            <text:p>4 505,84 zł</text:p>
          </table:table-cell>
          <table:table-cell table:formula="of:=IF(DAY([.A213]) = 1; IF([.D212] = &quot;EUR&quot;; &quot;PLN&quot;; &quot;EUR&quot;); [.D212])" office:value-type="string" office:string-value="EUR" calcext:value-type="string">
            <text:p>EUR</text:p>
          </table:table-cell>
          <table:table-cell table:style-name="ce3" table:formula="of:=IF([.F212] &lt;&gt; [.F213]; IF([.F213] = &quot;PLN&quot;; ROUND([.E212] * [.B213]; 2); ROUND([.E212] / [.B213]; 2)); [.E212])" office:value-type="currency" office:currency="PLN" office:value="4555.57" calcext:value-type="currency">
            <text:p>4 555,57 zł</text:p>
          </table:table-cell>
          <table:table-cell table:formula="of:=IF([.B212] &gt; [.B213]; IF([.F21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01" calcext:value-type="date">
            <text:p>1.08.2005</text:p>
          </table:table-cell>
          <table:table-cell office:value-type="float" office:value="4.6572" calcext:value-type="float">
            <text:p>4,6572</text:p>
          </table:table-cell>
          <table:table-cell table:style-name="ce3" table:formula="of:=IF(DAY([.A214]) = 1; IF([.D213] = &quot;EUR&quot;; ROUND([.C213] * [.B214]; 2); ROUND([.C213] / [.B214]; 2)); [.C213])" office:value-type="currency" office:currency="PLN" office:value="20984.6" calcext:value-type="currency">
            <text:p>20 984,60 zł</text:p>
          </table:table-cell>
          <table:table-cell table:formula="of:=IF(DAY([.A214]) = 1; IF([.D213] = &quot;EUR&quot;; &quot;PLN&quot;; &quot;EUR&quot;); [.D213])" office:value-type="string" office:string-value="PLN" calcext:value-type="string">
            <text:p>PLN</text:p>
          </table:table-cell>
          <table:table-cell table:style-name="ce3" table:formula="of:=IF([.F213] &lt;&gt; [.F214]; IF([.F214] = &quot;PLN&quot;; ROUND([.E213] * [.B214]; 2); ROUND([.E213] / [.B214]; 2)); [.E213])" office:value-type="currency" office:currency="PLN" office:value="4555.57" calcext:value-type="currency">
            <text:p>4 555,57 zł</text:p>
          </table:table-cell>
          <table:table-cell table:formula="of:=IF([.B213] &gt; [.B214]; IF([.F21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02" calcext:value-type="date">
            <text:p>2.08.2005</text:p>
          </table:table-cell>
          <table:table-cell office:value-type="float" office:value="4.6826" calcext:value-type="float">
            <text:p>4,6826</text:p>
          </table:table-cell>
          <table:table-cell table:style-name="ce3" table:formula="of:=IF(DAY([.A215]) = 1; IF([.D214] = &quot;EUR&quot;; ROUND([.C214] * [.B215]; 2); ROUND([.C214] / [.B215]; 2)); [.C214])" office:value-type="currency" office:currency="PLN" office:value="20984.6" calcext:value-type="currency">
            <text:p>20 984,60 zł</text:p>
          </table:table-cell>
          <table:table-cell table:formula="of:=IF(DAY([.A215]) = 1; IF([.D214] = &quot;EUR&quot;; &quot;PLN&quot;; &quot;EUR&quot;); [.D214])" office:value-type="string" office:string-value="PLN" calcext:value-type="string">
            <text:p>PLN</text:p>
          </table:table-cell>
          <table:table-cell table:style-name="ce3" table:formula="of:=IF([.F214] &lt;&gt; [.F215]; IF([.F215] = &quot;PLN&quot;; ROUND([.E214] * [.B215]; 2); ROUND([.E214] / [.B215]; 2)); [.E214])" office:value-type="currency" office:currency="PLN" office:value="4555.57" calcext:value-type="currency">
            <text:p>4 555,57 zł</text:p>
          </table:table-cell>
          <table:table-cell table:formula="of:=IF([.B214] &gt; [.B215]; IF([.F21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03" calcext:value-type="date">
            <text:p>3.08.2005</text:p>
          </table:table-cell>
          <table:table-cell office:value-type="float" office:value="4.6566" calcext:value-type="float">
            <text:p>4,6566</text:p>
          </table:table-cell>
          <table:table-cell table:style-name="ce3" table:formula="of:=IF(DAY([.A216]) = 1; IF([.D215] = &quot;EUR&quot;; ROUND([.C215] * [.B216]; 2); ROUND([.C215] / [.B216]; 2)); [.C215])" office:value-type="currency" office:currency="PLN" office:value="20984.6" calcext:value-type="currency">
            <text:p>20 984,60 zł</text:p>
          </table:table-cell>
          <table:table-cell table:formula="of:=IF(DAY([.A216]) = 1; IF([.D215] = &quot;EUR&quot;; &quot;PLN&quot;; &quot;EUR&quot;); [.D215])" office:value-type="string" office:string-value="PLN" calcext:value-type="string">
            <text:p>PLN</text:p>
          </table:table-cell>
          <table:table-cell table:style-name="ce3" table:formula="of:=IF([.F215] &lt;&gt; [.F216]; IF([.F216] = &quot;PLN&quot;; ROUND([.E215] * [.B216]; 2); ROUND([.E215] / [.B216]; 2)); [.E215])" office:value-type="currency" office:currency="PLN" office:value="21213.47" calcext:value-type="currency">
            <text:p>21 213,47 zł</text:p>
          </table:table-cell>
          <table:table-cell table:formula="of:=IF([.B215] &gt; [.B216]; IF([.F215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8-04" calcext:value-type="date">
            <text:p>4.08.2005</text:p>
          </table:table-cell>
          <table:table-cell office:value-type="float" office:value="4.6249" calcext:value-type="float">
            <text:p>4,6249</text:p>
          </table:table-cell>
          <table:table-cell table:style-name="ce3" table:formula="of:=IF(DAY([.A217]) = 1; IF([.D216] = &quot;EUR&quot;; ROUND([.C216] * [.B217]; 2); ROUND([.C216] / [.B217]; 2)); [.C216])" office:value-type="currency" office:currency="PLN" office:value="20984.6" calcext:value-type="currency">
            <text:p>20 984,60 zł</text:p>
          </table:table-cell>
          <table:table-cell table:formula="of:=IF(DAY([.A217]) = 1; IF([.D216] = &quot;EUR&quot;; &quot;PLN&quot;; &quot;EUR&quot;); [.D216])" office:value-type="string" office:string-value="PLN" calcext:value-type="string">
            <text:p>PLN</text:p>
          </table:table-cell>
          <table:table-cell table:style-name="ce3" table:formula="of:=IF([.F216] &lt;&gt; [.F217]; IF([.F217] = &quot;PLN&quot;; ROUND([.E216] * [.B217]; 2); ROUND([.E216] / [.B217]; 2)); [.E216])" office:value-type="currency" office:currency="PLN" office:value="4586.8" calcext:value-type="currency">
            <text:p>4 586,80 zł</text:p>
          </table:table-cell>
          <table:table-cell table:formula="of:=IF([.B216] &gt; [.B217]; IF([.F21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05" calcext:value-type="date">
            <text:p>5.08.2005</text:p>
          </table:table-cell>
          <table:table-cell office:value-type="float" office:value="4.5812" calcext:value-type="float">
            <text:p>4,5812</text:p>
          </table:table-cell>
          <table:table-cell table:style-name="ce3" table:formula="of:=IF(DAY([.A218]) = 1; IF([.D217] = &quot;EUR&quot;; ROUND([.C217] * [.B218]; 2); ROUND([.C217] / [.B218]; 2)); [.C217])" office:value-type="currency" office:currency="PLN" office:value="20984.6" calcext:value-type="currency">
            <text:p>20 984,60 zł</text:p>
          </table:table-cell>
          <table:table-cell table:formula="of:=IF(DAY([.A218]) = 1; IF([.D217] = &quot;EUR&quot;; &quot;PLN&quot;; &quot;EUR&quot;); [.D217])" office:value-type="string" office:string-value="PLN" calcext:value-type="string">
            <text:p>PLN</text:p>
          </table:table-cell>
          <table:table-cell table:style-name="ce3" table:formula="of:=IF([.F217] &lt;&gt; [.F218]; IF([.F218] = &quot;PLN&quot;; ROUND([.E217] * [.B218]; 2); ROUND([.E217] / [.B218]; 2)); [.E217])" office:value-type="currency" office:currency="PLN" office:value="21013.05" calcext:value-type="currency">
            <text:p>21 013,05 zł</text:p>
          </table:table-cell>
          <table:table-cell table:formula="of:=IF([.B217] &gt; [.B218]; IF([.F21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8-06" calcext:value-type="date">
            <text:p>6.08.2005</text:p>
          </table:table-cell>
          <table:table-cell office:value-type="float" office:value="4.6068" calcext:value-type="float">
            <text:p>4,6068</text:p>
          </table:table-cell>
          <table:table-cell table:style-name="ce3" table:formula="of:=IF(DAY([.A219]) = 1; IF([.D218] = &quot;EUR&quot;; ROUND([.C218] * [.B219]; 2); ROUND([.C218] / [.B219]; 2)); [.C218])" office:value-type="currency" office:currency="PLN" office:value="20984.6" calcext:value-type="currency">
            <text:p>20 984,60 zł</text:p>
          </table:table-cell>
          <table:table-cell table:formula="of:=IF(DAY([.A219]) = 1; IF([.D218] = &quot;EUR&quot;; &quot;PLN&quot;; &quot;EUR&quot;); [.D218])" office:value-type="string" office:string-value="PLN" calcext:value-type="string">
            <text:p>PLN</text:p>
          </table:table-cell>
          <table:table-cell table:style-name="ce3" table:formula="of:=IF([.F218] &lt;&gt; [.F219]; IF([.F219] = &quot;PLN&quot;; ROUND([.E218] * [.B219]; 2); ROUND([.E218] / [.B219]; 2)); [.E218])" office:value-type="currency" office:currency="PLN" office:value="4561.31" calcext:value-type="currency">
            <text:p>4 561,31 zł</text:p>
          </table:table-cell>
          <table:table-cell table:formula="of:=IF([.B218] &gt; [.B219]; IF([.F21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07" calcext:value-type="date">
            <text:p>7.08.2005</text:p>
          </table:table-cell>
          <table:table-cell office:value-type="float" office:value="4.5835" calcext:value-type="float">
            <text:p>4,5835</text:p>
          </table:table-cell>
          <table:table-cell table:style-name="ce3" table:formula="of:=IF(DAY([.A220]) = 1; IF([.D219] = &quot;EUR&quot;; ROUND([.C219] * [.B220]; 2); ROUND([.C219] / [.B220]; 2)); [.C219])" office:value-type="currency" office:currency="PLN" office:value="20984.6" calcext:value-type="currency">
            <text:p>20 984,60 zł</text:p>
          </table:table-cell>
          <table:table-cell table:formula="of:=IF(DAY([.A220]) = 1; IF([.D219] = &quot;EUR&quot;; &quot;PLN&quot;; &quot;EUR&quot;); [.D219])" office:value-type="string" office:string-value="PLN" calcext:value-type="string">
            <text:p>PLN</text:p>
          </table:table-cell>
          <table:table-cell table:style-name="ce3" table:formula="of:=IF([.F219] &lt;&gt; [.F220]; IF([.F220] = &quot;PLN&quot;; ROUND([.E219] * [.B220]; 2); ROUND([.E219] / [.B220]; 2)); [.E219])" office:value-type="currency" office:currency="PLN" office:value="20906.76" calcext:value-type="currency">
            <text:p>20 906,76 zł</text:p>
          </table:table-cell>
          <table:table-cell table:formula="of:=IF([.B219] &gt; [.B220]; IF([.F219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8-08" calcext:value-type="date">
            <text:p>8.08.2005</text:p>
          </table:table-cell>
          <table:table-cell office:value-type="float" office:value="4.5873" calcext:value-type="float">
            <text:p>4,5873</text:p>
          </table:table-cell>
          <table:table-cell table:style-name="ce3" table:formula="of:=IF(DAY([.A221]) = 1; IF([.D220] = &quot;EUR&quot;; ROUND([.C220] * [.B221]; 2); ROUND([.C220] / [.B221]; 2)); [.C220])" office:value-type="currency" office:currency="PLN" office:value="20984.6" calcext:value-type="currency">
            <text:p>20 984,60 zł</text:p>
          </table:table-cell>
          <table:table-cell table:formula="of:=IF(DAY([.A221]) = 1; IF([.D220] = &quot;EUR&quot;; &quot;PLN&quot;; &quot;EUR&quot;); [.D220])" office:value-type="string" office:string-value="PLN" calcext:value-type="string">
            <text:p>PLN</text:p>
          </table:table-cell>
          <table:table-cell table:style-name="ce3" table:formula="of:=IF([.F220] &lt;&gt; [.F221]; IF([.F221] = &quot;PLN&quot;; ROUND([.E220] * [.B221]; 2); ROUND([.E220] / [.B221]; 2)); [.E220])" office:value-type="currency" office:currency="PLN" office:value="4557.53" calcext:value-type="currency">
            <text:p>4 557,53 zł</text:p>
          </table:table-cell>
          <table:table-cell table:formula="of:=IF([.B220] &gt; [.B221]; IF([.F22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09" calcext:value-type="date">
            <text:p>9.08.2005</text:p>
          </table:table-cell>
          <table:table-cell office:value-type="float" office:value="4.5892" calcext:value-type="float">
            <text:p>4,5892</text:p>
          </table:table-cell>
          <table:table-cell table:style-name="ce3" table:formula="of:=IF(DAY([.A222]) = 1; IF([.D221] = &quot;EUR&quot;; ROUND([.C221] * [.B222]; 2); ROUND([.C221] / [.B222]; 2)); [.C221])" office:value-type="currency" office:currency="PLN" office:value="20984.6" calcext:value-type="currency">
            <text:p>20 984,60 zł</text:p>
          </table:table-cell>
          <table:table-cell table:formula="of:=IF(DAY([.A222]) = 1; IF([.D221] = &quot;EUR&quot;; &quot;PLN&quot;; &quot;EUR&quot;); [.D221])" office:value-type="string" office:string-value="PLN" calcext:value-type="string">
            <text:p>PLN</text:p>
          </table:table-cell>
          <table:table-cell table:style-name="ce3" table:formula="of:=IF([.F221] &lt;&gt; [.F222]; IF([.F222] = &quot;PLN&quot;; ROUND([.E221] * [.B222]; 2); ROUND([.E221] / [.B222]; 2)); [.E221])" office:value-type="currency" office:currency="PLN" office:value="4557.53" calcext:value-type="currency">
            <text:p>4 557,53 zł</text:p>
          </table:table-cell>
          <table:table-cell table:formula="of:=IF([.B221] &gt; [.B222]; IF([.F22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10" calcext:value-type="date">
            <text:p>10.08.2005</text:p>
          </table:table-cell>
          <table:table-cell office:value-type="float" office:value="4.5832" calcext:value-type="float">
            <text:p>4,5832</text:p>
          </table:table-cell>
          <table:table-cell table:style-name="ce3" table:formula="of:=IF(DAY([.A223]) = 1; IF([.D222] = &quot;EUR&quot;; ROUND([.C222] * [.B223]; 2); ROUND([.C222] / [.B223]; 2)); [.C222])" office:value-type="currency" office:currency="PLN" office:value="20984.6" calcext:value-type="currency">
            <text:p>20 984,60 zł</text:p>
          </table:table-cell>
          <table:table-cell table:formula="of:=IF(DAY([.A223]) = 1; IF([.D222] = &quot;EUR&quot;; &quot;PLN&quot;; &quot;EUR&quot;); [.D222])" office:value-type="string" office:string-value="PLN" calcext:value-type="string">
            <text:p>PLN</text:p>
          </table:table-cell>
          <table:table-cell table:style-name="ce3" table:formula="of:=IF([.F222] &lt;&gt; [.F223]; IF([.F223] = &quot;PLN&quot;; ROUND([.E222] * [.B223]; 2); ROUND([.E222] / [.B223]; 2)); [.E222])" office:value-type="currency" office:currency="PLN" office:value="20888.07" calcext:value-type="currency">
            <text:p>20 888,07 zł</text:p>
          </table:table-cell>
          <table:table-cell table:formula="of:=IF([.B222] &gt; [.B223]; IF([.F222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8-11" calcext:value-type="date">
            <text:p>11.08.2005</text:p>
          </table:table-cell>
          <table:table-cell office:value-type="float" office:value="4.5726" calcext:value-type="float">
            <text:p>4,5726</text:p>
          </table:table-cell>
          <table:table-cell table:style-name="ce3" table:formula="of:=IF(DAY([.A224]) = 1; IF([.D223] = &quot;EUR&quot;; ROUND([.C223] * [.B224]; 2); ROUND([.C223] / [.B224]; 2)); [.C223])" office:value-type="currency" office:currency="PLN" office:value="20984.6" calcext:value-type="currency">
            <text:p>20 984,60 zł</text:p>
          </table:table-cell>
          <table:table-cell table:formula="of:=IF(DAY([.A224]) = 1; IF([.D223] = &quot;EUR&quot;; &quot;PLN&quot;; &quot;EUR&quot;); [.D223])" office:value-type="string" office:string-value="PLN" calcext:value-type="string">
            <text:p>PLN</text:p>
          </table:table-cell>
          <table:table-cell table:style-name="ce3" table:formula="of:=IF([.F223] &lt;&gt; [.F224]; IF([.F224] = &quot;PLN&quot;; ROUND([.E223] * [.B224]; 2); ROUND([.E223] / [.B224]; 2)); [.E223])" office:value-type="currency" office:currency="PLN" office:value="4568.09" calcext:value-type="currency">
            <text:p>4 568,09 zł</text:p>
          </table:table-cell>
          <table:table-cell table:formula="of:=IF([.B223] &gt; [.B224]; IF([.F22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12" calcext:value-type="date">
            <text:p>12.08.2005</text:p>
          </table:table-cell>
          <table:table-cell office:value-type="float" office:value="4.5748" calcext:value-type="float">
            <text:p>4,5748</text:p>
          </table:table-cell>
          <table:table-cell table:style-name="ce3" table:formula="of:=IF(DAY([.A225]) = 1; IF([.D224] = &quot;EUR&quot;; ROUND([.C224] * [.B225]; 2); ROUND([.C224] / [.B225]; 2)); [.C224])" office:value-type="currency" office:currency="PLN" office:value="20984.6" calcext:value-type="currency">
            <text:p>20 984,60 zł</text:p>
          </table:table-cell>
          <table:table-cell table:formula="of:=IF(DAY([.A225]) = 1; IF([.D224] = &quot;EUR&quot;; &quot;PLN&quot;; &quot;EUR&quot;); [.D224])" office:value-type="string" office:string-value="PLN" calcext:value-type="string">
            <text:p>PLN</text:p>
          </table:table-cell>
          <table:table-cell table:style-name="ce3" table:formula="of:=IF([.F224] &lt;&gt; [.F225]; IF([.F225] = &quot;PLN&quot;; ROUND([.E224] * [.B225]; 2); ROUND([.E224] / [.B225]; 2)); [.E224])" office:value-type="currency" office:currency="PLN" office:value="4568.09" calcext:value-type="currency">
            <text:p>4 568,09 zł</text:p>
          </table:table-cell>
          <table:table-cell table:formula="of:=IF([.B224] &gt; [.B225]; IF([.F22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13" calcext:value-type="date">
            <text:p>13.08.2005</text:p>
          </table:table-cell>
          <table:table-cell office:value-type="float" office:value="4.5869" calcext:value-type="float">
            <text:p>4,5869</text:p>
          </table:table-cell>
          <table:table-cell table:style-name="ce3" table:formula="of:=IF(DAY([.A226]) = 1; IF([.D225] = &quot;EUR&quot;; ROUND([.C225] * [.B226]; 2); ROUND([.C225] / [.B226]; 2)); [.C225])" office:value-type="currency" office:currency="PLN" office:value="20984.6" calcext:value-type="currency">
            <text:p>20 984,60 zł</text:p>
          </table:table-cell>
          <table:table-cell table:formula="of:=IF(DAY([.A226]) = 1; IF([.D225] = &quot;EUR&quot;; &quot;PLN&quot;; &quot;EUR&quot;); [.D225])" office:value-type="string" office:string-value="PLN" calcext:value-type="string">
            <text:p>PLN</text:p>
          </table:table-cell>
          <table:table-cell table:style-name="ce3" table:formula="of:=IF([.F225] &lt;&gt; [.F226]; IF([.F226] = &quot;PLN&quot;; ROUND([.E225] * [.B226]; 2); ROUND([.E225] / [.B226]; 2)); [.E225])" office:value-type="currency" office:currency="PLN" office:value="4568.09" calcext:value-type="currency">
            <text:p>4 568,09 zł</text:p>
          </table:table-cell>
          <table:table-cell table:formula="of:=IF([.B225] &gt; [.B226]; IF([.F22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14" calcext:value-type="date">
            <text:p>14.08.2005</text:p>
          </table:table-cell>
          <table:table-cell office:value-type="float" office:value="4.6143" calcext:value-type="float">
            <text:p>4,6143</text:p>
          </table:table-cell>
          <table:table-cell table:style-name="ce3" table:formula="of:=IF(DAY([.A227]) = 1; IF([.D226] = &quot;EUR&quot;; ROUND([.C226] * [.B227]; 2); ROUND([.C226] / [.B227]; 2)); [.C226])" office:value-type="currency" office:currency="PLN" office:value="20984.6" calcext:value-type="currency">
            <text:p>20 984,60 zł</text:p>
          </table:table-cell>
          <table:table-cell table:formula="of:=IF(DAY([.A227]) = 1; IF([.D226] = &quot;EUR&quot;; &quot;PLN&quot;; &quot;EUR&quot;); [.D226])" office:value-type="string" office:string-value="PLN" calcext:value-type="string">
            <text:p>PLN</text:p>
          </table:table-cell>
          <table:table-cell table:style-name="ce3" table:formula="of:=IF([.F226] &lt;&gt; [.F227]; IF([.F227] = &quot;PLN&quot;; ROUND([.E226] * [.B227]; 2); ROUND([.E226] / [.B227]; 2)); [.E226])" office:value-type="currency" office:currency="PLN" office:value="4568.09" calcext:value-type="currency">
            <text:p>4 568,09 zł</text:p>
          </table:table-cell>
          <table:table-cell table:formula="of:=IF([.B226] &gt; [.B227]; IF([.F22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15" calcext:value-type="date">
            <text:p>15.08.2005</text:p>
          </table:table-cell>
          <table:table-cell office:value-type="float" office:value="4.6223" calcext:value-type="float">
            <text:p>4,6223</text:p>
          </table:table-cell>
          <table:table-cell table:style-name="ce3" table:formula="of:=IF(DAY([.A228]) = 1; IF([.D227] = &quot;EUR&quot;; ROUND([.C227] * [.B228]; 2); ROUND([.C227] / [.B228]; 2)); [.C227])" office:value-type="currency" office:currency="PLN" office:value="20984.6" calcext:value-type="currency">
            <text:p>20 984,60 zł</text:p>
          </table:table-cell>
          <table:table-cell table:formula="of:=IF(DAY([.A228]) = 1; IF([.D227] = &quot;EUR&quot;; &quot;PLN&quot;; &quot;EUR&quot;); [.D227])" office:value-type="string" office:string-value="PLN" calcext:value-type="string">
            <text:p>PLN</text:p>
          </table:table-cell>
          <table:table-cell table:style-name="ce3" table:formula="of:=IF([.F227] &lt;&gt; [.F228]; IF([.F228] = &quot;PLN&quot;; ROUND([.E227] * [.B228]; 2); ROUND([.E227] / [.B228]; 2)); [.E227])" office:value-type="currency" office:currency="PLN" office:value="4568.09" calcext:value-type="currency">
            <text:p>4 568,09 zł</text:p>
          </table:table-cell>
          <table:table-cell table:formula="of:=IF([.B227] &gt; [.B228]; IF([.F22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16" calcext:value-type="date">
            <text:p>16.08.2005</text:p>
          </table:table-cell>
          <table:table-cell office:value-type="float" office:value="4.6514" calcext:value-type="float">
            <text:p>4,6514</text:p>
          </table:table-cell>
          <table:table-cell table:style-name="ce3" table:formula="of:=IF(DAY([.A229]) = 1; IF([.D228] = &quot;EUR&quot;; ROUND([.C228] * [.B229]; 2); ROUND([.C228] / [.B229]; 2)); [.C228])" office:value-type="currency" office:currency="PLN" office:value="20984.6" calcext:value-type="currency">
            <text:p>20 984,60 zł</text:p>
          </table:table-cell>
          <table:table-cell table:formula="of:=IF(DAY([.A229]) = 1; IF([.D228] = &quot;EUR&quot;; &quot;PLN&quot;; &quot;EUR&quot;); [.D228])" office:value-type="string" office:string-value="PLN" calcext:value-type="string">
            <text:p>PLN</text:p>
          </table:table-cell>
          <table:table-cell table:style-name="ce3" table:formula="of:=IF([.F228] &lt;&gt; [.F229]; IF([.F229] = &quot;PLN&quot;; ROUND([.E228] * [.B229]; 2); ROUND([.E228] / [.B229]; 2)); [.E228])" office:value-type="currency" office:currency="PLN" office:value="4568.09" calcext:value-type="currency">
            <text:p>4 568,09 zł</text:p>
          </table:table-cell>
          <table:table-cell table:formula="of:=IF([.B228] &gt; [.B229]; IF([.F22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17" calcext:value-type="date">
            <text:p>17.08.2005</text:p>
          </table:table-cell>
          <table:table-cell office:value-type="float" office:value="4.6516" calcext:value-type="float">
            <text:p>4,6516</text:p>
          </table:table-cell>
          <table:table-cell table:style-name="ce3" table:formula="of:=IF(DAY([.A230]) = 1; IF([.D229] = &quot;EUR&quot;; ROUND([.C229] * [.B230]; 2); ROUND([.C229] / [.B230]; 2)); [.C229])" office:value-type="currency" office:currency="PLN" office:value="20984.6" calcext:value-type="currency">
            <text:p>20 984,60 zł</text:p>
          </table:table-cell>
          <table:table-cell table:formula="of:=IF(DAY([.A230]) = 1; IF([.D229] = &quot;EUR&quot;; &quot;PLN&quot;; &quot;EUR&quot;); [.D229])" office:value-type="string" office:string-value="PLN" calcext:value-type="string">
            <text:p>PLN</text:p>
          </table:table-cell>
          <table:table-cell table:style-name="ce3" table:formula="of:=IF([.F229] &lt;&gt; [.F230]; IF([.F230] = &quot;PLN&quot;; ROUND([.E229] * [.B230]; 2); ROUND([.E229] / [.B230]; 2)); [.E229])" office:value-type="currency" office:currency="PLN" office:value="4568.09" calcext:value-type="currency">
            <text:p>4 568,09 zł</text:p>
          </table:table-cell>
          <table:table-cell table:formula="of:=IF([.B229] &gt; [.B230]; IF([.F22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18" calcext:value-type="date">
            <text:p>18.08.2005</text:p>
          </table:table-cell>
          <table:table-cell office:value-type="float" office:value="4.6468" calcext:value-type="float">
            <text:p>4,6468</text:p>
          </table:table-cell>
          <table:table-cell table:style-name="ce3" table:formula="of:=IF(DAY([.A231]) = 1; IF([.D230] = &quot;EUR&quot;; ROUND([.C230] * [.B231]; 2); ROUND([.C230] / [.B231]; 2)); [.C230])" office:value-type="currency" office:currency="PLN" office:value="20984.6" calcext:value-type="currency">
            <text:p>20 984,60 zł</text:p>
          </table:table-cell>
          <table:table-cell table:formula="of:=IF(DAY([.A231]) = 1; IF([.D230] = &quot;EUR&quot;; &quot;PLN&quot;; &quot;EUR&quot;); [.D230])" office:value-type="string" office:string-value="PLN" calcext:value-type="string">
            <text:p>PLN</text:p>
          </table:table-cell>
          <table:table-cell table:style-name="ce3" table:formula="of:=IF([.F230] &lt;&gt; [.F231]; IF([.F231] = &quot;PLN&quot;; ROUND([.E230] * [.B231]; 2); ROUND([.E230] / [.B231]; 2)); [.E230])" office:value-type="currency" office:currency="PLN" office:value="21227" calcext:value-type="currency">
            <text:p>21 227,00 zł</text:p>
          </table:table-cell>
          <table:table-cell table:formula="of:=IF([.B230] &gt; [.B231]; IF([.F23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8-19" calcext:value-type="date">
            <text:p>19.08.2005</text:p>
          </table:table-cell>
          <table:table-cell office:value-type="float" office:value="4.6568" calcext:value-type="float">
            <text:p>4,6568</text:p>
          </table:table-cell>
          <table:table-cell table:style-name="ce3" table:formula="of:=IF(DAY([.A232]) = 1; IF([.D231] = &quot;EUR&quot;; ROUND([.C231] * [.B232]; 2); ROUND([.C231] / [.B232]; 2)); [.C231])" office:value-type="currency" office:currency="PLN" office:value="20984.6" calcext:value-type="currency">
            <text:p>20 984,60 zł</text:p>
          </table:table-cell>
          <table:table-cell table:formula="of:=IF(DAY([.A232]) = 1; IF([.D231] = &quot;EUR&quot;; &quot;PLN&quot;; &quot;EUR&quot;); [.D231])" office:value-type="string" office:string-value="PLN" calcext:value-type="string">
            <text:p>PLN</text:p>
          </table:table-cell>
          <table:table-cell table:style-name="ce3" table:formula="of:=IF([.F231] &lt;&gt; [.F232]; IF([.F232] = &quot;PLN&quot;; ROUND([.E231] * [.B232]; 2); ROUND([.E231] / [.B232]; 2)); [.E231])" office:value-type="currency" office:currency="PLN" office:value="4558.28" calcext:value-type="currency">
            <text:p>4 558,28 zł</text:p>
          </table:table-cell>
          <table:table-cell table:formula="of:=IF([.B231] &gt; [.B232]; IF([.F23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20" calcext:value-type="date">
            <text:p>20.08.2005</text:p>
          </table:table-cell>
          <table:table-cell office:value-type="float" office:value="4.6662" calcext:value-type="float">
            <text:p>4,6662</text:p>
          </table:table-cell>
          <table:table-cell table:style-name="ce3" table:formula="of:=IF(DAY([.A233]) = 1; IF([.D232] = &quot;EUR&quot;; ROUND([.C232] * [.B233]; 2); ROUND([.C232] / [.B233]; 2)); [.C232])" office:value-type="currency" office:currency="PLN" office:value="20984.6" calcext:value-type="currency">
            <text:p>20 984,60 zł</text:p>
          </table:table-cell>
          <table:table-cell table:formula="of:=IF(DAY([.A233]) = 1; IF([.D232] = &quot;EUR&quot;; &quot;PLN&quot;; &quot;EUR&quot;); [.D232])" office:value-type="string" office:string-value="PLN" calcext:value-type="string">
            <text:p>PLN</text:p>
          </table:table-cell>
          <table:table-cell table:style-name="ce3" table:formula="of:=IF([.F232] &lt;&gt; [.F233]; IF([.F233] = &quot;PLN&quot;; ROUND([.E232] * [.B233]; 2); ROUND([.E232] / [.B233]; 2)); [.E232])" office:value-type="currency" office:currency="PLN" office:value="4558.28" calcext:value-type="currency">
            <text:p>4 558,28 zł</text:p>
          </table:table-cell>
          <table:table-cell table:formula="of:=IF([.B232] &gt; [.B233]; IF([.F23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21" calcext:value-type="date">
            <text:p>21.08.2005</text:p>
          </table:table-cell>
          <table:table-cell office:value-type="float" office:value="4.7127" calcext:value-type="float">
            <text:p>4,7127</text:p>
          </table:table-cell>
          <table:table-cell table:style-name="ce3" table:formula="of:=IF(DAY([.A234]) = 1; IF([.D233] = &quot;EUR&quot;; ROUND([.C233] * [.B234]; 2); ROUND([.C233] / [.B234]; 2)); [.C233])" office:value-type="currency" office:currency="PLN" office:value="20984.6" calcext:value-type="currency">
            <text:p>20 984,60 zł</text:p>
          </table:table-cell>
          <table:table-cell table:formula="of:=IF(DAY([.A234]) = 1; IF([.D233] = &quot;EUR&quot;; &quot;PLN&quot;; &quot;EUR&quot;); [.D233])" office:value-type="string" office:string-value="PLN" calcext:value-type="string">
            <text:p>PLN</text:p>
          </table:table-cell>
          <table:table-cell table:style-name="ce3" table:formula="of:=IF([.F233] &lt;&gt; [.F234]; IF([.F234] = &quot;PLN&quot;; ROUND([.E233] * [.B234]; 2); ROUND([.E233] / [.B234]; 2)); [.E233])" office:value-type="currency" office:currency="PLN" office:value="4558.28" calcext:value-type="currency">
            <text:p>4 558,28 zł</text:p>
          </table:table-cell>
          <table:table-cell table:formula="of:=IF([.B233] &gt; [.B234]; IF([.F23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22" calcext:value-type="date">
            <text:p>22.08.2005</text:p>
          </table:table-cell>
          <table:table-cell office:value-type="float" office:value="4.6494" calcext:value-type="float">
            <text:p>4,6494</text:p>
          </table:table-cell>
          <table:table-cell table:style-name="ce3" table:formula="of:=IF(DAY([.A235]) = 1; IF([.D234] = &quot;EUR&quot;; ROUND([.C234] * [.B235]; 2); ROUND([.C234] / [.B235]; 2)); [.C234])" office:value-type="currency" office:currency="PLN" office:value="20984.6" calcext:value-type="currency">
            <text:p>20 984,60 zł</text:p>
          </table:table-cell>
          <table:table-cell table:formula="of:=IF(DAY([.A235]) = 1; IF([.D234] = &quot;EUR&quot;; &quot;PLN&quot;; &quot;EUR&quot;); [.D234])" office:value-type="string" office:string-value="PLN" calcext:value-type="string">
            <text:p>PLN</text:p>
          </table:table-cell>
          <table:table-cell table:style-name="ce3" table:formula="of:=IF([.F234] &lt;&gt; [.F235]; IF([.F235] = &quot;PLN&quot;; ROUND([.E234] * [.B235]; 2); ROUND([.E234] / [.B235]; 2)); [.E234])" office:value-type="currency" office:currency="PLN" office:value="21193.27" calcext:value-type="currency">
            <text:p>21 193,27 zł</text:p>
          </table:table-cell>
          <table:table-cell table:formula="of:=IF([.B234] &gt; [.B235]; IF([.F23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8-23" calcext:value-type="date">
            <text:p>23.08.2005</text:p>
          </table:table-cell>
          <table:table-cell office:value-type="float" office:value="4.6692" calcext:value-type="float">
            <text:p>4,6692</text:p>
          </table:table-cell>
          <table:table-cell table:style-name="ce3" table:formula="of:=IF(DAY([.A236]) = 1; IF([.D235] = &quot;EUR&quot;; ROUND([.C235] * [.B236]; 2); ROUND([.C235] / [.B236]; 2)); [.C235])" office:value-type="currency" office:currency="PLN" office:value="20984.6" calcext:value-type="currency">
            <text:p>20 984,60 zł</text:p>
          </table:table-cell>
          <table:table-cell table:formula="of:=IF(DAY([.A236]) = 1; IF([.D235] = &quot;EUR&quot;; &quot;PLN&quot;; &quot;EUR&quot;); [.D235])" office:value-type="string" office:string-value="PLN" calcext:value-type="string">
            <text:p>PLN</text:p>
          </table:table-cell>
          <table:table-cell table:style-name="ce3" table:formula="of:=IF([.F235] &lt;&gt; [.F236]; IF([.F236] = &quot;PLN&quot;; ROUND([.E235] * [.B236]; 2); ROUND([.E235] / [.B236]; 2)); [.E235])" office:value-type="currency" office:currency="PLN" office:value="4538.95" calcext:value-type="currency">
            <text:p>4 538,95 zł</text:p>
          </table:table-cell>
          <table:table-cell table:formula="of:=IF([.B235] &gt; [.B236]; IF([.F23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24" calcext:value-type="date">
            <text:p>24.08.2005</text:p>
          </table:table-cell>
          <table:table-cell office:value-type="float" office:value="4.6636" calcext:value-type="float">
            <text:p>4,6636</text:p>
          </table:table-cell>
          <table:table-cell table:style-name="ce3" table:formula="of:=IF(DAY([.A237]) = 1; IF([.D236] = &quot;EUR&quot;; ROUND([.C236] * [.B237]; 2); ROUND([.C236] / [.B237]; 2)); [.C236])" office:value-type="currency" office:currency="PLN" office:value="20984.6" calcext:value-type="currency">
            <text:p>20 984,60 zł</text:p>
          </table:table-cell>
          <table:table-cell table:formula="of:=IF(DAY([.A237]) = 1; IF([.D236] = &quot;EUR&quot;; &quot;PLN&quot;; &quot;EUR&quot;); [.D236])" office:value-type="string" office:string-value="PLN" calcext:value-type="string">
            <text:p>PLN</text:p>
          </table:table-cell>
          <table:table-cell table:style-name="ce3" table:formula="of:=IF([.F236] &lt;&gt; [.F237]; IF([.F237] = &quot;PLN&quot;; ROUND([.E236] * [.B237]; 2); ROUND([.E236] / [.B237]; 2)); [.E236])" office:value-type="currency" office:currency="PLN" office:value="21167.85" calcext:value-type="currency">
            <text:p>21 167,85 zł</text:p>
          </table:table-cell>
          <table:table-cell table:formula="of:=IF([.B236] &gt; [.B237]; IF([.F23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8-25" calcext:value-type="date">
            <text:p>25.08.2005</text:p>
          </table:table-cell>
          <table:table-cell office:value-type="float" office:value="4.6337" calcext:value-type="float">
            <text:p>4,6337</text:p>
          </table:table-cell>
          <table:table-cell table:style-name="ce3" table:formula="of:=IF(DAY([.A238]) = 1; IF([.D237] = &quot;EUR&quot;; ROUND([.C237] * [.B238]; 2); ROUND([.C237] / [.B238]; 2)); [.C237])" office:value-type="currency" office:currency="PLN" office:value="20984.6" calcext:value-type="currency">
            <text:p>20 984,60 zł</text:p>
          </table:table-cell>
          <table:table-cell table:formula="of:=IF(DAY([.A238]) = 1; IF([.D237] = &quot;EUR&quot;; &quot;PLN&quot;; &quot;EUR&quot;); [.D237])" office:value-type="string" office:string-value="PLN" calcext:value-type="string">
            <text:p>PLN</text:p>
          </table:table-cell>
          <table:table-cell table:style-name="ce3" table:formula="of:=IF([.F237] &lt;&gt; [.F238]; IF([.F238] = &quot;PLN&quot;; ROUND([.E237] * [.B238]; 2); ROUND([.E237] / [.B238]; 2)); [.E237])" office:value-type="currency" office:currency="PLN" office:value="4568.24" calcext:value-type="currency">
            <text:p>4 568,24 zł</text:p>
          </table:table-cell>
          <table:table-cell table:formula="of:=IF([.B237] &gt; [.B238]; IF([.F23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26" calcext:value-type="date">
            <text:p>26.08.2005</text:p>
          </table:table-cell>
          <table:table-cell office:value-type="float" office:value="4.6318" calcext:value-type="float">
            <text:p>4,6318</text:p>
          </table:table-cell>
          <table:table-cell table:style-name="ce3" table:formula="of:=IF(DAY([.A239]) = 1; IF([.D238] = &quot;EUR&quot;; ROUND([.C238] * [.B239]; 2); ROUND([.C238] / [.B239]; 2)); [.C238])" office:value-type="currency" office:currency="PLN" office:value="20984.6" calcext:value-type="currency">
            <text:p>20 984,60 zł</text:p>
          </table:table-cell>
          <table:table-cell table:formula="of:=IF(DAY([.A239]) = 1; IF([.D238] = &quot;EUR&quot;; &quot;PLN&quot;; &quot;EUR&quot;); [.D238])" office:value-type="string" office:string-value="PLN" calcext:value-type="string">
            <text:p>PLN</text:p>
          </table:table-cell>
          <table:table-cell table:style-name="ce3" table:formula="of:=IF([.F238] &lt;&gt; [.F239]; IF([.F239] = &quot;PLN&quot;; ROUND([.E238] * [.B239]; 2); ROUND([.E238] / [.B239]; 2)); [.E238])" office:value-type="currency" office:currency="PLN" office:value="21159.17" calcext:value-type="currency">
            <text:p>21 159,17 zł</text:p>
          </table:table-cell>
          <table:table-cell table:formula="of:=IF([.B238] &gt; [.B239]; IF([.F23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8-27" calcext:value-type="date">
            <text:p>27.08.2005</text:p>
          </table:table-cell>
          <table:table-cell office:value-type="float" office:value="4.6518" calcext:value-type="float">
            <text:p>4,6518</text:p>
          </table:table-cell>
          <table:table-cell table:style-name="ce3" table:formula="of:=IF(DAY([.A240]) = 1; IF([.D239] = &quot;EUR&quot;; ROUND([.C239] * [.B240]; 2); ROUND([.C239] / [.B240]; 2)); [.C239])" office:value-type="currency" office:currency="PLN" office:value="20984.6" calcext:value-type="currency">
            <text:p>20 984,60 zł</text:p>
          </table:table-cell>
          <table:table-cell table:formula="of:=IF(DAY([.A240]) = 1; IF([.D239] = &quot;EUR&quot;; &quot;PLN&quot;; &quot;EUR&quot;); [.D239])" office:value-type="string" office:string-value="PLN" calcext:value-type="string">
            <text:p>PLN</text:p>
          </table:table-cell>
          <table:table-cell table:style-name="ce3" table:formula="of:=IF([.F239] &lt;&gt; [.F240]; IF([.F240] = &quot;PLN&quot;; ROUND([.E239] * [.B240]; 2); ROUND([.E239] / [.B240]; 2)); [.E239])" office:value-type="currency" office:currency="PLN" office:value="4548.6" calcext:value-type="currency">
            <text:p>4 548,60 zł</text:p>
          </table:table-cell>
          <table:table-cell table:formula="of:=IF([.B239] &gt; [.B240]; IF([.F23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28" calcext:value-type="date">
            <text:p>28.08.2005</text:p>
          </table:table-cell>
          <table:table-cell office:value-type="float" office:value="4.6708" calcext:value-type="float">
            <text:p>4,6708</text:p>
          </table:table-cell>
          <table:table-cell table:style-name="ce3" table:formula="of:=IF(DAY([.A241]) = 1; IF([.D240] = &quot;EUR&quot;; ROUND([.C240] * [.B241]; 2); ROUND([.C240] / [.B241]; 2)); [.C240])" office:value-type="currency" office:currency="PLN" office:value="20984.6" calcext:value-type="currency">
            <text:p>20 984,60 zł</text:p>
          </table:table-cell>
          <table:table-cell table:formula="of:=IF(DAY([.A241]) = 1; IF([.D240] = &quot;EUR&quot;; &quot;PLN&quot;; &quot;EUR&quot;); [.D240])" office:value-type="string" office:string-value="PLN" calcext:value-type="string">
            <text:p>PLN</text:p>
          </table:table-cell>
          <table:table-cell table:style-name="ce3" table:formula="of:=IF([.F240] &lt;&gt; [.F241]; IF([.F241] = &quot;PLN&quot;; ROUND([.E240] * [.B241]; 2); ROUND([.E240] / [.B241]; 2)); [.E240])" office:value-type="currency" office:currency="PLN" office:value="4548.6" calcext:value-type="currency">
            <text:p>4 548,60 zł</text:p>
          </table:table-cell>
          <table:table-cell table:formula="of:=IF([.B240] &gt; [.B241]; IF([.F24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29" calcext:value-type="date">
            <text:p>29.08.2005</text:p>
          </table:table-cell>
          <table:table-cell office:value-type="float" office:value="4.6529" calcext:value-type="float">
            <text:p>4,6529</text:p>
          </table:table-cell>
          <table:table-cell table:style-name="ce3" table:formula="of:=IF(DAY([.A242]) = 1; IF([.D241] = &quot;EUR&quot;; ROUND([.C241] * [.B242]; 2); ROUND([.C241] / [.B242]; 2)); [.C241])" office:value-type="currency" office:currency="PLN" office:value="20984.6" calcext:value-type="currency">
            <text:p>20 984,60 zł</text:p>
          </table:table-cell>
          <table:table-cell table:formula="of:=IF(DAY([.A242]) = 1; IF([.D241] = &quot;EUR&quot;; &quot;PLN&quot;; &quot;EUR&quot;); [.D241])" office:value-type="string" office:string-value="PLN" calcext:value-type="string">
            <text:p>PLN</text:p>
          </table:table-cell>
          <table:table-cell table:style-name="ce3" table:formula="of:=IF([.F241] &lt;&gt; [.F242]; IF([.F242] = &quot;PLN&quot;; ROUND([.E241] * [.B242]; 2); ROUND([.E241] / [.B242]; 2)); [.E241])" office:value-type="currency" office:currency="PLN" office:value="21164.18" calcext:value-type="currency">
            <text:p>21 164,18 zł</text:p>
          </table:table-cell>
          <table:table-cell table:formula="of:=IF([.B241] &gt; [.B242]; IF([.F24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8-30" calcext:value-type="date">
            <text:p>30.08.2005</text:p>
          </table:table-cell>
          <table:table-cell office:value-type="float" office:value="4.6465" calcext:value-type="float">
            <text:p>4,6465</text:p>
          </table:table-cell>
          <table:table-cell table:style-name="ce3" table:formula="of:=IF(DAY([.A243]) = 1; IF([.D242] = &quot;EUR&quot;; ROUND([.C242] * [.B243]; 2); ROUND([.C242] / [.B243]; 2)); [.C242])" office:value-type="currency" office:currency="PLN" office:value="20984.6" calcext:value-type="currency">
            <text:p>20 984,60 zł</text:p>
          </table:table-cell>
          <table:table-cell table:formula="of:=IF(DAY([.A243]) = 1; IF([.D242] = &quot;EUR&quot;; &quot;PLN&quot;; &quot;EUR&quot;); [.D242])" office:value-type="string" office:string-value="PLN" calcext:value-type="string">
            <text:p>PLN</text:p>
          </table:table-cell>
          <table:table-cell table:style-name="ce3" table:formula="of:=IF([.F242] &lt;&gt; [.F243]; IF([.F243] = &quot;PLN&quot;; ROUND([.E242] * [.B243]; 2); ROUND([.E242] / [.B243]; 2)); [.E242])" office:value-type="currency" office:currency="PLN" office:value="4554.86" calcext:value-type="currency">
            <text:p>4 554,86 zł</text:p>
          </table:table-cell>
          <table:table-cell table:formula="of:=IF([.B242] &gt; [.B243]; IF([.F24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8-31" calcext:value-type="date">
            <text:p>31.08.2005</text:p>
          </table:table-cell>
          <table:table-cell office:value-type="float" office:value="4.6573" calcext:value-type="float">
            <text:p>4,6573</text:p>
          </table:table-cell>
          <table:table-cell table:style-name="ce3" table:formula="of:=IF(DAY([.A244]) = 1; IF([.D243] = &quot;EUR&quot;; ROUND([.C243] * [.B244]; 2); ROUND([.C243] / [.B244]; 2)); [.C243])" office:value-type="currency" office:currency="PLN" office:value="20984.6" calcext:value-type="currency">
            <text:p>20 984,60 zł</text:p>
          </table:table-cell>
          <table:table-cell table:formula="of:=IF(DAY([.A244]) = 1; IF([.D243] = &quot;EUR&quot;; &quot;PLN&quot;; &quot;EUR&quot;); [.D243])" office:value-type="string" office:string-value="PLN" calcext:value-type="string">
            <text:p>PLN</text:p>
          </table:table-cell>
          <table:table-cell table:style-name="ce3" table:formula="of:=IF([.F243] &lt;&gt; [.F244]; IF([.F244] = &quot;PLN&quot;; ROUND([.E243] * [.B244]; 2); ROUND([.E243] / [.B244]; 2)); [.E243])" office:value-type="currency" office:currency="PLN" office:value="4554.86" calcext:value-type="currency">
            <text:p>4 554,86 zł</text:p>
          </table:table-cell>
          <table:table-cell table:formula="of:=IF([.B243] &gt; [.B244]; IF([.F24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01" calcext:value-type="date">
            <text:p>1.09.2005</text:p>
          </table:table-cell>
          <table:table-cell office:value-type="float" office:value="4.6565" calcext:value-type="float">
            <text:p>4,6565</text:p>
          </table:table-cell>
          <table:table-cell table:style-name="ce3" table:formula="of:=IF(DAY([.A245]) = 1; IF([.D244] = &quot;EUR&quot;; ROUND([.C244] * [.B245]; 2); ROUND([.C244] / [.B245]; 2)); [.C244])" office:value-type="currency" office:currency="PLN" office:value="4506.52" calcext:value-type="currency">
            <text:p>4 506,52 zł</text:p>
          </table:table-cell>
          <table:table-cell table:formula="of:=IF(DAY([.A245]) = 1; IF([.D244] = &quot;EUR&quot;; &quot;PLN&quot;; &quot;EUR&quot;); [.D244])" office:value-type="string" office:string-value="EUR" calcext:value-type="string">
            <text:p>EUR</text:p>
          </table:table-cell>
          <table:table-cell table:style-name="ce3" table:formula="of:=IF([.F244] &lt;&gt; [.F245]; IF([.F245] = &quot;PLN&quot;; ROUND([.E244] * [.B245]; 2); ROUND([.E244] / [.B245]; 2)); [.E244])" office:value-type="currency" office:currency="PLN" office:value="21209.71" calcext:value-type="currency">
            <text:p>21 209,71 zł</text:p>
          </table:table-cell>
          <table:table-cell table:formula="of:=IF([.B244] &gt; [.B245]; IF([.F24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9-02" calcext:value-type="date">
            <text:p>2.09.2005</text:p>
          </table:table-cell>
          <table:table-cell office:value-type="float" office:value="4.6344" calcext:value-type="float">
            <text:p>4,6344</text:p>
          </table:table-cell>
          <table:table-cell table:style-name="ce3" table:formula="of:=IF(DAY([.A246]) = 1; IF([.D245] = &quot;EUR&quot;; ROUND([.C245] * [.B246]; 2); ROUND([.C245] / [.B246]; 2)); [.C245])" office:value-type="currency" office:currency="PLN" office:value="4506.52" calcext:value-type="currency">
            <text:p>4 506,52 zł</text:p>
          </table:table-cell>
          <table:table-cell table:formula="of:=IF(DAY([.A246]) = 1; IF([.D245] = &quot;EUR&quot;; &quot;PLN&quot;; &quot;EUR&quot;); [.D245])" office:value-type="string" office:string-value="EUR" calcext:value-type="string">
            <text:p>EUR</text:p>
          </table:table-cell>
          <table:table-cell table:style-name="ce3" table:formula="of:=IF([.F245] &lt;&gt; [.F246]; IF([.F246] = &quot;PLN&quot;; ROUND([.E245] * [.B246]; 2); ROUND([.E245] / [.B246]; 2)); [.E245])" office:value-type="currency" office:currency="PLN" office:value="4576.58" calcext:value-type="currency">
            <text:p>4 576,58 zł</text:p>
          </table:table-cell>
          <table:table-cell table:formula="of:=IF([.B245] &gt; [.B246]; IF([.F24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03" calcext:value-type="date">
            <text:p>3.09.2005</text:p>
          </table:table-cell>
          <table:table-cell office:value-type="float" office:value="4.635" calcext:value-type="float">
            <text:p>4,635</text:p>
          </table:table-cell>
          <table:table-cell table:style-name="ce3" table:formula="of:=IF(DAY([.A247]) = 1; IF([.D246] = &quot;EUR&quot;; ROUND([.C246] * [.B247]; 2); ROUND([.C246] / [.B247]; 2)); [.C246])" office:value-type="currency" office:currency="PLN" office:value="4506.52" calcext:value-type="currency">
            <text:p>4 506,52 zł</text:p>
          </table:table-cell>
          <table:table-cell table:formula="of:=IF(DAY([.A247]) = 1; IF([.D246] = &quot;EUR&quot;; &quot;PLN&quot;; &quot;EUR&quot;); [.D246])" office:value-type="string" office:string-value="EUR" calcext:value-type="string">
            <text:p>EUR</text:p>
          </table:table-cell>
          <table:table-cell table:style-name="ce3" table:formula="of:=IF([.F246] &lt;&gt; [.F247]; IF([.F247] = &quot;PLN&quot;; ROUND([.E246] * [.B247]; 2); ROUND([.E246] / [.B247]; 2)); [.E246])" office:value-type="currency" office:currency="PLN" office:value="4576.58" calcext:value-type="currency">
            <text:p>4 576,58 zł</text:p>
          </table:table-cell>
          <table:table-cell table:formula="of:=IF([.B246] &gt; [.B247]; IF([.F24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04" calcext:value-type="date">
            <text:p>4.09.2005</text:p>
          </table:table-cell>
          <table:table-cell office:value-type="float" office:value="4.6566" calcext:value-type="float">
            <text:p>4,6566</text:p>
          </table:table-cell>
          <table:table-cell table:style-name="ce3" table:formula="of:=IF(DAY([.A248]) = 1; IF([.D247] = &quot;EUR&quot;; ROUND([.C247] * [.B248]; 2); ROUND([.C247] / [.B248]; 2)); [.C247])" office:value-type="currency" office:currency="PLN" office:value="4506.52" calcext:value-type="currency">
            <text:p>4 506,52 zł</text:p>
          </table:table-cell>
          <table:table-cell table:formula="of:=IF(DAY([.A248]) = 1; IF([.D247] = &quot;EUR&quot;; &quot;PLN&quot;; &quot;EUR&quot;); [.D247])" office:value-type="string" office:string-value="EUR" calcext:value-type="string">
            <text:p>EUR</text:p>
          </table:table-cell>
          <table:table-cell table:style-name="ce3" table:formula="of:=IF([.F247] &lt;&gt; [.F248]; IF([.F248] = &quot;PLN&quot;; ROUND([.E247] * [.B248]; 2); ROUND([.E247] / [.B248]; 2)); [.E247])" office:value-type="currency" office:currency="PLN" office:value="4576.58" calcext:value-type="currency">
            <text:p>4 576,58 zł</text:p>
          </table:table-cell>
          <table:table-cell table:formula="of:=IF([.B247] &gt; [.B248]; IF([.F24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05" calcext:value-type="date">
            <text:p>5.09.2005</text:p>
          </table:table-cell>
          <table:table-cell office:value-type="float" office:value="4.6479" calcext:value-type="float">
            <text:p>4,6479</text:p>
          </table:table-cell>
          <table:table-cell table:style-name="ce3" table:formula="of:=IF(DAY([.A249]) = 1; IF([.D248] = &quot;EUR&quot;; ROUND([.C248] * [.B249]; 2); ROUND([.C248] / [.B249]; 2)); [.C248])" office:value-type="currency" office:currency="PLN" office:value="4506.52" calcext:value-type="currency">
            <text:p>4 506,52 zł</text:p>
          </table:table-cell>
          <table:table-cell table:formula="of:=IF(DAY([.A249]) = 1; IF([.D248] = &quot;EUR&quot;; &quot;PLN&quot;; &quot;EUR&quot;); [.D248])" office:value-type="string" office:string-value="EUR" calcext:value-type="string">
            <text:p>EUR</text:p>
          </table:table-cell>
          <table:table-cell table:style-name="ce3" table:formula="of:=IF([.F248] &lt;&gt; [.F249]; IF([.F249] = &quot;PLN&quot;; ROUND([.E248] * [.B249]; 2); ROUND([.E248] / [.B249]; 2)); [.E248])" office:value-type="currency" office:currency="PLN" office:value="21271.49" calcext:value-type="currency">
            <text:p>21 271,49 zł</text:p>
          </table:table-cell>
          <table:table-cell table:formula="of:=IF([.B248] &gt; [.B249]; IF([.F24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9-06" calcext:value-type="date">
            <text:p>6.09.2005</text:p>
          </table:table-cell>
          <table:table-cell office:value-type="float" office:value="4.6477" calcext:value-type="float">
            <text:p>4,6477</text:p>
          </table:table-cell>
          <table:table-cell table:style-name="ce3" table:formula="of:=IF(DAY([.A250]) = 1; IF([.D249] = &quot;EUR&quot;; ROUND([.C249] * [.B250]; 2); ROUND([.C249] / [.B250]; 2)); [.C249])" office:value-type="currency" office:currency="PLN" office:value="4506.52" calcext:value-type="currency">
            <text:p>4 506,52 zł</text:p>
          </table:table-cell>
          <table:table-cell table:formula="of:=IF(DAY([.A250]) = 1; IF([.D249] = &quot;EUR&quot;; &quot;PLN&quot;; &quot;EUR&quot;); [.D249])" office:value-type="string" office:string-value="EUR" calcext:value-type="string">
            <text:p>EUR</text:p>
          </table:table-cell>
          <table:table-cell table:style-name="ce3" table:formula="of:=IF([.F249] &lt;&gt; [.F250]; IF([.F250] = &quot;PLN&quot;; ROUND([.E249] * [.B250]; 2); ROUND([.E249] / [.B250]; 2)); [.E249])" office:value-type="currency" office:currency="PLN" office:value="4576.78" calcext:value-type="currency">
            <text:p>4 576,78 zł</text:p>
          </table:table-cell>
          <table:table-cell table:formula="of:=IF([.B249] &gt; [.B250]; IF([.F24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07" calcext:value-type="date">
            <text:p>7.09.2005</text:p>
          </table:table-cell>
          <table:table-cell office:value-type="float" office:value="4.6483" calcext:value-type="float">
            <text:p>4,6483</text:p>
          </table:table-cell>
          <table:table-cell table:style-name="ce3" table:formula="of:=IF(DAY([.A251]) = 1; IF([.D250] = &quot;EUR&quot;; ROUND([.C250] * [.B251]; 2); ROUND([.C250] / [.B251]; 2)); [.C250])" office:value-type="currency" office:currency="PLN" office:value="4506.52" calcext:value-type="currency">
            <text:p>4 506,52 zł</text:p>
          </table:table-cell>
          <table:table-cell table:formula="of:=IF(DAY([.A251]) = 1; IF([.D250] = &quot;EUR&quot;; &quot;PLN&quot;; &quot;EUR&quot;); [.D250])" office:value-type="string" office:string-value="EUR" calcext:value-type="string">
            <text:p>EUR</text:p>
          </table:table-cell>
          <table:table-cell table:style-name="ce3" table:formula="of:=IF([.F250] &lt;&gt; [.F251]; IF([.F251] = &quot;PLN&quot;; ROUND([.E250] * [.B251]; 2); ROUND([.E250] / [.B251]; 2)); [.E250])" office:value-type="currency" office:currency="PLN" office:value="4576.78" calcext:value-type="currency">
            <text:p>4 576,78 zł</text:p>
          </table:table-cell>
          <table:table-cell table:formula="of:=IF([.B250] &gt; [.B251]; IF([.F25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08" calcext:value-type="date">
            <text:p>8.09.2005</text:p>
          </table:table-cell>
          <table:table-cell office:value-type="float" office:value="4.656" calcext:value-type="float">
            <text:p>4,656</text:p>
          </table:table-cell>
          <table:table-cell table:style-name="ce3" table:formula="of:=IF(DAY([.A252]) = 1; IF([.D251] = &quot;EUR&quot;; ROUND([.C251] * [.B252]; 2); ROUND([.C251] / [.B252]; 2)); [.C251])" office:value-type="currency" office:currency="PLN" office:value="4506.52" calcext:value-type="currency">
            <text:p>4 506,52 zł</text:p>
          </table:table-cell>
          <table:table-cell table:formula="of:=IF(DAY([.A252]) = 1; IF([.D251] = &quot;EUR&quot;; &quot;PLN&quot;; &quot;EUR&quot;); [.D251])" office:value-type="string" office:string-value="EUR" calcext:value-type="string">
            <text:p>EUR</text:p>
          </table:table-cell>
          <table:table-cell table:style-name="ce3" table:formula="of:=IF([.F251] &lt;&gt; [.F252]; IF([.F252] = &quot;PLN&quot;; ROUND([.E251] * [.B252]; 2); ROUND([.E251] / [.B252]; 2)); [.E251])" office:value-type="currency" office:currency="PLN" office:value="4576.78" calcext:value-type="currency">
            <text:p>4 576,78 zł</text:p>
          </table:table-cell>
          <table:table-cell table:formula="of:=IF([.B251] &gt; [.B252]; IF([.F25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09" calcext:value-type="date">
            <text:p>9.09.2005</text:p>
          </table:table-cell>
          <table:table-cell office:value-type="float" office:value="4.6699" calcext:value-type="float">
            <text:p>4,6699</text:p>
          </table:table-cell>
          <table:table-cell table:style-name="ce3" table:formula="of:=IF(DAY([.A253]) = 1; IF([.D252] = &quot;EUR&quot;; ROUND([.C252] * [.B253]; 2); ROUND([.C252] / [.B253]; 2)); [.C252])" office:value-type="currency" office:currency="PLN" office:value="4506.52" calcext:value-type="currency">
            <text:p>4 506,52 zł</text:p>
          </table:table-cell>
          <table:table-cell table:formula="of:=IF(DAY([.A253]) = 1; IF([.D252] = &quot;EUR&quot;; &quot;PLN&quot;; &quot;EUR&quot;); [.D252])" office:value-type="string" office:string-value="EUR" calcext:value-type="string">
            <text:p>EUR</text:p>
          </table:table-cell>
          <table:table-cell table:style-name="ce3" table:formula="of:=IF([.F252] &lt;&gt; [.F253]; IF([.F253] = &quot;PLN&quot;; ROUND([.E252] * [.B253]; 2); ROUND([.E252] / [.B253]; 2)); [.E252])" office:value-type="currency" office:currency="PLN" office:value="4576.78" calcext:value-type="currency">
            <text:p>4 576,78 zł</text:p>
          </table:table-cell>
          <table:table-cell table:formula="of:=IF([.B252] &gt; [.B253]; IF([.F25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10" calcext:value-type="date">
            <text:p>10.09.2005</text:p>
          </table:table-cell>
          <table:table-cell office:value-type="float" office:value="4.7007" calcext:value-type="float">
            <text:p>4,7007</text:p>
          </table:table-cell>
          <table:table-cell table:style-name="ce3" table:formula="of:=IF(DAY([.A254]) = 1; IF([.D253] = &quot;EUR&quot;; ROUND([.C253] * [.B254]; 2); ROUND([.C253] / [.B254]; 2)); [.C253])" office:value-type="currency" office:currency="PLN" office:value="4506.52" calcext:value-type="currency">
            <text:p>4 506,52 zł</text:p>
          </table:table-cell>
          <table:table-cell table:formula="of:=IF(DAY([.A254]) = 1; IF([.D253] = &quot;EUR&quot;; &quot;PLN&quot;; &quot;EUR&quot;); [.D253])" office:value-type="string" office:string-value="EUR" calcext:value-type="string">
            <text:p>EUR</text:p>
          </table:table-cell>
          <table:table-cell table:style-name="ce3" table:formula="of:=IF([.F253] &lt;&gt; [.F254]; IF([.F254] = &quot;PLN&quot;; ROUND([.E253] * [.B254]; 2); ROUND([.E253] / [.B254]; 2)); [.E253])" office:value-type="currency" office:currency="PLN" office:value="4576.78" calcext:value-type="currency">
            <text:p>4 576,78 zł</text:p>
          </table:table-cell>
          <table:table-cell table:formula="of:=IF([.B253] &gt; [.B254]; IF([.F25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11" calcext:value-type="date">
            <text:p>11.09.2005</text:p>
          </table:table-cell>
          <table:table-cell office:value-type="float" office:value="4.717" calcext:value-type="float">
            <text:p>4,717</text:p>
          </table:table-cell>
          <table:table-cell table:style-name="ce3" table:formula="of:=IF(DAY([.A255]) = 1; IF([.D254] = &quot;EUR&quot;; ROUND([.C254] * [.B255]; 2); ROUND([.C254] / [.B255]; 2)); [.C254])" office:value-type="currency" office:currency="PLN" office:value="4506.52" calcext:value-type="currency">
            <text:p>4 506,52 zł</text:p>
          </table:table-cell>
          <table:table-cell table:formula="of:=IF(DAY([.A255]) = 1; IF([.D254] = &quot;EUR&quot;; &quot;PLN&quot;; &quot;EUR&quot;); [.D254])" office:value-type="string" office:string-value="EUR" calcext:value-type="string">
            <text:p>EUR</text:p>
          </table:table-cell>
          <table:table-cell table:style-name="ce3" table:formula="of:=IF([.F254] &lt;&gt; [.F255]; IF([.F255] = &quot;PLN&quot;; ROUND([.E254] * [.B255]; 2); ROUND([.E254] / [.B255]; 2)); [.E254])" office:value-type="currency" office:currency="PLN" office:value="4576.78" calcext:value-type="currency">
            <text:p>4 576,78 zł</text:p>
          </table:table-cell>
          <table:table-cell table:formula="of:=IF([.B254] &gt; [.B255]; IF([.F25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12" calcext:value-type="date">
            <text:p>12.09.2005</text:p>
          </table:table-cell>
          <table:table-cell office:value-type="float" office:value="4.717" calcext:value-type="float">
            <text:p>4,717</text:p>
          </table:table-cell>
          <table:table-cell table:style-name="ce3" table:formula="of:=IF(DAY([.A256]) = 1; IF([.D255] = &quot;EUR&quot;; ROUND([.C255] * [.B256]; 2); ROUND([.C255] / [.B256]; 2)); [.C255])" office:value-type="currency" office:currency="PLN" office:value="4506.52" calcext:value-type="currency">
            <text:p>4 506,52 zł</text:p>
          </table:table-cell>
          <table:table-cell table:formula="of:=IF(DAY([.A256]) = 1; IF([.D255] = &quot;EUR&quot;; &quot;PLN&quot;; &quot;EUR&quot;); [.D255])" office:value-type="string" office:string-value="EUR" calcext:value-type="string">
            <text:p>EUR</text:p>
          </table:table-cell>
          <table:table-cell table:style-name="ce3" table:formula="of:=IF([.F255] &lt;&gt; [.F256]; IF([.F256] = &quot;PLN&quot;; ROUND([.E255] * [.B256]; 2); ROUND([.E255] / [.B256]; 2)); [.E255])" office:value-type="currency" office:currency="PLN" office:value="4576.78" calcext:value-type="currency">
            <text:p>4 576,78 zł</text:p>
          </table:table-cell>
          <table:table-cell table:formula="of:=IF([.B255] &gt; [.B256]; IF([.F25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13" calcext:value-type="date">
            <text:p>13.09.2005</text:p>
          </table:table-cell>
          <table:table-cell office:value-type="float" office:value="4.7089" calcext:value-type="float">
            <text:p>4,7089</text:p>
          </table:table-cell>
          <table:table-cell table:style-name="ce3" table:formula="of:=IF(DAY([.A257]) = 1; IF([.D256] = &quot;EUR&quot;; ROUND([.C256] * [.B257]; 2); ROUND([.C256] / [.B257]; 2)); [.C256])" office:value-type="currency" office:currency="PLN" office:value="4506.52" calcext:value-type="currency">
            <text:p>4 506,52 zł</text:p>
          </table:table-cell>
          <table:table-cell table:formula="of:=IF(DAY([.A257]) = 1; IF([.D256] = &quot;EUR&quot;; &quot;PLN&quot;; &quot;EUR&quot;); [.D256])" office:value-type="string" office:string-value="EUR" calcext:value-type="string">
            <text:p>EUR</text:p>
          </table:table-cell>
          <table:table-cell table:style-name="ce3" table:formula="of:=IF([.F256] &lt;&gt; [.F257]; IF([.F257] = &quot;PLN&quot;; ROUND([.E256] * [.B257]; 2); ROUND([.E256] / [.B257]; 2)); [.E256])" office:value-type="currency" office:currency="PLN" office:value="21551.6" calcext:value-type="currency">
            <text:p>21 551,60 zł</text:p>
          </table:table-cell>
          <table:table-cell table:formula="of:=IF([.B256] &gt; [.B257]; IF([.F25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9-14" calcext:value-type="date">
            <text:p>14.09.2005</text:p>
          </table:table-cell>
          <table:table-cell office:value-type="float" office:value="4.6904" calcext:value-type="float">
            <text:p>4,6904</text:p>
          </table:table-cell>
          <table:table-cell table:style-name="ce3" table:formula="of:=IF(DAY([.A258]) = 1; IF([.D257] = &quot;EUR&quot;; ROUND([.C257] * [.B258]; 2); ROUND([.C257] / [.B258]; 2)); [.C257])" office:value-type="currency" office:currency="PLN" office:value="4506.52" calcext:value-type="currency">
            <text:p>4 506,52 zł</text:p>
          </table:table-cell>
          <table:table-cell table:formula="of:=IF(DAY([.A258]) = 1; IF([.D257] = &quot;EUR&quot;; &quot;PLN&quot;; &quot;EUR&quot;); [.D257])" office:value-type="string" office:string-value="EUR" calcext:value-type="string">
            <text:p>EUR</text:p>
          </table:table-cell>
          <table:table-cell table:style-name="ce3" table:formula="of:=IF([.F257] &lt;&gt; [.F258]; IF([.F258] = &quot;PLN&quot;; ROUND([.E257] * [.B258]; 2); ROUND([.E257] / [.B258]; 2)); [.E257])" office:value-type="currency" office:currency="PLN" office:value="4594.83" calcext:value-type="currency">
            <text:p>4 594,83 zł</text:p>
          </table:table-cell>
          <table:table-cell table:formula="of:=IF([.B257] &gt; [.B258]; IF([.F25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15" calcext:value-type="date">
            <text:p>15.09.2005</text:p>
          </table:table-cell>
          <table:table-cell office:value-type="float" office:value="4.6704" calcext:value-type="float">
            <text:p>4,6704</text:p>
          </table:table-cell>
          <table:table-cell table:style-name="ce3" table:formula="of:=IF(DAY([.A259]) = 1; IF([.D258] = &quot;EUR&quot;; ROUND([.C258] * [.B259]; 2); ROUND([.C258] / [.B259]; 2)); [.C258])" office:value-type="currency" office:currency="PLN" office:value="4506.52" calcext:value-type="currency">
            <text:p>4 506,52 zł</text:p>
          </table:table-cell>
          <table:table-cell table:formula="of:=IF(DAY([.A259]) = 1; IF([.D258] = &quot;EUR&quot;; &quot;PLN&quot;; &quot;EUR&quot;); [.D258])" office:value-type="string" office:string-value="EUR" calcext:value-type="string">
            <text:p>EUR</text:p>
          </table:table-cell>
          <table:table-cell table:style-name="ce3" table:formula="of:=IF([.F258] &lt;&gt; [.F259]; IF([.F259] = &quot;PLN&quot;; ROUND([.E258] * [.B259]; 2); ROUND([.E258] / [.B259]; 2)); [.E258])" office:value-type="currency" office:currency="PLN" office:value="21459.69" calcext:value-type="currency">
            <text:p>21 459,69 zł</text:p>
          </table:table-cell>
          <table:table-cell table:formula="of:=IF([.B258] &gt; [.B259]; IF([.F25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9-16" calcext:value-type="date">
            <text:p>16.09.2005</text:p>
          </table:table-cell>
          <table:table-cell office:value-type="float" office:value="4.6808" calcext:value-type="float">
            <text:p>4,6808</text:p>
          </table:table-cell>
          <table:table-cell table:style-name="ce3" table:formula="of:=IF(DAY([.A260]) = 1; IF([.D259] = &quot;EUR&quot;; ROUND([.C259] * [.B260]; 2); ROUND([.C259] / [.B260]; 2)); [.C259])" office:value-type="currency" office:currency="PLN" office:value="4506.52" calcext:value-type="currency">
            <text:p>4 506,52 zł</text:p>
          </table:table-cell>
          <table:table-cell table:formula="of:=IF(DAY([.A260]) = 1; IF([.D259] = &quot;EUR&quot;; &quot;PLN&quot;; &quot;EUR&quot;); [.D259])" office:value-type="string" office:string-value="EUR" calcext:value-type="string">
            <text:p>EUR</text:p>
          </table:table-cell>
          <table:table-cell table:style-name="ce3" table:formula="of:=IF([.F259] &lt;&gt; [.F260]; IF([.F260] = &quot;PLN&quot;; ROUND([.E259] * [.B260]; 2); ROUND([.E259] / [.B260]; 2)); [.E259])" office:value-type="currency" office:currency="PLN" office:value="4584.62" calcext:value-type="currency">
            <text:p>4 584,62 zł</text:p>
          </table:table-cell>
          <table:table-cell table:formula="of:=IF([.B259] &gt; [.B260]; IF([.F25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17" calcext:value-type="date">
            <text:p>17.09.2005</text:p>
          </table:table-cell>
          <table:table-cell office:value-type="float" office:value="4.6634" calcext:value-type="float">
            <text:p>4,6634</text:p>
          </table:table-cell>
          <table:table-cell table:style-name="ce3" table:formula="of:=IF(DAY([.A261]) = 1; IF([.D260] = &quot;EUR&quot;; ROUND([.C260] * [.B261]; 2); ROUND([.C260] / [.B261]; 2)); [.C260])" office:value-type="currency" office:currency="PLN" office:value="4506.52" calcext:value-type="currency">
            <text:p>4 506,52 zł</text:p>
          </table:table-cell>
          <table:table-cell table:formula="of:=IF(DAY([.A261]) = 1; IF([.D260] = &quot;EUR&quot;; &quot;PLN&quot;; &quot;EUR&quot;); [.D260])" office:value-type="string" office:string-value="EUR" calcext:value-type="string">
            <text:p>EUR</text:p>
          </table:table-cell>
          <table:table-cell table:style-name="ce3" table:formula="of:=IF([.F260] &lt;&gt; [.F261]; IF([.F261] = &quot;PLN&quot;; ROUND([.E260] * [.B261]; 2); ROUND([.E260] / [.B261]; 2)); [.E260])" office:value-type="currency" office:currency="PLN" office:value="21379.92" calcext:value-type="currency">
            <text:p>21 379,92 zł</text:p>
          </table:table-cell>
          <table:table-cell table:formula="of:=IF([.B260] &gt; [.B261]; IF([.F26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9-18" calcext:value-type="date">
            <text:p>18.09.2005</text:p>
          </table:table-cell>
          <table:table-cell office:value-type="float" office:value="4.6913" calcext:value-type="float">
            <text:p>4,6913</text:p>
          </table:table-cell>
          <table:table-cell table:style-name="ce3" table:formula="of:=IF(DAY([.A262]) = 1; IF([.D261] = &quot;EUR&quot;; ROUND([.C261] * [.B262]; 2); ROUND([.C261] / [.B262]; 2)); [.C261])" office:value-type="currency" office:currency="PLN" office:value="4506.52" calcext:value-type="currency">
            <text:p>4 506,52 zł</text:p>
          </table:table-cell>
          <table:table-cell table:formula="of:=IF(DAY([.A262]) = 1; IF([.D261] = &quot;EUR&quot;; &quot;PLN&quot;; &quot;EUR&quot;); [.D261])" office:value-type="string" office:string-value="EUR" calcext:value-type="string">
            <text:p>EUR</text:p>
          </table:table-cell>
          <table:table-cell table:style-name="ce3" table:formula="of:=IF([.F261] &lt;&gt; [.F262]; IF([.F262] = &quot;PLN&quot;; ROUND([.E261] * [.B262]; 2); ROUND([.E261] / [.B262]; 2)); [.E261])" office:value-type="currency" office:currency="PLN" office:value="4557.36" calcext:value-type="currency">
            <text:p>4 557,36 zł</text:p>
          </table:table-cell>
          <table:table-cell table:formula="of:=IF([.B261] &gt; [.B262]; IF([.F26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19" calcext:value-type="date">
            <text:p>19.09.2005</text:p>
          </table:table-cell>
          <table:table-cell office:value-type="float" office:value="4.6977" calcext:value-type="float">
            <text:p>4,6977</text:p>
          </table:table-cell>
          <table:table-cell table:style-name="ce3" table:formula="of:=IF(DAY([.A263]) = 1; IF([.D262] = &quot;EUR&quot;; ROUND([.C262] * [.B263]; 2); ROUND([.C262] / [.B263]; 2)); [.C262])" office:value-type="currency" office:currency="PLN" office:value="4506.52" calcext:value-type="currency">
            <text:p>4 506,52 zł</text:p>
          </table:table-cell>
          <table:table-cell table:formula="of:=IF(DAY([.A263]) = 1; IF([.D262] = &quot;EUR&quot;; &quot;PLN&quot;; &quot;EUR&quot;); [.D262])" office:value-type="string" office:string-value="EUR" calcext:value-type="string">
            <text:p>EUR</text:p>
          </table:table-cell>
          <table:table-cell table:style-name="ce3" table:formula="of:=IF([.F262] &lt;&gt; [.F263]; IF([.F263] = &quot;PLN&quot;; ROUND([.E262] * [.B263]; 2); ROUND([.E262] / [.B263]; 2)); [.E262])" office:value-type="currency" office:currency="PLN" office:value="4557.36" calcext:value-type="currency">
            <text:p>4 557,36 zł</text:p>
          </table:table-cell>
          <table:table-cell table:formula="of:=IF([.B262] &gt; [.B263]; IF([.F26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20" calcext:value-type="date">
            <text:p>20.09.2005</text:p>
          </table:table-cell>
          <table:table-cell office:value-type="float" office:value="4.7053" calcext:value-type="float">
            <text:p>4,7053</text:p>
          </table:table-cell>
          <table:table-cell table:style-name="ce3" table:formula="of:=IF(DAY([.A264]) = 1; IF([.D263] = &quot;EUR&quot;; ROUND([.C263] * [.B264]; 2); ROUND([.C263] / [.B264]; 2)); [.C263])" office:value-type="currency" office:currency="PLN" office:value="4506.52" calcext:value-type="currency">
            <text:p>4 506,52 zł</text:p>
          </table:table-cell>
          <table:table-cell table:formula="of:=IF(DAY([.A264]) = 1; IF([.D263] = &quot;EUR&quot;; &quot;PLN&quot;; &quot;EUR&quot;); [.D263])" office:value-type="string" office:string-value="EUR" calcext:value-type="string">
            <text:p>EUR</text:p>
          </table:table-cell>
          <table:table-cell table:style-name="ce3" table:formula="of:=IF([.F263] &lt;&gt; [.F264]; IF([.F264] = &quot;PLN&quot;; ROUND([.E263] * [.B264]; 2); ROUND([.E263] / [.B264]; 2)); [.E263])" office:value-type="currency" office:currency="PLN" office:value="4557.36" calcext:value-type="currency">
            <text:p>4 557,36 zł</text:p>
          </table:table-cell>
          <table:table-cell table:formula="of:=IF([.B263] &gt; [.B264]; IF([.F26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21" calcext:value-type="date">
            <text:p>21.09.2005</text:p>
          </table:table-cell>
          <table:table-cell office:value-type="float" office:value="4.7335" calcext:value-type="float">
            <text:p>4,7335</text:p>
          </table:table-cell>
          <table:table-cell table:style-name="ce3" table:formula="of:=IF(DAY([.A265]) = 1; IF([.D264] = &quot;EUR&quot;; ROUND([.C264] * [.B265]; 2); ROUND([.C264] / [.B265]; 2)); [.C264])" office:value-type="currency" office:currency="PLN" office:value="4506.52" calcext:value-type="currency">
            <text:p>4 506,52 zł</text:p>
          </table:table-cell>
          <table:table-cell table:formula="of:=IF(DAY([.A265]) = 1; IF([.D264] = &quot;EUR&quot;; &quot;PLN&quot;; &quot;EUR&quot;); [.D264])" office:value-type="string" office:string-value="EUR" calcext:value-type="string">
            <text:p>EUR</text:p>
          </table:table-cell>
          <table:table-cell table:style-name="ce3" table:formula="of:=IF([.F264] &lt;&gt; [.F265]; IF([.F265] = &quot;PLN&quot;; ROUND([.E264] * [.B265]; 2); ROUND([.E264] / [.B265]; 2)); [.E264])" office:value-type="currency" office:currency="PLN" office:value="4557.36" calcext:value-type="currency">
            <text:p>4 557,36 zł</text:p>
          </table:table-cell>
          <table:table-cell table:formula="of:=IF([.B264] &gt; [.B265]; IF([.F26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22" calcext:value-type="date">
            <text:p>22.09.2005</text:p>
          </table:table-cell>
          <table:table-cell office:value-type="float" office:value="4.7339" calcext:value-type="float">
            <text:p>4,7339</text:p>
          </table:table-cell>
          <table:table-cell table:style-name="ce3" table:formula="of:=IF(DAY([.A266]) = 1; IF([.D265] = &quot;EUR&quot;; ROUND([.C265] * [.B266]; 2); ROUND([.C265] / [.B266]; 2)); [.C265])" office:value-type="currency" office:currency="PLN" office:value="4506.52" calcext:value-type="currency">
            <text:p>4 506,52 zł</text:p>
          </table:table-cell>
          <table:table-cell table:formula="of:=IF(DAY([.A266]) = 1; IF([.D265] = &quot;EUR&quot;; &quot;PLN&quot;; &quot;EUR&quot;); [.D265])" office:value-type="string" office:string-value="EUR" calcext:value-type="string">
            <text:p>EUR</text:p>
          </table:table-cell>
          <table:table-cell table:style-name="ce3" table:formula="of:=IF([.F265] &lt;&gt; [.F266]; IF([.F266] = &quot;PLN&quot;; ROUND([.E265] * [.B266]; 2); ROUND([.E265] / [.B266]; 2)); [.E265])" office:value-type="currency" office:currency="PLN" office:value="4557.36" calcext:value-type="currency">
            <text:p>4 557,36 zł</text:p>
          </table:table-cell>
          <table:table-cell table:formula="of:=IF([.B265] &gt; [.B266]; IF([.F26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23" calcext:value-type="date">
            <text:p>23.09.2005</text:p>
          </table:table-cell>
          <table:table-cell office:value-type="float" office:value="4.7247" calcext:value-type="float">
            <text:p>4,7247</text:p>
          </table:table-cell>
          <table:table-cell table:style-name="ce3" table:formula="of:=IF(DAY([.A267]) = 1; IF([.D266] = &quot;EUR&quot;; ROUND([.C266] * [.B267]; 2); ROUND([.C266] / [.B267]; 2)); [.C266])" office:value-type="currency" office:currency="PLN" office:value="4506.52" calcext:value-type="currency">
            <text:p>4 506,52 zł</text:p>
          </table:table-cell>
          <table:table-cell table:formula="of:=IF(DAY([.A267]) = 1; IF([.D266] = &quot;EUR&quot;; &quot;PLN&quot;; &quot;EUR&quot;); [.D266])" office:value-type="string" office:string-value="EUR" calcext:value-type="string">
            <text:p>EUR</text:p>
          </table:table-cell>
          <table:table-cell table:style-name="ce3" table:formula="of:=IF([.F266] &lt;&gt; [.F267]; IF([.F267] = &quot;PLN&quot;; ROUND([.E266] * [.B267]; 2); ROUND([.E266] / [.B267]; 2)); [.E266])" office:value-type="currency" office:currency="PLN" office:value="21532.16" calcext:value-type="currency">
            <text:p>21 532,16 zł</text:p>
          </table:table-cell>
          <table:table-cell table:formula="of:=IF([.B266] &gt; [.B267]; IF([.F26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9-24" calcext:value-type="date">
            <text:p>24.09.2005</text:p>
          </table:table-cell>
          <table:table-cell office:value-type="float" office:value="4.7157" calcext:value-type="float">
            <text:p>4,7157</text:p>
          </table:table-cell>
          <table:table-cell table:style-name="ce3" table:formula="of:=IF(DAY([.A268]) = 1; IF([.D267] = &quot;EUR&quot;; ROUND([.C267] * [.B268]; 2); ROUND([.C267] / [.B268]; 2)); [.C267])" office:value-type="currency" office:currency="PLN" office:value="4506.52" calcext:value-type="currency">
            <text:p>4 506,52 zł</text:p>
          </table:table-cell>
          <table:table-cell table:formula="of:=IF(DAY([.A268]) = 1; IF([.D267] = &quot;EUR&quot;; &quot;PLN&quot;; &quot;EUR&quot;); [.D267])" office:value-type="string" office:string-value="EUR" calcext:value-type="string">
            <text:p>EUR</text:p>
          </table:table-cell>
          <table:table-cell table:style-name="ce3" table:formula="of:=IF([.F267] &lt;&gt; [.F268]; IF([.F268] = &quot;PLN&quot;; ROUND([.E267] * [.B268]; 2); ROUND([.E267] / [.B268]; 2)); [.E267])" office:value-type="currency" office:currency="PLN" office:value="4566.06" calcext:value-type="currency">
            <text:p>4 566,06 zł</text:p>
          </table:table-cell>
          <table:table-cell table:formula="of:=IF([.B267] &gt; [.B268]; IF([.F26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25" calcext:value-type="date">
            <text:p>25.09.2005</text:p>
          </table:table-cell>
          <table:table-cell office:value-type="float" office:value="4.7358" calcext:value-type="float">
            <text:p>4,7358</text:p>
          </table:table-cell>
          <table:table-cell table:style-name="ce3" table:formula="of:=IF(DAY([.A269]) = 1; IF([.D268] = &quot;EUR&quot;; ROUND([.C268] * [.B269]; 2); ROUND([.C268] / [.B269]; 2)); [.C268])" office:value-type="currency" office:currency="PLN" office:value="4506.52" calcext:value-type="currency">
            <text:p>4 506,52 zł</text:p>
          </table:table-cell>
          <table:table-cell table:formula="of:=IF(DAY([.A269]) = 1; IF([.D268] = &quot;EUR&quot;; &quot;PLN&quot;; &quot;EUR&quot;); [.D268])" office:value-type="string" office:string-value="EUR" calcext:value-type="string">
            <text:p>EUR</text:p>
          </table:table-cell>
          <table:table-cell table:style-name="ce3" table:formula="of:=IF([.F268] &lt;&gt; [.F269]; IF([.F269] = &quot;PLN&quot;; ROUND([.E268] * [.B269]; 2); ROUND([.E268] / [.B269]; 2)); [.E268])" office:value-type="currency" office:currency="PLN" office:value="4566.06" calcext:value-type="currency">
            <text:p>4 566,06 zł</text:p>
          </table:table-cell>
          <table:table-cell table:formula="of:=IF([.B268] &gt; [.B269]; IF([.F26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26" calcext:value-type="date">
            <text:p>26.09.2005</text:p>
          </table:table-cell>
          <table:table-cell office:value-type="float" office:value="4.7255" calcext:value-type="float">
            <text:p>4,7255</text:p>
          </table:table-cell>
          <table:table-cell table:style-name="ce3" table:formula="of:=IF(DAY([.A270]) = 1; IF([.D269] = &quot;EUR&quot;; ROUND([.C269] * [.B270]; 2); ROUND([.C269] / [.B270]; 2)); [.C269])" office:value-type="currency" office:currency="PLN" office:value="4506.52" calcext:value-type="currency">
            <text:p>4 506,52 zł</text:p>
          </table:table-cell>
          <table:table-cell table:formula="of:=IF(DAY([.A270]) = 1; IF([.D269] = &quot;EUR&quot;; &quot;PLN&quot;; &quot;EUR&quot;); [.D269])" office:value-type="string" office:string-value="EUR" calcext:value-type="string">
            <text:p>EUR</text:p>
          </table:table-cell>
          <table:table-cell table:style-name="ce3" table:formula="of:=IF([.F269] &lt;&gt; [.F270]; IF([.F270] = &quot;PLN&quot;; ROUND([.E269] * [.B270]; 2); ROUND([.E269] / [.B270]; 2)); [.E269])" office:value-type="currency" office:currency="PLN" office:value="21576.92" calcext:value-type="currency">
            <text:p>21 576,92 zł</text:p>
          </table:table-cell>
          <table:table-cell table:formula="of:=IF([.B269] &gt; [.B270]; IF([.F269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9-27" calcext:value-type="date">
            <text:p>27.09.2005</text:p>
          </table:table-cell>
          <table:table-cell office:value-type="float" office:value="4.7089" calcext:value-type="float">
            <text:p>4,7089</text:p>
          </table:table-cell>
          <table:table-cell table:style-name="ce3" table:formula="of:=IF(DAY([.A271]) = 1; IF([.D270] = &quot;EUR&quot;; ROUND([.C270] * [.B271]; 2); ROUND([.C270] / [.B271]; 2)); [.C270])" office:value-type="currency" office:currency="PLN" office:value="4506.52" calcext:value-type="currency">
            <text:p>4 506,52 zł</text:p>
          </table:table-cell>
          <table:table-cell table:formula="of:=IF(DAY([.A271]) = 1; IF([.D270] = &quot;EUR&quot;; &quot;PLN&quot;; &quot;EUR&quot;); [.D270])" office:value-type="string" office:string-value="EUR" calcext:value-type="string">
            <text:p>EUR</text:p>
          </table:table-cell>
          <table:table-cell table:style-name="ce3" table:formula="of:=IF([.F270] &lt;&gt; [.F271]; IF([.F271] = &quot;PLN&quot;; ROUND([.E270] * [.B271]; 2); ROUND([.E270] / [.B271]; 2)); [.E270])" office:value-type="currency" office:currency="PLN" office:value="4582.16" calcext:value-type="currency">
            <text:p>4 582,16 zł</text:p>
          </table:table-cell>
          <table:table-cell table:formula="of:=IF([.B270] &gt; [.B271]; IF([.F27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28" calcext:value-type="date">
            <text:p>28.09.2005</text:p>
          </table:table-cell>
          <table:table-cell office:value-type="float" office:value="4.6925" calcext:value-type="float">
            <text:p>4,6925</text:p>
          </table:table-cell>
          <table:table-cell table:style-name="ce3" table:formula="of:=IF(DAY([.A272]) = 1; IF([.D271] = &quot;EUR&quot;; ROUND([.C271] * [.B272]; 2); ROUND([.C271] / [.B272]; 2)); [.C271])" office:value-type="currency" office:currency="PLN" office:value="4506.52" calcext:value-type="currency">
            <text:p>4 506,52 zł</text:p>
          </table:table-cell>
          <table:table-cell table:formula="of:=IF(DAY([.A272]) = 1; IF([.D271] = &quot;EUR&quot;; &quot;PLN&quot;; &quot;EUR&quot;); [.D271])" office:value-type="string" office:string-value="EUR" calcext:value-type="string">
            <text:p>EUR</text:p>
          </table:table-cell>
          <table:table-cell table:style-name="ce3" table:formula="of:=IF([.F271] &lt;&gt; [.F272]; IF([.F272] = &quot;PLN&quot;; ROUND([.E271] * [.B272]; 2); ROUND([.E271] / [.B272]; 2)); [.E271])" office:value-type="currency" office:currency="PLN" office:value="21501.79" calcext:value-type="currency">
            <text:p>21 501,79 zł</text:p>
          </table:table-cell>
          <table:table-cell table:formula="of:=IF([.B271] &gt; [.B272]; IF([.F27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09-29" calcext:value-type="date">
            <text:p>29.09.2005</text:p>
          </table:table-cell>
          <table:table-cell office:value-type="float" office:value="4.7004" calcext:value-type="float">
            <text:p>4,7004</text:p>
          </table:table-cell>
          <table:table-cell table:style-name="ce3" table:formula="of:=IF(DAY([.A273]) = 1; IF([.D272] = &quot;EUR&quot;; ROUND([.C272] * [.B273]; 2); ROUND([.C272] / [.B273]; 2)); [.C272])" office:value-type="currency" office:currency="PLN" office:value="4506.52" calcext:value-type="currency">
            <text:p>4 506,52 zł</text:p>
          </table:table-cell>
          <table:table-cell table:formula="of:=IF(DAY([.A273]) = 1; IF([.D272] = &quot;EUR&quot;; &quot;PLN&quot;; &quot;EUR&quot;); [.D272])" office:value-type="string" office:string-value="EUR" calcext:value-type="string">
            <text:p>EUR</text:p>
          </table:table-cell>
          <table:table-cell table:style-name="ce3" table:formula="of:=IF([.F272] &lt;&gt; [.F273]; IF([.F273] = &quot;PLN&quot;; ROUND([.E272] * [.B273]; 2); ROUND([.E272] / [.B273]; 2)); [.E272])" office:value-type="currency" office:currency="PLN" office:value="4574.46" calcext:value-type="currency">
            <text:p>4 574,46 zł</text:p>
          </table:table-cell>
          <table:table-cell table:formula="of:=IF([.B272] &gt; [.B273]; IF([.F27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09-30" calcext:value-type="date">
            <text:p>30.09.2005</text:p>
          </table:table-cell>
          <table:table-cell office:value-type="float" office:value="4.7226" calcext:value-type="float">
            <text:p>4,7226</text:p>
          </table:table-cell>
          <table:table-cell table:style-name="ce3" table:formula="of:=IF(DAY([.A274]) = 1; IF([.D273] = &quot;EUR&quot;; ROUND([.C273] * [.B274]; 2); ROUND([.C273] / [.B274]; 2)); [.C273])" office:value-type="currency" office:currency="PLN" office:value="4506.52" calcext:value-type="currency">
            <text:p>4 506,52 zł</text:p>
          </table:table-cell>
          <table:table-cell table:formula="of:=IF(DAY([.A274]) = 1; IF([.D273] = &quot;EUR&quot;; &quot;PLN&quot;; &quot;EUR&quot;); [.D273])" office:value-type="string" office:string-value="EUR" calcext:value-type="string">
            <text:p>EUR</text:p>
          </table:table-cell>
          <table:table-cell table:style-name="ce3" table:formula="of:=IF([.F273] &lt;&gt; [.F274]; IF([.F274] = &quot;PLN&quot;; ROUND([.E273] * [.B274]; 2); ROUND([.E273] / [.B274]; 2)); [.E273])" office:value-type="currency" office:currency="PLN" office:value="4574.46" calcext:value-type="currency">
            <text:p>4 574,46 zł</text:p>
          </table:table-cell>
          <table:table-cell table:formula="of:=IF([.B273] &gt; [.B274]; IF([.F27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01" calcext:value-type="date">
            <text:p>1.10.2005</text:p>
          </table:table-cell>
          <table:table-cell office:value-type="float" office:value="4.7364" calcext:value-type="float">
            <text:p>4,7364</text:p>
          </table:table-cell>
          <table:table-cell table:style-name="ce3" table:formula="of:=IF(DAY([.A275]) = 1; IF([.D274] = &quot;EUR&quot;; ROUND([.C274] * [.B275]; 2); ROUND([.C274] / [.B275]; 2)); [.C274])" office:value-type="currency" office:currency="PLN" office:value="21344.68" calcext:value-type="currency">
            <text:p>21 344,68 zł</text:p>
          </table:table-cell>
          <table:table-cell table:formula="of:=IF(DAY([.A275]) = 1; IF([.D274] = &quot;EUR&quot;; &quot;PLN&quot;; &quot;EUR&quot;); [.D274])" office:value-type="string" office:string-value="PLN" calcext:value-type="string">
            <text:p>PLN</text:p>
          </table:table-cell>
          <table:table-cell table:style-name="ce3" table:formula="of:=IF([.F274] &lt;&gt; [.F275]; IF([.F275] = &quot;PLN&quot;; ROUND([.E274] * [.B275]; 2); ROUND([.E274] / [.B275]; 2)); [.E274])" office:value-type="currency" office:currency="PLN" office:value="4574.46" calcext:value-type="currency">
            <text:p>4 574,46 zł</text:p>
          </table:table-cell>
          <table:table-cell table:formula="of:=IF([.B274] &gt; [.B275]; IF([.F27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02" calcext:value-type="date">
            <text:p>2.10.2005</text:p>
          </table:table-cell>
          <table:table-cell office:value-type="float" office:value="4.7458" calcext:value-type="float">
            <text:p>4,7458</text:p>
          </table:table-cell>
          <table:table-cell table:style-name="ce3" table:formula="of:=IF(DAY([.A276]) = 1; IF([.D275] = &quot;EUR&quot;; ROUND([.C275] * [.B276]; 2); ROUND([.C275] / [.B276]; 2)); [.C275])" office:value-type="currency" office:currency="PLN" office:value="21344.68" calcext:value-type="currency">
            <text:p>21 344,68 zł</text:p>
          </table:table-cell>
          <table:table-cell table:formula="of:=IF(DAY([.A276]) = 1; IF([.D275] = &quot;EUR&quot;; &quot;PLN&quot;; &quot;EUR&quot;); [.D275])" office:value-type="string" office:string-value="PLN" calcext:value-type="string">
            <text:p>PLN</text:p>
          </table:table-cell>
          <table:table-cell table:style-name="ce3" table:formula="of:=IF([.F275] &lt;&gt; [.F276]; IF([.F276] = &quot;PLN&quot;; ROUND([.E275] * [.B276]; 2); ROUND([.E275] / [.B276]; 2)); [.E275])" office:value-type="currency" office:currency="PLN" office:value="4574.46" calcext:value-type="currency">
            <text:p>4 574,46 zł</text:p>
          </table:table-cell>
          <table:table-cell table:formula="of:=IF([.B275] &gt; [.B276]; IF([.F27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03" calcext:value-type="date">
            <text:p>3.10.2005</text:p>
          </table:table-cell>
          <table:table-cell office:value-type="float" office:value="4.7614" calcext:value-type="float">
            <text:p>4,7614</text:p>
          </table:table-cell>
          <table:table-cell table:style-name="ce3" table:formula="of:=IF(DAY([.A277]) = 1; IF([.D276] = &quot;EUR&quot;; ROUND([.C276] * [.B277]; 2); ROUND([.C276] / [.B277]; 2)); [.C276])" office:value-type="currency" office:currency="PLN" office:value="21344.68" calcext:value-type="currency">
            <text:p>21 344,68 zł</text:p>
          </table:table-cell>
          <table:table-cell table:formula="of:=IF(DAY([.A277]) = 1; IF([.D276] = &quot;EUR&quot;; &quot;PLN&quot;; &quot;EUR&quot;); [.D276])" office:value-type="string" office:string-value="PLN" calcext:value-type="string">
            <text:p>PLN</text:p>
          </table:table-cell>
          <table:table-cell table:style-name="ce3" table:formula="of:=IF([.F276] &lt;&gt; [.F277]; IF([.F277] = &quot;PLN&quot;; ROUND([.E276] * [.B277]; 2); ROUND([.E276] / [.B277]; 2)); [.E276])" office:value-type="currency" office:currency="PLN" office:value="4574.46" calcext:value-type="currency">
            <text:p>4 574,46 zł</text:p>
          </table:table-cell>
          <table:table-cell table:formula="of:=IF([.B276] &gt; [.B277]; IF([.F27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04" calcext:value-type="date">
            <text:p>4.10.2005</text:p>
          </table:table-cell>
          <table:table-cell office:value-type="float" office:value="4.7743" calcext:value-type="float">
            <text:p>4,7743</text:p>
          </table:table-cell>
          <table:table-cell table:style-name="ce3" table:formula="of:=IF(DAY([.A278]) = 1; IF([.D277] = &quot;EUR&quot;; ROUND([.C277] * [.B278]; 2); ROUND([.C277] / [.B278]; 2)); [.C277])" office:value-type="currency" office:currency="PLN" office:value="21344.68" calcext:value-type="currency">
            <text:p>21 344,68 zł</text:p>
          </table:table-cell>
          <table:table-cell table:formula="of:=IF(DAY([.A278]) = 1; IF([.D277] = &quot;EUR&quot;; &quot;PLN&quot;; &quot;EUR&quot;); [.D277])" office:value-type="string" office:string-value="PLN" calcext:value-type="string">
            <text:p>PLN</text:p>
          </table:table-cell>
          <table:table-cell table:style-name="ce3" table:formula="of:=IF([.F277] &lt;&gt; [.F278]; IF([.F278] = &quot;PLN&quot;; ROUND([.E277] * [.B278]; 2); ROUND([.E277] / [.B278]; 2)); [.E277])" office:value-type="currency" office:currency="PLN" office:value="4574.46" calcext:value-type="currency">
            <text:p>4 574,46 zł</text:p>
          </table:table-cell>
          <table:table-cell table:formula="of:=IF([.B277] &gt; [.B278]; IF([.F27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05" calcext:value-type="date">
            <text:p>5.10.2005</text:p>
          </table:table-cell>
          <table:table-cell office:value-type="float" office:value="4.8112" calcext:value-type="float">
            <text:p>4,8112</text:p>
          </table:table-cell>
          <table:table-cell table:style-name="ce3" table:formula="of:=IF(DAY([.A279]) = 1; IF([.D278] = &quot;EUR&quot;; ROUND([.C278] * [.B279]; 2); ROUND([.C278] / [.B279]; 2)); [.C278])" office:value-type="currency" office:currency="PLN" office:value="21344.68" calcext:value-type="currency">
            <text:p>21 344,68 zł</text:p>
          </table:table-cell>
          <table:table-cell table:formula="of:=IF(DAY([.A279]) = 1; IF([.D278] = &quot;EUR&quot;; &quot;PLN&quot;; &quot;EUR&quot;); [.D278])" office:value-type="string" office:string-value="PLN" calcext:value-type="string">
            <text:p>PLN</text:p>
          </table:table-cell>
          <table:table-cell table:style-name="ce3" table:formula="of:=IF([.F278] &lt;&gt; [.F279]; IF([.F279] = &quot;PLN&quot;; ROUND([.E278] * [.B279]; 2); ROUND([.E278] / [.B279]; 2)); [.E278])" office:value-type="currency" office:currency="PLN" office:value="4574.46" calcext:value-type="currency">
            <text:p>4 574,46 zł</text:p>
          </table:table-cell>
          <table:table-cell table:formula="of:=IF([.B278] &gt; [.B279]; IF([.F27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06" calcext:value-type="date">
            <text:p>6.10.2005</text:p>
          </table:table-cell>
          <table:table-cell office:value-type="float" office:value="4.7807" calcext:value-type="float">
            <text:p>4,7807</text:p>
          </table:table-cell>
          <table:table-cell table:style-name="ce3" table:formula="of:=IF(DAY([.A280]) = 1; IF([.D279] = &quot;EUR&quot;; ROUND([.C279] * [.B280]; 2); ROUND([.C279] / [.B280]; 2)); [.C279])" office:value-type="currency" office:currency="PLN" office:value="21344.68" calcext:value-type="currency">
            <text:p>21 344,68 zł</text:p>
          </table:table-cell>
          <table:table-cell table:formula="of:=IF(DAY([.A280]) = 1; IF([.D279] = &quot;EUR&quot;; &quot;PLN&quot;; &quot;EUR&quot;); [.D279])" office:value-type="string" office:string-value="PLN" calcext:value-type="string">
            <text:p>PLN</text:p>
          </table:table-cell>
          <table:table-cell table:style-name="ce3" table:formula="of:=IF([.F279] &lt;&gt; [.F280]; IF([.F280] = &quot;PLN&quot;; ROUND([.E279] * [.B280]; 2); ROUND([.E279] / [.B280]; 2)); [.E279])" office:value-type="currency" office:currency="PLN" office:value="21869.12" calcext:value-type="currency">
            <text:p>21 869,12 zł</text:p>
          </table:table-cell>
          <table:table-cell table:formula="of:=IF([.B279] &gt; [.B280]; IF([.F279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0-07" calcext:value-type="date">
            <text:p>7.10.2005</text:p>
          </table:table-cell>
          <table:table-cell office:value-type="float" office:value="4.8257" calcext:value-type="float">
            <text:p>4,8257</text:p>
          </table:table-cell>
          <table:table-cell table:style-name="ce3" table:formula="of:=IF(DAY([.A281]) = 1; IF([.D280] = &quot;EUR&quot;; ROUND([.C280] * [.B281]; 2); ROUND([.C280] / [.B281]; 2)); [.C280])" office:value-type="currency" office:currency="PLN" office:value="21344.68" calcext:value-type="currency">
            <text:p>21 344,68 zł</text:p>
          </table:table-cell>
          <table:table-cell table:formula="of:=IF(DAY([.A281]) = 1; IF([.D280] = &quot;EUR&quot;; &quot;PLN&quot;; &quot;EUR&quot;); [.D280])" office:value-type="string" office:string-value="PLN" calcext:value-type="string">
            <text:p>PLN</text:p>
          </table:table-cell>
          <table:table-cell table:style-name="ce3" table:formula="of:=IF([.F280] &lt;&gt; [.F281]; IF([.F281] = &quot;PLN&quot;; ROUND([.E280] * [.B281]; 2); ROUND([.E280] / [.B281]; 2)); [.E280])" office:value-type="currency" office:currency="PLN" office:value="4531.8" calcext:value-type="currency">
            <text:p>4 531,80 zł</text:p>
          </table:table-cell>
          <table:table-cell table:formula="of:=IF([.B280] &gt; [.B281]; IF([.F28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08" calcext:value-type="date">
            <text:p>8.10.2005</text:p>
          </table:table-cell>
          <table:table-cell office:value-type="float" office:value="4.8441" calcext:value-type="float">
            <text:p>4,8441</text:p>
          </table:table-cell>
          <table:table-cell table:style-name="ce3" table:formula="of:=IF(DAY([.A282]) = 1; IF([.D281] = &quot;EUR&quot;; ROUND([.C281] * [.B282]; 2); ROUND([.C281] / [.B282]; 2)); [.C281])" office:value-type="currency" office:currency="PLN" office:value="21344.68" calcext:value-type="currency">
            <text:p>21 344,68 zł</text:p>
          </table:table-cell>
          <table:table-cell table:formula="of:=IF(DAY([.A282]) = 1; IF([.D281] = &quot;EUR&quot;; &quot;PLN&quot;; &quot;EUR&quot;); [.D281])" office:value-type="string" office:string-value="PLN" calcext:value-type="string">
            <text:p>PLN</text:p>
          </table:table-cell>
          <table:table-cell table:style-name="ce3" table:formula="of:=IF([.F281] &lt;&gt; [.F282]; IF([.F282] = &quot;PLN&quot;; ROUND([.E281] * [.B282]; 2); ROUND([.E281] / [.B282]; 2)); [.E281])" office:value-type="currency" office:currency="PLN" office:value="4531.8" calcext:value-type="currency">
            <text:p>4 531,80 zł</text:p>
          </table:table-cell>
          <table:table-cell table:formula="of:=IF([.B281] &gt; [.B282]; IF([.F28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09" calcext:value-type="date">
            <text:p>9.10.2005</text:p>
          </table:table-cell>
          <table:table-cell office:value-type="float" office:value="4.8475" calcext:value-type="float">
            <text:p>4,8475</text:p>
          </table:table-cell>
          <table:table-cell table:style-name="ce3" table:formula="of:=IF(DAY([.A283]) = 1; IF([.D282] = &quot;EUR&quot;; ROUND([.C282] * [.B283]; 2); ROUND([.C282] / [.B283]; 2)); [.C282])" office:value-type="currency" office:currency="PLN" office:value="21344.68" calcext:value-type="currency">
            <text:p>21 344,68 zł</text:p>
          </table:table-cell>
          <table:table-cell table:formula="of:=IF(DAY([.A283]) = 1; IF([.D282] = &quot;EUR&quot;; &quot;PLN&quot;; &quot;EUR&quot;); [.D282])" office:value-type="string" office:string-value="PLN" calcext:value-type="string">
            <text:p>PLN</text:p>
          </table:table-cell>
          <table:table-cell table:style-name="ce3" table:formula="of:=IF([.F282] &lt;&gt; [.F283]; IF([.F283] = &quot;PLN&quot;; ROUND([.E282] * [.B283]; 2); ROUND([.E282] / [.B283]; 2)); [.E282])" office:value-type="currency" office:currency="PLN" office:value="4531.8" calcext:value-type="currency">
            <text:p>4 531,80 zł</text:p>
          </table:table-cell>
          <table:table-cell table:formula="of:=IF([.B282] &gt; [.B283]; IF([.F28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10" calcext:value-type="date">
            <text:p>10.10.2005</text:p>
          </table:table-cell>
          <table:table-cell office:value-type="float" office:value="4.8298" calcext:value-type="float">
            <text:p>4,8298</text:p>
          </table:table-cell>
          <table:table-cell table:style-name="ce3" table:formula="of:=IF(DAY([.A284]) = 1; IF([.D283] = &quot;EUR&quot;; ROUND([.C283] * [.B284]; 2); ROUND([.C283] / [.B284]; 2)); [.C283])" office:value-type="currency" office:currency="PLN" office:value="21344.68" calcext:value-type="currency">
            <text:p>21 344,68 zł</text:p>
          </table:table-cell>
          <table:table-cell table:formula="of:=IF(DAY([.A284]) = 1; IF([.D283] = &quot;EUR&quot;; &quot;PLN&quot;; &quot;EUR&quot;); [.D283])" office:value-type="string" office:string-value="PLN" calcext:value-type="string">
            <text:p>PLN</text:p>
          </table:table-cell>
          <table:table-cell table:style-name="ce3" table:formula="of:=IF([.F283] &lt;&gt; [.F284]; IF([.F284] = &quot;PLN&quot;; ROUND([.E283] * [.B284]; 2); ROUND([.E283] / [.B284]; 2)); [.E283])" office:value-type="currency" office:currency="PLN" office:value="21887.69" calcext:value-type="currency">
            <text:p>21 887,69 zł</text:p>
          </table:table-cell>
          <table:table-cell table:formula="of:=IF([.B283] &gt; [.B284]; IF([.F283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0-11" calcext:value-type="date">
            <text:p>11.10.2005</text:p>
          </table:table-cell>
          <table:table-cell office:value-type="float" office:value="4.8538" calcext:value-type="float">
            <text:p>4,8538</text:p>
          </table:table-cell>
          <table:table-cell table:style-name="ce3" table:formula="of:=IF(DAY([.A285]) = 1; IF([.D284] = &quot;EUR&quot;; ROUND([.C284] * [.B285]; 2); ROUND([.C284] / [.B285]; 2)); [.C284])" office:value-type="currency" office:currency="PLN" office:value="21344.68" calcext:value-type="currency">
            <text:p>21 344,68 zł</text:p>
          </table:table-cell>
          <table:table-cell table:formula="of:=IF(DAY([.A285]) = 1; IF([.D284] = &quot;EUR&quot;; &quot;PLN&quot;; &quot;EUR&quot;); [.D284])" office:value-type="string" office:string-value="PLN" calcext:value-type="string">
            <text:p>PLN</text:p>
          </table:table-cell>
          <table:table-cell table:style-name="ce3" table:formula="of:=IF([.F284] &lt;&gt; [.F285]; IF([.F285] = &quot;PLN&quot;; ROUND([.E284] * [.B285]; 2); ROUND([.E284] / [.B285]; 2)); [.E284])" office:value-type="currency" office:currency="PLN" office:value="4509.39" calcext:value-type="currency">
            <text:p>4 509,39 zł</text:p>
          </table:table-cell>
          <table:table-cell table:formula="of:=IF([.B284] &gt; [.B285]; IF([.F28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12" calcext:value-type="date">
            <text:p>12.10.2005</text:p>
          </table:table-cell>
          <table:table-cell office:value-type="float" office:value="4.8468" calcext:value-type="float">
            <text:p>4,8468</text:p>
          </table:table-cell>
          <table:table-cell table:style-name="ce3" table:formula="of:=IF(DAY([.A286]) = 1; IF([.D285] = &quot;EUR&quot;; ROUND([.C285] * [.B286]; 2); ROUND([.C285] / [.B286]; 2)); [.C285])" office:value-type="currency" office:currency="PLN" office:value="21344.68" calcext:value-type="currency">
            <text:p>21 344,68 zł</text:p>
          </table:table-cell>
          <table:table-cell table:formula="of:=IF(DAY([.A286]) = 1; IF([.D285] = &quot;EUR&quot;; &quot;PLN&quot;; &quot;EUR&quot;); [.D285])" office:value-type="string" office:string-value="PLN" calcext:value-type="string">
            <text:p>PLN</text:p>
          </table:table-cell>
          <table:table-cell table:style-name="ce3" table:formula="of:=IF([.F285] &lt;&gt; [.F286]; IF([.F286] = &quot;PLN&quot;; ROUND([.E285] * [.B286]; 2); ROUND([.E285] / [.B286]; 2)); [.E285])" office:value-type="currency" office:currency="PLN" office:value="21856.11" calcext:value-type="currency">
            <text:p>21 856,11 zł</text:p>
          </table:table-cell>
          <table:table-cell table:formula="of:=IF([.B285] &gt; [.B286]; IF([.F285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0-13" calcext:value-type="date">
            <text:p>13.10.2005</text:p>
          </table:table-cell>
          <table:table-cell office:value-type="float" office:value="4.8628" calcext:value-type="float">
            <text:p>4,8628</text:p>
          </table:table-cell>
          <table:table-cell table:style-name="ce3" table:formula="of:=IF(DAY([.A287]) = 1; IF([.D286] = &quot;EUR&quot;; ROUND([.C286] * [.B287]; 2); ROUND([.C286] / [.B287]; 2)); [.C286])" office:value-type="currency" office:currency="PLN" office:value="21344.68" calcext:value-type="currency">
            <text:p>21 344,68 zł</text:p>
          </table:table-cell>
          <table:table-cell table:formula="of:=IF(DAY([.A287]) = 1; IF([.D286] = &quot;EUR&quot;; &quot;PLN&quot;; &quot;EUR&quot;); [.D286])" office:value-type="string" office:string-value="PLN" calcext:value-type="string">
            <text:p>PLN</text:p>
          </table:table-cell>
          <table:table-cell table:style-name="ce3" table:formula="of:=IF([.F286] &lt;&gt; [.F287]; IF([.F287] = &quot;PLN&quot;; ROUND([.E286] * [.B287]; 2); ROUND([.E286] / [.B287]; 2)); [.E286])" office:value-type="currency" office:currency="PLN" office:value="4494.55" calcext:value-type="currency">
            <text:p>4 494,55 zł</text:p>
          </table:table-cell>
          <table:table-cell table:formula="of:=IF([.B286] &gt; [.B287]; IF([.F28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14" calcext:value-type="date">
            <text:p>14.10.2005</text:p>
          </table:table-cell>
          <table:table-cell office:value-type="float" office:value="4.8542" calcext:value-type="float">
            <text:p>4,8542</text:p>
          </table:table-cell>
          <table:table-cell table:style-name="ce3" table:formula="of:=IF(DAY([.A288]) = 1; IF([.D287] = &quot;EUR&quot;; ROUND([.C287] * [.B288]; 2); ROUND([.C287] / [.B288]; 2)); [.C287])" office:value-type="currency" office:currency="PLN" office:value="21344.68" calcext:value-type="currency">
            <text:p>21 344,68 zł</text:p>
          </table:table-cell>
          <table:table-cell table:formula="of:=IF(DAY([.A288]) = 1; IF([.D287] = &quot;EUR&quot;; &quot;PLN&quot;; &quot;EUR&quot;); [.D287])" office:value-type="string" office:string-value="PLN" calcext:value-type="string">
            <text:p>PLN</text:p>
          </table:table-cell>
          <table:table-cell table:style-name="ce3" table:formula="of:=IF([.F287] &lt;&gt; [.F288]; IF([.F288] = &quot;PLN&quot;; ROUND([.E287] * [.B288]; 2); ROUND([.E287] / [.B288]; 2)); [.E287])" office:value-type="currency" office:currency="PLN" office:value="21817.44" calcext:value-type="currency">
            <text:p>21 817,44 zł</text:p>
          </table:table-cell>
          <table:table-cell table:formula="of:=IF([.B287] &gt; [.B288]; IF([.F28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0-15" calcext:value-type="date">
            <text:p>15.10.2005</text:p>
          </table:table-cell>
          <table:table-cell office:value-type="float" office:value="4.8663" calcext:value-type="float">
            <text:p>4,8663</text:p>
          </table:table-cell>
          <table:table-cell table:style-name="ce3" table:formula="of:=IF(DAY([.A289]) = 1; IF([.D288] = &quot;EUR&quot;; ROUND([.C288] * [.B289]; 2); ROUND([.C288] / [.B289]; 2)); [.C288])" office:value-type="currency" office:currency="PLN" office:value="21344.68" calcext:value-type="currency">
            <text:p>21 344,68 zł</text:p>
          </table:table-cell>
          <table:table-cell table:formula="of:=IF(DAY([.A289]) = 1; IF([.D288] = &quot;EUR&quot;; &quot;PLN&quot;; &quot;EUR&quot;); [.D288])" office:value-type="string" office:string-value="PLN" calcext:value-type="string">
            <text:p>PLN</text:p>
          </table:table-cell>
          <table:table-cell table:style-name="ce3" table:formula="of:=IF([.F288] &lt;&gt; [.F289]; IF([.F289] = &quot;PLN&quot;; ROUND([.E288] * [.B289]; 2); ROUND([.E288] / [.B289]; 2)); [.E288])" office:value-type="currency" office:currency="PLN" office:value="4483.37" calcext:value-type="currency">
            <text:p>4 483,37 zł</text:p>
          </table:table-cell>
          <table:table-cell table:formula="of:=IF([.B288] &gt; [.B289]; IF([.F28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16" calcext:value-type="date">
            <text:p>16.10.2005</text:p>
          </table:table-cell>
          <table:table-cell office:value-type="float" office:value="4.884" calcext:value-type="float">
            <text:p>4,884</text:p>
          </table:table-cell>
          <table:table-cell table:style-name="ce3" table:formula="of:=IF(DAY([.A290]) = 1; IF([.D289] = &quot;EUR&quot;; ROUND([.C289] * [.B290]; 2); ROUND([.C289] / [.B290]; 2)); [.C289])" office:value-type="currency" office:currency="PLN" office:value="21344.68" calcext:value-type="currency">
            <text:p>21 344,68 zł</text:p>
          </table:table-cell>
          <table:table-cell table:formula="of:=IF(DAY([.A290]) = 1; IF([.D289] = &quot;EUR&quot;; &quot;PLN&quot;; &quot;EUR&quot;); [.D289])" office:value-type="string" office:string-value="PLN" calcext:value-type="string">
            <text:p>PLN</text:p>
          </table:table-cell>
          <table:table-cell table:style-name="ce3" table:formula="of:=IF([.F289] &lt;&gt; [.F290]; IF([.F290] = &quot;PLN&quot;; ROUND([.E289] * [.B290]; 2); ROUND([.E289] / [.B290]; 2)); [.E289])" office:value-type="currency" office:currency="PLN" office:value="4483.37" calcext:value-type="currency">
            <text:p>4 483,37 zł</text:p>
          </table:table-cell>
          <table:table-cell table:formula="of:=IF([.B289] &gt; [.B290]; IF([.F28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17" calcext:value-type="date">
            <text:p>17.10.2005</text:p>
          </table:table-cell>
          <table:table-cell office:value-type="float" office:value="4.8876" calcext:value-type="float">
            <text:p>4,8876</text:p>
          </table:table-cell>
          <table:table-cell table:style-name="ce3" table:formula="of:=IF(DAY([.A291]) = 1; IF([.D290] = &quot;EUR&quot;; ROUND([.C290] * [.B291]; 2); ROUND([.C290] / [.B291]; 2)); [.C290])" office:value-type="currency" office:currency="PLN" office:value="21344.68" calcext:value-type="currency">
            <text:p>21 344,68 zł</text:p>
          </table:table-cell>
          <table:table-cell table:formula="of:=IF(DAY([.A291]) = 1; IF([.D290] = &quot;EUR&quot;; &quot;PLN&quot;; &quot;EUR&quot;); [.D290])" office:value-type="string" office:string-value="PLN" calcext:value-type="string">
            <text:p>PLN</text:p>
          </table:table-cell>
          <table:table-cell table:style-name="ce3" table:formula="of:=IF([.F290] &lt;&gt; [.F291]; IF([.F291] = &quot;PLN&quot;; ROUND([.E290] * [.B291]; 2); ROUND([.E290] / [.B291]; 2)); [.E290])" office:value-type="currency" office:currency="PLN" office:value="4483.37" calcext:value-type="currency">
            <text:p>4 483,37 zł</text:p>
          </table:table-cell>
          <table:table-cell table:formula="of:=IF([.B290] &gt; [.B291]; IF([.F29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float" office:value="4.906" calcext:value-type="float">
            <text:p>4,906</text:p>
          </table:table-cell>
          <table:table-cell table:style-name="ce3" table:formula="of:=IF(DAY([.A292]) = 1; IF([.D291] = &quot;EUR&quot;; ROUND([.C291] * [.B292]; 2); ROUND([.C291] / [.B292]; 2)); [.C291])" office:value-type="currency" office:currency="PLN" office:value="21344.68" calcext:value-type="currency">
            <text:p>21 344,68 zł</text:p>
          </table:table-cell>
          <table:table-cell table:formula="of:=IF(DAY([.A292]) = 1; IF([.D291] = &quot;EUR&quot;; &quot;PLN&quot;; &quot;EUR&quot;); [.D291])" office:value-type="string" office:string-value="PLN" calcext:value-type="string">
            <text:p>PLN</text:p>
          </table:table-cell>
          <table:table-cell table:style-name="ce3" table:formula="of:=IF([.F291] &lt;&gt; [.F292]; IF([.F292] = &quot;PLN&quot;; ROUND([.E291] * [.B292]; 2); ROUND([.E291] / [.B292]; 2)); [.E291])" office:value-type="currency" office:currency="PLN" office:value="4483.37" calcext:value-type="currency">
            <text:p>4 483,37 zł</text:p>
          </table:table-cell>
          <table:table-cell table:formula="of:=IF([.B291] &gt; [.B292]; IF([.F29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19" calcext:value-type="date">
            <text:p>19.10.2005</text:p>
          </table:table-cell>
          <table:table-cell office:value-type="float" office:value="4.8955" calcext:value-type="float">
            <text:p>4,8955</text:p>
          </table:table-cell>
          <table:table-cell table:style-name="ce3" table:formula="of:=IF(DAY([.A293]) = 1; IF([.D292] = &quot;EUR&quot;; ROUND([.C292] * [.B293]; 2); ROUND([.C292] / [.B293]; 2)); [.C292])" office:value-type="currency" office:currency="PLN" office:value="21344.68" calcext:value-type="currency">
            <text:p>21 344,68 zł</text:p>
          </table:table-cell>
          <table:table-cell table:formula="of:=IF(DAY([.A293]) = 1; IF([.D292] = &quot;EUR&quot;; &quot;PLN&quot;; &quot;EUR&quot;); [.D292])" office:value-type="string" office:string-value="PLN" calcext:value-type="string">
            <text:p>PLN</text:p>
          </table:table-cell>
          <table:table-cell table:style-name="ce3" table:formula="of:=IF([.F292] &lt;&gt; [.F293]; IF([.F293] = &quot;PLN&quot;; ROUND([.E292] * [.B293]; 2); ROUND([.E292] / [.B293]; 2)); [.E292])" office:value-type="currency" office:currency="PLN" office:value="21948.34" calcext:value-type="currency">
            <text:p>21 948,34 zł</text:p>
          </table:table-cell>
          <table:table-cell table:formula="of:=IF([.B292] &gt; [.B293]; IF([.F292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0-20" calcext:value-type="date">
            <text:p>20.10.2005</text:p>
          </table:table-cell>
          <table:table-cell office:value-type="float" office:value="4.8695" calcext:value-type="float">
            <text:p>4,8695</text:p>
          </table:table-cell>
          <table:table-cell table:style-name="ce3" table:formula="of:=IF(DAY([.A294]) = 1; IF([.D293] = &quot;EUR&quot;; ROUND([.C293] * [.B294]; 2); ROUND([.C293] / [.B294]; 2)); [.C293])" office:value-type="currency" office:currency="PLN" office:value="21344.68" calcext:value-type="currency">
            <text:p>21 344,68 zł</text:p>
          </table:table-cell>
          <table:table-cell table:formula="of:=IF(DAY([.A294]) = 1; IF([.D293] = &quot;EUR&quot;; &quot;PLN&quot;; &quot;EUR&quot;); [.D293])" office:value-type="string" office:string-value="PLN" calcext:value-type="string">
            <text:p>PLN</text:p>
          </table:table-cell>
          <table:table-cell table:style-name="ce3" table:formula="of:=IF([.F293] &lt;&gt; [.F294]; IF([.F294] = &quot;PLN&quot;; ROUND([.E293] * [.B294]; 2); ROUND([.E293] / [.B294]; 2)); [.E293])" office:value-type="currency" office:currency="PLN" office:value="4507.31" calcext:value-type="currency">
            <text:p>4 507,31 zł</text:p>
          </table:table-cell>
          <table:table-cell table:formula="of:=IF([.B293] &gt; [.B294]; IF([.F29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21" calcext:value-type="date">
            <text:p>21.10.2005</text:p>
          </table:table-cell>
          <table:table-cell office:value-type="float" office:value="4.8837" calcext:value-type="float">
            <text:p>4,8837</text:p>
          </table:table-cell>
          <table:table-cell table:style-name="ce3" table:formula="of:=IF(DAY([.A295]) = 1; IF([.D294] = &quot;EUR&quot;; ROUND([.C294] * [.B295]; 2); ROUND([.C294] / [.B295]; 2)); [.C294])" office:value-type="currency" office:currency="PLN" office:value="21344.68" calcext:value-type="currency">
            <text:p>21 344,68 zł</text:p>
          </table:table-cell>
          <table:table-cell table:formula="of:=IF(DAY([.A295]) = 1; IF([.D294] = &quot;EUR&quot;; &quot;PLN&quot;; &quot;EUR&quot;); [.D294])" office:value-type="string" office:string-value="PLN" calcext:value-type="string">
            <text:p>PLN</text:p>
          </table:table-cell>
          <table:table-cell table:style-name="ce3" table:formula="of:=IF([.F294] &lt;&gt; [.F295]; IF([.F295] = &quot;PLN&quot;; ROUND([.E294] * [.B295]; 2); ROUND([.E294] / [.B295]; 2)); [.E294])" office:value-type="currency" office:currency="PLN" office:value="4507.31" calcext:value-type="currency">
            <text:p>4 507,31 zł</text:p>
          </table:table-cell>
          <table:table-cell table:formula="of:=IF([.B294] &gt; [.B295]; IF([.F29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22" calcext:value-type="date">
            <text:p>22.10.2005</text:p>
          </table:table-cell>
          <table:table-cell office:value-type="float" office:value="4.8366" calcext:value-type="float">
            <text:p>4,8366</text:p>
          </table:table-cell>
          <table:table-cell table:style-name="ce3" table:formula="of:=IF(DAY([.A296]) = 1; IF([.D295] = &quot;EUR&quot;; ROUND([.C295] * [.B296]; 2); ROUND([.C295] / [.B296]; 2)); [.C295])" office:value-type="currency" office:currency="PLN" office:value="21344.68" calcext:value-type="currency">
            <text:p>21 344,68 zł</text:p>
          </table:table-cell>
          <table:table-cell table:formula="of:=IF(DAY([.A296]) = 1; IF([.D295] = &quot;EUR&quot;; &quot;PLN&quot;; &quot;EUR&quot;); [.D295])" office:value-type="string" office:string-value="PLN" calcext:value-type="string">
            <text:p>PLN</text:p>
          </table:table-cell>
          <table:table-cell table:style-name="ce3" table:formula="of:=IF([.F295] &lt;&gt; [.F296]; IF([.F296] = &quot;PLN&quot;; ROUND([.E295] * [.B296]; 2); ROUND([.E295] / [.B296]; 2)); [.E295])" office:value-type="currency" office:currency="PLN" office:value="21800.06" calcext:value-type="currency">
            <text:p>21 800,06 zł</text:p>
          </table:table-cell>
          <table:table-cell table:formula="of:=IF([.B295] &gt; [.B296]; IF([.F295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0-23" calcext:value-type="date">
            <text:p>23.10.2005</text:p>
          </table:table-cell>
          <table:table-cell office:value-type="float" office:value="4.8746" calcext:value-type="float">
            <text:p>4,8746</text:p>
          </table:table-cell>
          <table:table-cell table:style-name="ce3" table:formula="of:=IF(DAY([.A297]) = 1; IF([.D296] = &quot;EUR&quot;; ROUND([.C296] * [.B297]; 2); ROUND([.C296] / [.B297]; 2)); [.C296])" office:value-type="currency" office:currency="PLN" office:value="21344.68" calcext:value-type="currency">
            <text:p>21 344,68 zł</text:p>
          </table:table-cell>
          <table:table-cell table:formula="of:=IF(DAY([.A297]) = 1; IF([.D296] = &quot;EUR&quot;; &quot;PLN&quot;; &quot;EUR&quot;); [.D296])" office:value-type="string" office:string-value="PLN" calcext:value-type="string">
            <text:p>PLN</text:p>
          </table:table-cell>
          <table:table-cell table:style-name="ce3" table:formula="of:=IF([.F296] &lt;&gt; [.F297]; IF([.F297] = &quot;PLN&quot;; ROUND([.E296] * [.B297]; 2); ROUND([.E296] / [.B297]; 2)); [.E296])" office:value-type="currency" office:currency="PLN" office:value="4472.17" calcext:value-type="currency">
            <text:p>4 472,17 zł</text:p>
          </table:table-cell>
          <table:table-cell table:formula="of:=IF([.B296] &gt; [.B297]; IF([.F29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24" calcext:value-type="date">
            <text:p>24.10.2005</text:p>
          </table:table-cell>
          <table:table-cell office:value-type="float" office:value="4.9149" calcext:value-type="float">
            <text:p>4,9149</text:p>
          </table:table-cell>
          <table:table-cell table:style-name="ce3" table:formula="of:=IF(DAY([.A298]) = 1; IF([.D297] = &quot;EUR&quot;; ROUND([.C297] * [.B298]; 2); ROUND([.C297] / [.B298]; 2)); [.C297])" office:value-type="currency" office:currency="PLN" office:value="21344.68" calcext:value-type="currency">
            <text:p>21 344,68 zł</text:p>
          </table:table-cell>
          <table:table-cell table:formula="of:=IF(DAY([.A298]) = 1; IF([.D297] = &quot;EUR&quot;; &quot;PLN&quot;; &quot;EUR&quot;); [.D297])" office:value-type="string" office:string-value="PLN" calcext:value-type="string">
            <text:p>PLN</text:p>
          </table:table-cell>
          <table:table-cell table:style-name="ce3" table:formula="of:=IF([.F297] &lt;&gt; [.F298]; IF([.F298] = &quot;PLN&quot;; ROUND([.E297] * [.B298]; 2); ROUND([.E297] / [.B298]; 2)); [.E297])" office:value-type="currency" office:currency="PLN" office:value="4472.17" calcext:value-type="currency">
            <text:p>4 472,17 zł</text:p>
          </table:table-cell>
          <table:table-cell table:formula="of:=IF([.B297] &gt; [.B298]; IF([.F29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25" calcext:value-type="date">
            <text:p>25.10.2005</text:p>
          </table:table-cell>
          <table:table-cell office:value-type="float" office:value="4.8688" calcext:value-type="float">
            <text:p>4,8688</text:p>
          </table:table-cell>
          <table:table-cell table:style-name="ce3" table:formula="of:=IF(DAY([.A299]) = 1; IF([.D298] = &quot;EUR&quot;; ROUND([.C298] * [.B299]; 2); ROUND([.C298] / [.B299]; 2)); [.C298])" office:value-type="currency" office:currency="PLN" office:value="21344.68" calcext:value-type="currency">
            <text:p>21 344,68 zł</text:p>
          </table:table-cell>
          <table:table-cell table:formula="of:=IF(DAY([.A299]) = 1; IF([.D298] = &quot;EUR&quot;; &quot;PLN&quot;; &quot;EUR&quot;); [.D298])" office:value-type="string" office:string-value="PLN" calcext:value-type="string">
            <text:p>PLN</text:p>
          </table:table-cell>
          <table:table-cell table:style-name="ce3" table:formula="of:=IF([.F298] &lt;&gt; [.F299]; IF([.F299] = &quot;PLN&quot;; ROUND([.E298] * [.B299]; 2); ROUND([.E298] / [.B299]; 2)); [.E298])" office:value-type="currency" office:currency="PLN" office:value="21774.1" calcext:value-type="currency">
            <text:p>21 774,10 zł</text:p>
          </table:table-cell>
          <table:table-cell table:formula="of:=IF([.B298] &gt; [.B299]; IF([.F29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0-26" calcext:value-type="date">
            <text:p>26.10.2005</text:p>
          </table:table-cell>
          <table:table-cell office:value-type="float" office:value="4.8467" calcext:value-type="float">
            <text:p>4,8467</text:p>
          </table:table-cell>
          <table:table-cell table:style-name="ce3" table:formula="of:=IF(DAY([.A300]) = 1; IF([.D299] = &quot;EUR&quot;; ROUND([.C299] * [.B300]; 2); ROUND([.C299] / [.B300]; 2)); [.C299])" office:value-type="currency" office:currency="PLN" office:value="21344.68" calcext:value-type="currency">
            <text:p>21 344,68 zł</text:p>
          </table:table-cell>
          <table:table-cell table:formula="of:=IF(DAY([.A300]) = 1; IF([.D299] = &quot;EUR&quot;; &quot;PLN&quot;; &quot;EUR&quot;); [.D299])" office:value-type="string" office:string-value="PLN" calcext:value-type="string">
            <text:p>PLN</text:p>
          </table:table-cell>
          <table:table-cell table:style-name="ce3" table:formula="of:=IF([.F299] &lt;&gt; [.F300]; IF([.F300] = &quot;PLN&quot;; ROUND([.E299] * [.B300]; 2); ROUND([.E299] / [.B300]; 2)); [.E299])" office:value-type="currency" office:currency="PLN" office:value="4492.56" calcext:value-type="currency">
            <text:p>4 492,56 zł</text:p>
          </table:table-cell>
          <table:table-cell table:formula="of:=IF([.B299] &gt; [.B300]; IF([.F29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27" calcext:value-type="date">
            <text:p>27.10.2005</text:p>
          </table:table-cell>
          <table:table-cell office:value-type="float" office:value="4.8199" calcext:value-type="float">
            <text:p>4,8199</text:p>
          </table:table-cell>
          <table:table-cell table:style-name="ce3" table:formula="of:=IF(DAY([.A301]) = 1; IF([.D300] = &quot;EUR&quot;; ROUND([.C300] * [.B301]; 2); ROUND([.C300] / [.B301]; 2)); [.C300])" office:value-type="currency" office:currency="PLN" office:value="21344.68" calcext:value-type="currency">
            <text:p>21 344,68 zł</text:p>
          </table:table-cell>
          <table:table-cell table:formula="of:=IF(DAY([.A301]) = 1; IF([.D300] = &quot;EUR&quot;; &quot;PLN&quot;; &quot;EUR&quot;); [.D300])" office:value-type="string" office:string-value="PLN" calcext:value-type="string">
            <text:p>PLN</text:p>
          </table:table-cell>
          <table:table-cell table:style-name="ce3" table:formula="of:=IF([.F300] &lt;&gt; [.F301]; IF([.F301] = &quot;PLN&quot;; ROUND([.E300] * [.B301]; 2); ROUND([.E300] / [.B301]; 2)); [.E300])" office:value-type="currency" office:currency="PLN" office:value="21653.69" calcext:value-type="currency">
            <text:p>21 653,69 zł</text:p>
          </table:table-cell>
          <table:table-cell table:formula="of:=IF([.B300] &gt; [.B301]; IF([.F30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0-28" calcext:value-type="date">
            <text:p>28.10.2005</text:p>
          </table:table-cell>
          <table:table-cell office:value-type="float" office:value="4.8261" calcext:value-type="float">
            <text:p>4,8261</text:p>
          </table:table-cell>
          <table:table-cell table:style-name="ce3" table:formula="of:=IF(DAY([.A302]) = 1; IF([.D301] = &quot;EUR&quot;; ROUND([.C301] * [.B302]; 2); ROUND([.C301] / [.B302]; 2)); [.C301])" office:value-type="currency" office:currency="PLN" office:value="21344.68" calcext:value-type="currency">
            <text:p>21 344,68 zł</text:p>
          </table:table-cell>
          <table:table-cell table:formula="of:=IF(DAY([.A302]) = 1; IF([.D301] = &quot;EUR&quot;; &quot;PLN&quot;; &quot;EUR&quot;); [.D301])" office:value-type="string" office:string-value="PLN" calcext:value-type="string">
            <text:p>PLN</text:p>
          </table:table-cell>
          <table:table-cell table:style-name="ce3" table:formula="of:=IF([.F301] &lt;&gt; [.F302]; IF([.F302] = &quot;PLN&quot;; ROUND([.E301] * [.B302]; 2); ROUND([.E301] / [.B302]; 2)); [.E301])" office:value-type="currency" office:currency="PLN" office:value="4486.79" calcext:value-type="currency">
            <text:p>4 486,79 zł</text:p>
          </table:table-cell>
          <table:table-cell table:formula="of:=IF([.B301] &gt; [.B302]; IF([.F30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29" calcext:value-type="date">
            <text:p>29.10.2005</text:p>
          </table:table-cell>
          <table:table-cell office:value-type="float" office:value="4.815" calcext:value-type="float">
            <text:p>4,815</text:p>
          </table:table-cell>
          <table:table-cell table:style-name="ce3" table:formula="of:=IF(DAY([.A303]) = 1; IF([.D302] = &quot;EUR&quot;; ROUND([.C302] * [.B303]; 2); ROUND([.C302] / [.B303]; 2)); [.C302])" office:value-type="currency" office:currency="PLN" office:value="21344.68" calcext:value-type="currency">
            <text:p>21 344,68 zł</text:p>
          </table:table-cell>
          <table:table-cell table:formula="of:=IF(DAY([.A303]) = 1; IF([.D302] = &quot;EUR&quot;; &quot;PLN&quot;; &quot;EUR&quot;); [.D302])" office:value-type="string" office:string-value="PLN" calcext:value-type="string">
            <text:p>PLN</text:p>
          </table:table-cell>
          <table:table-cell table:style-name="ce3" table:formula="of:=IF([.F302] &lt;&gt; [.F303]; IF([.F303] = &quot;PLN&quot;; ROUND([.E302] * [.B303]; 2); ROUND([.E302] / [.B303]; 2)); [.E302])" office:value-type="currency" office:currency="PLN" office:value="21603.89" calcext:value-type="currency">
            <text:p>21 603,89 zł</text:p>
          </table:table-cell>
          <table:table-cell table:formula="of:=IF([.B302] &gt; [.B303]; IF([.F302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0-30" calcext:value-type="date">
            <text:p>30.10.2005</text:p>
          </table:table-cell>
          <table:table-cell office:value-type="float" office:value="4.7971" calcext:value-type="float">
            <text:p>4,7971</text:p>
          </table:table-cell>
          <table:table-cell table:style-name="ce3" table:formula="of:=IF(DAY([.A304]) = 1; IF([.D303] = &quot;EUR&quot;; ROUND([.C303] * [.B304]; 2); ROUND([.C303] / [.B304]; 2)); [.C303])" office:value-type="currency" office:currency="PLN" office:value="21344.68" calcext:value-type="currency">
            <text:p>21 344,68 zł</text:p>
          </table:table-cell>
          <table:table-cell table:formula="of:=IF(DAY([.A304]) = 1; IF([.D303] = &quot;EUR&quot;; &quot;PLN&quot;; &quot;EUR&quot;); [.D303])" office:value-type="string" office:string-value="PLN" calcext:value-type="string">
            <text:p>PLN</text:p>
          </table:table-cell>
          <table:table-cell table:style-name="ce3" table:formula="of:=IF([.F303] &lt;&gt; [.F304]; IF([.F304] = &quot;PLN&quot;; ROUND([.E303] * [.B304]; 2); ROUND([.E303] / [.B304]; 2)); [.E303])" office:value-type="currency" office:currency="PLN" office:value="4503.53" calcext:value-type="currency">
            <text:p>4 503,53 zł</text:p>
          </table:table-cell>
          <table:table-cell table:formula="of:=IF([.B303] &gt; [.B304]; IF([.F30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0-31" calcext:value-type="date">
            <text:p>31.10.2005</text:p>
          </table:table-cell>
          <table:table-cell office:value-type="float" office:value="4.7537" calcext:value-type="float">
            <text:p>4,7537</text:p>
          </table:table-cell>
          <table:table-cell table:style-name="ce3" table:formula="of:=IF(DAY([.A305]) = 1; IF([.D304] = &quot;EUR&quot;; ROUND([.C304] * [.B305]; 2); ROUND([.C304] / [.B305]; 2)); [.C304])" office:value-type="currency" office:currency="PLN" office:value="21344.68" calcext:value-type="currency">
            <text:p>21 344,68 zł</text:p>
          </table:table-cell>
          <table:table-cell table:formula="of:=IF(DAY([.A305]) = 1; IF([.D304] = &quot;EUR&quot;; &quot;PLN&quot;; &quot;EUR&quot;); [.D304])" office:value-type="string" office:string-value="PLN" calcext:value-type="string">
            <text:p>PLN</text:p>
          </table:table-cell>
          <table:table-cell table:style-name="ce3" table:formula="of:=IF([.F304] &lt;&gt; [.F305]; IF([.F305] = &quot;PLN&quot;; ROUND([.E304] * [.B305]; 2); ROUND([.E304] / [.B305]; 2)); [.E304])" office:value-type="currency" office:currency="PLN" office:value="21408.43" calcext:value-type="currency">
            <text:p>21 408,43 zł</text:p>
          </table:table-cell>
          <table:table-cell table:formula="of:=IF([.B304] &gt; [.B305]; IF([.F30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1-01" calcext:value-type="date">
            <text:p>1.11.2005</text:p>
          </table:table-cell>
          <table:table-cell office:value-type="float" office:value="4.7744" calcext:value-type="float">
            <text:p>4,7744</text:p>
          </table:table-cell>
          <table:table-cell table:style-name="ce3" table:formula="of:=IF(DAY([.A306]) = 1; IF([.D305] = &quot;EUR&quot;; ROUND([.C305] * [.B306]; 2); ROUND([.C305] / [.B306]; 2)); [.C305])" office:value-type="currency" office:currency="PLN" office:value="4470.65" calcext:value-type="currency">
            <text:p>4 470,65 zł</text:p>
          </table:table-cell>
          <table:table-cell table:formula="of:=IF(DAY([.A306]) = 1; IF([.D305] = &quot;EUR&quot;; &quot;PLN&quot;; &quot;EUR&quot;); [.D305])" office:value-type="string" office:string-value="EUR" calcext:value-type="string">
            <text:p>EUR</text:p>
          </table:table-cell>
          <table:table-cell table:style-name="ce3" table:formula="of:=IF([.F305] &lt;&gt; [.F306]; IF([.F306] = &quot;PLN&quot;; ROUND([.E305] * [.B306]; 2); ROUND([.E305] / [.B306]; 2)); [.E305])" office:value-type="currency" office:currency="PLN" office:value="4484" calcext:value-type="currency">
            <text:p>4 484,00 zł</text:p>
          </table:table-cell>
          <table:table-cell table:formula="of:=IF([.B305] &gt; [.B306]; IF([.F30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02" calcext:value-type="date">
            <text:p>2.11.2005</text:p>
          </table:table-cell>
          <table:table-cell office:value-type="float" office:value="4.7646" calcext:value-type="float">
            <text:p>4,7646</text:p>
          </table:table-cell>
          <table:table-cell table:style-name="ce3" table:formula="of:=IF(DAY([.A307]) = 1; IF([.D306] = &quot;EUR&quot;; ROUND([.C306] * [.B307]; 2); ROUND([.C306] / [.B307]; 2)); [.C306])" office:value-type="currency" office:currency="PLN" office:value="4470.65" calcext:value-type="currency">
            <text:p>4 470,65 zł</text:p>
          </table:table-cell>
          <table:table-cell table:formula="of:=IF(DAY([.A307]) = 1; IF([.D306] = &quot;EUR&quot;; &quot;PLN&quot;; &quot;EUR&quot;); [.D306])" office:value-type="string" office:string-value="EUR" calcext:value-type="string">
            <text:p>EUR</text:p>
          </table:table-cell>
          <table:table-cell table:style-name="ce3" table:formula="of:=IF([.F306] &lt;&gt; [.F307]; IF([.F307] = &quot;PLN&quot;; ROUND([.E306] * [.B307]; 2); ROUND([.E306] / [.B307]; 2)); [.E306])" office:value-type="currency" office:currency="PLN" office:value="21364.47" calcext:value-type="currency">
            <text:p>21 364,47 zł</text:p>
          </table:table-cell>
          <table:table-cell table:formula="of:=IF([.B306] &gt; [.B307]; IF([.F30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1-03" calcext:value-type="date">
            <text:p>3.11.2005</text:p>
          </table:table-cell>
          <table:table-cell office:value-type="float" office:value="4.7398" calcext:value-type="float">
            <text:p>4,7398</text:p>
          </table:table-cell>
          <table:table-cell table:style-name="ce3" table:formula="of:=IF(DAY([.A308]) = 1; IF([.D307] = &quot;EUR&quot;; ROUND([.C307] * [.B308]; 2); ROUND([.C307] / [.B308]; 2)); [.C307])" office:value-type="currency" office:currency="PLN" office:value="4470.65" calcext:value-type="currency">
            <text:p>4 470,65 zł</text:p>
          </table:table-cell>
          <table:table-cell table:formula="of:=IF(DAY([.A308]) = 1; IF([.D307] = &quot;EUR&quot;; &quot;PLN&quot;; &quot;EUR&quot;); [.D307])" office:value-type="string" office:string-value="EUR" calcext:value-type="string">
            <text:p>EUR</text:p>
          </table:table-cell>
          <table:table-cell table:style-name="ce3" table:formula="of:=IF([.F307] &lt;&gt; [.F308]; IF([.F308] = &quot;PLN&quot;; ROUND([.E307] * [.B308]; 2); ROUND([.E307] / [.B308]; 2)); [.E307])" office:value-type="currency" office:currency="PLN" office:value="4507.46" calcext:value-type="currency">
            <text:p>4 507,46 zł</text:p>
          </table:table-cell>
          <table:table-cell table:formula="of:=IF([.B307] &gt; [.B308]; IF([.F30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04" calcext:value-type="date">
            <text:p>4.11.2005</text:p>
          </table:table-cell>
          <table:table-cell office:value-type="float" office:value="4.7193" calcext:value-type="float">
            <text:p>4,7193</text:p>
          </table:table-cell>
          <table:table-cell table:style-name="ce3" table:formula="of:=IF(DAY([.A309]) = 1; IF([.D308] = &quot;EUR&quot;; ROUND([.C308] * [.B309]; 2); ROUND([.C308] / [.B309]; 2)); [.C308])" office:value-type="currency" office:currency="PLN" office:value="4470.65" calcext:value-type="currency">
            <text:p>4 470,65 zł</text:p>
          </table:table-cell>
          <table:table-cell table:formula="of:=IF(DAY([.A309]) = 1; IF([.D308] = &quot;EUR&quot;; &quot;PLN&quot;; &quot;EUR&quot;); [.D308])" office:value-type="string" office:string-value="EUR" calcext:value-type="string">
            <text:p>EUR</text:p>
          </table:table-cell>
          <table:table-cell table:style-name="ce3" table:formula="of:=IF([.F308] &lt;&gt; [.F309]; IF([.F309] = &quot;PLN&quot;; ROUND([.E308] * [.B309]; 2); ROUND([.E308] / [.B309]; 2)); [.E308])" office:value-type="currency" office:currency="PLN" office:value="21272.06" calcext:value-type="currency">
            <text:p>21 272,06 zł</text:p>
          </table:table-cell>
          <table:table-cell table:formula="of:=IF([.B308] &gt; [.B309]; IF([.F30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1-05" calcext:value-type="date">
            <text:p>5.11.2005</text:p>
          </table:table-cell>
          <table:table-cell office:value-type="float" office:value="4.7286" calcext:value-type="float">
            <text:p>4,7286</text:p>
          </table:table-cell>
          <table:table-cell table:style-name="ce3" table:formula="of:=IF(DAY([.A310]) = 1; IF([.D309] = &quot;EUR&quot;; ROUND([.C309] * [.B310]; 2); ROUND([.C309] / [.B310]; 2)); [.C309])" office:value-type="currency" office:currency="PLN" office:value="4470.65" calcext:value-type="currency">
            <text:p>4 470,65 zł</text:p>
          </table:table-cell>
          <table:table-cell table:formula="of:=IF(DAY([.A310]) = 1; IF([.D309] = &quot;EUR&quot;; &quot;PLN&quot;; &quot;EUR&quot;); [.D309])" office:value-type="string" office:string-value="EUR" calcext:value-type="string">
            <text:p>EUR</text:p>
          </table:table-cell>
          <table:table-cell table:style-name="ce3" table:formula="of:=IF([.F309] &lt;&gt; [.F310]; IF([.F310] = &quot;PLN&quot;; ROUND([.E309] * [.B310]; 2); ROUND([.E309] / [.B310]; 2)); [.E309])" office:value-type="currency" office:currency="PLN" office:value="4498.6" calcext:value-type="currency">
            <text:p>4 498,60 zł</text:p>
          </table:table-cell>
          <table:table-cell table:formula="of:=IF([.B309] &gt; [.B310]; IF([.F30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06" calcext:value-type="date">
            <text:p>6.11.2005</text:p>
          </table:table-cell>
          <table:table-cell office:value-type="float" office:value="4.7405" calcext:value-type="float">
            <text:p>4,7405</text:p>
          </table:table-cell>
          <table:table-cell table:style-name="ce3" table:formula="of:=IF(DAY([.A311]) = 1; IF([.D310] = &quot;EUR&quot;; ROUND([.C310] * [.B311]; 2); ROUND([.C310] / [.B311]; 2)); [.C310])" office:value-type="currency" office:currency="PLN" office:value="4470.65" calcext:value-type="currency">
            <text:p>4 470,65 zł</text:p>
          </table:table-cell>
          <table:table-cell table:formula="of:=IF(DAY([.A311]) = 1; IF([.D310] = &quot;EUR&quot;; &quot;PLN&quot;; &quot;EUR&quot;); [.D310])" office:value-type="string" office:string-value="EUR" calcext:value-type="string">
            <text:p>EUR</text:p>
          </table:table-cell>
          <table:table-cell table:style-name="ce3" table:formula="of:=IF([.F310] &lt;&gt; [.F311]; IF([.F311] = &quot;PLN&quot;; ROUND([.E310] * [.B311]; 2); ROUND([.E310] / [.B311]; 2)); [.E310])" office:value-type="currency" office:currency="PLN" office:value="4498.6" calcext:value-type="currency">
            <text:p>4 498,60 zł</text:p>
          </table:table-cell>
          <table:table-cell table:formula="of:=IF([.B310] &gt; [.B311]; IF([.F31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07" calcext:value-type="date">
            <text:p>7.11.2005</text:p>
          </table:table-cell>
          <table:table-cell office:value-type="float" office:value="4.7343" calcext:value-type="float">
            <text:p>4,7343</text:p>
          </table:table-cell>
          <table:table-cell table:style-name="ce3" table:formula="of:=IF(DAY([.A312]) = 1; IF([.D311] = &quot;EUR&quot;; ROUND([.C311] * [.B312]; 2); ROUND([.C311] / [.B312]; 2)); [.C311])" office:value-type="currency" office:currency="PLN" office:value="4470.65" calcext:value-type="currency">
            <text:p>4 470,65 zł</text:p>
          </table:table-cell>
          <table:table-cell table:formula="of:=IF(DAY([.A312]) = 1; IF([.D311] = &quot;EUR&quot;; &quot;PLN&quot;; &quot;EUR&quot;); [.D311])" office:value-type="string" office:string-value="EUR" calcext:value-type="string">
            <text:p>EUR</text:p>
          </table:table-cell>
          <table:table-cell table:style-name="ce3" table:formula="of:=IF([.F311] &lt;&gt; [.F312]; IF([.F312] = &quot;PLN&quot;; ROUND([.E311] * [.B312]; 2); ROUND([.E311] / [.B312]; 2)); [.E311])" office:value-type="currency" office:currency="PLN" office:value="21297.72" calcext:value-type="currency">
            <text:p>21 297,72 zł</text:p>
          </table:table-cell>
          <table:table-cell table:formula="of:=IF([.B311] &gt; [.B312]; IF([.F31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1-08" calcext:value-type="date">
            <text:p>8.11.2005</text:p>
          </table:table-cell>
          <table:table-cell office:value-type="float" office:value="4.723" calcext:value-type="float">
            <text:p>4,723</text:p>
          </table:table-cell>
          <table:table-cell table:style-name="ce3" table:formula="of:=IF(DAY([.A313]) = 1; IF([.D312] = &quot;EUR&quot;; ROUND([.C312] * [.B313]; 2); ROUND([.C312] / [.B313]; 2)); [.C312])" office:value-type="currency" office:currency="PLN" office:value="4470.65" calcext:value-type="currency">
            <text:p>4 470,65 zł</text:p>
          </table:table-cell>
          <table:table-cell table:formula="of:=IF(DAY([.A313]) = 1; IF([.D312] = &quot;EUR&quot;; &quot;PLN&quot;; &quot;EUR&quot;); [.D312])" office:value-type="string" office:string-value="EUR" calcext:value-type="string">
            <text:p>EUR</text:p>
          </table:table-cell>
          <table:table-cell table:style-name="ce3" table:formula="of:=IF([.F312] &lt;&gt; [.F313]; IF([.F313] = &quot;PLN&quot;; ROUND([.E312] * [.B313]; 2); ROUND([.E312] / [.B313]; 2)); [.E312])" office:value-type="currency" office:currency="PLN" office:value="4509.36" calcext:value-type="currency">
            <text:p>4 509,36 zł</text:p>
          </table:table-cell>
          <table:table-cell table:formula="of:=IF([.B312] &gt; [.B313]; IF([.F31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09" calcext:value-type="date">
            <text:p>9.11.2005</text:p>
          </table:table-cell>
          <table:table-cell office:value-type="float" office:value="4.7016" calcext:value-type="float">
            <text:p>4,7016</text:p>
          </table:table-cell>
          <table:table-cell table:style-name="ce3" table:formula="of:=IF(DAY([.A314]) = 1; IF([.D313] = &quot;EUR&quot;; ROUND([.C313] * [.B314]; 2); ROUND([.C313] / [.B314]; 2)); [.C313])" office:value-type="currency" office:currency="PLN" office:value="4470.65" calcext:value-type="currency">
            <text:p>4 470,65 zł</text:p>
          </table:table-cell>
          <table:table-cell table:formula="of:=IF(DAY([.A314]) = 1; IF([.D313] = &quot;EUR&quot;; &quot;PLN&quot;; &quot;EUR&quot;); [.D313])" office:value-type="string" office:string-value="EUR" calcext:value-type="string">
            <text:p>EUR</text:p>
          </table:table-cell>
          <table:table-cell table:style-name="ce3" table:formula="of:=IF([.F313] &lt;&gt; [.F314]; IF([.F314] = &quot;PLN&quot;; ROUND([.E313] * [.B314]; 2); ROUND([.E313] / [.B314]; 2)); [.E313])" office:value-type="currency" office:currency="PLN" office:value="21201.21" calcext:value-type="currency">
            <text:p>21 201,21 zł</text:p>
          </table:table-cell>
          <table:table-cell table:formula="of:=IF([.B313] &gt; [.B314]; IF([.F313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1-10" calcext:value-type="date">
            <text:p>10.11.2005</text:p>
          </table:table-cell>
          <table:table-cell office:value-type="float" office:value="4.702" calcext:value-type="float">
            <text:p>4,702</text:p>
          </table:table-cell>
          <table:table-cell table:style-name="ce3" table:formula="of:=IF(DAY([.A315]) = 1; IF([.D314] = &quot;EUR&quot;; ROUND([.C314] * [.B315]; 2); ROUND([.C314] / [.B315]; 2)); [.C314])" office:value-type="currency" office:currency="PLN" office:value="4470.65" calcext:value-type="currency">
            <text:p>4 470,65 zł</text:p>
          </table:table-cell>
          <table:table-cell table:formula="of:=IF(DAY([.A315]) = 1; IF([.D314] = &quot;EUR&quot;; &quot;PLN&quot;; &quot;EUR&quot;); [.D314])" office:value-type="string" office:string-value="EUR" calcext:value-type="string">
            <text:p>EUR</text:p>
          </table:table-cell>
          <table:table-cell table:style-name="ce3" table:formula="of:=IF([.F314] &lt;&gt; [.F315]; IF([.F315] = &quot;PLN&quot;; ROUND([.E314] * [.B315]; 2); ROUND([.E314] / [.B315]; 2)); [.E314])" office:value-type="currency" office:currency="PLN" office:value="4508.98" calcext:value-type="currency">
            <text:p>4 508,98 zł</text:p>
          </table:table-cell>
          <table:table-cell table:formula="of:=IF([.B314] &gt; [.B315]; IF([.F31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11" calcext:value-type="date">
            <text:p>11.11.2005</text:p>
          </table:table-cell>
          <table:table-cell office:value-type="float" office:value="4.7043" calcext:value-type="float">
            <text:p>4,7043</text:p>
          </table:table-cell>
          <table:table-cell table:style-name="ce3" table:formula="of:=IF(DAY([.A316]) = 1; IF([.D315] = &quot;EUR&quot;; ROUND([.C315] * [.B316]; 2); ROUND([.C315] / [.B316]; 2)); [.C315])" office:value-type="currency" office:currency="PLN" office:value="4470.65" calcext:value-type="currency">
            <text:p>4 470,65 zł</text:p>
          </table:table-cell>
          <table:table-cell table:formula="of:=IF(DAY([.A316]) = 1; IF([.D315] = &quot;EUR&quot;; &quot;PLN&quot;; &quot;EUR&quot;); [.D315])" office:value-type="string" office:string-value="EUR" calcext:value-type="string">
            <text:p>EUR</text:p>
          </table:table-cell>
          <table:table-cell table:style-name="ce3" table:formula="of:=IF([.F315] &lt;&gt; [.F316]; IF([.F316] = &quot;PLN&quot;; ROUND([.E315] * [.B316]; 2); ROUND([.E315] / [.B316]; 2)); [.E315])" office:value-type="currency" office:currency="PLN" office:value="4508.98" calcext:value-type="currency">
            <text:p>4 508,98 zł</text:p>
          </table:table-cell>
          <table:table-cell table:formula="of:=IF([.B315] &gt; [.B316]; IF([.F31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12" calcext:value-type="date">
            <text:p>12.11.2005</text:p>
          </table:table-cell>
          <table:table-cell office:value-type="float" office:value="4.7585" calcext:value-type="float">
            <text:p>4,7585</text:p>
          </table:table-cell>
          <table:table-cell table:style-name="ce3" table:formula="of:=IF(DAY([.A317]) = 1; IF([.D316] = &quot;EUR&quot;; ROUND([.C316] * [.B317]; 2); ROUND([.C316] / [.B317]; 2)); [.C316])" office:value-type="currency" office:currency="PLN" office:value="4470.65" calcext:value-type="currency">
            <text:p>4 470,65 zł</text:p>
          </table:table-cell>
          <table:table-cell table:formula="of:=IF(DAY([.A317]) = 1; IF([.D316] = &quot;EUR&quot;; &quot;PLN&quot;; &quot;EUR&quot;); [.D316])" office:value-type="string" office:string-value="EUR" calcext:value-type="string">
            <text:p>EUR</text:p>
          </table:table-cell>
          <table:table-cell table:style-name="ce3" table:formula="of:=IF([.F316] &lt;&gt; [.F317]; IF([.F317] = &quot;PLN&quot;; ROUND([.E316] * [.B317]; 2); ROUND([.E316] / [.B317]; 2)); [.E316])" office:value-type="currency" office:currency="PLN" office:value="4508.98" calcext:value-type="currency">
            <text:p>4 508,98 zł</text:p>
          </table:table-cell>
          <table:table-cell table:formula="of:=IF([.B316] &gt; [.B317]; IF([.F31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13" calcext:value-type="date">
            <text:p>13.11.2005</text:p>
          </table:table-cell>
          <table:table-cell office:value-type="float" office:value="4.7324" calcext:value-type="float">
            <text:p>4,7324</text:p>
          </table:table-cell>
          <table:table-cell table:style-name="ce3" table:formula="of:=IF(DAY([.A318]) = 1; IF([.D317] = &quot;EUR&quot;; ROUND([.C317] * [.B318]; 2); ROUND([.C317] / [.B318]; 2)); [.C317])" office:value-type="currency" office:currency="PLN" office:value="4470.65" calcext:value-type="currency">
            <text:p>4 470,65 zł</text:p>
          </table:table-cell>
          <table:table-cell table:formula="of:=IF(DAY([.A318]) = 1; IF([.D317] = &quot;EUR&quot;; &quot;PLN&quot;; &quot;EUR&quot;); [.D317])" office:value-type="string" office:string-value="EUR" calcext:value-type="string">
            <text:p>EUR</text:p>
          </table:table-cell>
          <table:table-cell table:style-name="ce3" table:formula="of:=IF([.F317] &lt;&gt; [.F318]; IF([.F318] = &quot;PLN&quot;; ROUND([.E317] * [.B318]; 2); ROUND([.E317] / [.B318]; 2)); [.E317])" office:value-type="currency" office:currency="PLN" office:value="21338.3" calcext:value-type="currency">
            <text:p>21 338,30 zł</text:p>
          </table:table-cell>
          <table:table-cell table:formula="of:=IF([.B317] &gt; [.B318]; IF([.F317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1-14" calcext:value-type="date">
            <text:p>14.11.2005</text:p>
          </table:table-cell>
          <table:table-cell office:value-type="float" office:value="4.7386" calcext:value-type="float">
            <text:p>4,7386</text:p>
          </table:table-cell>
          <table:table-cell table:style-name="ce3" table:formula="of:=IF(DAY([.A319]) = 1; IF([.D318] = &quot;EUR&quot;; ROUND([.C318] * [.B319]; 2); ROUND([.C318] / [.B319]; 2)); [.C318])" office:value-type="currency" office:currency="PLN" office:value="4470.65" calcext:value-type="currency">
            <text:p>4 470,65 zł</text:p>
          </table:table-cell>
          <table:table-cell table:formula="of:=IF(DAY([.A319]) = 1; IF([.D318] = &quot;EUR&quot;; &quot;PLN&quot;; &quot;EUR&quot;); [.D318])" office:value-type="string" office:string-value="EUR" calcext:value-type="string">
            <text:p>EUR</text:p>
          </table:table-cell>
          <table:table-cell table:style-name="ce3" table:formula="of:=IF([.F318] &lt;&gt; [.F319]; IF([.F319] = &quot;PLN&quot;; ROUND([.E318] * [.B319]; 2); ROUND([.E318] / [.B319]; 2)); [.E318])" office:value-type="currency" office:currency="PLN" office:value="4503.08" calcext:value-type="currency">
            <text:p>4 503,08 zł</text:p>
          </table:table-cell>
          <table:table-cell table:formula="of:=IF([.B318] &gt; [.B319]; IF([.F31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15" calcext:value-type="date">
            <text:p>15.11.2005</text:p>
          </table:table-cell>
          <table:table-cell office:value-type="float" office:value="4.7455" calcext:value-type="float">
            <text:p>4,7455</text:p>
          </table:table-cell>
          <table:table-cell table:style-name="ce3" table:formula="of:=IF(DAY([.A320]) = 1; IF([.D319] = &quot;EUR&quot;; ROUND([.C319] * [.B320]; 2); ROUND([.C319] / [.B320]; 2)); [.C319])" office:value-type="currency" office:currency="PLN" office:value="4470.65" calcext:value-type="currency">
            <text:p>4 470,65 zł</text:p>
          </table:table-cell>
          <table:table-cell table:formula="of:=IF(DAY([.A320]) = 1; IF([.D319] = &quot;EUR&quot;; &quot;PLN&quot;; &quot;EUR&quot;); [.D319])" office:value-type="string" office:string-value="EUR" calcext:value-type="string">
            <text:p>EUR</text:p>
          </table:table-cell>
          <table:table-cell table:style-name="ce3" table:formula="of:=IF([.F319] &lt;&gt; [.F320]; IF([.F320] = &quot;PLN&quot;; ROUND([.E319] * [.B320]; 2); ROUND([.E319] / [.B320]; 2)); [.E319])" office:value-type="currency" office:currency="PLN" office:value="4503.08" calcext:value-type="currency">
            <text:p>4 503,08 zł</text:p>
          </table:table-cell>
          <table:table-cell table:formula="of:=IF([.B319] &gt; [.B320]; IF([.F31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16" calcext:value-type="date">
            <text:p>16.11.2005</text:p>
          </table:table-cell>
          <table:table-cell office:value-type="float" office:value="4.7528" calcext:value-type="float">
            <text:p>4,7528</text:p>
          </table:table-cell>
          <table:table-cell table:style-name="ce3" table:formula="of:=IF(DAY([.A321]) = 1; IF([.D320] = &quot;EUR&quot;; ROUND([.C320] * [.B321]; 2); ROUND([.C320] / [.B321]; 2)); [.C320])" office:value-type="currency" office:currency="PLN" office:value="4470.65" calcext:value-type="currency">
            <text:p>4 470,65 zł</text:p>
          </table:table-cell>
          <table:table-cell table:formula="of:=IF(DAY([.A321]) = 1; IF([.D320] = &quot;EUR&quot;; &quot;PLN&quot;; &quot;EUR&quot;); [.D320])" office:value-type="string" office:string-value="EUR" calcext:value-type="string">
            <text:p>EUR</text:p>
          </table:table-cell>
          <table:table-cell table:style-name="ce3" table:formula="of:=IF([.F320] &lt;&gt; [.F321]; IF([.F321] = &quot;PLN&quot;; ROUND([.E320] * [.B321]; 2); ROUND([.E320] / [.B321]; 2)); [.E320])" office:value-type="currency" office:currency="PLN" office:value="4503.08" calcext:value-type="currency">
            <text:p>4 503,08 zł</text:p>
          </table:table-cell>
          <table:table-cell table:formula="of:=IF([.B320] &gt; [.B321]; IF([.F32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17" calcext:value-type="date">
            <text:p>17.11.2005</text:p>
          </table:table-cell>
          <table:table-cell office:value-type="float" office:value="4.7509" calcext:value-type="float">
            <text:p>4,7509</text:p>
          </table:table-cell>
          <table:table-cell table:style-name="ce3" table:formula="of:=IF(DAY([.A322]) = 1; IF([.D321] = &quot;EUR&quot;; ROUND([.C321] * [.B322]; 2); ROUND([.C321] / [.B322]; 2)); [.C321])" office:value-type="currency" office:currency="PLN" office:value="4470.65" calcext:value-type="currency">
            <text:p>4 470,65 zł</text:p>
          </table:table-cell>
          <table:table-cell table:formula="of:=IF(DAY([.A322]) = 1; IF([.D321] = &quot;EUR&quot;; &quot;PLN&quot;; &quot;EUR&quot;); [.D321])" office:value-type="string" office:string-value="EUR" calcext:value-type="string">
            <text:p>EUR</text:p>
          </table:table-cell>
          <table:table-cell table:style-name="ce3" table:formula="of:=IF([.F321] &lt;&gt; [.F322]; IF([.F322] = &quot;PLN&quot;; ROUND([.E321] * [.B322]; 2); ROUND([.E321] / [.B322]; 2)); [.E321])" office:value-type="currency" office:currency="PLN" office:value="21393.68" calcext:value-type="currency">
            <text:p>21 393,68 zł</text:p>
          </table:table-cell>
          <table:table-cell table:formula="of:=IF([.B321] &gt; [.B322]; IF([.F32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1-18" calcext:value-type="date">
            <text:p>18.11.2005</text:p>
          </table:table-cell>
          <table:table-cell office:value-type="float" office:value="4.7194" calcext:value-type="float">
            <text:p>4,7194</text:p>
          </table:table-cell>
          <table:table-cell table:style-name="ce3" table:formula="of:=IF(DAY([.A323]) = 1; IF([.D322] = &quot;EUR&quot;; ROUND([.C322] * [.B323]; 2); ROUND([.C322] / [.B323]; 2)); [.C322])" office:value-type="currency" office:currency="PLN" office:value="4470.65" calcext:value-type="currency">
            <text:p>4 470,65 zł</text:p>
          </table:table-cell>
          <table:table-cell table:formula="of:=IF(DAY([.A323]) = 1; IF([.D322] = &quot;EUR&quot;; &quot;PLN&quot;; &quot;EUR&quot;); [.D322])" office:value-type="string" office:string-value="EUR" calcext:value-type="string">
            <text:p>EUR</text:p>
          </table:table-cell>
          <table:table-cell table:style-name="ce3" table:formula="of:=IF([.F322] &lt;&gt; [.F323]; IF([.F323] = &quot;PLN&quot;; ROUND([.E322] * [.B323]; 2); ROUND([.E322] / [.B323]; 2)); [.E322])" office:value-type="currency" office:currency="PLN" office:value="4533.14" calcext:value-type="currency">
            <text:p>4 533,14 zł</text:p>
          </table:table-cell>
          <table:table-cell table:formula="of:=IF([.B322] &gt; [.B323]; IF([.F32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19" calcext:value-type="date">
            <text:p>19.11.2005</text:p>
          </table:table-cell>
          <table:table-cell office:value-type="float" office:value="4.7273" calcext:value-type="float">
            <text:p>4,7273</text:p>
          </table:table-cell>
          <table:table-cell table:style-name="ce3" table:formula="of:=IF(DAY([.A324]) = 1; IF([.D323] = &quot;EUR&quot;; ROUND([.C323] * [.B324]; 2); ROUND([.C323] / [.B324]; 2)); [.C323])" office:value-type="currency" office:currency="PLN" office:value="4470.65" calcext:value-type="currency">
            <text:p>4 470,65 zł</text:p>
          </table:table-cell>
          <table:table-cell table:formula="of:=IF(DAY([.A324]) = 1; IF([.D323] = &quot;EUR&quot;; &quot;PLN&quot;; &quot;EUR&quot;); [.D323])" office:value-type="string" office:string-value="EUR" calcext:value-type="string">
            <text:p>EUR</text:p>
          </table:table-cell>
          <table:table-cell table:style-name="ce3" table:formula="of:=IF([.F323] &lt;&gt; [.F324]; IF([.F324] = &quot;PLN&quot;; ROUND([.E323] * [.B324]; 2); ROUND([.E323] / [.B324]; 2)); [.E323])" office:value-type="currency" office:currency="PLN" office:value="4533.14" calcext:value-type="currency">
            <text:p>4 533,14 zł</text:p>
          </table:table-cell>
          <table:table-cell table:formula="of:=IF([.B323] &gt; [.B324]; IF([.F32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20" calcext:value-type="date">
            <text:p>20.11.2005</text:p>
          </table:table-cell>
          <table:table-cell office:value-type="float" office:value="4.7181" calcext:value-type="float">
            <text:p>4,7181</text:p>
          </table:table-cell>
          <table:table-cell table:style-name="ce3" table:formula="of:=IF(DAY([.A325]) = 1; IF([.D324] = &quot;EUR&quot;; ROUND([.C324] * [.B325]; 2); ROUND([.C324] / [.B325]; 2)); [.C324])" office:value-type="currency" office:currency="PLN" office:value="4470.65" calcext:value-type="currency">
            <text:p>4 470,65 zł</text:p>
          </table:table-cell>
          <table:table-cell table:formula="of:=IF(DAY([.A325]) = 1; IF([.D324] = &quot;EUR&quot;; &quot;PLN&quot;; &quot;EUR&quot;); [.D324])" office:value-type="string" office:string-value="EUR" calcext:value-type="string">
            <text:p>EUR</text:p>
          </table:table-cell>
          <table:table-cell table:style-name="ce3" table:formula="of:=IF([.F324] &lt;&gt; [.F325]; IF([.F325] = &quot;PLN&quot;; ROUND([.E324] * [.B325]; 2); ROUND([.E324] / [.B325]; 2)); [.E324])" office:value-type="currency" office:currency="PLN" office:value="21387.81" calcext:value-type="currency">
            <text:p>21 387,81 zł</text:p>
          </table:table-cell>
          <table:table-cell table:formula="of:=IF([.B324] &gt; [.B325]; IF([.F32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1-21" calcext:value-type="date">
            <text:p>21.11.2005</text:p>
          </table:table-cell>
          <table:table-cell office:value-type="float" office:value="4.7397" calcext:value-type="float">
            <text:p>4,7397</text:p>
          </table:table-cell>
          <table:table-cell table:style-name="ce3" table:formula="of:=IF(DAY([.A326]) = 1; IF([.D325] = &quot;EUR&quot;; ROUND([.C325] * [.B326]; 2); ROUND([.C325] / [.B326]; 2)); [.C325])" office:value-type="currency" office:currency="PLN" office:value="4470.65" calcext:value-type="currency">
            <text:p>4 470,65 zł</text:p>
          </table:table-cell>
          <table:table-cell table:formula="of:=IF(DAY([.A326]) = 1; IF([.D325] = &quot;EUR&quot;; &quot;PLN&quot;; &quot;EUR&quot;); [.D325])" office:value-type="string" office:string-value="EUR" calcext:value-type="string">
            <text:p>EUR</text:p>
          </table:table-cell>
          <table:table-cell table:style-name="ce3" table:formula="of:=IF([.F325] &lt;&gt; [.F326]; IF([.F326] = &quot;PLN&quot;; ROUND([.E325] * [.B326]; 2); ROUND([.E325] / [.B326]; 2)); [.E325])" office:value-type="currency" office:currency="PLN" office:value="4512.48" calcext:value-type="currency">
            <text:p>4 512,48 zł</text:p>
          </table:table-cell>
          <table:table-cell table:formula="of:=IF([.B325] &gt; [.B326]; IF([.F32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22" calcext:value-type="date">
            <text:p>22.11.2005</text:p>
          </table:table-cell>
          <table:table-cell office:value-type="float" office:value="4.7289" calcext:value-type="float">
            <text:p>4,7289</text:p>
          </table:table-cell>
          <table:table-cell table:style-name="ce3" table:formula="of:=IF(DAY([.A327]) = 1; IF([.D326] = &quot;EUR&quot;; ROUND([.C326] * [.B327]; 2); ROUND([.C326] / [.B327]; 2)); [.C326])" office:value-type="currency" office:currency="PLN" office:value="4470.65" calcext:value-type="currency">
            <text:p>4 470,65 zł</text:p>
          </table:table-cell>
          <table:table-cell table:formula="of:=IF(DAY([.A327]) = 1; IF([.D326] = &quot;EUR&quot;; &quot;PLN&quot;; &quot;EUR&quot;); [.D326])" office:value-type="string" office:string-value="EUR" calcext:value-type="string">
            <text:p>EUR</text:p>
          </table:table-cell>
          <table:table-cell table:style-name="ce3" table:formula="of:=IF([.F326] &lt;&gt; [.F327]; IF([.F327] = &quot;PLN&quot;; ROUND([.E326] * [.B327]; 2); ROUND([.E326] / [.B327]; 2)); [.E326])" office:value-type="currency" office:currency="PLN" office:value="21339.07" calcext:value-type="currency">
            <text:p>21 339,07 zł</text:p>
          </table:table-cell>
          <table:table-cell table:formula="of:=IF([.B326] &gt; [.B327]; IF([.F32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1-23" calcext:value-type="date">
            <text:p>23.11.2005</text:p>
          </table:table-cell>
          <table:table-cell office:value-type="float" office:value="4.7333" calcext:value-type="float">
            <text:p>4,7333</text:p>
          </table:table-cell>
          <table:table-cell table:style-name="ce3" table:formula="of:=IF(DAY([.A328]) = 1; IF([.D327] = &quot;EUR&quot;; ROUND([.C327] * [.B328]; 2); ROUND([.C327] / [.B328]; 2)); [.C327])" office:value-type="currency" office:currency="PLN" office:value="4470.65" calcext:value-type="currency">
            <text:p>4 470,65 zł</text:p>
          </table:table-cell>
          <table:table-cell table:formula="of:=IF(DAY([.A328]) = 1; IF([.D327] = &quot;EUR&quot;; &quot;PLN&quot;; &quot;EUR&quot;); [.D327])" office:value-type="string" office:string-value="EUR" calcext:value-type="string">
            <text:p>EUR</text:p>
          </table:table-cell>
          <table:table-cell table:style-name="ce3" table:formula="of:=IF([.F327] &lt;&gt; [.F328]; IF([.F328] = &quot;PLN&quot;; ROUND([.E327] * [.B328]; 2); ROUND([.E327] / [.B328]; 2)); [.E327])" office:value-type="currency" office:currency="PLN" office:value="4508.29" calcext:value-type="currency">
            <text:p>4 508,29 zł</text:p>
          </table:table-cell>
          <table:table-cell table:formula="of:=IF([.B327] &gt; [.B328]; IF([.F32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24" calcext:value-type="date">
            <text:p>24.11.2005</text:p>
          </table:table-cell>
          <table:table-cell office:value-type="float" office:value="4.7441" calcext:value-type="float">
            <text:p>4,7441</text:p>
          </table:table-cell>
          <table:table-cell table:style-name="ce3" table:formula="of:=IF(DAY([.A329]) = 1; IF([.D328] = &quot;EUR&quot;; ROUND([.C328] * [.B329]; 2); ROUND([.C328] / [.B329]; 2)); [.C328])" office:value-type="currency" office:currency="PLN" office:value="4470.65" calcext:value-type="currency">
            <text:p>4 470,65 zł</text:p>
          </table:table-cell>
          <table:table-cell table:formula="of:=IF(DAY([.A329]) = 1; IF([.D328] = &quot;EUR&quot;; &quot;PLN&quot;; &quot;EUR&quot;); [.D328])" office:value-type="string" office:string-value="EUR" calcext:value-type="string">
            <text:p>EUR</text:p>
          </table:table-cell>
          <table:table-cell table:style-name="ce3" table:formula="of:=IF([.F328] &lt;&gt; [.F329]; IF([.F329] = &quot;PLN&quot;; ROUND([.E328] * [.B329]; 2); ROUND([.E328] / [.B329]; 2)); [.E328])" office:value-type="currency" office:currency="PLN" office:value="4508.29" calcext:value-type="currency">
            <text:p>4 508,29 zł</text:p>
          </table:table-cell>
          <table:table-cell table:formula="of:=IF([.B328] &gt; [.B329]; IF([.F32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25" calcext:value-type="date">
            <text:p>25.11.2005</text:p>
          </table:table-cell>
          <table:table-cell office:value-type="float" office:value="4.8139" calcext:value-type="float">
            <text:p>4,8139</text:p>
          </table:table-cell>
          <table:table-cell table:style-name="ce3" table:formula="of:=IF(DAY([.A330]) = 1; IF([.D329] = &quot;EUR&quot;; ROUND([.C329] * [.B330]; 2); ROUND([.C329] / [.B330]; 2)); [.C329])" office:value-type="currency" office:currency="PLN" office:value="4470.65" calcext:value-type="currency">
            <text:p>4 470,65 zł</text:p>
          </table:table-cell>
          <table:table-cell table:formula="of:=IF(DAY([.A330]) = 1; IF([.D329] = &quot;EUR&quot;; &quot;PLN&quot;; &quot;EUR&quot;); [.D329])" office:value-type="string" office:string-value="EUR" calcext:value-type="string">
            <text:p>EUR</text:p>
          </table:table-cell>
          <table:table-cell table:style-name="ce3" table:formula="of:=IF([.F329] &lt;&gt; [.F330]; IF([.F330] = &quot;PLN&quot;; ROUND([.E329] * [.B330]; 2); ROUND([.E329] / [.B330]; 2)); [.E329])" office:value-type="currency" office:currency="PLN" office:value="4508.29" calcext:value-type="currency">
            <text:p>4 508,29 zł</text:p>
          </table:table-cell>
          <table:table-cell table:formula="of:=IF([.B329] &gt; [.B330]; IF([.F32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26" calcext:value-type="date">
            <text:p>26.11.2005</text:p>
          </table:table-cell>
          <table:table-cell office:value-type="float" office:value="4.7894" calcext:value-type="float">
            <text:p>4,7894</text:p>
          </table:table-cell>
          <table:table-cell table:style-name="ce3" table:formula="of:=IF(DAY([.A331]) = 1; IF([.D330] = &quot;EUR&quot;; ROUND([.C330] * [.B331]; 2); ROUND([.C330] / [.B331]; 2)); [.C330])" office:value-type="currency" office:currency="PLN" office:value="4470.65" calcext:value-type="currency">
            <text:p>4 470,65 zł</text:p>
          </table:table-cell>
          <table:table-cell table:formula="of:=IF(DAY([.A331]) = 1; IF([.D330] = &quot;EUR&quot;; &quot;PLN&quot;; &quot;EUR&quot;); [.D330])" office:value-type="string" office:string-value="EUR" calcext:value-type="string">
            <text:p>EUR</text:p>
          </table:table-cell>
          <table:table-cell table:style-name="ce3" table:formula="of:=IF([.F330] &lt;&gt; [.F331]; IF([.F331] = &quot;PLN&quot;; ROUND([.E330] * [.B331]; 2); ROUND([.E330] / [.B331]; 2)); [.E330])" office:value-type="currency" office:currency="PLN" office:value="21592" calcext:value-type="currency">
            <text:p>21 592,00 zł</text:p>
          </table:table-cell>
          <table:table-cell table:formula="of:=IF([.B330] &gt; [.B331]; IF([.F33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1-27" calcext:value-type="date">
            <text:p>27.11.2005</text:p>
          </table:table-cell>
          <table:table-cell office:value-type="float" office:value="4.7759" calcext:value-type="float">
            <text:p>4,7759</text:p>
          </table:table-cell>
          <table:table-cell table:style-name="ce3" table:formula="of:=IF(DAY([.A332]) = 1; IF([.D331] = &quot;EUR&quot;; ROUND([.C331] * [.B332]; 2); ROUND([.C331] / [.B332]; 2)); [.C331])" office:value-type="currency" office:currency="PLN" office:value="4470.65" calcext:value-type="currency">
            <text:p>4 470,65 zł</text:p>
          </table:table-cell>
          <table:table-cell table:formula="of:=IF(DAY([.A332]) = 1; IF([.D331] = &quot;EUR&quot;; &quot;PLN&quot;; &quot;EUR&quot;); [.D331])" office:value-type="string" office:string-value="EUR" calcext:value-type="string">
            <text:p>EUR</text:p>
          </table:table-cell>
          <table:table-cell table:style-name="ce3" table:formula="of:=IF([.F331] &lt;&gt; [.F332]; IF([.F332] = &quot;PLN&quot;; ROUND([.E331] * [.B332]; 2); ROUND([.E331] / [.B332]; 2)); [.E331])" office:value-type="currency" office:currency="PLN" office:value="4521.03" calcext:value-type="currency">
            <text:p>4 521,03 zł</text:p>
          </table:table-cell>
          <table:table-cell table:formula="of:=IF([.B331] &gt; [.B332]; IF([.F33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28" calcext:value-type="date">
            <text:p>28.11.2005</text:p>
          </table:table-cell>
          <table:table-cell office:value-type="float" office:value="4.7744" calcext:value-type="float">
            <text:p>4,7744</text:p>
          </table:table-cell>
          <table:table-cell table:style-name="ce3" table:formula="of:=IF(DAY([.A333]) = 1; IF([.D332] = &quot;EUR&quot;; ROUND([.C332] * [.B333]; 2); ROUND([.C332] / [.B333]; 2)); [.C332])" office:value-type="currency" office:currency="PLN" office:value="4470.65" calcext:value-type="currency">
            <text:p>4 470,65 zł</text:p>
          </table:table-cell>
          <table:table-cell table:formula="of:=IF(DAY([.A333]) = 1; IF([.D332] = &quot;EUR&quot;; &quot;PLN&quot;; &quot;EUR&quot;); [.D332])" office:value-type="string" office:string-value="EUR" calcext:value-type="string">
            <text:p>EUR</text:p>
          </table:table-cell>
          <table:table-cell table:style-name="ce3" table:formula="of:=IF([.F332] &lt;&gt; [.F333]; IF([.F333] = &quot;PLN&quot;; ROUND([.E332] * [.B333]; 2); ROUND([.E332] / [.B333]; 2)); [.E332])" office:value-type="currency" office:currency="PLN" office:value="21585.21" calcext:value-type="currency">
            <text:p>21 585,21 zł</text:p>
          </table:table-cell>
          <table:table-cell table:formula="of:=IF([.B332] &gt; [.B333]; IF([.F332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1-29" calcext:value-type="date">
            <text:p>29.11.2005</text:p>
          </table:table-cell>
          <table:table-cell office:value-type="float" office:value="4.7436" calcext:value-type="float">
            <text:p>4,7436</text:p>
          </table:table-cell>
          <table:table-cell table:style-name="ce3" table:formula="of:=IF(DAY([.A334]) = 1; IF([.D333] = &quot;EUR&quot;; ROUND([.C333] * [.B334]; 2); ROUND([.C333] / [.B334]; 2)); [.C333])" office:value-type="currency" office:currency="PLN" office:value="4470.65" calcext:value-type="currency">
            <text:p>4 470,65 zł</text:p>
          </table:table-cell>
          <table:table-cell table:formula="of:=IF(DAY([.A334]) = 1; IF([.D333] = &quot;EUR&quot;; &quot;PLN&quot;; &quot;EUR&quot;); [.D333])" office:value-type="string" office:string-value="EUR" calcext:value-type="string">
            <text:p>EUR</text:p>
          </table:table-cell>
          <table:table-cell table:style-name="ce3" table:formula="of:=IF([.F333] &lt;&gt; [.F334]; IF([.F334] = &quot;PLN&quot;; ROUND([.E333] * [.B334]; 2); ROUND([.E333] / [.B334]; 2)); [.E333])" office:value-type="currency" office:currency="PLN" office:value="4550.39" calcext:value-type="currency">
            <text:p>4 550,39 zł</text:p>
          </table:table-cell>
          <table:table-cell table:formula="of:=IF([.B333] &gt; [.B334]; IF([.F33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1-30" calcext:value-type="date">
            <text:p>30.11.2005</text:p>
          </table:table-cell>
          <table:table-cell office:value-type="float" office:value="4.7497" calcext:value-type="float">
            <text:p>4,7497</text:p>
          </table:table-cell>
          <table:table-cell table:style-name="ce3" table:formula="of:=IF(DAY([.A335]) = 1; IF([.D334] = &quot;EUR&quot;; ROUND([.C334] * [.B335]; 2); ROUND([.C334] / [.B335]; 2)); [.C334])" office:value-type="currency" office:currency="PLN" office:value="4470.65" calcext:value-type="currency">
            <text:p>4 470,65 zł</text:p>
          </table:table-cell>
          <table:table-cell table:formula="of:=IF(DAY([.A335]) = 1; IF([.D334] = &quot;EUR&quot;; &quot;PLN&quot;; &quot;EUR&quot;); [.D334])" office:value-type="string" office:string-value="EUR" calcext:value-type="string">
            <text:p>EUR</text:p>
          </table:table-cell>
          <table:table-cell table:style-name="ce3" table:formula="of:=IF([.F334] &lt;&gt; [.F335]; IF([.F335] = &quot;PLN&quot;; ROUND([.E334] * [.B335]; 2); ROUND([.E334] / [.B335]; 2)); [.E334])" office:value-type="currency" office:currency="PLN" office:value="4550.39" calcext:value-type="currency">
            <text:p>4 550,39 zł</text:p>
          </table:table-cell>
          <table:table-cell table:formula="of:=IF([.B334] &gt; [.B335]; IF([.F33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01" calcext:value-type="date">
            <text:p>1.12.2005</text:p>
          </table:table-cell>
          <table:table-cell office:value-type="float" office:value="4.7648" calcext:value-type="float">
            <text:p>4,7648</text:p>
          </table:table-cell>
          <table:table-cell table:style-name="ce3" table:formula="of:=IF(DAY([.A336]) = 1; IF([.D335] = &quot;EUR&quot;; ROUND([.C335] * [.B336]; 2); ROUND([.C335] / [.B336]; 2)); [.C335])" office:value-type="currency" office:currency="PLN" office:value="21301.75" calcext:value-type="currency">
            <text:p>21 301,75 zł</text:p>
          </table:table-cell>
          <table:table-cell table:formula="of:=IF(DAY([.A336]) = 1; IF([.D335] = &quot;EUR&quot;; &quot;PLN&quot;; &quot;EUR&quot;); [.D335])" office:value-type="string" office:string-value="PLN" calcext:value-type="string">
            <text:p>PLN</text:p>
          </table:table-cell>
          <table:table-cell table:style-name="ce3" table:formula="of:=IF([.F335] &lt;&gt; [.F336]; IF([.F336] = &quot;PLN&quot;; ROUND([.E335] * [.B336]; 2); ROUND([.E335] / [.B336]; 2)); [.E335])" office:value-type="currency" office:currency="PLN" office:value="4550.39" calcext:value-type="currency">
            <text:p>4 550,39 zł</text:p>
          </table:table-cell>
          <table:table-cell table:formula="of:=IF([.B335] &gt; [.B336]; IF([.F33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02" calcext:value-type="date">
            <text:p>2.12.2005</text:p>
          </table:table-cell>
          <table:table-cell office:value-type="float" office:value="4.7595" calcext:value-type="float">
            <text:p>4,7595</text:p>
          </table:table-cell>
          <table:table-cell table:style-name="ce3" table:formula="of:=IF(DAY([.A337]) = 1; IF([.D336] = &quot;EUR&quot;; ROUND([.C336] * [.B337]; 2); ROUND([.C336] / [.B337]; 2)); [.C336])" office:value-type="currency" office:currency="PLN" office:value="21301.75" calcext:value-type="currency">
            <text:p>21 301,75 zł</text:p>
          </table:table-cell>
          <table:table-cell table:formula="of:=IF(DAY([.A337]) = 1; IF([.D336] = &quot;EUR&quot;; &quot;PLN&quot;; &quot;EUR&quot;); [.D336])" office:value-type="string" office:string-value="PLN" calcext:value-type="string">
            <text:p>PLN</text:p>
          </table:table-cell>
          <table:table-cell table:style-name="ce3" table:formula="of:=IF([.F336] &lt;&gt; [.F337]; IF([.F337] = &quot;PLN&quot;; ROUND([.E336] * [.B337]; 2); ROUND([.E336] / [.B337]; 2)); [.E336])" office:value-type="currency" office:currency="PLN" office:value="21657.58" calcext:value-type="currency">
            <text:p>21 657,58 zł</text:p>
          </table:table-cell>
          <table:table-cell table:formula="of:=IF([.B336] &gt; [.B337]; IF([.F33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2-03" calcext:value-type="date">
            <text:p>3.12.2005</text:p>
          </table:table-cell>
          <table:table-cell office:value-type="float" office:value="4.769" calcext:value-type="float">
            <text:p>4,769</text:p>
          </table:table-cell>
          <table:table-cell table:style-name="ce3" table:formula="of:=IF(DAY([.A338]) = 1; IF([.D337] = &quot;EUR&quot;; ROUND([.C337] * [.B338]; 2); ROUND([.C337] / [.B338]; 2)); [.C337])" office:value-type="currency" office:currency="PLN" office:value="21301.75" calcext:value-type="currency">
            <text:p>21 301,75 zł</text:p>
          </table:table-cell>
          <table:table-cell table:formula="of:=IF(DAY([.A338]) = 1; IF([.D337] = &quot;EUR&quot;; &quot;PLN&quot;; &quot;EUR&quot;); [.D337])" office:value-type="string" office:string-value="PLN" calcext:value-type="string">
            <text:p>PLN</text:p>
          </table:table-cell>
          <table:table-cell table:style-name="ce3" table:formula="of:=IF([.F337] &lt;&gt; [.F338]; IF([.F338] = &quot;PLN&quot;; ROUND([.E337] * [.B338]; 2); ROUND([.E337] / [.B338]; 2)); [.E337])" office:value-type="currency" office:currency="PLN" office:value="4541.33" calcext:value-type="currency">
            <text:p>4 541,33 zł</text:p>
          </table:table-cell>
          <table:table-cell table:formula="of:=IF([.B337] &gt; [.B338]; IF([.F33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04" calcext:value-type="date">
            <text:p>4.12.2005</text:p>
          </table:table-cell>
          <table:table-cell office:value-type="float" office:value="4.7805" calcext:value-type="float">
            <text:p>4,7805</text:p>
          </table:table-cell>
          <table:table-cell table:style-name="ce3" table:formula="of:=IF(DAY([.A339]) = 1; IF([.D338] = &quot;EUR&quot;; ROUND([.C338] * [.B339]; 2); ROUND([.C338] / [.B339]; 2)); [.C338])" office:value-type="currency" office:currency="PLN" office:value="21301.75" calcext:value-type="currency">
            <text:p>21 301,75 zł</text:p>
          </table:table-cell>
          <table:table-cell table:formula="of:=IF(DAY([.A339]) = 1; IF([.D338] = &quot;EUR&quot;; &quot;PLN&quot;; &quot;EUR&quot;); [.D338])" office:value-type="string" office:string-value="PLN" calcext:value-type="string">
            <text:p>PLN</text:p>
          </table:table-cell>
          <table:table-cell table:style-name="ce3" table:formula="of:=IF([.F338] &lt;&gt; [.F339]; IF([.F339] = &quot;PLN&quot;; ROUND([.E338] * [.B339]; 2); ROUND([.E338] / [.B339]; 2)); [.E338])" office:value-type="currency" office:currency="PLN" office:value="4541.33" calcext:value-type="currency">
            <text:p>4 541,33 zł</text:p>
          </table:table-cell>
          <table:table-cell table:formula="of:=IF([.B338] &gt; [.B339]; IF([.F33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05" calcext:value-type="date">
            <text:p>5.12.2005</text:p>
          </table:table-cell>
          <table:table-cell office:value-type="float" office:value="4.7981" calcext:value-type="float">
            <text:p>4,7981</text:p>
          </table:table-cell>
          <table:table-cell table:style-name="ce3" table:formula="of:=IF(DAY([.A340]) = 1; IF([.D339] = &quot;EUR&quot;; ROUND([.C339] * [.B340]; 2); ROUND([.C339] / [.B340]; 2)); [.C339])" office:value-type="currency" office:currency="PLN" office:value="21301.75" calcext:value-type="currency">
            <text:p>21 301,75 zł</text:p>
          </table:table-cell>
          <table:table-cell table:formula="of:=IF(DAY([.A340]) = 1; IF([.D339] = &quot;EUR&quot;; &quot;PLN&quot;; &quot;EUR&quot;); [.D339])" office:value-type="string" office:string-value="PLN" calcext:value-type="string">
            <text:p>PLN</text:p>
          </table:table-cell>
          <table:table-cell table:style-name="ce3" table:formula="of:=IF([.F339] &lt;&gt; [.F340]; IF([.F340] = &quot;PLN&quot;; ROUND([.E339] * [.B340]; 2); ROUND([.E339] / [.B340]; 2)); [.E339])" office:value-type="currency" office:currency="PLN" office:value="4541.33" calcext:value-type="currency">
            <text:p>4 541,33 zł</text:p>
          </table:table-cell>
          <table:table-cell table:formula="of:=IF([.B339] &gt; [.B340]; IF([.F33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06" calcext:value-type="date">
            <text:p>6.12.2005</text:p>
          </table:table-cell>
          <table:table-cell office:value-type="float" office:value="4.8122" calcext:value-type="float">
            <text:p>4,8122</text:p>
          </table:table-cell>
          <table:table-cell table:style-name="ce3" table:formula="of:=IF(DAY([.A341]) = 1; IF([.D340] = &quot;EUR&quot;; ROUND([.C340] * [.B341]; 2); ROUND([.C340] / [.B341]; 2)); [.C340])" office:value-type="currency" office:currency="PLN" office:value="21301.75" calcext:value-type="currency">
            <text:p>21 301,75 zł</text:p>
          </table:table-cell>
          <table:table-cell table:formula="of:=IF(DAY([.A341]) = 1; IF([.D340] = &quot;EUR&quot;; &quot;PLN&quot;; &quot;EUR&quot;); [.D340])" office:value-type="string" office:string-value="PLN" calcext:value-type="string">
            <text:p>PLN</text:p>
          </table:table-cell>
          <table:table-cell table:style-name="ce3" table:formula="of:=IF([.F340] &lt;&gt; [.F341]; IF([.F341] = &quot;PLN&quot;; ROUND([.E340] * [.B341]; 2); ROUND([.E340] / [.B341]; 2)); [.E340])" office:value-type="currency" office:currency="PLN" office:value="4541.33" calcext:value-type="currency">
            <text:p>4 541,33 zł</text:p>
          </table:table-cell>
          <table:table-cell table:formula="of:=IF([.B340] &gt; [.B341]; IF([.F34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07" calcext:value-type="date">
            <text:p>7.12.2005</text:p>
          </table:table-cell>
          <table:table-cell office:value-type="float" office:value="4.7805" calcext:value-type="float">
            <text:p>4,7805</text:p>
          </table:table-cell>
          <table:table-cell table:style-name="ce3" table:formula="of:=IF(DAY([.A342]) = 1; IF([.D341] = &quot;EUR&quot;; ROUND([.C341] * [.B342]; 2); ROUND([.C341] / [.B342]; 2)); [.C341])" office:value-type="currency" office:currency="PLN" office:value="21301.75" calcext:value-type="currency">
            <text:p>21 301,75 zł</text:p>
          </table:table-cell>
          <table:table-cell table:formula="of:=IF(DAY([.A342]) = 1; IF([.D341] = &quot;EUR&quot;; &quot;PLN&quot;; &quot;EUR&quot;); [.D341])" office:value-type="string" office:string-value="PLN" calcext:value-type="string">
            <text:p>PLN</text:p>
          </table:table-cell>
          <table:table-cell table:style-name="ce3" table:formula="of:=IF([.F341] &lt;&gt; [.F342]; IF([.F342] = &quot;PLN&quot;; ROUND([.E341] * [.B342]; 2); ROUND([.E341] / [.B342]; 2)); [.E341])" office:value-type="currency" office:currency="PLN" office:value="21709.83" calcext:value-type="currency">
            <text:p>21 709,83 zł</text:p>
          </table:table-cell>
          <table:table-cell table:formula="of:=IF([.B341] &gt; [.B342]; IF([.F34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2-08" calcext:value-type="date">
            <text:p>8.12.2005</text:p>
          </table:table-cell>
          <table:table-cell office:value-type="float" office:value="4.7463" calcext:value-type="float">
            <text:p>4,7463</text:p>
          </table:table-cell>
          <table:table-cell table:style-name="ce3" table:formula="of:=IF(DAY([.A343]) = 1; IF([.D342] = &quot;EUR&quot;; ROUND([.C342] * [.B343]; 2); ROUND([.C342] / [.B343]; 2)); [.C342])" office:value-type="currency" office:currency="PLN" office:value="21301.75" calcext:value-type="currency">
            <text:p>21 301,75 zł</text:p>
          </table:table-cell>
          <table:table-cell table:formula="of:=IF(DAY([.A343]) = 1; IF([.D342] = &quot;EUR&quot;; &quot;PLN&quot;; &quot;EUR&quot;); [.D342])" office:value-type="string" office:string-value="PLN" calcext:value-type="string">
            <text:p>PLN</text:p>
          </table:table-cell>
          <table:table-cell table:style-name="ce3" table:formula="of:=IF([.F342] &lt;&gt; [.F343]; IF([.F343] = &quot;PLN&quot;; ROUND([.E342] * [.B343]; 2); ROUND([.E342] / [.B343]; 2)); [.E342])" office:value-type="currency" office:currency="PLN" office:value="4574.05" calcext:value-type="currency">
            <text:p>4 574,05 zł</text:p>
          </table:table-cell>
          <table:table-cell table:formula="of:=IF([.B342] &gt; [.B343]; IF([.F34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09" calcext:value-type="date">
            <text:p>9.12.2005</text:p>
          </table:table-cell>
          <table:table-cell office:value-type="float" office:value="4.7693" calcext:value-type="float">
            <text:p>4,7693</text:p>
          </table:table-cell>
          <table:table-cell table:style-name="ce3" table:formula="of:=IF(DAY([.A344]) = 1; IF([.D343] = &quot;EUR&quot;; ROUND([.C343] * [.B344]; 2); ROUND([.C343] / [.B344]; 2)); [.C343])" office:value-type="currency" office:currency="PLN" office:value="21301.75" calcext:value-type="currency">
            <text:p>21 301,75 zł</text:p>
          </table:table-cell>
          <table:table-cell table:formula="of:=IF(DAY([.A344]) = 1; IF([.D343] = &quot;EUR&quot;; &quot;PLN&quot;; &quot;EUR&quot;); [.D343])" office:value-type="string" office:string-value="PLN" calcext:value-type="string">
            <text:p>PLN</text:p>
          </table:table-cell>
          <table:table-cell table:style-name="ce3" table:formula="of:=IF([.F343] &lt;&gt; [.F344]; IF([.F344] = &quot;PLN&quot;; ROUND([.E343] * [.B344]; 2); ROUND([.E343] / [.B344]; 2)); [.E343])" office:value-type="currency" office:currency="PLN" office:value="4574.05" calcext:value-type="currency">
            <text:p>4 574,05 zł</text:p>
          </table:table-cell>
          <table:table-cell table:formula="of:=IF([.B343] &gt; [.B344]; IF([.F343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10" calcext:value-type="date">
            <text:p>10.12.2005</text:p>
          </table:table-cell>
          <table:table-cell office:value-type="float" office:value="4.7454" calcext:value-type="float">
            <text:p>4,7454</text:p>
          </table:table-cell>
          <table:table-cell table:style-name="ce3" table:formula="of:=IF(DAY([.A345]) = 1; IF([.D344] = &quot;EUR&quot;; ROUND([.C344] * [.B345]; 2); ROUND([.C344] / [.B345]; 2)); [.C344])" office:value-type="currency" office:currency="PLN" office:value="21301.75" calcext:value-type="currency">
            <text:p>21 301,75 zł</text:p>
          </table:table-cell>
          <table:table-cell table:formula="of:=IF(DAY([.A345]) = 1; IF([.D344] = &quot;EUR&quot;; &quot;PLN&quot;; &quot;EUR&quot;); [.D344])" office:value-type="string" office:string-value="PLN" calcext:value-type="string">
            <text:p>PLN</text:p>
          </table:table-cell>
          <table:table-cell table:style-name="ce3" table:formula="of:=IF([.F344] &lt;&gt; [.F345]; IF([.F345] = &quot;PLN&quot;; ROUND([.E344] * [.B345]; 2); ROUND([.E344] / [.B345]; 2)); [.E344])" office:value-type="currency" office:currency="PLN" office:value="21705.7" calcext:value-type="currency">
            <text:p>21 705,70 zł</text:p>
          </table:table-cell>
          <table:table-cell table:formula="of:=IF([.B344] &gt; [.B345]; IF([.F344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2-11" calcext:value-type="date">
            <text:p>11.12.2005</text:p>
          </table:table-cell>
          <table:table-cell office:value-type="float" office:value="4.7538" calcext:value-type="float">
            <text:p>4,7538</text:p>
          </table:table-cell>
          <table:table-cell table:style-name="ce3" table:formula="of:=IF(DAY([.A346]) = 1; IF([.D345] = &quot;EUR&quot;; ROUND([.C345] * [.B346]; 2); ROUND([.C345] / [.B346]; 2)); [.C345])" office:value-type="currency" office:currency="PLN" office:value="21301.75" calcext:value-type="currency">
            <text:p>21 301,75 zł</text:p>
          </table:table-cell>
          <table:table-cell table:formula="of:=IF(DAY([.A346]) = 1; IF([.D345] = &quot;EUR&quot;; &quot;PLN&quot;; &quot;EUR&quot;); [.D345])" office:value-type="string" office:string-value="PLN" calcext:value-type="string">
            <text:p>PLN</text:p>
          </table:table-cell>
          <table:table-cell table:style-name="ce3" table:formula="of:=IF([.F345] &lt;&gt; [.F346]; IF([.F346] = &quot;PLN&quot;; ROUND([.E345] * [.B346]; 2); ROUND([.E345] / [.B346]; 2)); [.E345])" office:value-type="currency" office:currency="PLN" office:value="4565.97" calcext:value-type="currency">
            <text:p>4 565,97 zł</text:p>
          </table:table-cell>
          <table:table-cell table:formula="of:=IF([.B345] &gt; [.B346]; IF([.F345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12" calcext:value-type="date">
            <text:p>12.12.2005</text:p>
          </table:table-cell>
          <table:table-cell office:value-type="float" office:value="4.7474" calcext:value-type="float">
            <text:p>4,7474</text:p>
          </table:table-cell>
          <table:table-cell table:style-name="ce3" table:formula="of:=IF(DAY([.A347]) = 1; IF([.D346] = &quot;EUR&quot;; ROUND([.C346] * [.B347]; 2); ROUND([.C346] / [.B347]; 2)); [.C346])" office:value-type="currency" office:currency="PLN" office:value="21301.75" calcext:value-type="currency">
            <text:p>21 301,75 zł</text:p>
          </table:table-cell>
          <table:table-cell table:formula="of:=IF(DAY([.A347]) = 1; IF([.D346] = &quot;EUR&quot;; &quot;PLN&quot;; &quot;EUR&quot;); [.D346])" office:value-type="string" office:string-value="PLN" calcext:value-type="string">
            <text:p>PLN</text:p>
          </table:table-cell>
          <table:table-cell table:style-name="ce3" table:formula="of:=IF([.F346] &lt;&gt; [.F347]; IF([.F347] = &quot;PLN&quot;; ROUND([.E346] * [.B347]; 2); ROUND([.E346] / [.B347]; 2)); [.E346])" office:value-type="currency" office:currency="PLN" office:value="21676.49" calcext:value-type="currency">
            <text:p>21 676,49 zł</text:p>
          </table:table-cell>
          <table:table-cell table:formula="of:=IF([.B346] &gt; [.B347]; IF([.F346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2-13" calcext:value-type="date">
            <text:p>13.12.2005</text:p>
          </table:table-cell>
          <table:table-cell office:value-type="float" office:value="4.7618" calcext:value-type="float">
            <text:p>4,7618</text:p>
          </table:table-cell>
          <table:table-cell table:style-name="ce3" table:formula="of:=IF(DAY([.A348]) = 1; IF([.D347] = &quot;EUR&quot;; ROUND([.C347] * [.B348]; 2); ROUND([.C347] / [.B348]; 2)); [.C347])" office:value-type="currency" office:currency="PLN" office:value="21301.75" calcext:value-type="currency">
            <text:p>21 301,75 zł</text:p>
          </table:table-cell>
          <table:table-cell table:formula="of:=IF(DAY([.A348]) = 1; IF([.D347] = &quot;EUR&quot;; &quot;PLN&quot;; &quot;EUR&quot;); [.D347])" office:value-type="string" office:string-value="PLN" calcext:value-type="string">
            <text:p>PLN</text:p>
          </table:table-cell>
          <table:table-cell table:style-name="ce3" table:formula="of:=IF([.F347] &lt;&gt; [.F348]; IF([.F348] = &quot;PLN&quot;; ROUND([.E347] * [.B348]; 2); ROUND([.E347] / [.B348]; 2)); [.E347])" office:value-type="currency" office:currency="PLN" office:value="4552.16" calcext:value-type="currency">
            <text:p>4 552,16 zł</text:p>
          </table:table-cell>
          <table:table-cell table:formula="of:=IF([.B347] &gt; [.B348]; IF([.F34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14" calcext:value-type="date">
            <text:p>14.12.2005</text:p>
          </table:table-cell>
          <table:table-cell office:value-type="float" office:value="4.7851" calcext:value-type="float">
            <text:p>4,7851</text:p>
          </table:table-cell>
          <table:table-cell table:style-name="ce3" table:formula="of:=IF(DAY([.A349]) = 1; IF([.D348] = &quot;EUR&quot;; ROUND([.C348] * [.B349]; 2); ROUND([.C348] / [.B349]; 2)); [.C348])" office:value-type="currency" office:currency="PLN" office:value="21301.75" calcext:value-type="currency">
            <text:p>21 301,75 zł</text:p>
          </table:table-cell>
          <table:table-cell table:formula="of:=IF(DAY([.A349]) = 1; IF([.D348] = &quot;EUR&quot;; &quot;PLN&quot;; &quot;EUR&quot;); [.D348])" office:value-type="string" office:string-value="PLN" calcext:value-type="string">
            <text:p>PLN</text:p>
          </table:table-cell>
          <table:table-cell table:style-name="ce3" table:formula="of:=IF([.F348] &lt;&gt; [.F349]; IF([.F349] = &quot;PLN&quot;; ROUND([.E348] * [.B349]; 2); ROUND([.E348] / [.B349]; 2)); [.E348])" office:value-type="currency" office:currency="PLN" office:value="4552.16" calcext:value-type="currency">
            <text:p>4 552,16 zł</text:p>
          </table:table-cell>
          <table:table-cell table:formula="of:=IF([.B348] &gt; [.B349]; IF([.F348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15" calcext:value-type="date">
            <text:p>15.12.2005</text:p>
          </table:table-cell>
          <table:table-cell office:value-type="float" office:value="4.7593" calcext:value-type="float">
            <text:p>4,7593</text:p>
          </table:table-cell>
          <table:table-cell table:style-name="ce3" table:formula="of:=IF(DAY([.A350]) = 1; IF([.D349] = &quot;EUR&quot;; ROUND([.C349] * [.B350]; 2); ROUND([.C349] / [.B350]; 2)); [.C349])" office:value-type="currency" office:currency="PLN" office:value="21301.75" calcext:value-type="currency">
            <text:p>21 301,75 zł</text:p>
          </table:table-cell>
          <table:table-cell table:formula="of:=IF(DAY([.A350]) = 1; IF([.D349] = &quot;EUR&quot;; &quot;PLN&quot;; &quot;EUR&quot;); [.D349])" office:value-type="string" office:string-value="PLN" calcext:value-type="string">
            <text:p>PLN</text:p>
          </table:table-cell>
          <table:table-cell table:style-name="ce3" table:formula="of:=IF([.F349] &lt;&gt; [.F350]; IF([.F350] = &quot;PLN&quot;; ROUND([.E349] * [.B350]; 2); ROUND([.E349] / [.B350]; 2)); [.E349])" office:value-type="currency" office:currency="PLN" office:value="21665.1" calcext:value-type="currency">
            <text:p>21 665,10 zł</text:p>
          </table:table-cell>
          <table:table-cell table:formula="of:=IF([.B349] &gt; [.B350]; IF([.F349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2-16" calcext:value-type="date">
            <text:p>16.12.2005</text:p>
          </table:table-cell>
          <table:table-cell office:value-type="float" office:value="4.7857" calcext:value-type="float">
            <text:p>4,7857</text:p>
          </table:table-cell>
          <table:table-cell table:style-name="ce3" table:formula="of:=IF(DAY([.A351]) = 1; IF([.D350] = &quot;EUR&quot;; ROUND([.C350] * [.B351]; 2); ROUND([.C350] / [.B351]; 2)); [.C350])" office:value-type="currency" office:currency="PLN" office:value="21301.75" calcext:value-type="currency">
            <text:p>21 301,75 zł</text:p>
          </table:table-cell>
          <table:table-cell table:formula="of:=IF(DAY([.A351]) = 1; IF([.D350] = &quot;EUR&quot;; &quot;PLN&quot;; &quot;EUR&quot;); [.D350])" office:value-type="string" office:string-value="PLN" calcext:value-type="string">
            <text:p>PLN</text:p>
          </table:table-cell>
          <table:table-cell table:style-name="ce3" table:formula="of:=IF([.F350] &lt;&gt; [.F351]; IF([.F351] = &quot;PLN&quot;; ROUND([.E350] * [.B351]; 2); ROUND([.E350] / [.B351]; 2)); [.E350])" office:value-type="currency" office:currency="PLN" office:value="4527.05" calcext:value-type="currency">
            <text:p>4 527,05 zł</text:p>
          </table:table-cell>
          <table:table-cell table:formula="of:=IF([.B350] &gt; [.B351]; IF([.F350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17" calcext:value-type="date">
            <text:p>17.12.2005</text:p>
          </table:table-cell>
          <table:table-cell office:value-type="float" office:value="4.753" calcext:value-type="float">
            <text:p>4,753</text:p>
          </table:table-cell>
          <table:table-cell table:style-name="ce3" table:formula="of:=IF(DAY([.A352]) = 1; IF([.D351] = &quot;EUR&quot;; ROUND([.C351] * [.B352]; 2); ROUND([.C351] / [.B352]; 2)); [.C351])" office:value-type="currency" office:currency="PLN" office:value="21301.75" calcext:value-type="currency">
            <text:p>21 301,75 zł</text:p>
          </table:table-cell>
          <table:table-cell table:formula="of:=IF(DAY([.A352]) = 1; IF([.D351] = &quot;EUR&quot;; &quot;PLN&quot;; &quot;EUR&quot;); [.D351])" office:value-type="string" office:string-value="PLN" calcext:value-type="string">
            <text:p>PLN</text:p>
          </table:table-cell>
          <table:table-cell table:style-name="ce3" table:formula="of:=IF([.F351] &lt;&gt; [.F352]; IF([.F352] = &quot;PLN&quot;; ROUND([.E351] * [.B352]; 2); ROUND([.E351] / [.B352]; 2)); [.E351])" office:value-type="currency" office:currency="PLN" office:value="21517.07" calcext:value-type="currency">
            <text:p>21 517,07 zł</text:p>
          </table:table-cell>
          <table:table-cell table:formula="of:=IF([.B351] &gt; [.B352]; IF([.F351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2-18" calcext:value-type="date">
            <text:p>18.12.2005</text:p>
          </table:table-cell>
          <table:table-cell office:value-type="float" office:value="4.7098" calcext:value-type="float">
            <text:p>4,7098</text:p>
          </table:table-cell>
          <table:table-cell table:style-name="ce3" table:formula="of:=IF(DAY([.A353]) = 1; IF([.D352] = &quot;EUR&quot;; ROUND([.C352] * [.B353]; 2); ROUND([.C352] / [.B353]; 2)); [.C352])" office:value-type="currency" office:currency="PLN" office:value="21301.75" calcext:value-type="currency">
            <text:p>21 301,75 zł</text:p>
          </table:table-cell>
          <table:table-cell table:formula="of:=IF(DAY([.A353]) = 1; IF([.D352] = &quot;EUR&quot;; &quot;PLN&quot;; &quot;EUR&quot;); [.D352])" office:value-type="string" office:string-value="PLN" calcext:value-type="string">
            <text:p>PLN</text:p>
          </table:table-cell>
          <table:table-cell table:style-name="ce3" table:formula="of:=IF([.F352] &lt;&gt; [.F353]; IF([.F353] = &quot;PLN&quot;; ROUND([.E352] * [.B353]; 2); ROUND([.E352] / [.B353]; 2)); [.E352])" office:value-type="currency" office:currency="PLN" office:value="4568.57" calcext:value-type="currency">
            <text:p>4 568,57 zł</text:p>
          </table:table-cell>
          <table:table-cell table:formula="of:=IF([.B352] &gt; [.B353]; IF([.F35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19" calcext:value-type="date">
            <text:p>19.12.2005</text:p>
          </table:table-cell>
          <table:table-cell office:value-type="float" office:value="4.6921" calcext:value-type="float">
            <text:p>4,6921</text:p>
          </table:table-cell>
          <table:table-cell table:style-name="ce3" table:formula="of:=IF(DAY([.A354]) = 1; IF([.D353] = &quot;EUR&quot;; ROUND([.C353] * [.B354]; 2); ROUND([.C353] / [.B354]; 2)); [.C353])" office:value-type="currency" office:currency="PLN" office:value="21301.75" calcext:value-type="currency">
            <text:p>21 301,75 zł</text:p>
          </table:table-cell>
          <table:table-cell table:formula="of:=IF(DAY([.A354]) = 1; IF([.D353] = &quot;EUR&quot;; &quot;PLN&quot;; &quot;EUR&quot;); [.D353])" office:value-type="string" office:string-value="PLN" calcext:value-type="string">
            <text:p>PLN</text:p>
          </table:table-cell>
          <table:table-cell table:style-name="ce3" table:formula="of:=IF([.F353] &lt;&gt; [.F354]; IF([.F354] = &quot;PLN&quot;; ROUND([.E353] * [.B354]; 2); ROUND([.E353] / [.B354]; 2)); [.E353])" office:value-type="currency" office:currency="PLN" office:value="21436.19" calcext:value-type="currency">
            <text:p>21 436,19 zł</text:p>
          </table:table-cell>
          <table:table-cell table:formula="of:=IF([.B353] &gt; [.B354]; IF([.F353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2-20" calcext:value-type="date">
            <text:p>20.12.2005</text:p>
          </table:table-cell>
          <table:table-cell office:value-type="float" office:value="4.6939" calcext:value-type="float">
            <text:p>4,6939</text:p>
          </table:table-cell>
          <table:table-cell table:style-name="ce3" table:formula="of:=IF(DAY([.A355]) = 1; IF([.D354] = &quot;EUR&quot;; ROUND([.C354] * [.B355]; 2); ROUND([.C354] / [.B355]; 2)); [.C354])" office:value-type="currency" office:currency="PLN" office:value="21301.75" calcext:value-type="currency">
            <text:p>21 301,75 zł</text:p>
          </table:table-cell>
          <table:table-cell table:formula="of:=IF(DAY([.A355]) = 1; IF([.D354] = &quot;EUR&quot;; &quot;PLN&quot;; &quot;EUR&quot;); [.D354])" office:value-type="string" office:string-value="PLN" calcext:value-type="string">
            <text:p>PLN</text:p>
          </table:table-cell>
          <table:table-cell table:style-name="ce3" table:formula="of:=IF([.F354] &lt;&gt; [.F355]; IF([.F355] = &quot;PLN&quot;; ROUND([.E354] * [.B355]; 2); ROUND([.E354] / [.B355]; 2)); [.E354])" office:value-type="currency" office:currency="PLN" office:value="4566.82" calcext:value-type="currency">
            <text:p>4 566,82 zł</text:p>
          </table:table-cell>
          <table:table-cell table:formula="of:=IF([.B354] &gt; [.B355]; IF([.F35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21" calcext:value-type="date">
            <text:p>21.12.2005</text:p>
          </table:table-cell>
          <table:table-cell office:value-type="float" office:value="4.6649" calcext:value-type="float">
            <text:p>4,6649</text:p>
          </table:table-cell>
          <table:table-cell table:style-name="ce3" table:formula="of:=IF(DAY([.A356]) = 1; IF([.D355] = &quot;EUR&quot;; ROUND([.C355] * [.B356]; 2); ROUND([.C355] / [.B356]; 2)); [.C355])" office:value-type="currency" office:currency="PLN" office:value="21301.75" calcext:value-type="currency">
            <text:p>21 301,75 zł</text:p>
          </table:table-cell>
          <table:table-cell table:formula="of:=IF(DAY([.A356]) = 1; IF([.D355] = &quot;EUR&quot;; &quot;PLN&quot;; &quot;EUR&quot;); [.D355])" office:value-type="string" office:string-value="PLN" calcext:value-type="string">
            <text:p>PLN</text:p>
          </table:table-cell>
          <table:table-cell table:style-name="ce3" table:formula="of:=IF([.F355] &lt;&gt; [.F356]; IF([.F356] = &quot;PLN&quot;; ROUND([.E355] * [.B356]; 2); ROUND([.E355] / [.B356]; 2)); [.E355])" office:value-type="currency" office:currency="PLN" office:value="21303.76" calcext:value-type="currency">
            <text:p>21 303,76 zł</text:p>
          </table:table-cell>
          <table:table-cell table:formula="of:=IF([.B355] &gt; [.B356]; IF([.F355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2-22" calcext:value-type="date">
            <text:p>22.12.2005</text:p>
          </table:table-cell>
          <table:table-cell office:value-type="float" office:value="4.6426" calcext:value-type="float">
            <text:p>4,6426</text:p>
          </table:table-cell>
          <table:table-cell table:style-name="ce3" table:formula="of:=IF(DAY([.A357]) = 1; IF([.D356] = &quot;EUR&quot;; ROUND([.C356] * [.B357]; 2); ROUND([.C356] / [.B357]; 2)); [.C356])" office:value-type="currency" office:currency="PLN" office:value="21301.75" calcext:value-type="currency">
            <text:p>21 301,75 zł</text:p>
          </table:table-cell>
          <table:table-cell table:formula="of:=IF(DAY([.A357]) = 1; IF([.D356] = &quot;EUR&quot;; &quot;PLN&quot;; &quot;EUR&quot;); [.D356])" office:value-type="string" office:string-value="PLN" calcext:value-type="string">
            <text:p>PLN</text:p>
          </table:table-cell>
          <table:table-cell table:style-name="ce3" table:formula="of:=IF([.F356] &lt;&gt; [.F357]; IF([.F357] = &quot;PLN&quot;; ROUND([.E356] * [.B357]; 2); ROUND([.E356] / [.B357]; 2)); [.E356])" office:value-type="currency" office:currency="PLN" office:value="4588.76" calcext:value-type="currency">
            <text:p>4 588,76 zł</text:p>
          </table:table-cell>
          <table:table-cell table:formula="of:=IF([.B356] &gt; [.B357]; IF([.F356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23" calcext:value-type="date">
            <text:p>23.12.2005</text:p>
          </table:table-cell>
          <table:table-cell office:value-type="float" office:value="4.6721" calcext:value-type="float">
            <text:p>4,6721</text:p>
          </table:table-cell>
          <table:table-cell table:style-name="ce3" table:formula="of:=IF(DAY([.A358]) = 1; IF([.D357] = &quot;EUR&quot;; ROUND([.C357] * [.B358]; 2); ROUND([.C357] / [.B358]; 2)); [.C357])" office:value-type="currency" office:currency="PLN" office:value="21301.75" calcext:value-type="currency">
            <text:p>21 301,75 zł</text:p>
          </table:table-cell>
          <table:table-cell table:formula="of:=IF(DAY([.A358]) = 1; IF([.D357] = &quot;EUR&quot;; &quot;PLN&quot;; &quot;EUR&quot;); [.D357])" office:value-type="string" office:string-value="PLN" calcext:value-type="string">
            <text:p>PLN</text:p>
          </table:table-cell>
          <table:table-cell table:style-name="ce3" table:formula="of:=IF([.F357] &lt;&gt; [.F358]; IF([.F358] = &quot;PLN&quot;; ROUND([.E357] * [.B358]; 2); ROUND([.E357] / [.B358]; 2)); [.E357])" office:value-type="currency" office:currency="PLN" office:value="4588.76" calcext:value-type="currency">
            <text:p>4 588,76 zł</text:p>
          </table:table-cell>
          <table:table-cell table:formula="of:=IF([.B357] &gt; [.B358]; IF([.F357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24" calcext:value-type="date">
            <text:p>24.12.2005</text:p>
          </table:table-cell>
          <table:table-cell office:value-type="float" office:value="4.6555" calcext:value-type="float">
            <text:p>4,6555</text:p>
          </table:table-cell>
          <table:table-cell table:style-name="ce3" table:formula="of:=IF(DAY([.A359]) = 1; IF([.D358] = &quot;EUR&quot;; ROUND([.C358] * [.B359]; 2); ROUND([.C358] / [.B359]; 2)); [.C358])" office:value-type="currency" office:currency="PLN" office:value="21301.75" calcext:value-type="currency">
            <text:p>21 301,75 zł</text:p>
          </table:table-cell>
          <table:table-cell table:formula="of:=IF(DAY([.A359]) = 1; IF([.D358] = &quot;EUR&quot;; &quot;PLN&quot;; &quot;EUR&quot;); [.D358])" office:value-type="string" office:string-value="PLN" calcext:value-type="string">
            <text:p>PLN</text:p>
          </table:table-cell>
          <table:table-cell table:style-name="ce3" table:formula="of:=IF([.F358] &lt;&gt; [.F359]; IF([.F359] = &quot;PLN&quot;; ROUND([.E358] * [.B359]; 2); ROUND([.E358] / [.B359]; 2)); [.E358])" office:value-type="currency" office:currency="PLN" office:value="21362.97" calcext:value-type="currency">
            <text:p>21 362,97 zł</text:p>
          </table:table-cell>
          <table:table-cell table:formula="of:=IF([.B358] &gt; [.B359]; IF([.F358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2-25" calcext:value-type="date">
            <text:p>25.12.2005</text:p>
          </table:table-cell>
          <table:table-cell office:value-type="float" office:value="4.6648" calcext:value-type="float">
            <text:p>4,6648</text:p>
          </table:table-cell>
          <table:table-cell table:style-name="ce3" table:formula="of:=IF(DAY([.A360]) = 1; IF([.D359] = &quot;EUR&quot;; ROUND([.C359] * [.B360]; 2); ROUND([.C359] / [.B360]; 2)); [.C359])" office:value-type="currency" office:currency="PLN" office:value="21301.75" calcext:value-type="currency">
            <text:p>21 301,75 zł</text:p>
          </table:table-cell>
          <table:table-cell table:formula="of:=IF(DAY([.A360]) = 1; IF([.D359] = &quot;EUR&quot;; &quot;PLN&quot;; &quot;EUR&quot;); [.D359])" office:value-type="string" office:string-value="PLN" calcext:value-type="string">
            <text:p>PLN</text:p>
          </table:table-cell>
          <table:table-cell table:style-name="ce3" table:formula="of:=IF([.F359] &lt;&gt; [.F360]; IF([.F360] = &quot;PLN&quot;; ROUND([.E359] * [.B360]; 2); ROUND([.E359] / [.B360]; 2)); [.E359])" office:value-type="currency" office:currency="PLN" office:value="4579.61" calcext:value-type="currency">
            <text:p>4 579,61 zł</text:p>
          </table:table-cell>
          <table:table-cell table:formula="of:=IF([.B359] &gt; [.B360]; IF([.F359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26" calcext:value-type="date">
            <text:p>26.12.2005</text:p>
          </table:table-cell>
          <table:table-cell office:value-type="float" office:value="4.6509" calcext:value-type="float">
            <text:p>4,6509</text:p>
          </table:table-cell>
          <table:table-cell table:style-name="ce3" table:formula="of:=IF(DAY([.A361]) = 1; IF([.D360] = &quot;EUR&quot;; ROUND([.C360] * [.B361]; 2); ROUND([.C360] / [.B361]; 2)); [.C360])" office:value-type="currency" office:currency="PLN" office:value="21301.75" calcext:value-type="currency">
            <text:p>21 301,75 zł</text:p>
          </table:table-cell>
          <table:table-cell table:formula="of:=IF(DAY([.A361]) = 1; IF([.D360] = &quot;EUR&quot;; &quot;PLN&quot;; &quot;EUR&quot;); [.D360])" office:value-type="string" office:string-value="PLN" calcext:value-type="string">
            <text:p>PLN</text:p>
          </table:table-cell>
          <table:table-cell table:style-name="ce3" table:formula="of:=IF([.F360] &lt;&gt; [.F361]; IF([.F361] = &quot;PLN&quot;; ROUND([.E360] * [.B361]; 2); ROUND([.E360] / [.B361]; 2)); [.E360])" office:value-type="currency" office:currency="PLN" office:value="21299.31" calcext:value-type="currency">
            <text:p>21 299,31 zł</text:p>
          </table:table-cell>
          <table:table-cell table:formula="of:=IF([.B360] &gt; [.B361]; IF([.F360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2-27" calcext:value-type="date">
            <text:p>27.12.2005</text:p>
          </table:table-cell>
          <table:table-cell office:value-type="float" office:value="4.6507" calcext:value-type="float">
            <text:p>4,6507</text:p>
          </table:table-cell>
          <table:table-cell table:style-name="ce3" table:formula="of:=IF(DAY([.A362]) = 1; IF([.D361] = &quot;EUR&quot;; ROUND([.C361] * [.B362]; 2); ROUND([.C361] / [.B362]; 2)); [.C361])" office:value-type="currency" office:currency="PLN" office:value="21301.75" calcext:value-type="currency">
            <text:p>21 301,75 zł</text:p>
          </table:table-cell>
          <table:table-cell table:formula="of:=IF(DAY([.A362]) = 1; IF([.D361] = &quot;EUR&quot;; &quot;PLN&quot;; &quot;EUR&quot;); [.D361])" office:value-type="string" office:string-value="PLN" calcext:value-type="string">
            <text:p>PLN</text:p>
          </table:table-cell>
          <table:table-cell table:style-name="ce3" table:formula="of:=IF([.F361] &lt;&gt; [.F362]; IF([.F362] = &quot;PLN&quot;; ROUND([.E361] * [.B362]; 2); ROUND([.E361] / [.B362]; 2)); [.E361])" office:value-type="currency" office:currency="PLN" office:value="4579.81" calcext:value-type="currency">
            <text:p>4 579,81 zł</text:p>
          </table:table-cell>
          <table:table-cell table:formula="of:=IF([.B361] &gt; [.B362]; IF([.F361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28" calcext:value-type="date">
            <text:p>28.12.2005</text:p>
          </table:table-cell>
          <table:table-cell office:value-type="float" office:value="4.66" calcext:value-type="float">
            <text:p>4,66</text:p>
          </table:table-cell>
          <table:table-cell table:style-name="ce3" table:formula="of:=IF(DAY([.A363]) = 1; IF([.D362] = &quot;EUR&quot;; ROUND([.C362] * [.B363]; 2); ROUND([.C362] / [.B363]; 2)); [.C362])" office:value-type="currency" office:currency="PLN" office:value="21301.75" calcext:value-type="currency">
            <text:p>21 301,75 zł</text:p>
          </table:table-cell>
          <table:table-cell table:formula="of:=IF(DAY([.A363]) = 1; IF([.D362] = &quot;EUR&quot;; &quot;PLN&quot;; &quot;EUR&quot;); [.D362])" office:value-type="string" office:string-value="PLN" calcext:value-type="string">
            <text:p>PLN</text:p>
          </table:table-cell>
          <table:table-cell table:style-name="ce3" table:formula="of:=IF([.F362] &lt;&gt; [.F363]; IF([.F363] = &quot;PLN&quot;; ROUND([.E362] * [.B363]; 2); ROUND([.E362] / [.B363]; 2)); [.E362])" office:value-type="currency" office:currency="PLN" office:value="4579.81" calcext:value-type="currency">
            <text:p>4 579,81 zł</text:p>
          </table:table-cell>
          <table:table-cell table:formula="of:=IF([.B362] &gt; [.B363]; IF([.F362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29" calcext:value-type="date">
            <text:p>29.12.2005</text:p>
          </table:table-cell>
          <table:table-cell office:value-type="float" office:value="4.6513" calcext:value-type="float">
            <text:p>4,6513</text:p>
          </table:table-cell>
          <table:table-cell table:style-name="ce3" table:formula="of:=IF(DAY([.A364]) = 1; IF([.D363] = &quot;EUR&quot;; ROUND([.C363] * [.B364]; 2); ROUND([.C363] / [.B364]; 2)); [.C363])" office:value-type="currency" office:currency="PLN" office:value="21301.75" calcext:value-type="currency">
            <text:p>21 301,75 zł</text:p>
          </table:table-cell>
          <table:table-cell table:formula="of:=IF(DAY([.A364]) = 1; IF([.D363] = &quot;EUR&quot;; &quot;PLN&quot;; &quot;EUR&quot;); [.D363])" office:value-type="string" office:string-value="PLN" calcext:value-type="string">
            <text:p>PLN</text:p>
          </table:table-cell>
          <table:table-cell table:style-name="ce3" table:formula="of:=IF([.F363] &lt;&gt; [.F364]; IF([.F364] = &quot;PLN&quot;; ROUND([.E363] * [.B364]; 2); ROUND([.E363] / [.B364]; 2)); [.E363])" office:value-type="currency" office:currency="PLN" office:value="21302.07" calcext:value-type="currency">
            <text:p>21 302,07 zł</text:p>
          </table:table-cell>
          <table:table-cell table:formula="of:=IF([.B363] &gt; [.B364]; IF([.F363] = &quot;EUR&quot;; &quot;PLN&quot;; &quot;EUR&quot;); &quot;EUR&quot;)" office:value-type="string" office:string-value="PLN" calcext:value-type="string">
            <text:p>PLN</text:p>
          </table:table-cell>
          <table:table-cell table:number-columns-repeated="3"/>
        </table:table-row>
        <table:table-row table:style-name="ro1">
          <table:table-cell office:value-type="date" office:date-value="2005-12-30" calcext:value-type="date">
            <text:p>30.12.2005</text:p>
          </table:table-cell>
          <table:table-cell office:value-type="float" office:value="4.65" calcext:value-type="float">
            <text:p>4,65</text:p>
          </table:table-cell>
          <table:table-cell table:style-name="ce3" table:formula="of:=IF(DAY([.A365]) = 1; IF([.D364] = &quot;EUR&quot;; ROUND([.C364] * [.B365]; 2); ROUND([.C364] / [.B365]; 2)); [.C364])" office:value-type="currency" office:currency="PLN" office:value="21301.75" calcext:value-type="currency">
            <text:p>21 301,75 zł</text:p>
          </table:table-cell>
          <table:table-cell table:formula="of:=IF(DAY([.A365]) = 1; IF([.D364] = &quot;EUR&quot;; &quot;PLN&quot;; &quot;EUR&quot;); [.D364])" office:value-type="string" office:string-value="PLN" calcext:value-type="string">
            <text:p>PLN</text:p>
          </table:table-cell>
          <table:table-cell table:style-name="ce3" table:formula="of:=IF([.F364] &lt;&gt; [.F365]; IF([.F365] = &quot;PLN&quot;; ROUND([.E364] * [.B365]; 2); ROUND([.E364] / [.B365]; 2)); [.E364])" office:value-type="currency" office:currency="PLN" office:value="4581.09" calcext:value-type="currency">
            <text:p>4 581,09 zł</text:p>
          </table:table-cell>
          <table:table-cell table:formula="of:=IF([.B364] &gt; [.B365]; IF([.F364] = &quot;EUR&quot;; &quot;PLN&quot;; &quot;EUR&quot;); &quot;EUR&quot;)" office:value-type="string" office:string-value="EUR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date" office:date-value="2005-12-31" calcext:value-type="date">
            <text:p>31.12.2005</text:p>
          </table:table-cell>
          <table:table-cell office:value-type="float" office:value="4.6573" calcext:value-type="float">
            <text:p>4,6573</text:p>
          </table:table-cell>
          <table:table-cell table:style-name="ce3" table:formula="of:=IF(DAY([.A366]) = 1; IF([.D365] = &quot;EUR&quot;; ROUND([.C365] * [.B366]; 2); ROUND([.C365] / [.B366]; 2)); [.C365])" office:value-type="currency" office:currency="PLN" office:value="21301.75" calcext:value-type="currency">
            <text:p>21 301,75 zł</text:p>
          </table:table-cell>
          <table:table-cell table:formula="of:=IF(DAY([.A366]) = 1; IF([.D365] = &quot;EUR&quot;; &quot;PLN&quot;; &quot;EUR&quot;); [.D365])" office:value-type="string" office:string-value="PLN" calcext:value-type="string">
            <text:p>PLN</text:p>
          </table:table-cell>
          <table:table-cell table:style-name="ce3" table:formula="of:=IF([.F365] &lt;&gt; [.F366]; IF([.F366] = &quot;PLN&quot;; ROUND([.E365] * [.B366]; 2); ROUND([.E365] / [.B366]; 2)); [.E365])" office:value-type="currency" office:currency="PLN" office:value="4581.09" calcext:value-type="currency">
            <text:p>4 581,09 zł</text:p>
          </table:table-cell>
          <table:table-cell table:formula="of:=IF([.B365] &gt; [.B366]; IF([.F365] = &quot;EUR&quot;; &quot;PLN&quot;; &quot;EUR&quot;); &quot;EUR&quot;)" office:value-type="string" office:string-value="EUR" calcext:value-type="string">
            <text:p>EUR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date" office:date-value="2006-01-01" calcext:value-type="date">
            <text:p>1.01.2006</text:p>
          </table:table-cell>
          <table:table-cell table:number-columns-repeated="8"/>
        </table:table-row>
        <table:table-row table:style-name="ro1" table:number-rows-repeated="104820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ZadanieC" table:style-name="ta1">
        <table:table-column table:style-name="co9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" table:number-columns-repeated="7"/>
        <table:table-column table:style-name="co11"/>
        <table:table-row table:style-name="ro1">
          <table:table-cell table:style-name="ce10" office:value-type="string" calcext:value-type="string">
            <text:p>Kursy</text:p>
          </table:table-cell>
          <table:table-cell table:style-name="ce10" office:value-type="string" calcext:value-type="string">
            <text:p>Warunek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202" calcext:value-type="float">
            <text:p>4,0202</text:p>
          </table:table-cell>
          <table:table-cell table:formula="of:=IF([.A1] &lt; [.A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095" calcext:value-type="float">
            <text:p>4,0095</text:p>
          </table:table-cell>
          <table:table-cell table:formula="of:=IF([.A2] &lt; [.A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3.9773" calcext:value-type="float">
            <text:p>3,9773</text:p>
          </table:table-cell>
          <table:table-cell table:formula="of:=IF([.A3] &lt; [.A4]; 1; 0)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2" table:number-rows-spanned="1">
            <text:p>Liczba dni, kiedy kurs wzrósł: </text:p>
          </table:table-cell>
          <table:covered-table-cell table:style-name="ce20"/>
          <table:table-cell table:style-name="ce20" table:formula="of:=SUM([.B:.B])" office:value-type="float" office:value="194" calcext:value-type="float">
            <text:p>194</text:p>
          </table:table-cell>
          <table:table-cell table:style-name="Default" table:number-columns-repeated="8"/>
        </table:table-row>
        <table:table-row table:style-name="ro1">
          <table:table-cell office:value-type="float" office:value="3.9987" calcext:value-type="float">
            <text:p>3,9987</text:p>
          </table:table-cell>
          <table:table-cell table:formula="of:=IF([.A4] &lt; [.A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3.9891" calcext:value-type="float">
            <text:p>3,9891</text:p>
          </table:table-cell>
          <table:table-cell table:formula="of:=IF([.A5] &lt; [.A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6] &lt; [.A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284" calcext:value-type="float">
            <text:p>4,0284</text:p>
          </table:table-cell>
          <table:table-cell table:formula="of:=IF([.A7] &lt; [.A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2" calcext:value-type="float">
            <text:p>4,02</text:p>
          </table:table-cell>
          <table:table-cell table:formula="of:=IF([.A8] &lt; [.A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167" calcext:value-type="float">
            <text:p>4,0167</text:p>
          </table:table-cell>
          <table:table-cell table:formula="of:=IF([.A9] &lt; [.A10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273" calcext:value-type="float">
            <text:p>4,0273</text:p>
          </table:table-cell>
          <table:table-cell table:formula="of:=IF([.A10] &lt; [.A1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139" calcext:value-type="float">
            <text:p>4,0139</text:p>
          </table:table-cell>
          <table:table-cell table:formula="of:=IF([.A11] &lt; [.A1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071" calcext:value-type="float">
            <text:p>4,0071</text:p>
          </table:table-cell>
          <table:table-cell table:formula="of:=IF([.A12] &lt; [.A1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608" calcext:value-type="float">
            <text:p>4,0608</text:p>
          </table:table-cell>
          <table:table-cell table:formula="of:=IF([.A13] &lt; [.A1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643" calcext:value-type="float">
            <text:p>4,0643</text:p>
          </table:table-cell>
          <table:table-cell table:formula="of:=IF([.A14] &lt; [.A1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667" calcext:value-type="float">
            <text:p>4,0667</text:p>
          </table:table-cell>
          <table:table-cell table:formula="of:=IF([.A15] &lt; [.A1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373" calcext:value-type="float">
            <text:p>4,1373</text:p>
          </table:table-cell>
          <table:table-cell table:formula="of:=IF([.A16] &lt; [.A1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413" calcext:value-type="float">
            <text:p>4,2413</text:p>
          </table:table-cell>
          <table:table-cell table:formula="of:=IF([.A17] &lt; [.A1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681" calcext:value-type="float">
            <text:p>4,1681</text:p>
          </table:table-cell>
          <table:table-cell table:formula="of:=IF([.A18] &lt; [.A1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865" calcext:value-type="float">
            <text:p>4,1865</text:p>
          </table:table-cell>
          <table:table-cell table:formula="of:=IF([.A19] &lt; [.A2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563" calcext:value-type="float">
            <text:p>4,1563</text:p>
          </table:table-cell>
          <table:table-cell table:formula="of:=IF([.A20] &lt; [.A2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385" calcext:value-type="float">
            <text:p>4,1385</text:p>
          </table:table-cell>
          <table:table-cell table:formula="of:=IF([.A21] &lt; [.A2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0887" calcext:value-type="float">
            <text:p>4,0887</text:p>
          </table:table-cell>
          <table:table-cell table:formula="of:=IF([.A22] &lt; [.A2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286" calcext:value-type="float">
            <text:p>4,1286</text:p>
          </table:table-cell>
          <table:table-cell table:formula="of:=IF([.A23] &lt; [.A2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06" calcext:value-type="float">
            <text:p>4,106</text:p>
          </table:table-cell>
          <table:table-cell table:formula="of:=IF([.A24] &lt; [.A2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486" calcext:value-type="float">
            <text:p>4,1486</text:p>
          </table:table-cell>
          <table:table-cell table:formula="of:=IF([.A25] &lt; [.A2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718" calcext:value-type="float">
            <text:p>4,1718</text:p>
          </table:table-cell>
          <table:table-cell table:formula="of:=IF([.A26] &lt; [.A2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668" calcext:value-type="float">
            <text:p>4,1668</text:p>
          </table:table-cell>
          <table:table-cell table:formula="of:=IF([.A27] &lt; [.A2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489" calcext:value-type="float">
            <text:p>4,1489</text:p>
          </table:table-cell>
          <table:table-cell table:formula="of:=IF([.A28] &lt; [.A2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681" calcext:value-type="float">
            <text:p>4,1681</text:p>
          </table:table-cell>
          <table:table-cell table:formula="of:=IF([.A29] &lt; [.A3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332" calcext:value-type="float">
            <text:p>4,1332</text:p>
          </table:table-cell>
          <table:table-cell table:formula="of:=IF([.A30] &lt; [.A3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425" calcext:value-type="float">
            <text:p>4,1425</text:p>
          </table:table-cell>
          <table:table-cell table:formula="of:=IF([.A31] &lt; [.A3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556" calcext:value-type="float">
            <text:p>4,1556</text:p>
          </table:table-cell>
          <table:table-cell table:formula="of:=IF([.A32] &lt; [.A3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705" calcext:value-type="float">
            <text:p>4,1705</text:p>
          </table:table-cell>
          <table:table-cell table:formula="of:=IF([.A33] &lt; [.A3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453" calcext:value-type="float">
            <text:p>4,1453</text:p>
          </table:table-cell>
          <table:table-cell table:formula="of:=IF([.A34] &lt; [.A3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422" calcext:value-type="float">
            <text:p>4,1422</text:p>
          </table:table-cell>
          <table:table-cell table:formula="of:=IF([.A35] &lt; [.A3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496" calcext:value-type="float">
            <text:p>4,1496</text:p>
          </table:table-cell>
          <table:table-cell table:formula="of:=IF([.A36] &lt; [.A3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874" calcext:value-type="float">
            <text:p>4,1874</text:p>
          </table:table-cell>
          <table:table-cell table:formula="of:=IF([.A37] &lt; [.A3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036" calcext:value-type="float">
            <text:p>4,2036</text:p>
          </table:table-cell>
          <table:table-cell table:formula="of:=IF([.A38] &lt; [.A3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849" calcext:value-type="float">
            <text:p>4,1849</text:p>
          </table:table-cell>
          <table:table-cell table:formula="of:=IF([.A39] &lt; [.A40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937" calcext:value-type="float">
            <text:p>4,1937</text:p>
          </table:table-cell>
          <table:table-cell table:formula="of:=IF([.A40] &lt; [.A4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793" calcext:value-type="float">
            <text:p>4,1793</text:p>
          </table:table-cell>
          <table:table-cell table:formula="of:=IF([.A41] &lt; [.A4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1965" calcext:value-type="float">
            <text:p>4,1965</text:p>
          </table:table-cell>
          <table:table-cell table:formula="of:=IF([.A42] &lt; [.A4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083" calcext:value-type="float">
            <text:p>4,2083</text:p>
          </table:table-cell>
          <table:table-cell table:formula="of:=IF([.A43] &lt; [.A4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741" calcext:value-type="float">
            <text:p>4,2741</text:p>
          </table:table-cell>
          <table:table-cell table:formula="of:=IF([.A44] &lt; [.A4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126" calcext:value-type="float">
            <text:p>4,3126</text:p>
          </table:table-cell>
          <table:table-cell table:formula="of:=IF([.A45] &lt; [.A4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133" calcext:value-type="float">
            <text:p>4,3133</text:p>
          </table:table-cell>
          <table:table-cell table:formula="of:=IF([.A46] &lt; [.A4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813" calcext:value-type="float">
            <text:p>4,2813</text:p>
          </table:table-cell>
          <table:table-cell table:formula="of:=IF([.A47] &lt; [.A4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977" calcext:value-type="float">
            <text:p>4,2977</text:p>
          </table:table-cell>
          <table:table-cell table:formula="of:=IF([.A48] &lt; [.A4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412" calcext:value-type="float">
            <text:p>4,3412</text:p>
          </table:table-cell>
          <table:table-cell table:formula="of:=IF([.A49] &lt; [.A5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53" calcext:value-type="float">
            <text:p>4,3653</text:p>
          </table:table-cell>
          <table:table-cell table:formula="of:=IF([.A50] &lt; [.A5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93" calcext:value-type="float">
            <text:p>4,3693</text:p>
          </table:table-cell>
          <table:table-cell table:formula="of:=IF([.A51] &lt; [.A5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98" calcext:value-type="float">
            <text:p>4,398</text:p>
          </table:table-cell>
          <table:table-cell table:formula="of:=IF([.A52] &lt; [.A5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077" calcext:value-type="float">
            <text:p>4,3077</text:p>
          </table:table-cell>
          <table:table-cell table:formula="of:=IF([.A53] &lt; [.A5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504" calcext:value-type="float">
            <text:p>4,3504</text:p>
          </table:table-cell>
          <table:table-cell table:formula="of:=IF([.A54] &lt; [.A5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138" calcext:value-type="float">
            <text:p>4,3138</text:p>
          </table:table-cell>
          <table:table-cell table:formula="of:=IF([.A55] &lt; [.A5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283" calcext:value-type="float">
            <text:p>4,3283</text:p>
          </table:table-cell>
          <table:table-cell table:formula="of:=IF([.A56] &lt; [.A5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124" calcext:value-type="float">
            <text:p>4,3124</text:p>
          </table:table-cell>
          <table:table-cell table:formula="of:=IF([.A57] &lt; [.A5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091" calcext:value-type="float">
            <text:p>4,3091</text:p>
          </table:table-cell>
          <table:table-cell table:formula="of:=IF([.A58] &lt; [.A5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346" calcext:value-type="float">
            <text:p>4,3346</text:p>
          </table:table-cell>
          <table:table-cell table:formula="of:=IF([.A59] &lt; [.A6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518" calcext:value-type="float">
            <text:p>4,3518</text:p>
          </table:table-cell>
          <table:table-cell table:formula="of:=IF([.A60] &lt; [.A6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286" calcext:value-type="float">
            <text:p>4,3286</text:p>
          </table:table-cell>
          <table:table-cell table:formula="of:=IF([.A61] &lt; [.A6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542" calcext:value-type="float">
            <text:p>4,3542</text:p>
          </table:table-cell>
          <table:table-cell table:formula="of:=IF([.A62] &lt; [.A6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701" calcext:value-type="float">
            <text:p>4,3701</text:p>
          </table:table-cell>
          <table:table-cell table:formula="of:=IF([.A63] &lt; [.A6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052" calcext:value-type="float">
            <text:p>4,4052</text:p>
          </table:table-cell>
          <table:table-cell table:formula="of:=IF([.A64] &lt; [.A6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518" calcext:value-type="float">
            <text:p>4,4518</text:p>
          </table:table-cell>
          <table:table-cell table:formula="of:=IF([.A65] &lt; [.A6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158" calcext:value-type="float">
            <text:p>4,4158</text:p>
          </table:table-cell>
          <table:table-cell table:formula="of:=IF([.A66] &lt; [.A6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32" calcext:value-type="float">
            <text:p>4,3632</text:p>
          </table:table-cell>
          <table:table-cell table:formula="of:=IF([.A67] &lt; [.A6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48" calcext:value-type="float">
            <text:p>4,3648</text:p>
          </table:table-cell>
          <table:table-cell table:formula="of:=IF([.A68] &lt; [.A6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231" calcext:value-type="float">
            <text:p>4,3231</text:p>
          </table:table-cell>
          <table:table-cell table:formula="of:=IF([.A69] &lt; [.A70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428" calcext:value-type="float">
            <text:p>4,3428</text:p>
          </table:table-cell>
          <table:table-cell table:formula="of:=IF([.A70] &lt; [.A7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981" calcext:value-type="float">
            <text:p>4,2981</text:p>
          </table:table-cell>
          <table:table-cell table:formula="of:=IF([.A71] &lt; [.A7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581" calcext:value-type="float">
            <text:p>4,2581</text:p>
          </table:table-cell>
          <table:table-cell table:formula="of:=IF([.A72] &lt; [.A7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703" calcext:value-type="float">
            <text:p>4,2703</text:p>
          </table:table-cell>
          <table:table-cell table:formula="of:=IF([.A73] &lt; [.A7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398" calcext:value-type="float">
            <text:p>4,2398</text:p>
          </table:table-cell>
          <table:table-cell table:formula="of:=IF([.A74] &lt; [.A7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453" calcext:value-type="float">
            <text:p>4,2453</text:p>
          </table:table-cell>
          <table:table-cell table:formula="of:=IF([.A75] &lt; [.A7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933" calcext:value-type="float">
            <text:p>4,2933</text:p>
          </table:table-cell>
          <table:table-cell table:formula="of:=IF([.A76] &lt; [.A7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767" calcext:value-type="float">
            <text:p>4,2767</text:p>
          </table:table-cell>
          <table:table-cell table:formula="of:=IF([.A77] &lt; [.A7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631" calcext:value-type="float">
            <text:p>4,2631</text:p>
          </table:table-cell>
          <table:table-cell table:formula="of:=IF([.A78] &lt; [.A7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735" calcext:value-type="float">
            <text:p>4,2735</text:p>
          </table:table-cell>
          <table:table-cell table:formula="of:=IF([.A79] &lt; [.A8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635" calcext:value-type="float">
            <text:p>4,2635</text:p>
          </table:table-cell>
          <table:table-cell table:formula="of:=IF([.A80] &lt; [.A8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93" calcext:value-type="float">
            <text:p>4,293</text:p>
          </table:table-cell>
          <table:table-cell table:formula="of:=IF([.A81] &lt; [.A8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769" calcext:value-type="float">
            <text:p>4,2769</text:p>
          </table:table-cell>
          <table:table-cell table:formula="of:=IF([.A82] &lt; [.A8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735" calcext:value-type="float">
            <text:p>4,2735</text:p>
          </table:table-cell>
          <table:table-cell table:formula="of:=IF([.A83] &lt; [.A8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792" calcext:value-type="float">
            <text:p>4,2792</text:p>
          </table:table-cell>
          <table:table-cell table:formula="of:=IF([.A84] &lt; [.A8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755" calcext:value-type="float">
            <text:p>4,2755</text:p>
          </table:table-cell>
          <table:table-cell table:formula="of:=IF([.A85] &lt; [.A8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626" calcext:value-type="float">
            <text:p>4,2626</text:p>
          </table:table-cell>
          <table:table-cell table:formula="of:=IF([.A86] &lt; [.A8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465" calcext:value-type="float">
            <text:p>4,2465</text:p>
          </table:table-cell>
          <table:table-cell table:formula="of:=IF([.A87] &lt; [.A8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613" calcext:value-type="float">
            <text:p>4,2613</text:p>
          </table:table-cell>
          <table:table-cell table:formula="of:=IF([.A88] &lt; [.A8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13" calcext:value-type="float">
            <text:p>4,313</text:p>
          </table:table-cell>
          <table:table-cell table:formula="of:=IF([.A89] &lt; [.A9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2953" calcext:value-type="float">
            <text:p>4,2953</text:p>
          </table:table-cell>
          <table:table-cell table:formula="of:=IF([.A90] &lt; [.A9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351" calcext:value-type="float">
            <text:p>4,3351</text:p>
          </table:table-cell>
          <table:table-cell table:formula="of:=IF([.A91] &lt; [.A9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4" calcext:value-type="float">
            <text:p>4,34</text:p>
          </table:table-cell>
          <table:table-cell table:formula="of:=IF([.A92] &lt; [.A9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27" calcext:value-type="float">
            <text:p>4,327</text:p>
          </table:table-cell>
          <table:table-cell table:formula="of:=IF([.A93] &lt; [.A9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203" calcext:value-type="float">
            <text:p>4,3203</text:p>
          </table:table-cell>
          <table:table-cell table:formula="of:=IF([.A94] &lt; [.A9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3" calcext:value-type="float">
            <text:p>4,33</text:p>
          </table:table-cell>
          <table:table-cell table:formula="of:=IF([.A95] &lt; [.A9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129" calcext:value-type="float">
            <text:p>4,3129</text:p>
          </table:table-cell>
          <table:table-cell table:formula="of:=IF([.A96] &lt; [.A9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448" calcext:value-type="float">
            <text:p>4,3448</text:p>
          </table:table-cell>
          <table:table-cell table:formula="of:=IF([.A97] &lt; [.A9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226" calcext:value-type="float">
            <text:p>4,3226</text:p>
          </table:table-cell>
          <table:table-cell table:formula="of:=IF([.A98] &lt; [.A9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809" calcext:value-type="float">
            <text:p>4,3809</text:p>
          </table:table-cell>
          <table:table-cell table:formula="of:=IF([.A99] &lt; [.A10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254" calcext:value-type="float">
            <text:p>4,3254</text:p>
          </table:table-cell>
          <table:table-cell table:formula="of:=IF([.A100] &lt; [.A10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508" calcext:value-type="float">
            <text:p>4,3508</text:p>
          </table:table-cell>
          <table:table-cell table:formula="of:=IF([.A101] &lt; [.A10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46" calcext:value-type="float">
            <text:p>4,346</text:p>
          </table:table-cell>
          <table:table-cell table:formula="of:=IF([.A102] &lt; [.A10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68" calcext:value-type="float">
            <text:p>4,3668</text:p>
          </table:table-cell>
          <table:table-cell table:formula="of:=IF([.A103] &lt; [.A10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573" calcext:value-type="float">
            <text:p>4,3573</text:p>
          </table:table-cell>
          <table:table-cell table:formula="of:=IF([.A104] &lt; [.A10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849" calcext:value-type="float">
            <text:p>4,3849</text:p>
          </table:table-cell>
          <table:table-cell table:formula="of:=IF([.A105] &lt; [.A10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915" calcext:value-type="float">
            <text:p>4,3915</text:p>
          </table:table-cell>
          <table:table-cell table:formula="of:=IF([.A106] &lt; [.A10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84" calcext:value-type="float">
            <text:p>4,384</text:p>
          </table:table-cell>
          <table:table-cell table:formula="of:=IF([.A107] &lt; [.A10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137" calcext:value-type="float">
            <text:p>4,4137</text:p>
          </table:table-cell>
          <table:table-cell table:formula="of:=IF([.A108] &lt; [.A10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428" calcext:value-type="float">
            <text:p>4,4428</text:p>
          </table:table-cell>
          <table:table-cell table:formula="of:=IF([.A109] &lt; [.A11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604" calcext:value-type="float">
            <text:p>4,4604</text:p>
          </table:table-cell>
          <table:table-cell table:formula="of:=IF([.A110] &lt; [.A11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369" calcext:value-type="float">
            <text:p>4,4369</text:p>
          </table:table-cell>
          <table:table-cell table:formula="of:=IF([.A111] &lt; [.A11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927" calcext:value-type="float">
            <text:p>4,3927</text:p>
          </table:table-cell>
          <table:table-cell table:formula="of:=IF([.A112] &lt; [.A11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371" calcext:value-type="float">
            <text:p>4,4371</text:p>
          </table:table-cell>
          <table:table-cell table:formula="of:=IF([.A113] &lt; [.A11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39" calcext:value-type="float">
            <text:p>4,439</text:p>
          </table:table-cell>
          <table:table-cell table:formula="of:=IF([.A114] &lt; [.A11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527" calcext:value-type="float">
            <text:p>4,4527</text:p>
          </table:table-cell>
          <table:table-cell table:formula="of:=IF([.A115] &lt; [.A11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418" calcext:value-type="float">
            <text:p>4,4418</text:p>
          </table:table-cell>
          <table:table-cell table:formula="of:=IF([.A116] &lt; [.A11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257" calcext:value-type="float">
            <text:p>4,4257</text:p>
          </table:table-cell>
          <table:table-cell table:formula="of:=IF([.A117] &lt; [.A11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098" calcext:value-type="float">
            <text:p>4,4098</text:p>
          </table:table-cell>
          <table:table-cell table:formula="of:=IF([.A118] &lt; [.A11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79" calcext:value-type="float">
            <text:p>4,379</text:p>
          </table:table-cell>
          <table:table-cell table:formula="of:=IF([.A119] &lt; [.A120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334" calcext:value-type="float">
            <text:p>4,4334</text:p>
          </table:table-cell>
          <table:table-cell table:formula="of:=IF([.A120] &lt; [.A12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167" calcext:value-type="float">
            <text:p>4,4167</text:p>
          </table:table-cell>
          <table:table-cell table:formula="of:=IF([.A121] &lt; [.A12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728" calcext:value-type="float">
            <text:p>4,4728</text:p>
          </table:table-cell>
          <table:table-cell table:formula="of:=IF([.A122] &lt; [.A12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667" calcext:value-type="float">
            <text:p>4,4667</text:p>
          </table:table-cell>
          <table:table-cell table:formula="of:=IF([.A123] &lt; [.A12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579" calcext:value-type="float">
            <text:p>4,4579</text:p>
          </table:table-cell>
          <table:table-cell table:formula="of:=IF([.A124] &lt; [.A12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896" calcext:value-type="float">
            <text:p>4,4896</text:p>
          </table:table-cell>
          <table:table-cell table:formula="of:=IF([.A125] &lt; [.A12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57" calcext:value-type="float">
            <text:p>4,457</text:p>
          </table:table-cell>
          <table:table-cell table:formula="of:=IF([.A126] &lt; [.A12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43" calcext:value-type="float">
            <text:p>4,443</text:p>
          </table:table-cell>
          <table:table-cell table:formula="of:=IF([.A127] &lt; [.A12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267" calcext:value-type="float">
            <text:p>4,4267</text:p>
          </table:table-cell>
          <table:table-cell table:formula="of:=IF([.A128] &lt; [.A12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37" calcext:value-type="float">
            <text:p>4,437</text:p>
          </table:table-cell>
          <table:table-cell table:formula="of:=IF([.A129] &lt; [.A13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649" calcext:value-type="float">
            <text:p>4,4649</text:p>
          </table:table-cell>
          <table:table-cell table:formula="of:=IF([.A130] &lt; [.A13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411" calcext:value-type="float">
            <text:p>4,4411</text:p>
          </table:table-cell>
          <table:table-cell table:formula="of:=IF([.A131] &lt; [.A13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368" calcext:value-type="float">
            <text:p>4,4368</text:p>
          </table:table-cell>
          <table:table-cell table:formula="of:=IF([.A132] &lt; [.A13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56" calcext:value-type="float">
            <text:p>4,456</text:p>
          </table:table-cell>
          <table:table-cell table:formula="of:=IF([.A133] &lt; [.A13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529" calcext:value-type="float">
            <text:p>4,4529</text:p>
          </table:table-cell>
          <table:table-cell table:formula="of:=IF([.A134] &lt; [.A13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498" calcext:value-type="float">
            <text:p>4,4498</text:p>
          </table:table-cell>
          <table:table-cell table:formula="of:=IF([.A135] &lt; [.A13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402" calcext:value-type="float">
            <text:p>4,4402</text:p>
          </table:table-cell>
          <table:table-cell table:formula="of:=IF([.A136] &lt; [.A13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443" calcext:value-type="float">
            <text:p>4,4443</text:p>
          </table:table-cell>
          <table:table-cell table:formula="of:=IF([.A137] &lt; [.A13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397" calcext:value-type="float">
            <text:p>4,4397</text:p>
          </table:table-cell>
          <table:table-cell table:formula="of:=IF([.A138] &lt; [.A13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885" calcext:value-type="float">
            <text:p>4,4885</text:p>
          </table:table-cell>
          <table:table-cell table:formula="of:=IF([.A139] &lt; [.A14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745" calcext:value-type="float">
            <text:p>4,4745</text:p>
          </table:table-cell>
          <table:table-cell table:formula="of:=IF([.A140] &lt; [.A14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733" calcext:value-type="float">
            <text:p>4,4733</text:p>
          </table:table-cell>
          <table:table-cell table:formula="of:=IF([.A141] &lt; [.A14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518" calcext:value-type="float">
            <text:p>4,4518</text:p>
          </table:table-cell>
          <table:table-cell table:formula="of:=IF([.A142] &lt; [.A14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591" calcext:value-type="float">
            <text:p>4,4591</text:p>
          </table:table-cell>
          <table:table-cell table:formula="of:=IF([.A143] &lt; [.A14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191" calcext:value-type="float">
            <text:p>4,4191</text:p>
          </table:table-cell>
          <table:table-cell table:formula="of:=IF([.A144] &lt; [.A14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175" calcext:value-type="float">
            <text:p>4,4175</text:p>
          </table:table-cell>
          <table:table-cell table:formula="of:=IF([.A145] &lt; [.A14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258" calcext:value-type="float">
            <text:p>4,4258</text:p>
          </table:table-cell>
          <table:table-cell table:formula="of:=IF([.A146] &lt; [.A14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099" calcext:value-type="float">
            <text:p>4,4099</text:p>
          </table:table-cell>
          <table:table-cell table:formula="of:=IF([.A147] &lt; [.A14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765" calcext:value-type="float">
            <text:p>4,3765</text:p>
          </table:table-cell>
          <table:table-cell table:formula="of:=IF([.A148] &lt; [.A14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879" calcext:value-type="float">
            <text:p>4,3879</text:p>
          </table:table-cell>
          <table:table-cell table:formula="of:=IF([.A149] &lt; [.A15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521" calcext:value-type="float">
            <text:p>4,3521</text:p>
          </table:table-cell>
          <table:table-cell table:formula="of:=IF([.A150] &lt; [.A15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786" calcext:value-type="float">
            <text:p>4,3786</text:p>
          </table:table-cell>
          <table:table-cell table:formula="of:=IF([.A151] &lt; [.A15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28" calcext:value-type="float">
            <text:p>4,3628</text:p>
          </table:table-cell>
          <table:table-cell table:formula="of:=IF([.A152] &lt; [.A15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81" calcext:value-type="float">
            <text:p>4,381</text:p>
          </table:table-cell>
          <table:table-cell table:formula="of:=IF([.A153] &lt; [.A15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71" calcext:value-type="float">
            <text:p>4,371</text:p>
          </table:table-cell>
          <table:table-cell table:formula="of:=IF([.A154] &lt; [.A15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3" calcext:value-type="float">
            <text:p>4,363</text:p>
          </table:table-cell>
          <table:table-cell table:formula="of:=IF([.A155] &lt; [.A15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4" calcext:value-type="float">
            <text:p>4,364</text:p>
          </table:table-cell>
          <table:table-cell table:formula="of:=IF([.A156] &lt; [.A15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98" calcext:value-type="float">
            <text:p>4,3698</text:p>
          </table:table-cell>
          <table:table-cell table:formula="of:=IF([.A157] &lt; [.A15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721" calcext:value-type="float">
            <text:p>4,3721</text:p>
          </table:table-cell>
          <table:table-cell table:formula="of:=IF([.A158] &lt; [.A15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852" calcext:value-type="float">
            <text:p>4,3852</text:p>
          </table:table-cell>
          <table:table-cell table:formula="of:=IF([.A159] &lt; [.A16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701" calcext:value-type="float">
            <text:p>4,3701</text:p>
          </table:table-cell>
          <table:table-cell table:formula="of:=IF([.A160] &lt; [.A16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76" calcext:value-type="float">
            <text:p>4,3676</text:p>
          </table:table-cell>
          <table:table-cell table:formula="of:=IF([.A161] &lt; [.A16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717" calcext:value-type="float">
            <text:p>4,3717</text:p>
          </table:table-cell>
          <table:table-cell table:formula="of:=IF([.A162] &lt; [.A16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53" calcext:value-type="float">
            <text:p>4,353</text:p>
          </table:table-cell>
          <table:table-cell table:formula="of:=IF([.A163] &lt; [.A16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84" calcext:value-type="float">
            <text:p>4,3684</text:p>
          </table:table-cell>
          <table:table-cell table:formula="of:=IF([.A164] &lt; [.A16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43" calcext:value-type="float">
            <text:p>4,3643</text:p>
          </table:table-cell>
          <table:table-cell table:formula="of:=IF([.A165] &lt; [.A16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45" calcext:value-type="float">
            <text:p>4,3645</text:p>
          </table:table-cell>
          <table:table-cell table:formula="of:=IF([.A166] &lt; [.A16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14" calcext:value-type="float">
            <text:p>4,3614</text:p>
          </table:table-cell>
          <table:table-cell table:formula="of:=IF([.A167] &lt; [.A16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51" calcext:value-type="float">
            <text:p>4,351</text:p>
          </table:table-cell>
          <table:table-cell table:formula="of:=IF([.A168] &lt; [.A16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588" calcext:value-type="float">
            <text:p>4,3588</text:p>
          </table:table-cell>
          <table:table-cell table:formula="of:=IF([.A169] &lt; [.A17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03" calcext:value-type="float">
            <text:p>4,3603</text:p>
          </table:table-cell>
          <table:table-cell table:formula="of:=IF([.A170] &lt; [.A17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508" calcext:value-type="float">
            <text:p>4,3508</text:p>
          </table:table-cell>
          <table:table-cell table:formula="of:=IF([.A171] &lt; [.A17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17" calcext:value-type="float">
            <text:p>4,3617</text:p>
          </table:table-cell>
          <table:table-cell table:formula="of:=IF([.A172] &lt; [.A17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3623" calcext:value-type="float">
            <text:p>4,3623</text:p>
          </table:table-cell>
          <table:table-cell table:formula="of:=IF([.A173] &lt; [.A17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09" calcext:value-type="float">
            <text:p>4,409</text:p>
          </table:table-cell>
          <table:table-cell table:formula="of:=IF([.A174] &lt; [.A17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315" calcext:value-type="float">
            <text:p>4,4315</text:p>
          </table:table-cell>
          <table:table-cell table:formula="of:=IF([.A175] &lt; [.A17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278" calcext:value-type="float">
            <text:p>4,4278</text:p>
          </table:table-cell>
          <table:table-cell table:formula="of:=IF([.A176] &lt; [.A17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392" calcext:value-type="float">
            <text:p>4,4392</text:p>
          </table:table-cell>
          <table:table-cell table:formula="of:=IF([.A177] &lt; [.A17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334" calcext:value-type="float">
            <text:p>4,4334</text:p>
          </table:table-cell>
          <table:table-cell table:formula="of:=IF([.A178] &lt; [.A17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357" calcext:value-type="float">
            <text:p>4,4357</text:p>
          </table:table-cell>
          <table:table-cell table:formula="of:=IF([.A179] &lt; [.A18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403" calcext:value-type="float">
            <text:p>4,4403</text:p>
          </table:table-cell>
          <table:table-cell table:formula="of:=IF([.A180] &lt; [.A18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766" calcext:value-type="float">
            <text:p>4,4766</text:p>
          </table:table-cell>
          <table:table-cell table:formula="of:=IF([.A181] &lt; [.A18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148" calcext:value-type="float">
            <text:p>4,5148</text:p>
          </table:table-cell>
          <table:table-cell table:formula="of:=IF([.A182] &lt; [.A18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326" calcext:value-type="float">
            <text:p>4,5326</text:p>
          </table:table-cell>
          <table:table-cell table:formula="of:=IF([.A183] &lt; [.A18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995" calcext:value-type="float">
            <text:p>4,4995</text:p>
          </table:table-cell>
          <table:table-cell table:formula="of:=IF([.A184] &lt; [.A18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18" calcext:value-type="float">
            <text:p>4,518</text:p>
          </table:table-cell>
          <table:table-cell table:formula="of:=IF([.A185] &lt; [.A18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976" calcext:value-type="float">
            <text:p>4,4976</text:p>
          </table:table-cell>
          <table:table-cell table:formula="of:=IF([.A186] &lt; [.A18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4918" calcext:value-type="float">
            <text:p>4,4918</text:p>
          </table:table-cell>
          <table:table-cell table:formula="of:=IF([.A187] &lt; [.A18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067" calcext:value-type="float">
            <text:p>4,5067</text:p>
          </table:table-cell>
          <table:table-cell table:formula="of:=IF([.A188] &lt; [.A18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451" calcext:value-type="float">
            <text:p>4,5451</text:p>
          </table:table-cell>
          <table:table-cell table:formula="of:=IF([.A189] &lt; [.A19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504" calcext:value-type="float">
            <text:p>4,5504</text:p>
          </table:table-cell>
          <table:table-cell table:formula="of:=IF([.A190] &lt; [.A19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435" calcext:value-type="float">
            <text:p>4,6435</text:p>
          </table:table-cell>
          <table:table-cell table:formula="of:=IF([.A191] &lt; [.A19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685" calcext:value-type="float">
            <text:p>4,5685</text:p>
          </table:table-cell>
          <table:table-cell table:formula="of:=IF([.A192] &lt; [.A19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733" calcext:value-type="float">
            <text:p>4,5733</text:p>
          </table:table-cell>
          <table:table-cell table:formula="of:=IF([.A193] &lt; [.A19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467" calcext:value-type="float">
            <text:p>4,5467</text:p>
          </table:table-cell>
          <table:table-cell table:formula="of:=IF([.A194] &lt; [.A19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372" calcext:value-type="float">
            <text:p>4,5372</text:p>
          </table:table-cell>
          <table:table-cell table:formula="of:=IF([.A195] &lt; [.A19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624" calcext:value-type="float">
            <text:p>4,5624</text:p>
          </table:table-cell>
          <table:table-cell table:formula="of:=IF([.A196] &lt; [.A19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523" calcext:value-type="float">
            <text:p>4,5523</text:p>
          </table:table-cell>
          <table:table-cell table:formula="of:=IF([.A197] &lt; [.A19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108" calcext:value-type="float">
            <text:p>4,5108</text:p>
          </table:table-cell>
          <table:table-cell table:formula="of:=IF([.A198] &lt; [.A19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343" calcext:value-type="float">
            <text:p>4,5343</text:p>
          </table:table-cell>
          <table:table-cell table:formula="of:=IF([.A199] &lt; [.A20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084" calcext:value-type="float">
            <text:p>4,5084</text:p>
          </table:table-cell>
          <table:table-cell table:formula="of:=IF([.A200] &lt; [.A20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258" calcext:value-type="float">
            <text:p>4,5258</text:p>
          </table:table-cell>
          <table:table-cell table:formula="of:=IF([.A201] &lt; [.A20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592" calcext:value-type="float">
            <text:p>4,5592</text:p>
          </table:table-cell>
          <table:table-cell table:formula="of:=IF([.A202] &lt; [.A20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057" calcext:value-type="float">
            <text:p>4,6057</text:p>
          </table:table-cell>
          <table:table-cell table:formula="of:=IF([.A203] &lt; [.A20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021" calcext:value-type="float">
            <text:p>4,6021</text:p>
          </table:table-cell>
          <table:table-cell table:formula="of:=IF([.A204] &lt; [.A20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156" calcext:value-type="float">
            <text:p>4,6156</text:p>
          </table:table-cell>
          <table:table-cell table:formula="of:=IF([.A205] &lt; [.A20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913" calcext:value-type="float">
            <text:p>4,5913</text:p>
          </table:table-cell>
          <table:table-cell table:formula="of:=IF([.A206] &lt; [.A20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127" calcext:value-type="float">
            <text:p>4,6127</text:p>
          </table:table-cell>
          <table:table-cell table:formula="of:=IF([.A207] &lt; [.A20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469" calcext:value-type="float">
            <text:p>4,6469</text:p>
          </table:table-cell>
          <table:table-cell table:formula="of:=IF([.A208] &lt; [.A20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487" calcext:value-type="float">
            <text:p>4,6487</text:p>
          </table:table-cell>
          <table:table-cell table:formula="of:=IF([.A209] &lt; [.A21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95" calcext:value-type="float">
            <text:p>4,6595</text:p>
          </table:table-cell>
          <table:table-cell table:formula="of:=IF([.A210] &lt; [.A21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77" calcext:value-type="float">
            <text:p>4,6577</text:p>
          </table:table-cell>
          <table:table-cell table:formula="of:=IF([.A211] &lt; [.A21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18" calcext:value-type="float">
            <text:p>4,6518</text:p>
          </table:table-cell>
          <table:table-cell table:formula="of:=IF([.A212] &lt; [.A21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72" calcext:value-type="float">
            <text:p>4,6572</text:p>
          </table:table-cell>
          <table:table-cell table:formula="of:=IF([.A213] &lt; [.A21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826" calcext:value-type="float">
            <text:p>4,6826</text:p>
          </table:table-cell>
          <table:table-cell table:formula="of:=IF([.A214] &lt; [.A21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66" calcext:value-type="float">
            <text:p>4,6566</text:p>
          </table:table-cell>
          <table:table-cell table:formula="of:=IF([.A215] &lt; [.A21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249" calcext:value-type="float">
            <text:p>4,6249</text:p>
          </table:table-cell>
          <table:table-cell table:formula="of:=IF([.A216] &lt; [.A21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812" calcext:value-type="float">
            <text:p>4,5812</text:p>
          </table:table-cell>
          <table:table-cell table:formula="of:=IF([.A217] &lt; [.A21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068" calcext:value-type="float">
            <text:p>4,6068</text:p>
          </table:table-cell>
          <table:table-cell table:formula="of:=IF([.A218] &lt; [.A21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835" calcext:value-type="float">
            <text:p>4,5835</text:p>
          </table:table-cell>
          <table:table-cell table:formula="of:=IF([.A219] &lt; [.A220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873" calcext:value-type="float">
            <text:p>4,5873</text:p>
          </table:table-cell>
          <table:table-cell table:formula="of:=IF([.A220] &lt; [.A22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892" calcext:value-type="float">
            <text:p>4,5892</text:p>
          </table:table-cell>
          <table:table-cell table:formula="of:=IF([.A221] &lt; [.A22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832" calcext:value-type="float">
            <text:p>4,5832</text:p>
          </table:table-cell>
          <table:table-cell table:formula="of:=IF([.A222] &lt; [.A22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726" calcext:value-type="float">
            <text:p>4,5726</text:p>
          </table:table-cell>
          <table:table-cell table:formula="of:=IF([.A223] &lt; [.A22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748" calcext:value-type="float">
            <text:p>4,5748</text:p>
          </table:table-cell>
          <table:table-cell table:formula="of:=IF([.A224] &lt; [.A22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5869" calcext:value-type="float">
            <text:p>4,5869</text:p>
          </table:table-cell>
          <table:table-cell table:formula="of:=IF([.A225] &lt; [.A22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143" calcext:value-type="float">
            <text:p>4,6143</text:p>
          </table:table-cell>
          <table:table-cell table:formula="of:=IF([.A226] &lt; [.A22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223" calcext:value-type="float">
            <text:p>4,6223</text:p>
          </table:table-cell>
          <table:table-cell table:formula="of:=IF([.A227] &lt; [.A22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14" calcext:value-type="float">
            <text:p>4,6514</text:p>
          </table:table-cell>
          <table:table-cell table:formula="of:=IF([.A228] &lt; [.A22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16" calcext:value-type="float">
            <text:p>4,6516</text:p>
          </table:table-cell>
          <table:table-cell table:formula="of:=IF([.A229] &lt; [.A23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468" calcext:value-type="float">
            <text:p>4,6468</text:p>
          </table:table-cell>
          <table:table-cell table:formula="of:=IF([.A230] &lt; [.A23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68" calcext:value-type="float">
            <text:p>4,6568</text:p>
          </table:table-cell>
          <table:table-cell table:formula="of:=IF([.A231] &lt; [.A23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662" calcext:value-type="float">
            <text:p>4,6662</text:p>
          </table:table-cell>
          <table:table-cell table:formula="of:=IF([.A232] &lt; [.A23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127" calcext:value-type="float">
            <text:p>4,7127</text:p>
          </table:table-cell>
          <table:table-cell table:formula="of:=IF([.A233] &lt; [.A23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494" calcext:value-type="float">
            <text:p>4,6494</text:p>
          </table:table-cell>
          <table:table-cell table:formula="of:=IF([.A234] &lt; [.A23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692" calcext:value-type="float">
            <text:p>4,6692</text:p>
          </table:table-cell>
          <table:table-cell table:formula="of:=IF([.A235] &lt; [.A23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636" calcext:value-type="float">
            <text:p>4,6636</text:p>
          </table:table-cell>
          <table:table-cell table:formula="of:=IF([.A236] &lt; [.A23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337" calcext:value-type="float">
            <text:p>4,6337</text:p>
          </table:table-cell>
          <table:table-cell table:formula="of:=IF([.A237] &lt; [.A23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318" calcext:value-type="float">
            <text:p>4,6318</text:p>
          </table:table-cell>
          <table:table-cell table:formula="of:=IF([.A238] &lt; [.A23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18" calcext:value-type="float">
            <text:p>4,6518</text:p>
          </table:table-cell>
          <table:table-cell table:formula="of:=IF([.A239] &lt; [.A24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708" calcext:value-type="float">
            <text:p>4,6708</text:p>
          </table:table-cell>
          <table:table-cell table:formula="of:=IF([.A240] &lt; [.A24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29" calcext:value-type="float">
            <text:p>4,6529</text:p>
          </table:table-cell>
          <table:table-cell table:formula="of:=IF([.A241] &lt; [.A24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465" calcext:value-type="float">
            <text:p>4,6465</text:p>
          </table:table-cell>
          <table:table-cell table:formula="of:=IF([.A242] &lt; [.A24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73" calcext:value-type="float">
            <text:p>4,6573</text:p>
          </table:table-cell>
          <table:table-cell table:formula="of:=IF([.A243] &lt; [.A24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65" calcext:value-type="float">
            <text:p>4,6565</text:p>
          </table:table-cell>
          <table:table-cell table:formula="of:=IF([.A244] &lt; [.A24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344" calcext:value-type="float">
            <text:p>4,6344</text:p>
          </table:table-cell>
          <table:table-cell table:formula="of:=IF([.A245] &lt; [.A24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35" calcext:value-type="float">
            <text:p>4,635</text:p>
          </table:table-cell>
          <table:table-cell table:formula="of:=IF([.A246] &lt; [.A24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66" calcext:value-type="float">
            <text:p>4,6566</text:p>
          </table:table-cell>
          <table:table-cell table:formula="of:=IF([.A247] &lt; [.A24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479" calcext:value-type="float">
            <text:p>4,6479</text:p>
          </table:table-cell>
          <table:table-cell table:formula="of:=IF([.A248] &lt; [.A24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477" calcext:value-type="float">
            <text:p>4,6477</text:p>
          </table:table-cell>
          <table:table-cell table:formula="of:=IF([.A249] &lt; [.A250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483" calcext:value-type="float">
            <text:p>4,6483</text:p>
          </table:table-cell>
          <table:table-cell table:formula="of:=IF([.A250] &lt; [.A25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6" calcext:value-type="float">
            <text:p>4,656</text:p>
          </table:table-cell>
          <table:table-cell table:formula="of:=IF([.A251] &lt; [.A25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699" calcext:value-type="float">
            <text:p>4,6699</text:p>
          </table:table-cell>
          <table:table-cell table:formula="of:=IF([.A252] &lt; [.A25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007" calcext:value-type="float">
            <text:p>4,7007</text:p>
          </table:table-cell>
          <table:table-cell table:formula="of:=IF([.A253] &lt; [.A25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17" calcext:value-type="float">
            <text:p>4,717</text:p>
          </table:table-cell>
          <table:table-cell table:formula="of:=IF([.A254] &lt; [.A25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17" calcext:value-type="float">
            <text:p>4,717</text:p>
          </table:table-cell>
          <table:table-cell table:formula="of:=IF([.A255] &lt; [.A25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089" calcext:value-type="float">
            <text:p>4,7089</text:p>
          </table:table-cell>
          <table:table-cell table:formula="of:=IF([.A256] &lt; [.A25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904" calcext:value-type="float">
            <text:p>4,6904</text:p>
          </table:table-cell>
          <table:table-cell table:formula="of:=IF([.A257] &lt; [.A25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704" calcext:value-type="float">
            <text:p>4,6704</text:p>
          </table:table-cell>
          <table:table-cell table:formula="of:=IF([.A258] &lt; [.A25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808" calcext:value-type="float">
            <text:p>4,6808</text:p>
          </table:table-cell>
          <table:table-cell table:formula="of:=IF([.A259] &lt; [.A26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634" calcext:value-type="float">
            <text:p>4,6634</text:p>
          </table:table-cell>
          <table:table-cell table:formula="of:=IF([.A260] &lt; [.A26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913" calcext:value-type="float">
            <text:p>4,6913</text:p>
          </table:table-cell>
          <table:table-cell table:formula="of:=IF([.A261] &lt; [.A26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977" calcext:value-type="float">
            <text:p>4,6977</text:p>
          </table:table-cell>
          <table:table-cell table:formula="of:=IF([.A262] &lt; [.A26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053" calcext:value-type="float">
            <text:p>4,7053</text:p>
          </table:table-cell>
          <table:table-cell table:formula="of:=IF([.A263] &lt; [.A26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335" calcext:value-type="float">
            <text:p>4,7335</text:p>
          </table:table-cell>
          <table:table-cell table:formula="of:=IF([.A264] &lt; [.A26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339" calcext:value-type="float">
            <text:p>4,7339</text:p>
          </table:table-cell>
          <table:table-cell table:formula="of:=IF([.A265] &lt; [.A26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247" calcext:value-type="float">
            <text:p>4,7247</text:p>
          </table:table-cell>
          <table:table-cell table:formula="of:=IF([.A266] &lt; [.A26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157" calcext:value-type="float">
            <text:p>4,7157</text:p>
          </table:table-cell>
          <table:table-cell table:formula="of:=IF([.A267] &lt; [.A26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358" calcext:value-type="float">
            <text:p>4,7358</text:p>
          </table:table-cell>
          <table:table-cell table:formula="of:=IF([.A268] &lt; [.A26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255" calcext:value-type="float">
            <text:p>4,7255</text:p>
          </table:table-cell>
          <table:table-cell table:formula="of:=IF([.A269] &lt; [.A270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089" calcext:value-type="float">
            <text:p>4,7089</text:p>
          </table:table-cell>
          <table:table-cell table:formula="of:=IF([.A270] &lt; [.A27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925" calcext:value-type="float">
            <text:p>4,6925</text:p>
          </table:table-cell>
          <table:table-cell table:formula="of:=IF([.A271] &lt; [.A27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004" calcext:value-type="float">
            <text:p>4,7004</text:p>
          </table:table-cell>
          <table:table-cell table:formula="of:=IF([.A272] &lt; [.A27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226" calcext:value-type="float">
            <text:p>4,7226</text:p>
          </table:table-cell>
          <table:table-cell table:formula="of:=IF([.A273] &lt; [.A27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364" calcext:value-type="float">
            <text:p>4,7364</text:p>
          </table:table-cell>
          <table:table-cell table:formula="of:=IF([.A274] &lt; [.A27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458" calcext:value-type="float">
            <text:p>4,7458</text:p>
          </table:table-cell>
          <table:table-cell table:formula="of:=IF([.A275] &lt; [.A27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614" calcext:value-type="float">
            <text:p>4,7614</text:p>
          </table:table-cell>
          <table:table-cell table:formula="of:=IF([.A276] &lt; [.A27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743" calcext:value-type="float">
            <text:p>4,7743</text:p>
          </table:table-cell>
          <table:table-cell table:formula="of:=IF([.A277] &lt; [.A27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112" calcext:value-type="float">
            <text:p>4,8112</text:p>
          </table:table-cell>
          <table:table-cell table:formula="of:=IF([.A278] &lt; [.A27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807" calcext:value-type="float">
            <text:p>4,7807</text:p>
          </table:table-cell>
          <table:table-cell table:formula="of:=IF([.A279] &lt; [.A280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257" calcext:value-type="float">
            <text:p>4,8257</text:p>
          </table:table-cell>
          <table:table-cell table:formula="of:=IF([.A280] &lt; [.A28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441" calcext:value-type="float">
            <text:p>4,8441</text:p>
          </table:table-cell>
          <table:table-cell table:formula="of:=IF([.A281] &lt; [.A28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475" calcext:value-type="float">
            <text:p>4,8475</text:p>
          </table:table-cell>
          <table:table-cell table:formula="of:=IF([.A282] &lt; [.A28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298" calcext:value-type="float">
            <text:p>4,8298</text:p>
          </table:table-cell>
          <table:table-cell table:formula="of:=IF([.A283] &lt; [.A28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538" calcext:value-type="float">
            <text:p>4,8538</text:p>
          </table:table-cell>
          <table:table-cell table:formula="of:=IF([.A284] &lt; [.A28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468" calcext:value-type="float">
            <text:p>4,8468</text:p>
          </table:table-cell>
          <table:table-cell table:formula="of:=IF([.A285] &lt; [.A28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628" calcext:value-type="float">
            <text:p>4,8628</text:p>
          </table:table-cell>
          <table:table-cell table:formula="of:=IF([.A286] &lt; [.A28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542" calcext:value-type="float">
            <text:p>4,8542</text:p>
          </table:table-cell>
          <table:table-cell table:formula="of:=IF([.A287] &lt; [.A28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663" calcext:value-type="float">
            <text:p>4,8663</text:p>
          </table:table-cell>
          <table:table-cell table:formula="of:=IF([.A288] &lt; [.A28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84" calcext:value-type="float">
            <text:p>4,884</text:p>
          </table:table-cell>
          <table:table-cell table:formula="of:=IF([.A289] &lt; [.A29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876" calcext:value-type="float">
            <text:p>4,8876</text:p>
          </table:table-cell>
          <table:table-cell table:formula="of:=IF([.A290] &lt; [.A29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906" calcext:value-type="float">
            <text:p>4,906</text:p>
          </table:table-cell>
          <table:table-cell table:formula="of:=IF([.A291] &lt; [.A29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955" calcext:value-type="float">
            <text:p>4,8955</text:p>
          </table:table-cell>
          <table:table-cell table:formula="of:=IF([.A292] &lt; [.A29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695" calcext:value-type="float">
            <text:p>4,8695</text:p>
          </table:table-cell>
          <table:table-cell table:formula="of:=IF([.A293] &lt; [.A29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837" calcext:value-type="float">
            <text:p>4,8837</text:p>
          </table:table-cell>
          <table:table-cell table:formula="of:=IF([.A294] &lt; [.A29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366" calcext:value-type="float">
            <text:p>4,8366</text:p>
          </table:table-cell>
          <table:table-cell table:formula="of:=IF([.A295] &lt; [.A29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746" calcext:value-type="float">
            <text:p>4,8746</text:p>
          </table:table-cell>
          <table:table-cell table:formula="of:=IF([.A296] &lt; [.A29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9149" calcext:value-type="float">
            <text:p>4,9149</text:p>
          </table:table-cell>
          <table:table-cell table:formula="of:=IF([.A297] &lt; [.A29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688" calcext:value-type="float">
            <text:p>4,8688</text:p>
          </table:table-cell>
          <table:table-cell table:formula="of:=IF([.A298] &lt; [.A29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467" calcext:value-type="float">
            <text:p>4,8467</text:p>
          </table:table-cell>
          <table:table-cell table:formula="of:=IF([.A299] &lt; [.A300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199" calcext:value-type="float">
            <text:p>4,8199</text:p>
          </table:table-cell>
          <table:table-cell table:formula="of:=IF([.A300] &lt; [.A30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261" calcext:value-type="float">
            <text:p>4,8261</text:p>
          </table:table-cell>
          <table:table-cell table:formula="of:=IF([.A301] &lt; [.A30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15" calcext:value-type="float">
            <text:p>4,815</text:p>
          </table:table-cell>
          <table:table-cell table:formula="of:=IF([.A302] &lt; [.A30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971" calcext:value-type="float">
            <text:p>4,7971</text:p>
          </table:table-cell>
          <table:table-cell table:formula="of:=IF([.A303] &lt; [.A30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537" calcext:value-type="float">
            <text:p>4,7537</text:p>
          </table:table-cell>
          <table:table-cell table:formula="of:=IF([.A304] &lt; [.A30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744" calcext:value-type="float">
            <text:p>4,7744</text:p>
          </table:table-cell>
          <table:table-cell table:formula="of:=IF([.A305] &lt; [.A30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646" calcext:value-type="float">
            <text:p>4,7646</text:p>
          </table:table-cell>
          <table:table-cell table:formula="of:=IF([.A306] &lt; [.A30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398" calcext:value-type="float">
            <text:p>4,7398</text:p>
          </table:table-cell>
          <table:table-cell table:formula="of:=IF([.A307] &lt; [.A30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193" calcext:value-type="float">
            <text:p>4,7193</text:p>
          </table:table-cell>
          <table:table-cell table:formula="of:=IF([.A308] &lt; [.A30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286" calcext:value-type="float">
            <text:p>4,7286</text:p>
          </table:table-cell>
          <table:table-cell table:formula="of:=IF([.A309] &lt; [.A31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405" calcext:value-type="float">
            <text:p>4,7405</text:p>
          </table:table-cell>
          <table:table-cell table:formula="of:=IF([.A310] &lt; [.A31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343" calcext:value-type="float">
            <text:p>4,7343</text:p>
          </table:table-cell>
          <table:table-cell table:formula="of:=IF([.A311] &lt; [.A31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23" calcext:value-type="float">
            <text:p>4,723</text:p>
          </table:table-cell>
          <table:table-cell table:formula="of:=IF([.A312] &lt; [.A31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016" calcext:value-type="float">
            <text:p>4,7016</text:p>
          </table:table-cell>
          <table:table-cell table:formula="of:=IF([.A313] &lt; [.A31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02" calcext:value-type="float">
            <text:p>4,702</text:p>
          </table:table-cell>
          <table:table-cell table:formula="of:=IF([.A314] &lt; [.A31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043" calcext:value-type="float">
            <text:p>4,7043</text:p>
          </table:table-cell>
          <table:table-cell table:formula="of:=IF([.A315] &lt; [.A31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585" calcext:value-type="float">
            <text:p>4,7585</text:p>
          </table:table-cell>
          <table:table-cell table:formula="of:=IF([.A316] &lt; [.A31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324" calcext:value-type="float">
            <text:p>4,7324</text:p>
          </table:table-cell>
          <table:table-cell table:formula="of:=IF([.A317] &lt; [.A318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386" calcext:value-type="float">
            <text:p>4,7386</text:p>
          </table:table-cell>
          <table:table-cell table:formula="of:=IF([.A318] &lt; [.A31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455" calcext:value-type="float">
            <text:p>4,7455</text:p>
          </table:table-cell>
          <table:table-cell table:formula="of:=IF([.A319] &lt; [.A32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528" calcext:value-type="float">
            <text:p>4,7528</text:p>
          </table:table-cell>
          <table:table-cell table:formula="of:=IF([.A320] &lt; [.A32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509" calcext:value-type="float">
            <text:p>4,7509</text:p>
          </table:table-cell>
          <table:table-cell table:formula="of:=IF([.A321] &lt; [.A32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194" calcext:value-type="float">
            <text:p>4,7194</text:p>
          </table:table-cell>
          <table:table-cell table:formula="of:=IF([.A322] &lt; [.A32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273" calcext:value-type="float">
            <text:p>4,7273</text:p>
          </table:table-cell>
          <table:table-cell table:formula="of:=IF([.A323] &lt; [.A32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181" calcext:value-type="float">
            <text:p>4,7181</text:p>
          </table:table-cell>
          <table:table-cell table:formula="of:=IF([.A324] &lt; [.A32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397" calcext:value-type="float">
            <text:p>4,7397</text:p>
          </table:table-cell>
          <table:table-cell table:formula="of:=IF([.A325] &lt; [.A32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289" calcext:value-type="float">
            <text:p>4,7289</text:p>
          </table:table-cell>
          <table:table-cell table:formula="of:=IF([.A326] &lt; [.A32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333" calcext:value-type="float">
            <text:p>4,7333</text:p>
          </table:table-cell>
          <table:table-cell table:formula="of:=IF([.A327] &lt; [.A32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441" calcext:value-type="float">
            <text:p>4,7441</text:p>
          </table:table-cell>
          <table:table-cell table:formula="of:=IF([.A328] &lt; [.A32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139" calcext:value-type="float">
            <text:p>4,8139</text:p>
          </table:table-cell>
          <table:table-cell table:formula="of:=IF([.A329] &lt; [.A33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894" calcext:value-type="float">
            <text:p>4,7894</text:p>
          </table:table-cell>
          <table:table-cell table:formula="of:=IF([.A330] &lt; [.A33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759" calcext:value-type="float">
            <text:p>4,7759</text:p>
          </table:table-cell>
          <table:table-cell table:formula="of:=IF([.A331] &lt; [.A33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744" calcext:value-type="float">
            <text:p>4,7744</text:p>
          </table:table-cell>
          <table:table-cell table:formula="of:=IF([.A332] &lt; [.A33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436" calcext:value-type="float">
            <text:p>4,7436</text:p>
          </table:table-cell>
          <table:table-cell table:formula="of:=IF([.A333] &lt; [.A33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497" calcext:value-type="float">
            <text:p>4,7497</text:p>
          </table:table-cell>
          <table:table-cell table:formula="of:=IF([.A334] &lt; [.A33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648" calcext:value-type="float">
            <text:p>4,7648</text:p>
          </table:table-cell>
          <table:table-cell table:formula="of:=IF([.A335] &lt; [.A33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595" calcext:value-type="float">
            <text:p>4,7595</text:p>
          </table:table-cell>
          <table:table-cell table:formula="of:=IF([.A336] &lt; [.A33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69" calcext:value-type="float">
            <text:p>4,769</text:p>
          </table:table-cell>
          <table:table-cell table:formula="of:=IF([.A337] &lt; [.A33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805" calcext:value-type="float">
            <text:p>4,7805</text:p>
          </table:table-cell>
          <table:table-cell table:formula="of:=IF([.A338] &lt; [.A33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981" calcext:value-type="float">
            <text:p>4,7981</text:p>
          </table:table-cell>
          <table:table-cell table:formula="of:=IF([.A339] &lt; [.A34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8122" calcext:value-type="float">
            <text:p>4,8122</text:p>
          </table:table-cell>
          <table:table-cell table:formula="of:=IF([.A340] &lt; [.A34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805" calcext:value-type="float">
            <text:p>4,7805</text:p>
          </table:table-cell>
          <table:table-cell table:formula="of:=IF([.A341] &lt; [.A34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463" calcext:value-type="float">
            <text:p>4,7463</text:p>
          </table:table-cell>
          <table:table-cell table:formula="of:=IF([.A342] &lt; [.A34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693" calcext:value-type="float">
            <text:p>4,7693</text:p>
          </table:table-cell>
          <table:table-cell table:formula="of:=IF([.A343] &lt; [.A34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454" calcext:value-type="float">
            <text:p>4,7454</text:p>
          </table:table-cell>
          <table:table-cell table:formula="of:=IF([.A344] &lt; [.A34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538" calcext:value-type="float">
            <text:p>4,7538</text:p>
          </table:table-cell>
          <table:table-cell table:formula="of:=IF([.A345] &lt; [.A34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474" calcext:value-type="float">
            <text:p>4,7474</text:p>
          </table:table-cell>
          <table:table-cell table:formula="of:=IF([.A346] &lt; [.A34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618" calcext:value-type="float">
            <text:p>4,7618</text:p>
          </table:table-cell>
          <table:table-cell table:formula="of:=IF([.A347] &lt; [.A34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851" calcext:value-type="float">
            <text:p>4,7851</text:p>
          </table:table-cell>
          <table:table-cell table:formula="of:=IF([.A348] &lt; [.A34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593" calcext:value-type="float">
            <text:p>4,7593</text:p>
          </table:table-cell>
          <table:table-cell table:formula="of:=IF([.A349] &lt; [.A350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857" calcext:value-type="float">
            <text:p>4,7857</text:p>
          </table:table-cell>
          <table:table-cell table:formula="of:=IF([.A350] &lt; [.A35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53" calcext:value-type="float">
            <text:p>4,753</text:p>
          </table:table-cell>
          <table:table-cell table:formula="of:=IF([.A351] &lt; [.A35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7098" calcext:value-type="float">
            <text:p>4,7098</text:p>
          </table:table-cell>
          <table:table-cell table:formula="of:=IF([.A352] &lt; [.A353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921" calcext:value-type="float">
            <text:p>4,6921</text:p>
          </table:table-cell>
          <table:table-cell table:formula="of:=IF([.A353] &lt; [.A35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939" calcext:value-type="float">
            <text:p>4,6939</text:p>
          </table:table-cell>
          <table:table-cell table:formula="of:=IF([.A354] &lt; [.A35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649" calcext:value-type="float">
            <text:p>4,6649</text:p>
          </table:table-cell>
          <table:table-cell table:formula="of:=IF([.A355] &lt; [.A356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426" calcext:value-type="float">
            <text:p>4,6426</text:p>
          </table:table-cell>
          <table:table-cell table:formula="of:=IF([.A356] &lt; [.A357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721" calcext:value-type="float">
            <text:p>4,6721</text:p>
          </table:table-cell>
          <table:table-cell table:formula="of:=IF([.A357] &lt; [.A35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55" calcext:value-type="float">
            <text:p>4,6555</text:p>
          </table:table-cell>
          <table:table-cell table:formula="of:=IF([.A358] &lt; [.A359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648" calcext:value-type="float">
            <text:p>4,6648</text:p>
          </table:table-cell>
          <table:table-cell table:formula="of:=IF([.A359] &lt; [.A36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09" calcext:value-type="float">
            <text:p>4,6509</text:p>
          </table:table-cell>
          <table:table-cell table:formula="of:=IF([.A360] &lt; [.A361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07" calcext:value-type="float">
            <text:p>4,6507</text:p>
          </table:table-cell>
          <table:table-cell table:formula="of:=IF([.A361] &lt; [.A362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6" calcext:value-type="float">
            <text:p>4,66</text:p>
          </table:table-cell>
          <table:table-cell table:formula="of:=IF([.A362] &lt; [.A36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13" calcext:value-type="float">
            <text:p>4,6513</text:p>
          </table:table-cell>
          <table:table-cell table:formula="of:=IF([.A363] &lt; [.A364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" calcext:value-type="float">
            <text:p>4,65</text:p>
          </table:table-cell>
          <table:table-cell table:formula="of:=IF([.A364] &lt; [.A36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float" office:value="4.6573" calcext:value-type="float">
            <text:p>4,6573</text:p>
          </table:table-cell>
          <table:table-cell table:formula="of:=IF([.A365] &lt; [.A36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 table:number-rows-repeated="1048209"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.00.0000</text:date>, <text:time style:data-style-name="N2" text:time-value="13:35:31.795537294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3:32:24.269366621</meta:creation-date>
    <meta:generator>LibreOffice/25.8.5.2$Linux_X86_64 LibreOffice_project/580$Build-2</meta:generator>
    <dc:date>2026-03-03T14:07:58.422874691</dc:date>
    <meta:editing-duration>PT24M27S</meta:editing-duration>
    <meta:editing-cycles>8</meta:editing-cycles>
    <meta:document-statistic meta:table-count="3" meta:cell-count="3559" meta:object-count="0"/>
  </office:meta>
</office:document-meta>
</file>